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3992in"/>
    </style:style>
    <style:style style:name="co9" style:family="table-column">
      <style:table-column-properties fo:break-before="auto" style:column-width="1.1217in"/>
    </style:style>
    <style:style style:name="co10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64in"/>
    </style:style>
    <style:style style:name="co12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1646in"/>
    </style:style>
    <style:style style:name="co2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3701in"/>
    </style:style>
    <style:style style:name="co20" style:family="table-column">
      <style:table-column-properties fo:break-before="auto" style:column-width="0.3618in"/>
    </style:style>
    <style:style style:name="co21" style:family="table-column">
      <style:table-column-properties fo:break-before="auto" style:column-width="0.5717in"/>
    </style:style>
    <style:style style:name="co22" style:family="table-column">
      <style:table-column-properties fo:break-before="auto" style:column-width="0.3811in"/>
    </style:style>
    <style:style style:name="co23" style:family="table-column">
      <style:table-column-properties fo:break-before="auto" style:column-width="0.4618in"/>
    </style:style>
    <style:style style:name="co24" style:family="table-column">
      <style:table-column-properties fo:break-before="auto" style:column-width="0.5189in"/>
    </style:style>
    <style:style style:name="co25" style:family="table-column">
      <style:table-column-properties fo:break-before="auto" style:column-width="0.8075in"/>
    </style:style>
    <style:style style:name="co26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0.4429in"/>
    </style:style>
    <style:style style:name="co27" style:family="table-column">
      <style:table-column-properties fo:break-before="auto" style:column-width="0.4161in"/>
    </style:style>
    <style:style style:name="co28" style:family="table-column">
      <style:table-column-properties fo:break-before="auto" style:column-width="0.4819in"/>
    </style:style>
    <style:style style:name="co29" style:family="table-column">
      <style:table-column-properties fo:break-before="auto" style:column-width="0.3654in"/>
    </style:style>
    <style:style style:name="co30" style:family="table-column">
      <style:table-column-properties fo:break-before="auto" style:column-width="0.3693in"/>
    </style:style>
    <style:style style:name="co31" style:family="table-column">
      <style:table-column-properties fo:break-before="auto" style:column-width="0.2634in"/>
    </style:style>
    <style:style style:name="co32" style:family="table-column">
      <style:table-column-properties fo:break-before="auto" style:column-width="0.6189in"/>
    </style:style>
    <style:style style:name="co34" style:family="table-column">
      <style:table-column-properties fo:break-before="auto" style:column-width="0.7701in"/>
    </style:style>
    <style:style style:name="co35" style:family="table-column">
      <style:table-column-properties fo:break-before="auto" style:column-width="0.5398in"/>
    </style:style>
    <style:style style:name="co36" style:family="table-column">
      <style:table-column-properties fo:break-before="auto" style:column-width="1.1626in"/>
    </style:style>
    <style:style style:name="co37" style:family="table-column">
      <style:table-column-properties fo:break-before="auto" style:column-width="0.4717in"/>
    </style:style>
    <style:style style:name="co38" style:family="table-column">
      <style:table-column-properties fo:break-before="auto" style:column-width="0.5929in"/>
    </style:style>
    <style:style style:name="co39" style:family="table-column">
      <style:table-column-properties fo:break-before="auto" style:column-width="1.1508in"/>
    </style:style>
    <style:style style:name="ro2" style:family="table-row">
      <style:table-row-properties style:row-height="0.2346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3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40" style:family="table-cell" style:parent-style-name="Default">
      <style:table-cell-properties fo:border-bottom="none" fo:border-left="0.74pt solid #000000" fo:border-right="none" fo:border-top="0.74pt solid #000000"/>
    </style:style>
    <style:style style:name="ce241" style:family="table-cell" style:parent-style-name="Default">
      <style:table-cell-properties fo:border-bottom="none" fo:border-left="0.74pt solid #000000" fo:border-right="none" fo:border-top="none"/>
    </style:style>
    <style:style style:name="ce242" style:family="table-cell" style:parent-style-name="Default">
      <style:table-cell-properties fo:border-bottom="0.74pt solid #000000" fo:border-left="0.74pt solid #000000" fo:border-right="none" fo:border-top="none"/>
    </style:style>
    <style:style style:name="ce24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6" style:family="table-cell" style:parent-style-name="Default">
      <style:table-cell-properties fo:border-bottom="none" fo:border-left="none" fo:border-right="none" fo:border-top="0.74pt solid #000000"/>
    </style:style>
    <style:style style:name="ce247" style:family="table-cell" style:parent-style-name="Default"/>
    <style:style style:name="ce248" style:family="table-cell" style:parent-style-name="Default">
      <style:table-cell-properties fo:border-bottom="0.74pt solid #000000" fo:border-left="none" fo:border-right="none" fo:border-top="none"/>
    </style:style>
    <style:style style:name="ce24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50" style:family="table-cell" style:parent-style-name="Default">
      <style:table-cell-properties fo:border-bottom="none" fo:border-left="none" fo:border-right="0.74pt solid #000000" fo:border-top="0.74pt solid #000000"/>
    </style:style>
    <style:style style:name="ce251" style:family="table-cell" style:parent-style-name="Default">
      <style:table-cell-properties fo:border-bottom="non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order-left="none" fo:border-right="0.74pt solid #000000" fo:border-top="none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order="none"/>
    </style:style>
    <style:style style:name="ce2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0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6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7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7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7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74" style:family="table-cell" style:parent-style-name="Default"/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6" style:family="table-cell" style:parent-style-name="Default">
      <style:table-cell-properties fo:border="none"/>
    </style:style>
    <style:style style:name="ce277" style:family="table-cell" style:parent-style-name="Default"/>
    <style:style style:name="ce278" style:family="table-cell" style:parent-style-name="Default">
      <style:table-cell-properties fo:border-bottom="none" fo:border-left="none" fo:border-right="none" fo:border-top="0.74pt solid #000000"/>
    </style:style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82" style:family="table-cell" style:parent-style-name="Default"/>
    <style:style style:name="ce283" style:family="table-cell" style:parent-style-name="Default">
      <style:table-cell-properties fo:border-bottom="none" fo:border-left="none" fo:border-right="0.74pt solid #000000" fo:border-top="0.74pt solid #000000"/>
    </style:style>
    <style:style style:name="ce284" style:family="table-cell" style:parent-style-name="Default">
      <style:table-cell-properties fo:border-bottom="none" fo:border-left="none" fo:border-right="0.74pt solid #000000" fo:border-top="none"/>
    </style:style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3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2" style:family="table-cell" style:parent-style-name="Default">
      <style:table-cell-properties fo:background-color="transparent"/>
    </style:style>
    <style:style style:name="ce216" style:family="table-cell" style:parent-style-name="Default">
      <style:table-cell-properties fo:background-color="#ffff00"/>
    </style:style>
    <style:style style:name="ce290" style:family="table-cell" style:parent-style-name="Default">
      <style:table-cell-properties fo:background-color="#cccccc"/>
    </style:style>
    <style:style style:name="ce291" style:family="table-cell" style:parent-style-name="Default">
      <style:table-cell-properties fo:background-color="#ffbf00"/>
    </style:style>
    <style:style style:name="ce292" style:family="table-cell" style:parent-style-name="Default">
      <style:table-cell-properties fo:background-color="transparent"/>
    </style:style>
    <style:style style:name="ce294" style:family="table-cell" style:parent-style-name="Default"/>
    <style:style style:name="ce398" style:family="table-cell" style:parent-style-name="Default"/>
    <style:style style:name="ce109" style:family="table-cell" style:parent-style-name="Default">
      <style:table-cell-properties fo:background-color="#cccccc"/>
    </style:style>
    <style:style style:name="ce295" style:family="table-cell" style:parent-style-name="Default"/>
    <style:style style:name="ce297" style:family="table-cell" style:parent-style-name="Default"/>
    <style:style style:name="ce298" style:family="table-cell" style:parent-style-name="Default">
      <style:table-cell-properties fo:border-bottom="none" fo:border-left="0.74pt solid #000000" fo:border-right="none" fo:border-top="0.74pt solid #000000"/>
    </style:style>
    <style:style style:name="ce299" style:family="table-cell" style:parent-style-name="Default">
      <style:table-cell-properties fo:border-bottom="none" fo:border-left="0.74pt solid #000000" fo:border-right="none" fo:border-top="none"/>
    </style:style>
    <style:style style:name="ce300" style:family="table-cell" style:parent-style-name="Default">
      <style:table-cell-properties fo:border-bottom="0.74pt solid #000000" fo:border-left="0.74pt solid #000000" fo:border-right="none" fo:border-top="none"/>
    </style:style>
    <style:style style:name="ce302" style:family="table-cell" style:parent-style-name="Default">
      <style:table-cell-properties fo:border-bottom="none" fo:border-left="none" fo:border-right="none" fo:border-top="0.74pt solid #000000"/>
    </style:style>
    <style:style style:name="ce303" style:family="table-cell" style:parent-style-name="Default">
      <style:table-cell-properties fo:border-bottom="0.74pt solid #000000" fo:border-left="none" fo:border-right="none" fo:border-top="none"/>
    </style:style>
    <style:style style:name="ce304" style:family="table-cell" style:parent-style-name="Default">
      <style:table-cell-properties fo:border-bottom="none" fo:border-left="none" fo:border-right="0.74pt solid #000000" fo:border-top="0.74pt solid #000000"/>
    </style:style>
    <style:style style:name="ce305" style:family="table-cell" style:parent-style-name="Default">
      <style:table-cell-properties fo:border-bottom="none" fo:border-left="none" fo:border-right="0.74pt solid #000000" fo:border-top="none"/>
    </style:style>
    <style:style style:name="ce306" style:family="table-cell" style:parent-style-name="Default">
      <style:table-cell-properties fo:border-bottom="0.74pt solid #000000" fo:border-left="none" fo:border-right="0.74pt solid #000000" fo:border-top="none"/>
    </style:style>
    <style:style style:name="ce308" style:family="table-cell" style:parent-style-name="Default">
      <style:table-cell-properties fo:background-color="transparent"/>
    </style:style>
    <style:style style:name="ce309" style:family="table-cell" style:parent-style-name="Default">
      <style:table-cell-properties fo:background-color="transparent"/>
    </style:style>
    <style:style style:name="ce311" style:family="table-cell" style:parent-style-name="Default">
      <style:table-cell-properties fo:background-color="transparent" fo:border="none"/>
    </style:style>
    <style:style style:name="ce312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transparent"/>
    </style:style>
    <style:style style:name="ce401" style:family="table-cell" style:parent-style-name="Default"/>
    <style:style style:name="ce406" style:family="table-cell" style:parent-style-name="Default"/>
    <style:style style:name="ce415" style:family="table-cell" style:parent-style-name="Default"/>
    <style:style style:name="ce419" style:family="table-cell" style:parent-style-name="Default">
      <style:table-cell-properties fo:background-color="transparen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2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33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32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7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4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6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80" style:family="table-cell" style:parent-style-name="Default"/>
    <style:style style:name="ce4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6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6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0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2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3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4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transparent" fo:border="none"/>
    </style:style>
    <style:style style:name="ce56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6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6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6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57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7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8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9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6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8" style:family="table-cell" style:parent-style-name="Default">
      <style:table-cell-properties fo:background-color="transparent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5" style:family="table-cell" style:parent-style-name="Default"/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98" style:family="table-cell" style:parent-style-name="Default">
      <style:table-cell-properties fo:border-bottom="0.74pt solid #000000" fo:border-left="none" fo:border-right="none" fo:border-top="none"/>
    </style:style>
    <style:style style:name="ce63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6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3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46" style:family="table-cell" style:parent-style-name="Default">
      <style:table-cell-properties fo:border-bottom="none" fo:border-left="0.74pt solid #000000" fo:border-right="none" fo:border-top="0.74pt solid #000000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8" style:family="table-cell" style:parent-style-name="Default"/>
    <style:style style:name="ce659" style:family="table-cell" style:parent-style-name="Default">
      <style:table-cell-properties fo:border-bottom="none" fo:border-left="0.74pt solid #000000" fo:border-right="none" fo:border-top="0.74pt solid #000000"/>
    </style:style>
    <style:style style:name="ce660" style:family="table-cell" style:parent-style-name="Default">
      <style:table-cell-properties fo:border-bottom="none" fo:border-left="0.74pt solid #000000" fo:border-right="none" fo:border-top="none"/>
    </style:style>
    <style:style style:name="ce661" style:family="table-cell" style:parent-style-name="Default">
      <style:table-cell-properties fo:border-bottom="none" fo:border-left="0.74pt solid #000000" fo:border-right="none" fo:border-top="0.74pt solid #000000"/>
    </style:style>
    <style:style style:name="ce662" style:family="table-cell" style:parent-style-name="Default">
      <style:table-cell-properties fo:border-bottom="0.74pt solid #000000" fo:border-left="0.74pt solid #000000" fo:border-right="none" fo:border-top="none"/>
    </style:style>
    <style:style style:name="ce667" style:family="table-cell" style:parent-style-name="Default" style:data-style-name="N37"/>
    <style:style style:name="ce6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9" style:family="table-cell" style:parent-style-name="Default">
      <style:table-cell-properties fo:border-bottom="none" fo:border-left="none" fo:border-right="none" fo:border-top="0.74pt solid #000000"/>
    </style:style>
    <style:style style:name="ce670" style:family="table-cell" style:parent-style-name="Default"/>
    <style:style style:name="ce671" style:family="table-cell" style:parent-style-name="Default">
      <style:table-cell-properties fo:border-bottom="0.74pt solid #000000" fo:border-left="none" fo:border-right="none" fo:border-top="none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5" style:family="table-cell" style:parent-style-name="Default">
      <style:table-cell-properties fo:border-bottom="none" fo:border-left="none" fo:border-right="none" fo:border-top="0.74pt solid #000000"/>
    </style:style>
    <style:style style:name="ce676" style:family="table-cell" style:parent-style-name="Default"/>
    <style:style style:name="ce677" style:family="table-cell" style:parent-style-name="Default">
      <style:table-cell-properties fo:border-bottom="0.74pt solid #000000" fo:border-left="none" fo:border-right="none" fo:border-top="none"/>
    </style:style>
    <style:style style:name="ce678" style:family="table-cell" style:parent-style-name="Default">
      <style:table-cell-properties fo:border-bottom="none" fo:border-left="0.74pt solid #000000" fo:border-right="none" fo:border-top="none"/>
    </style:style>
    <style:style style:name="ce6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1" style:family="table-cell" style:parent-style-name="Default">
      <style:table-cell-properties fo:border-bottom="none" fo:border-left="none" fo:border-right="none" fo:border-top="0.74pt solid #000000"/>
    </style:style>
    <style:style style:name="ce682" style:family="table-cell" style:parent-style-name="Default"/>
    <style:style style:name="ce683" style:family="table-cell" style:parent-style-name="Default">
      <style:table-cell-properties fo:border-bottom="0.74pt solid #000000" fo:border-left="none" fo:border-right="none" fo:border-top="none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5" style:family="table-cell" style:parent-style-name="Default">
      <style:table-cell-properties fo:border-bottom="none" fo:border-left="none" fo:border-right="none" fo:border-top="0.74pt solid #000000"/>
    </style:style>
    <style:style style:name="ce686" style:family="table-cell" style:parent-style-name="Default"/>
    <style:style style:name="ce687" style:family="table-cell" style:parent-style-name="Default">
      <style:table-cell-properties fo:border-bottom="0.74pt solid #000000" fo:border-left="none" fo:border-right="none" fo:border-top="none"/>
    </style:style>
    <style:style style:name="ce688" style:family="table-cell" style:parent-style-name="Default">
      <style:table-cell-properties fo:border-bottom="0.74pt solid #000000" fo:border-left="0.74pt solid #000000" fo:border-right="none" fo:border-top="none"/>
    </style:style>
    <style:style style:name="ce689" style:family="table-cell" style:parent-style-name="Default">
      <style:table-cell-properties fo:border-bottom="none" fo:border-left="none" fo:border-right="none" fo:border-top="0.74pt solid #000000"/>
    </style:style>
    <style:style style:name="ce690" style:family="table-cell" style:parent-style-name="Default"/>
    <style:style style:name="ce691" style:family="table-cell" style:parent-style-name="Default">
      <style:table-cell-properties fo:border-bottom="0.74pt solid #000000" fo:border-left="none" fo:border-right="none" fo:border-top="none"/>
    </style:style>
    <style:style style:name="ce692" style:family="table-cell" style:parent-style-name="Default">
      <style:table-cell-properties fo:border-bottom="none" fo:border-left="none" fo:border-right="none" fo:border-top="0.74pt solid #000000"/>
    </style:style>
    <style:style style:name="ce693" style:family="table-cell" style:parent-style-name="Default"/>
    <style:style style:name="ce694" style:family="table-cell" style:parent-style-name="Default">
      <style:table-cell-properties fo:border-bottom="0.74pt solid #000000" fo:border-left="none" fo:border-right="none" fo:border-top="none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2" style:family="table-cell" style:parent-style-name="Default">
      <style:table-cell-properties fo:border-bottom="none" fo:border-left="none" fo:border-right="none" fo:border-top="0.74pt solid #000000"/>
    </style:style>
    <style:style style:name="ce703" style:family="table-cell" style:parent-style-name="Default"/>
    <style:style style:name="ce704" style:family="table-cell" style:parent-style-name="Default">
      <style:table-cell-properties fo:border-bottom="0.74pt solid #000000" fo:border-left="none" fo:border-right="none" fo:border-top="none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6" style:family="table-cell" style:parent-style-name="Default">
      <style:table-cell-properties fo:border-bottom="none" fo:border-left="none" fo:border-right="none" fo:border-top="0.74pt solid #000000"/>
    </style:style>
    <style:style style:name="ce707" style:family="table-cell" style:parent-style-name="Default"/>
    <style:style style:name="ce708" style:family="table-cell" style:parent-style-name="Default">
      <style:table-cell-properties fo:border-bottom="0.74pt solid #000000" fo:border-left="none" fo:border-right="none" fo:border-top="none"/>
    </style:style>
    <style:style style:name="ce709" style:family="table-cell" style:parent-style-name="Default">
      <style:table-cell-properties fo:border-bottom="none" fo:border-left="none" fo:border-right="none" fo:border-top="0.74pt solid #000000"/>
    </style:style>
    <style:style style:name="ce710" style:family="table-cell" style:parent-style-name="Default"/>
    <style:style style:name="ce711" style:family="table-cell" style:parent-style-name="Default">
      <style:table-cell-properties fo:border-bottom="0.74pt solid #000000" fo:border-left="none" fo:border-right="none" fo:border-top="none"/>
    </style:style>
    <style:style style:name="ce713" style:family="table-cell" style:parent-style-name="Default">
      <style:table-cell-properties fo:border-bottom="none" fo:border-left="none" fo:border-right="none" fo:border-top="0.74pt solid #000000"/>
    </style:style>
    <style:style style:name="ce714" style:family="table-cell" style:parent-style-name="Default"/>
    <style:style style:name="ce715" style:family="table-cell" style:parent-style-name="Default">
      <style:table-cell-properties fo:border-bottom="0.74pt solid #000000" fo:border-left="none" fo:border-right="none" fo:border-top="none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7" style:family="table-cell" style:parent-style-name="Default">
      <style:table-cell-properties fo:border-bottom="none" fo:border-left="none" fo:border-right="none" fo:border-top="0.74pt solid #000000"/>
    </style:style>
    <style:style style:name="ce718" style:family="table-cell" style:parent-style-name="Default"/>
    <style:style style:name="ce719" style:family="table-cell" style:parent-style-name="Default">
      <style:table-cell-properties fo:border-bottom="0.74pt solid #000000" fo:border-left="none" fo:border-right="none" fo:border-top="none"/>
    </style:style>
    <style:style style:name="ce720" style:family="table-cell" style:parent-style-name="Default">
      <style:table-cell-properties fo:border-bottom="none" fo:border-left="none" fo:border-right="none" fo:border-top="0.74pt solid #000000"/>
    </style:style>
    <style:style style:name="ce721" style:family="table-cell" style:parent-style-name="Default"/>
    <style:style style:name="ce722" style:family="table-cell" style:parent-style-name="Default">
      <style:table-cell-properties fo:border-bottom="0.74pt solid #000000" fo:border-left="none" fo:border-right="none" fo:border-top="none"/>
    </style:style>
    <style:style style:name="ce723" style:family="table-cell" style:parent-style-name="Default">
      <style:table-cell-properties fo:border-bottom="none" fo:border-left="none" fo:border-right="0.74pt solid #000000" fo:border-top="0.74pt solid #000000"/>
    </style:style>
    <style:style style:name="ce724" style:family="table-cell" style:parent-style-name="Default">
      <style:table-cell-properties fo:border-bottom="none" fo:border-left="none" fo:border-right="0.74pt solid #000000" fo:border-top="none"/>
    </style:style>
    <style:style style:name="ce725" style:family="table-cell" style:parent-style-name="Default">
      <style:table-cell-properties fo:border-bottom="0.74pt solid #000000" fo:border-left="none" fo:border-right="0.74pt solid #000000" fo:border-top="none"/>
    </style:style>
    <style:style style:name="ce726" style:family="table-cell" style:parent-style-name="Default">
      <style:table-cell-properties fo:border-bottom="none" fo:border-left="none" fo:border-right="none" fo:border-top="0.74pt solid #000000"/>
    </style:style>
    <style:style style:name="ce727" style:family="table-cell" style:parent-style-name="Default"/>
    <style:style style:name="ce728" style:family="table-cell" style:parent-style-name="Default">
      <style:table-cell-properties fo:border-bottom="0.74pt solid #000000" fo:border-left="none" fo:border-right="none" fo:border-top="none"/>
    </style:style>
    <style:style style:name="ce729" style:family="table-cell" style:parent-style-name="Default">
      <style:table-cell-properties fo:border-bottom="none" fo:border-left="none" fo:border-right="0.74pt solid #000000" fo:border-top="0.74pt solid #000000"/>
    </style:style>
    <style:style style:name="ce730" style:family="table-cell" style:parent-style-name="Default">
      <style:table-cell-properties fo:border-bottom="none" fo:border-left="none" fo:border-right="0.74pt solid #000000" fo:border-top="none"/>
    </style:style>
    <style:style style:name="ce731" style:family="table-cell" style:parent-style-name="Default">
      <style:table-cell-properties fo:border-bottom="0.74pt solid #000000" fo:border-left="none" fo:border-right="0.74pt solid #000000" fo:border-top="none"/>
    </style:style>
    <style:style style:name="ce732" style:family="table-cell" style:parent-style-name="Default"/>
    <style:style style:name="ce733" style:family="table-cell" style:parent-style-name="Default">
      <style:table-cell-properties fo:border-bottom="none" fo:border-left="none" fo:border-right="none" fo:border-top="0.74pt solid #000000"/>
    </style:style>
    <style:style style:name="ce734" style:family="table-cell" style:parent-style-name="Default">
      <style:table-cell-properties fo:border-bottom="0.74pt solid #000000" fo:border-left="none" fo:border-right="none" fo:border-top="none"/>
    </style:style>
    <style:style style:name="ce738" style:family="table-cell" style:parent-style-name="Default"/>
    <style:style style:name="ce739" style:family="table-cell" style:parent-style-name="Default">
      <style:table-cell-properties fo:border-bottom="none" fo:border-left="none" fo:border-right="none" fo:border-top="0.74pt solid #000000"/>
    </style:style>
    <style:style style:name="ce740" style:family="table-cell" style:parent-style-name="Default">
      <style:table-cell-properties fo:border-bottom="0.74pt solid #000000" fo:border-left="none" fo:border-right="none" fo:border-top="none"/>
    </style:style>
    <style:style style:name="ce745" style:family="table-cell" style:parent-style-name="Default">
      <style:table-cell-properties fo:border="none"/>
    </style:style>
    <style:style style:name="ce746" style:family="table-cell" style:parent-style-name="Default"/>
    <style:style style:name="ce747" style:family="table-cell" style:parent-style-name="Default">
      <style:table-cell-properties fo:border-bottom="none" fo:border-left="none" fo:border-right="none" fo:border-top="0.74pt solid #000000"/>
    </style:style>
    <style:style style:name="ce748" style:family="table-cell" style:parent-style-name="Default">
      <style:table-cell-properties fo:border-bottom="0.74pt solid #000000" fo:border-left="none" fo:border-right="none" fo:border-top="none"/>
    </style:style>
    <style:style style:name="ce749" style:family="table-cell" style:parent-style-name="Default"/>
    <style:style style:name="ce750" style:family="table-cell" style:parent-style-name="Default">
      <style:table-cell-properties fo:border-bottom="none" fo:border-left="none" fo:border-right="none" fo:border-top="0.74pt solid #000000"/>
    </style:style>
    <style:style style:name="ce751" style:family="table-cell" style:parent-style-name="Default">
      <style:table-cell-properties fo:border-bottom="0.74pt solid #000000" fo:border-left="none" fo:border-right="none" fo:border-top="none"/>
    </style:style>
    <style:style style:name="ce752" style:family="table-cell" style:parent-style-name="Default"/>
    <style:style style:name="ce753" style:family="table-cell" style:parent-style-name="Default">
      <style:table-cell-properties fo:border-bottom="none" fo:border-left="none" fo:border-right="none" fo:border-top="0.74pt solid #000000"/>
    </style:style>
    <style:style style:name="ce754" style:family="table-cell" style:parent-style-name="Default">
      <style:table-cell-properties fo:border-bottom="0.74pt solid #000000" fo:border-left="none" fo:border-right="none" fo:border-top="none"/>
    </style:style>
    <style:style style:name="ce755" style:family="table-cell" style:parent-style-name="Default"/>
    <style:style style:name="ce756" style:family="table-cell" style:parent-style-name="Default">
      <style:table-cell-properties fo:border-bottom="none" fo:border-left="none" fo:border-right="none" fo:border-top="0.74pt solid #000000"/>
    </style:style>
    <style:style style:name="ce757" style:family="table-cell" style:parent-style-name="Default">
      <style:table-cell-properties fo:border-bottom="0.74pt solid #000000" fo:border-left="none" fo:border-right="none" fo:border-top="none"/>
    </style:style>
    <style:style style:name="ce758" style:family="table-cell" style:parent-style-name="Default"/>
    <style:style style:name="ce759" style:family="table-cell" style:parent-style-name="Default">
      <style:table-cell-properties fo:border-bottom="none" fo:border-left="none" fo:border-right="none" fo:border-top="0.74pt solid #000000"/>
    </style:style>
    <style:style style:name="ce760" style:family="table-cell" style:parent-style-name="Default">
      <style:table-cell-properties fo:border-bottom="0.74pt solid #000000" fo:border-left="none" fo:border-right="none" fo:border-top="none"/>
    </style:style>
    <style:style style:name="ce761" style:family="table-cell" style:parent-style-name="Default"/>
    <style:style style:name="ce762" style:family="table-cell" style:parent-style-name="Default">
      <style:table-cell-properties fo:border-bottom="none" fo:border-left="none" fo:border-right="none" fo:border-top="0.74pt solid #000000"/>
    </style:style>
    <style:style style:name="ce763" style:family="table-cell" style:parent-style-name="Default">
      <style:table-cell-properties fo:border-bottom="0.74pt solid #000000" fo:border-left="none" fo:border-right="none" fo:border-top="none"/>
    </style:style>
    <style:style style:name="ce764" style:family="table-cell" style:parent-style-name="Default"/>
    <style:style style:name="ce765" style:family="table-cell" style:parent-style-name="Default">
      <style:table-cell-properties fo:border-bottom="none" fo:border-left="none" fo:border-right="none" fo:border-top="0.74pt solid #000000"/>
    </style:style>
    <style:style style:name="ce766" style:family="table-cell" style:parent-style-name="Default">
      <style:table-cell-properties fo:border-bottom="0.74pt solid #000000" fo:border-left="none" fo:border-right="none" fo:border-top="none"/>
    </style:style>
    <style:style style:name="ce767" style:family="table-cell" style:parent-style-name="Default"/>
    <style:style style:name="ce768" style:family="table-cell" style:parent-style-name="Default">
      <style:table-cell-properties fo:border-bottom="none" fo:border-left="none" fo:border-right="none" fo:border-top="0.74pt solid #000000"/>
    </style:style>
    <style:style style:name="ce769" style:family="table-cell" style:parent-style-name="Default">
      <style:table-cell-properties fo:border-bottom="0.74pt solid #000000" fo:border-left="none" fo:border-right="none" fo:border-top="none"/>
    </style:style>
    <style:style style:name="ce770" style:family="table-cell" style:parent-style-name="Default"/>
    <style:style style:name="ce771" style:family="table-cell" style:parent-style-name="Default">
      <style:table-cell-properties fo:border-bottom="none" fo:border-left="none" fo:border-right="none" fo:border-top="0.74pt solid #000000"/>
    </style:style>
    <style:style style:name="ce772" style:family="table-cell" style:parent-style-name="Default">
      <style:table-cell-properties fo:border-bottom="0.74pt solid #000000" fo:border-left="none" fo:border-right="none" fo:border-top="none"/>
    </style:style>
    <style:style style:name="ce773" style:family="table-cell" style:parent-style-name="Default">
      <style:table-cell-properties fo:border-bottom="none" fo:border-left="none" fo:border-right="0.74pt solid #000000" fo:border-top="0.74pt solid #000000"/>
    </style:style>
    <style:style style:name="ce774" style:family="table-cell" style:parent-style-name="Default">
      <style:table-cell-properties fo:border-bottom="none" fo:border-left="none" fo:border-right="0.74pt solid #000000" fo:border-top="none"/>
    </style:style>
    <style:style style:name="ce775" style:family="table-cell" style:parent-style-name="Default">
      <style:table-cell-properties fo:border-bottom="0.74pt solid #000000" fo:border-left="none" fo:border-right="0.74pt solid #000000" fo:border-top="none"/>
    </style:style>
    <style:style style:name="ce782" style:family="table-cell" style:parent-style-name="Default">
      <style:table-cell-properties fo:border-bottom="none" fo:border-left="none" fo:border-right="none" fo:border-top="0.74pt solid #000000"/>
    </style:style>
    <style:style style:name="ce783" style:family="table-cell" style:parent-style-name="Default">
      <style:table-cell-properties fo:border-bottom="0.74pt solid #000000" fo:border-left="none" fo:border-right="none" fo:border-top="none"/>
    </style:style>
    <style:style style:name="ce800" style:family="table-cell" style:parent-style-name="Default"/>
    <style:style style:name="ce8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7" style:family="table-cell" style:parent-style-name="Default">
      <style:table-cell-properties fo:border-bottom="none" fo:border-left="0.74pt solid #000000" fo:border-right="none" fo:border-top="none"/>
    </style:style>
    <style:style style:name="ce808" style:family="table-cell" style:parent-style-name="Default">
      <style:table-cell-properties fo:border-bottom="0.74pt solid #000000" fo:border-left="0.74pt solid #000000" fo:border-right="none" fo:border-top="none"/>
    </style:style>
    <style:style style:name="ce809" style:family="table-cell" style:parent-style-name="Default">
      <style:table-cell-properties fo:border-bottom="none" fo:border-left="none" fo:border-right="none" fo:border-top="0.74pt solid #000000"/>
    </style:style>
    <style:style style:name="ce810" style:family="table-cell" style:parent-style-name="Default">
      <style:table-cell-properties fo:border-bottom="0.74pt solid #000000" fo:border-left="none" fo:border-right="none" fo:border-top="none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8" style:family="table-cell" style:parent-style-name="Default">
      <style:table-cell-properties fo:border-bottom="none" fo:border-left="none" fo:border-right="0.74pt solid #000000" fo:border-top="0.74pt solid #000000"/>
    </style:style>
    <style:style style:name="ce839" style:family="table-cell" style:parent-style-name="Default">
      <style:table-cell-properties fo:border-bottom="none" fo:border-left="none" fo:border-right="0.74pt solid #000000" fo:border-top="none"/>
    </style:style>
    <style:style style:name="ce840" style:family="table-cell" style:parent-style-name="Default">
      <style:table-cell-properties fo:border-bottom="0.74pt solid #000000" fo:border-left="none" fo:border-right="0.74pt solid #000000" fo:border-top="none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8000"/>
    </style:style>
    <style:style style:name="ce190" style:family="table-cell" style:parent-style-name="Default">
      <style:table-cell-properties fo:border-bottom="none" fo:border-left="0.74pt solid #000000" fo:border-right="none" fo:border-top="0.74pt solid #000000"/>
    </style:style>
    <style:style style:name="ce191" style:family="table-cell" style:parent-style-name="Default">
      <style:table-cell-properties fo:border-bottom="none" fo:border-left="0.74pt solid #000000" fo:border-right="none" fo:border-top="none"/>
    </style:style>
    <style:style style:name="ce192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50" style:family="table-cell" style:parent-style-name="Default">
      <style:table-cell-properties fo:background-color="transparent"/>
    </style:style>
    <style:style style:name="ce205" style:family="table-cell" style:parent-style-name="Default">
      <style:table-cell-properties fo:background-color="#f6f9d4"/>
    </style:style>
    <style:style style:name="ce15" style:family="table-cell" style:parent-style-name="Default">
      <style:table-cell-properties fo:border-bottom="none" fo:background-color="#f6f9d4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8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857" style:family="table-cell" style:parent-style-name="Default">
      <style:table-cell-properties fo:border-bottom="none" fo:border-left="none" fo:border-right="none" fo:border-top="0.74pt solid #000000"/>
    </style:style>
    <style:style style:name="ce215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85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8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8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866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8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8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7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08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8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0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210" style:family="table-cell" style:parent-style-name="Default">
      <style:table-cell-properties fo:border-bottom="0.74pt solid #000000" fo:border-left="none" fo:border-right="0.74pt solid #000000" fo:border-top="none"/>
    </style:style>
    <style:style style:name="ce193" style:family="table-cell" style:parent-style-name="Default">
      <style:table-cell-properties fo:background-color="#b4c7dc"/>
    </style:style>
    <style:style style:name="ce194" style:family="table-cell" style:parent-style-name="Default">
      <style:table-cell-properties fo:border-bottom="none" fo:background-color="#b4c7dc" fo:border-left="0.74pt solid #000000" fo:border-right="none" fo:border-top="0.74pt solid #000000"/>
    </style:style>
    <style:style style:name="ce195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196" style:family="table-cell" style:parent-style-name="Default">
      <style:table-cell-properties fo:border-bottom="0.74pt solid #000000" fo:background-color="#b4c7dc" fo:border-left="0.74pt solid #000000" fo:border-right="none" fo:border-top="none"/>
    </style:style>
    <style:style style:name="ce199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200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893" style:family="table-cell" style:parent-style-name="Default">
      <style:table-cell-properties fo:border="none"/>
    </style:style>
    <style:style style:name="ce894" style:family="table-cell" style:parent-style-name="Default">
      <style:table-cell-properties fo:background-color="transparent" fo:border="none"/>
    </style:style>
    <style:style style:name="ce201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20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0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209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01" style:family="table-cell" style:parent-style-name="Default"/>
    <style:style style:name="ce212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903" style:family="table-cell" style:parent-style-name="Default">
      <style:table-cell-properties fo:background-color="#cccccc"/>
    </style:style>
    <style:style style:name="ce213" style:family="table-cell" style:parent-style-name="Default">
      <style:table-cell-properties fo:background-color="#dddddd"/>
    </style:style>
    <style:style style:name="ce214" style:family="table-cell" style:parent-style-name="Default">
      <style:table-cell-properties fo:background-color="#ff0000"/>
    </style:style>
    <style:style style:name="ce906" style:family="table-cell" style:parent-style-name="Default">
      <style:table-cell-properties fo:background-color="#ffff00"/>
    </style:style>
    <style:style style:name="ce217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218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219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22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21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9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3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224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dee6ef" fo:border-left="0.74pt solid #000000" fo:border-right="none" fo:border-top="0.74pt solid #000000"/>
    </style:style>
    <style:style style:name="ce226" style:family="table-cell" style:parent-style-name="Default">
      <style:table-cell-properties fo:background-color="#dee6ef"/>
    </style:style>
    <style:style style:name="ce227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228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22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230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31" style:family="table-cell" style:parent-style-name="Default">
      <style:table-cell-properties fo:background-color="#eeeeee"/>
    </style:style>
    <style:style style:name="ce232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92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2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32" style:family="table-cell" style:parent-style-name="Default">
      <style:table-cell-properties fo:border-bottom="none" fo:border-left="0.74pt solid #000000" fo:border-right="none" fo:border-top="0.74pt solid #000000"/>
    </style:style>
    <style:style style:name="ce933" style:family="table-cell" style:parent-style-name="Default">
      <style:table-cell-properties fo:border-bottom="none" fo:border-left="0.74pt solid #000000" fo:border-right="none" fo:border-top="none"/>
    </style:style>
    <style:style style:name="ce934" style:family="table-cell" style:parent-style-name="Default">
      <style:table-cell-properties fo:border-bottom="0.74pt solid #000000" fo:border-left="0.74pt solid #000000" fo:border-right="none" fo:border-top="none"/>
    </style:style>
    <style:style style:name="ce9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42" style:family="table-cell" style:parent-style-name="Default">
      <style:table-cell-properties fo:border-bottom="none" fo:border-left="none" fo:border-right="none" fo:border-top="0.74pt solid #000000"/>
    </style:style>
    <style:style style:name="ce943" style:family="table-cell" style:parent-style-name="Default"/>
    <style:style style:name="ce944" style:family="table-cell" style:parent-style-name="Default">
      <style:table-cell-properties fo:border-bottom="0.74pt solid #000000" fo:border-left="none" fo:border-right="none" fo:border-top="none"/>
    </style:style>
    <style:style style:name="ce9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4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4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950" style:family="table-cell" style:parent-style-name="Default">
      <style:table-cell-properties fo:border-bottom="none" fo:border-left="none" fo:border-right="0.74pt solid #000000" fo:border-top="0.74pt solid #000000"/>
    </style:style>
    <style:style style:name="ce951" style:family="table-cell" style:parent-style-name="Default">
      <style:table-cell-properties fo:border-bottom="none" fo:border-left="none" fo:border-right="0.74pt solid #000000" fo:border-top="none"/>
    </style:style>
    <style:style style:name="ce952" style:family="table-cell" style:parent-style-name="Default">
      <style:table-cell-properties fo:border-bottom="0.74pt solid #000000" fo:border-left="none" fo:border-right="0.74pt solid #000000" fo:border-top="none"/>
    </style:style>
    <style:style style:name="ce953" style:family="table-cell" style:parent-style-name="Default">
      <style:table-cell-properties fo:border="none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5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57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59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60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6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68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6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7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78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7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98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8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8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87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1" style:family="table-cell" style:parent-style-name="Default"/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3" style:family="table-cell" style:parent-style-name="Default">
      <style:table-cell-properties fo:border="none"/>
    </style:style>
    <style:style style:name="ce994" style:family="table-cell" style:parent-style-name="Default"/>
    <style:style style:name="ce995" style:family="table-cell" style:parent-style-name="Default">
      <style:table-cell-properties fo:border-bottom="none" fo:border-left="none" fo:border-right="none" fo:border-top="0.74pt solid #000000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3" style:family="table-cell" style:parent-style-name="Default"/>
    <style:style style:name="ce1004" style:family="table-cell" style:parent-style-name="Default">
      <style:table-cell-properties fo:border-bottom="none" fo:border-left="none" fo:border-right="0.74pt solid #000000" fo:border-top="0.74pt solid #000000"/>
    </style:style>
    <style:style style:name="ce1005" style:family="table-cell" style:parent-style-name="Default">
      <style:table-cell-properties fo:border-bottom="none" fo:border-left="none" fo:border-right="0.74pt solid #000000" fo:border-top="none"/>
    </style:style>
    <style:style style:name="ce10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8" style:family="table-cell" style:parent-style-name="Default"/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/>
    <style:style style:name="ce1012" style:family="table-cell" style:parent-style-name="Default"/>
    <style:style style:name="ce1013" style:family="table-cell" style:parent-style-name="Default">
      <style:table-cell-properties fo:background-color="#cccccc"/>
    </style:style>
    <style:style style:name="ce1014" style:family="table-cell" style:parent-style-name="Default">
      <style:table-cell-properties fo:background-color="#ffbf00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>
      <style:table-cell-properties fo:border-bottom="none" fo:border-left="0.74pt solid #000000" fo:border-right="none" fo:border-top="0.74pt solid #000000"/>
    </style:style>
    <style:style style:name="ce1022" style:family="table-cell" style:parent-style-name="Default">
      <style:table-cell-properties fo:border-bottom="none" fo:border-left="0.74pt solid #000000" fo:border-right="none" fo:border-top="none"/>
    </style:style>
    <style:style style:name="ce1023" style:family="table-cell" style:parent-style-name="Default">
      <style:table-cell-properties fo:border-bottom="0.74pt solid #000000" fo:border-left="0.74pt solid #000000" fo:border-right="none" fo:border-top="none"/>
    </style:style>
    <style:style style:name="ce1024" style:family="table-cell" style:parent-style-name="Default"/>
    <style:style style:name="ce1025" style:family="table-cell" style:parent-style-name="Default">
      <style:table-cell-properties fo:border-bottom="none" fo:border-left="none" fo:border-right="none" fo:border-top="0.74pt solid #000000"/>
    </style:style>
    <style:style style:name="ce1026" style:family="table-cell" style:parent-style-name="Default">
      <style:table-cell-properties fo:border-bottom="0.74pt solid #000000" fo:border-left="none" fo:border-right="none" fo:border-top="none"/>
    </style:style>
    <style:style style:name="ce1027" style:family="table-cell" style:parent-style-name="Default">
      <style:table-cell-properties fo:border-bottom="none" fo:border-left="none" fo:border-right="0.74pt solid #000000" fo:border-top="0.74pt solid #000000"/>
    </style:style>
    <style:style style:name="ce1028" style:family="table-cell" style:parent-style-name="Default">
      <style:table-cell-properties fo:border-bottom="none" fo:border-left="none" fo:border-right="0.74pt solid #000000" fo:border-top="none"/>
    </style:style>
    <style:style style:name="ce1029" style:family="table-cell" style:parent-style-name="Default">
      <style:table-cell-properties fo:border-bottom="0.74pt solid #000000" fo:border-left="none" fo:border-right="0.74pt solid #000000" fo:border-top="none"/>
    </style:style>
    <style:style style:name="ce1030" style:family="table-cell" style:parent-style-name="Default"/>
    <style:style style:name="ce1031" style:family="table-cell" style:parent-style-name="Default">
      <style:table-cell-properties fo:background-color="transparent"/>
    </style:style>
    <style:style style:name="ce1032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1034" style:family="table-cell" style:parent-style-name="Default">
      <style:table-cell-properties fo:background-color="transparent" fo:border="none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/>
    <style:style style:name="ce31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039" style:family="table-cell" style:parent-style-name="Default"/>
    <style:style style:name="ce407" style:family="table-cell" style:parent-style-name="Default"/>
    <style:style style:name="ce1041" style:family="table-cell" style:parent-style-name="Default"/>
    <style:style style:name="ce3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10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style:text-align-source="value-type" style:repeat-content="false"/>
      <style:paragraph-properties fo:margin-left="0in"/>
    </style:style>
    <style:style style:name="ce39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9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0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6" style:family="table-cell" style:parent-style-name="Default">
      <style:table-cell-properties fo:border="0.74pt solid #000000"/>
    </style:style>
    <style:style style:name="ce1052" style:family="table-cell" style:parent-style-name="Default">
      <style:table-cell-properties fo:border-bottom="none" fo:border-left="0.74pt solid #000000" fo:border-right="none" fo:border-top="none"/>
    </style:style>
    <style:style style:name="ce1053" style:family="table-cell" style:parent-style-name="Default">
      <style:table-cell-properties fo:border-bottom="0.74pt solid #000000" fo:border-left="0.74pt solid #000000" fo:border-right="none" fo:border-top="none"/>
    </style:style>
    <style:style style:name="ce1054" style:family="table-cell" style:parent-style-name="Default"/>
    <style:style style:name="ce3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3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61" style:family="table-cell" style:parent-style-name="Default">
      <style:table-cell-properties fo:border-bottom="none" fo:border-left="none" fo:border-right="none" fo:border-top="0.74pt solid #000000"/>
    </style:style>
    <style:style style:name="ce1062" style:family="table-cell" style:parent-style-name="Default">
      <style:table-cell-properties fo:border-bottom="0.74pt solid #000000" fo:border-left="none" fo:border-right="none" fo:border-top="none"/>
    </style:style>
    <style:style style:name="ce427" style:family="table-cell" style:parent-style-name="Default">
      <style:table-cell-properties fo:border="none"/>
    </style:style>
    <style:style style:name="ce1064" style:family="table-cell" style:parent-style-name="Default">
      <style:table-cell-properties fo:border-bottom="none" fo:border-left="none" fo:border-right="0.74pt solid #000000" fo:border-top="0.74pt solid #000000"/>
    </style:style>
    <style:style style:name="ce1065" style:family="table-cell" style:parent-style-name="Default">
      <style:table-cell-properties fo:border-bottom="none" fo:border-left="none" fo:border-right="0.74pt solid #000000" fo:border-top="none"/>
    </style:style>
    <style:style style:name="ce1066" style:family="table-cell" style:parent-style-name="Default">
      <style:table-cell-properties fo:border-bottom="0.74pt solid #000000" fo:border-left="none" fo:border-right="0.74pt solid #000000" fo:border-top="none"/>
    </style:style>
    <style:style style:name="ce32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68" style:family="table-cell" style:parent-style-name="Default">
      <style:table-cell-properties fo:border-bottom="none" fo:border-left="0.74pt solid #000000" fo:border-right="none" fo:border-top="0.74pt solid #000000"/>
    </style:style>
    <style:style style:name="ce4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428" style:family="table-cell" style:parent-style-name="Default">
      <style:table-cell-properties fo:border="0.74pt solid #000000"/>
    </style:style>
    <style:style style:name="ce1074" style:family="table-cell" style:parent-style-name="Default"/>
    <style:style style:name="ce647" style:family="table-cell" style:parent-style-name="Default">
      <style:table-cell-properties fo:border-bottom="none" fo:border-left="0.74pt solid #000000" fo:border-right="none" fo:border-top="none"/>
    </style:style>
    <style:style style:name="ce652" style:family="table-cell" style:parent-style-name="Default">
      <style:table-cell-properties fo:border-bottom="0.74pt solid #000000" fo:border-left="0.74pt solid #000000" fo:border-right="none" fo:border-top="none"/>
    </style:style>
    <style:style style:name="ce653" style:family="table-cell" style:parent-style-name="Default">
      <style:table-cell-properties fo:border-bottom="none" fo:border-left="none" fo:border-right="none" fo:border-top="0.74pt solid #000000"/>
    </style:style>
    <style:style style:name="ce655" style:family="table-cell" style:parent-style-name="Default">
      <style:table-cell-properties fo:border-bottom="0.74pt solid #000000" fo:border-left="none" fo:border-right="none" fo:border-top="none"/>
    </style:style>
    <style:style style:name="ce107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8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83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8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92" style:family="table-cell" style:parent-style-name="Default"/>
    <style:style style:name="ce1093" style:family="table-cell" style:parent-style-name="Default"/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9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9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110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0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0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0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07" style:family="table-cell" style:parent-style-name="Default"/>
    <style:style style:name="ce1108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0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1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2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1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42" style:family="table-cell" style:parent-style-name="Default">
      <style:table-cell-properties fo:background-color="transparent"/>
    </style:style>
    <style:style style:name="ce11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1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1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1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5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5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5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1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6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1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6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6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1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7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8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8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8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8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1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9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9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20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2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20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20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08" style:family="table-cell" style:parent-style-name="Default"/>
    <style:style style:name="ce12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1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13" style:family="table-cell" style:parent-style-name="Default"/>
    <style:style style:name="ce1214" style:family="table-cell" style:parent-style-name="Default"/>
    <style:style style:name="ce1215" style:family="table-cell" style:parent-style-name="Default"/>
    <style:style style:name="ce12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8" style:family="table-cell" style:parent-style-name="Default">
      <style:table-cell-properties fo:border-bottom="none" fo:border-left="0.74pt solid #000000" fo:border-right="none" fo:border-top="0.74pt solid #000000"/>
    </style:style>
    <style:style style:name="ce1219" style:family="table-cell" style:parent-style-name="Default">
      <style:table-cell-properties fo:border-bottom="none" fo:border-left="0.74pt solid #000000" fo:border-right="none" fo:border-top="none"/>
    </style:style>
    <style:style style:name="ce1220" style:family="table-cell" style:parent-style-name="Default">
      <style:table-cell-properties fo:border-bottom="0.74pt solid #000000" fo:border-left="0.74pt solid #000000" fo:border-right="none" fo:border-top="none"/>
    </style:style>
    <style:style style:name="ce1221" style:family="table-cell" style:parent-style-name="Default">
      <style:table-cell-properties fo:border-bottom="none" fo:border-left="none" fo:border-right="none" fo:border-top="0.74pt solid #000000"/>
    </style:style>
    <style:style style:name="ce1222" style:family="table-cell" style:parent-style-name="Default">
      <style:table-cell-properties fo:border-bottom="0.74pt solid #000000" fo:border-left="none" fo:border-right="none" fo:border-top="none"/>
    </style:style>
    <style:style style:name="ce12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4" style:family="table-cell" style:parent-style-name="Default">
      <style:table-cell-properties fo:border-bottom="none" fo:border-left="0.74pt solid #000000" fo:border-right="none" fo:border-top="0.74pt solid #000000"/>
    </style:style>
    <style:style style:name="ce1225" style:family="table-cell" style:parent-style-name="Default">
      <style:table-cell-properties fo:border-bottom="none" fo:border-left="0.74pt solid #000000" fo:border-right="none" fo:border-top="none"/>
    </style:style>
    <style:style style:name="ce1226" style:family="table-cell" style:parent-style-name="Default">
      <style:table-cell-properties fo:border-bottom="0.74pt solid #000000" fo:border-left="0.74pt solid #000000" fo:border-right="none" fo:border-top="none"/>
    </style:style>
    <style:style style:name="ce1227" style:family="table-cell" style:parent-style-name="Default"/>
    <style:style style:name="ce1228" style:family="table-cell" style:parent-style-name="Default">
      <style:table-cell-properties fo:border-bottom="none" fo:border-left="0.74pt solid #000000" fo:border-right="none" fo:border-top="0.74pt solid #000000"/>
    </style:style>
    <style:style style:name="ce1229" style:family="table-cell" style:parent-style-name="Default">
      <style:table-cell-properties fo:border-bottom="none" fo:border-left="0.74pt solid #000000" fo:border-right="none" fo:border-top="none"/>
    </style:style>
    <style:style style:name="ce1230" style:family="table-cell" style:parent-style-name="Default">
      <style:table-cell-properties fo:border-bottom="0.74pt solid #000000" fo:border-left="0.74pt solid #000000" fo:border-right="none" fo:border-top="none"/>
    </style:style>
    <style:style style:name="ce1231" style:family="table-cell" style:parent-style-name="Default" style:data-style-name="N37"/>
    <style:style style:name="ce12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3" style:family="table-cell" style:parent-style-name="Default">
      <style:table-cell-properties fo:border-bottom="none" fo:border-left="none" fo:border-right="none" fo:border-top="0.74pt solid #000000"/>
    </style:style>
    <style:style style:name="ce1234" style:family="table-cell" style:parent-style-name="Default"/>
    <style:style style:name="ce1235" style:family="table-cell" style:parent-style-name="Default">
      <style:table-cell-properties fo:border-bottom="0.74pt solid #000000" fo:border-left="none" fo:border-right="none" fo:border-top="none"/>
    </style:style>
    <style:style style:name="ce1236" style:family="table-cell" style:parent-style-name="Default">
      <style:table-cell-properties fo:border-bottom="none" fo:border-left="none" fo:border-right="none" fo:border-top="0.74pt solid #000000"/>
    </style:style>
    <style:style style:name="ce1237" style:family="table-cell" style:parent-style-name="Default">
      <style:table-cell-properties fo:border-bottom="0.74pt solid #000000" fo:border-left="none" fo:border-right="none" fo:border-top="none"/>
    </style:style>
    <style:style style:name="ce12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9" style:family="table-cell" style:parent-style-name="Default">
      <style:table-cell-properties fo:border-bottom="none" fo:border-left="none" fo:border-right="none" fo:border-top="0.74pt solid #000000"/>
    </style:style>
    <style:style style:name="ce1240" style:family="table-cell" style:parent-style-name="Default"/>
    <style:style style:name="ce1241" style:family="table-cell" style:parent-style-name="Default">
      <style:table-cell-properties fo:border-bottom="0.74pt solid #000000" fo:border-left="none" fo:border-right="none" fo:border-top="none"/>
    </style:style>
    <style:style style:name="ce12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5" style:family="table-cell" style:parent-style-name="Default">
      <style:table-cell-properties fo:border-bottom="none" fo:border-left="none" fo:border-right="none" fo:border-top="0.74pt solid #000000"/>
    </style:style>
    <style:style style:name="ce1246" style:family="table-cell" style:parent-style-name="Default"/>
    <style:style style:name="ce1247" style:family="table-cell" style:parent-style-name="Default">
      <style:table-cell-properties fo:border-bottom="0.74pt solid #000000" fo:border-left="none" fo:border-right="none" fo:border-top="none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9" style:family="table-cell" style:parent-style-name="Default">
      <style:table-cell-properties fo:border-bottom="none" fo:border-left="none" fo:border-right="none" fo:border-top="0.74pt solid #000000"/>
    </style:style>
    <style:style style:name="ce1250" style:family="table-cell" style:parent-style-name="Default"/>
    <style:style style:name="ce1251" style:family="table-cell" style:parent-style-name="Default">
      <style:table-cell-properties fo:border-bottom="0.74pt solid #000000" fo:border-left="none" fo:border-right="none" fo:border-top="none"/>
    </style:style>
    <style:style style:name="ce1252" style:family="table-cell" style:parent-style-name="Default">
      <style:table-cell-properties fo:border-bottom="none" fo:border-left="none" fo:border-right="none" fo:border-top="0.74pt solid #000000"/>
    </style:style>
    <style:style style:name="ce1253" style:family="table-cell" style:parent-style-name="Default"/>
    <style:style style:name="ce1254" style:family="table-cell" style:parent-style-name="Default">
      <style:table-cell-properties fo:border-bottom="0.74pt solid #000000" fo:border-left="none" fo:border-right="none" fo:border-top="none"/>
    </style:style>
    <style:style style:name="ce12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6" style:family="table-cell" style:parent-style-name="Default">
      <style:table-cell-properties fo:border-bottom="none" fo:border-left="none" fo:border-right="none" fo:border-top="0.74pt solid #000000"/>
    </style:style>
    <style:style style:name="ce1257" style:family="table-cell" style:parent-style-name="Default"/>
    <style:style style:name="ce1258" style:family="table-cell" style:parent-style-name="Default">
      <style:table-cell-properties fo:border-bottom="0.74pt solid #000000" fo:border-left="none" fo:border-right="none" fo:border-top="none"/>
    </style:style>
    <style:style style:name="ce12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2" style:family="table-cell" style:parent-style-name="Default">
      <style:table-cell-properties fo:border-bottom="none" fo:border-left="none" fo:border-right="none" fo:border-top="0.74pt solid #000000"/>
    </style:style>
    <style:style style:name="ce1263" style:family="table-cell" style:parent-style-name="Default"/>
    <style:style style:name="ce1264" style:family="table-cell" style:parent-style-name="Default">
      <style:table-cell-properties fo:border-bottom="0.74pt solid #000000" fo:border-left="none" fo:border-right="none" fo:border-top="none"/>
    </style:style>
    <style:style style:name="ce12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6" style:family="table-cell" style:parent-style-name="Default">
      <style:table-cell-properties fo:border-bottom="none" fo:border-left="none" fo:border-right="none" fo:border-top="0.74pt solid #000000"/>
    </style:style>
    <style:style style:name="ce1267" style:family="table-cell" style:parent-style-name="Default"/>
    <style:style style:name="ce1268" style:family="table-cell" style:parent-style-name="Default">
      <style:table-cell-properties fo:border-bottom="0.74pt solid #000000" fo:border-left="none" fo:border-right="none" fo:border-top="none"/>
    </style:style>
    <style:style style:name="ce1269" style:family="table-cell" style:parent-style-name="Default">
      <style:table-cell-properties fo:border-bottom="none" fo:border-left="none" fo:border-right="none" fo:border-top="0.74pt solid #000000"/>
    </style:style>
    <style:style style:name="ce1270" style:family="table-cell" style:parent-style-name="Default"/>
    <style:style style:name="ce1271" style:family="table-cell" style:parent-style-name="Default">
      <style:table-cell-properties fo:border-bottom="0.74pt solid #000000" fo:border-left="none" fo:border-right="none" fo:border-top="none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3" style:family="table-cell" style:parent-style-name="Default">
      <style:table-cell-properties fo:border-bottom="none" fo:border-left="none" fo:border-right="none" fo:border-top="0.74pt solid #000000"/>
    </style:style>
    <style:style style:name="ce1274" style:family="table-cell" style:parent-style-name="Default"/>
    <style:style style:name="ce1275" style:family="table-cell" style:parent-style-name="Default">
      <style:table-cell-properties fo:border-bottom="0.74pt solid #000000" fo:border-left="none" fo:border-right="none" fo:border-top="none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7" style:family="table-cell" style:parent-style-name="Default">
      <style:table-cell-properties fo:border-bottom="none" fo:border-left="none" fo:border-right="none" fo:border-top="0.74pt solid #000000"/>
    </style:style>
    <style:style style:name="ce1278" style:family="table-cell" style:parent-style-name="Default"/>
    <style:style style:name="ce1279" style:family="table-cell" style:parent-style-name="Default">
      <style:table-cell-properties fo:border-bottom="0.74pt solid #000000" fo:border-left="none" fo:border-right="none" fo:border-top="none"/>
    </style:style>
    <style:style style:name="ce1280" style:family="table-cell" style:parent-style-name="Default">
      <style:table-cell-properties fo:border-bottom="none" fo:border-left="none" fo:border-right="none" fo:border-top="0.74pt solid #000000"/>
    </style:style>
    <style:style style:name="ce1281" style:family="table-cell" style:parent-style-name="Default"/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283" style:family="table-cell" style:parent-style-name="Default">
      <style:table-cell-properties fo:border-bottom="none" fo:border-left="none" fo:border-right="0.74pt solid #000000" fo:border-top="0.74pt solid #000000"/>
    </style:style>
    <style:style style:name="ce1284" style:family="table-cell" style:parent-style-name="Default">
      <style:table-cell-properties fo:border-bottom="none" fo:border-left="none" fo:border-right="0.74pt solid #000000" fo:border-top="none"/>
    </style:style>
    <style:style style:name="ce1285" style:family="table-cell" style:parent-style-name="Default">
      <style:table-cell-properties fo:border-bottom="0.74pt solid #000000" fo:border-left="none" fo:border-right="0.74pt solid #000000" fo:border-top="none"/>
    </style:style>
    <style:style style:name="ce1286" style:family="table-cell" style:parent-style-name="Default">
      <style:table-cell-properties fo:border-bottom="none" fo:border-left="none" fo:border-right="none" fo:border-top="0.74pt solid #000000"/>
    </style:style>
    <style:style style:name="ce1287" style:family="table-cell" style:parent-style-name="Default"/>
    <style:style style:name="ce1288" style:family="table-cell" style:parent-style-name="Default">
      <style:table-cell-properties fo:border-bottom="0.74pt solid #000000" fo:border-left="none" fo:border-right="none" fo:border-top="none"/>
    </style:style>
    <style:style style:name="ce1289" style:family="table-cell" style:parent-style-name="Default">
      <style:table-cell-properties fo:border-bottom="none" fo:border-left="none" fo:border-right="0.74pt solid #000000" fo:border-top="0.74pt solid #000000"/>
    </style:style>
    <style:style style:name="ce1290" style:family="table-cell" style:parent-style-name="Default">
      <style:table-cell-properties fo:border-bottom="none" fo:border-left="none" fo:border-right="0.74pt solid #000000" fo:border-top="none"/>
    </style:style>
    <style:style style:name="ce1291" style:family="table-cell" style:parent-style-name="Default">
      <style:table-cell-properties fo:border-bottom="0.74pt solid #000000" fo:border-left="none" fo:border-right="0.74pt solid #000000" fo:border-top="none"/>
    </style:style>
    <style:style style:name="ce1292" style:family="table-cell" style:parent-style-name="Default">
      <style:table-cell-properties fo:border-bottom="none" fo:border-left="none" fo:border-right="0.74pt solid #000000" fo:border-top="0.74pt solid #000000"/>
    </style:style>
    <style:style style:name="ce1293" style:family="table-cell" style:parent-style-name="Default">
      <style:table-cell-properties fo:border-bottom="none" fo:border-left="none" fo:border-right="0.74pt solid #000000" fo:border-top="none"/>
    </style:style>
    <style:style style:name="ce1294" style:family="table-cell" style:parent-style-name="Default">
      <style:table-cell-properties fo:border-bottom="0.74pt solid #000000" fo:border-left="none" fo:border-right="0.74pt solid #000000" fo:border-top="none"/>
    </style:style>
    <style:style style:name="ce1295" style:family="table-cell" style:parent-style-name="Default"/>
    <style:style style:name="ce1296" style:family="table-cell" style:parent-style-name="Default">
      <style:table-cell-properties fo:border-bottom="none" fo:border-left="none" fo:border-right="none" fo:border-top="0.74pt solid #000000"/>
    </style:style>
    <style:style style:name="ce1297" style:family="table-cell" style:parent-style-name="Default">
      <style:table-cell-properties fo:border-bottom="0.74pt solid #000000" fo:border-left="none" fo:border-right="none" fo:border-top="none"/>
    </style:style>
    <style:style style:name="ce1298" style:family="table-cell" style:parent-style-name="Default"/>
    <style:style style:name="ce1299" style:family="table-cell" style:parent-style-name="Default">
      <style:table-cell-properties fo:border-bottom="none" fo:border-left="none" fo:border-right="none" fo:border-top="0.74pt solid #000000"/>
    </style:style>
    <style:style style:name="ce1300" style:family="table-cell" style:parent-style-name="Default">
      <style:table-cell-properties fo:border-bottom="0.74pt solid #000000" fo:border-left="none" fo:border-right="none" fo:border-top="none"/>
    </style:style>
    <style:style style:name="ce1301" style:family="table-cell" style:parent-style-name="Default"/>
    <style:style style:name="ce1302" style:family="table-cell" style:parent-style-name="Default">
      <style:table-cell-properties fo:border-bottom="none" fo:border-left="none" fo:border-right="none" fo:border-top="0.74pt solid #000000"/>
    </style:style>
    <style:style style:name="ce1303" style:family="table-cell" style:parent-style-name="Default">
      <style:table-cell-properties fo:border-bottom="0.74pt solid #000000" fo:border-left="none" fo:border-right="none" fo:border-top="none"/>
    </style:style>
    <style:style style:name="ce1304" style:family="table-cell" style:parent-style-name="Default"/>
    <style:style style:name="ce1305" style:family="table-cell" style:parent-style-name="Default">
      <style:table-cell-properties fo:border-bottom="none" fo:border-left="none" fo:border-right="none" fo:border-top="0.74pt solid #000000"/>
    </style:style>
    <style:style style:name="ce1306" style:family="table-cell" style:parent-style-name="Default">
      <style:table-cell-properties fo:border-bottom="0.74pt solid #000000" fo:border-left="none" fo:border-right="none" fo:border-top="none"/>
    </style:style>
    <style:style style:name="ce1307" style:family="table-cell" style:parent-style-name="Default"/>
    <style:style style:name="ce1308" style:family="table-cell" style:parent-style-name="Default">
      <style:table-cell-properties fo:border-bottom="none" fo:border-left="none" fo:border-right="none" fo:border-top="0.74pt solid #000000"/>
    </style:style>
    <style:style style:name="ce1309" style:family="table-cell" style:parent-style-name="Default">
      <style:table-cell-properties fo:border-bottom="0.74pt solid #000000" fo:border-left="none" fo:border-right="none" fo:border-top="none"/>
    </style:style>
    <style:style style:name="ce1310" style:family="table-cell" style:parent-style-name="Default"/>
    <style:style style:name="ce1311" style:family="table-cell" style:parent-style-name="Default">
      <style:table-cell-properties fo:border-bottom="none" fo:border-left="none" fo:border-right="none" fo:border-top="0.74pt solid #000000"/>
    </style:style>
    <style:style style:name="ce1312" style:family="table-cell" style:parent-style-name="Default">
      <style:table-cell-properties fo:border-bottom="0.74pt solid #000000" fo:border-left="none" fo:border-right="none" fo:border-top="none"/>
    </style:style>
    <style:style style:name="ce1313" style:family="table-cell" style:parent-style-name="Default"/>
    <style:style style:name="ce1314" style:family="table-cell" style:parent-style-name="Default">
      <style:table-cell-properties fo:border-bottom="none" fo:border-left="none" fo:border-right="none" fo:border-top="0.74pt solid #000000"/>
    </style:style>
    <style:style style:name="ce1315" style:family="table-cell" style:parent-style-name="Default">
      <style:table-cell-properties fo:border-bottom="0.74pt solid #000000" fo:border-left="none" fo:border-right="none" fo:border-top="none"/>
    </style:style>
    <style:style style:name="ce1316" style:family="table-cell" style:parent-style-name="Default"/>
    <style:style style:name="ce1317" style:family="table-cell" style:parent-style-name="Default">
      <style:table-cell-properties fo:border-bottom="none" fo:border-left="none" fo:border-right="none" fo:border-top="0.74pt solid #000000"/>
    </style:style>
    <style:style style:name="ce1318" style:family="table-cell" style:parent-style-name="Default">
      <style:table-cell-properties fo:border-bottom="0.74pt solid #000000" fo:border-left="none" fo:border-right="none" fo:border-top="none"/>
    </style:style>
    <style:style style:name="ce1319" style:family="table-cell" style:parent-style-name="Default"/>
    <style:style style:name="ce1320" style:family="table-cell" style:parent-style-name="Default">
      <style:table-cell-properties fo:border-bottom="none" fo:border-left="none" fo:border-right="none" fo:border-top="0.74pt solid #000000"/>
    </style:style>
    <style:style style:name="ce1321" style:family="table-cell" style:parent-style-name="Default">
      <style:table-cell-properties fo:border-bottom="0.74pt solid #000000" fo:border-left="none" fo:border-right="none" fo:border-top="none"/>
    </style:style>
    <style:style style:name="ce1322" style:family="table-cell" style:parent-style-name="Default"/>
    <style:style style:name="ce1323" style:family="table-cell" style:parent-style-name="Default">
      <style:table-cell-properties fo:border-bottom="none" fo:border-left="none" fo:border-right="none" fo:border-top="0.74pt solid #000000"/>
    </style:style>
    <style:style style:name="ce1324" style:family="table-cell" style:parent-style-name="Default">
      <style:table-cell-properties fo:border-bottom="0.74pt solid #000000" fo:border-left="none" fo:border-right="none" fo:border-top="none"/>
    </style:style>
    <style:style style:name="ce1325" style:family="table-cell" style:parent-style-name="Default"/>
    <style:style style:name="ce1326" style:family="table-cell" style:parent-style-name="Default">
      <style:table-cell-properties fo:border-bottom="none" fo:border-left="none" fo:border-right="none" fo:border-top="0.74pt solid #000000"/>
    </style:style>
    <style:style style:name="ce1327" style:family="table-cell" style:parent-style-name="Default">
      <style:table-cell-properties fo:border-bottom="0.74pt solid #000000" fo:border-left="none" fo:border-right="none" fo:border-top="none"/>
    </style:style>
    <style:style style:name="ce1328" style:family="table-cell" style:parent-style-name="Default">
      <style:table-cell-properties fo:border-bottom="none" fo:border-left="none" fo:border-right="0.74pt solid #000000" fo:border-top="0.74pt solid #000000"/>
    </style:style>
    <style:style style:name="ce1329" style:family="table-cell" style:parent-style-name="Default">
      <style:table-cell-properties fo:border-bottom="none" fo:border-left="none" fo:border-right="0.74pt solid #000000" fo:border-top="none"/>
    </style:style>
    <style:style style:name="ce1330" style:family="table-cell" style:parent-style-name="Default">
      <style:table-cell-properties fo:border-bottom="0.74pt solid #000000" fo:border-left="none" fo:border-right="0.74pt solid #000000" fo:border-top="none"/>
    </style:style>
    <style:style style:name="ce13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" table:style-name="ta1">
        <office:forms form:automatic-focus="false" form:apply-design-mode="false"/>
        <table:table-column table:style-name="co34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column table:style-name="co2" table:number-columns-repeated="5" table:default-cell-style-name="Default"/>
        <table:table-column table:style-name="co3" table:number-columns-repeated="16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5" table:number-columns-repeated="16327"/>
        <table:table-row table:style-name="ro1">
          <table:table-cell/>
          <table:table-cell office:value-type="string" calcext:value-type="string">
            <text:p>d+l_0</text:p>
          </table:table-cell>
          <table:table-cell office:value-type="string" calcext:value-type="string">
            <text:p>d+l_1</text:p>
          </table:table-cell>
          <table:table-cell office:value-type="string" calcext:value-type="string">
            <text:p>d+l_2</text:p>
          </table:table-cell>
          <table:table-cell office:value-type="string" calcext:value-type="string">
            <text:p>d+l_3</text:p>
          </table:table-cell>
          <table:table-cell office:value-type="string" calcext:value-type="string">
            <text:p>d+l_4</text:p>
          </table:table-cell>
          <table:table-cell office:value-type="string" calcext:value-type="string">
            <text:p>d-l_0</text:p>
          </table:table-cell>
          <table:table-cell office:value-type="string" calcext:value-type="string">
            <text:p>d-l_1</text:p>
          </table:table-cell>
          <table:table-cell office:value-type="string" calcext:value-type="string">
            <text:p>d-l_2</text:p>
          </table:table-cell>
          <table:table-cell office:value-type="string" calcext:value-type="string">
            <text:p>d-l_3</text:p>
          </table:table-cell>
          <table:table-cell office:value-type="string" calcext:value-type="string">
            <text:p>d-l_4</text:p>
          </table:table-cell>
          <table:table-cell table:number-columns-repeated="3"/>
          <table:table-cell office:value-type="string" calcext:value-type="string">
            <text:p>d+l_0</text:p>
          </table:table-cell>
          <table:table-cell office:value-type="string" calcext:value-type="string">
            <text:p>d+l_1</text:p>
          </table:table-cell>
          <table:table-cell office:value-type="string" calcext:value-type="string">
            <text:p>d+l_2</text:p>
          </table:table-cell>
          <table:table-cell office:value-type="string" calcext:value-type="string">
            <text:p>d+l_3</text:p>
          </table:table-cell>
          <table:table-cell office:value-type="string" calcext:value-type="string">
            <text:p>d+l_4</text:p>
          </table:table-cell>
          <table:table-cell office:value-type="string" calcext:value-type="string">
            <text:p>d-l_0</text:p>
          </table:table-cell>
          <table:table-cell office:value-type="string" calcext:value-type="string">
            <text:p>d-l_1</text:p>
          </table:table-cell>
          <table:table-cell office:value-type="string" calcext:value-type="string">
            <text:p>d-l_2</text:p>
          </table:table-cell>
          <table:table-cell office:value-type="string" calcext:value-type="string">
            <text:p>d-l_3</text:p>
          </table:table-cell>
          <table:table-cell office:value-type="string" calcext:value-type="string">
            <text:p>d-l_4</text:p>
          </table:table-cell>
          <table:table-cell table:number-columns-repeated="3"/>
          <table:table-cell table:style-name="ce213" office:value-type="string" calcext:value-type="string">
            <text:p>A0_1</text:p>
          </table:table-cell>
          <table:table-cell table:style-name="ce213" office:value-type="string" calcext:value-type="string">
            <text:p>A0_2</text:p>
          </table:table-cell>
          <table:table-cell table:style-name="ce213" office:value-type="string" calcext:value-type="string">
            <text:p>A0_3</text:p>
          </table:table-cell>
          <table:table-cell table:style-name="ce1" office:value-type="string" calcext:value-type="string">
            <text:p>A0_4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table:style-name="ce1" office:value-type="string" calcext:value-type="string">
            <text:p>A2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0</text:p>
          </table:table-cell>
          <table:table-cell table:style-name="ce1" office:value-type="string" calcext:value-type="string">
            <text:p>A3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table:style-name="ce1" office:value-type="string" calcext:value-type="string">
            <text:p>A4_2</text:p>
          </table:table-cell>
          <table:table-cell table:style-name="ce213" office:value-type="string" calcext:value-type="string">
            <text:p>A4_3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0_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_0</text:p>
          </table:table-cell>
          <table:table-cell table:number-columns-repeated="3" table:style-name="ce213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2_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1_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_1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3_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_2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4_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857" office:value-type="float" office:value="1" calcext:value-type="float">
            <text:p>1</text:p>
          </table:table-cell>
          <table:table-cell table:style-name="ce20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_3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0_1</text:p>
          </table:table-cell>
          <table:table-cell table:style-name="ce1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1_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903" office:value-type="string" calcext:value-type="string">
            <text:p>d+_4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903" office:value-type="float" office:value="1" calcext:value-type="float">
            <text:p>1</text:p>
          </table:table-cell>
          <table:table-cell table:number-columns-repeated="2" table:style-name="ce903" office:value-type="float" office:value="0" calcext:value-type="float">
            <text:p>0</text:p>
          </table:table-cell>
          <table:table-cell table:style-name="ce903" office:value-type="float" office:value="1" calcext:value-type="float">
            <text:p>1</text:p>
          </table:table-cell>
          <table:table-cell table:style-name="ce903" office:value-type="float" office:value="0" calcext:value-type="float">
            <text:p>0</text:p>
          </table:table-cell>
          <table:table-cell table:number-columns-repeated="2" table:style-name="ce903" office:value-type="float" office:value="1" calcext:value-type="float">
            <text:p>1</text:p>
          </table:table-cell>
          <table:table-cell table:number-columns-repeated="6" table:style-name="ce903" office:value-type="float" office:value="0" calcext:value-type="float">
            <text:p>0</text:p>
          </table:table-cell>
          <table:table-cell table:number-columns-repeated="3" table:style-name="ce903" office:value-type="float" office:value="-1" calcext:value-type="float">
            <text:p>-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2_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2_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-l_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3_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_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-l_1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4_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_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-l_2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0_2</text:p>
          </table:table-cell>
          <table:table-cell table:style-name="ce19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d-l_3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13" office:value-type="float" office:value="-1" calcext:value-type="float">
            <text:p>-1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2</text:p>
          </table:table-cell>
          <table:table-cell table:style-name="ce1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15"/>
          <table:table-cell table:style-name="ce903" office:value-type="string" calcext:value-type="string">
            <text:p>d-l_4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number-columns-repeated="16" table:style-name="ce90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3_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6"/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4_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number-columns-repeated="14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0_3</text:p>
          </table:table-cell>
          <table:table-cell table:style-name="ce19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+l_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3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2_3</text:p>
          </table:table-cell>
          <table:table-cell table:style-name="ce1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4_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0_4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4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-l_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2_4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-l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3_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215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d-l_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table:number-columns-repeated="14"/>
          <table:table-cell office:value-type="string" calcext:value-type="string">
            <text:p>d-l_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  <table:table-cell office:value-type="string" calcext:value-type="string">
            <text:p>d-l_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 table:number-columns-repeated="14"/>
          <table:table-cell office:value-type="string" calcext:value-type="string">
            <text:p>d-l_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d-l_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/>
          <table:table-cell table:style-name="ce854"/>
          <table:table-cell table:style-name="ce854" office:value-type="float" office:value="0" calcext:value-type="float">
            <text:p>0</text:p>
          </table:table-cell>
          <table:table-cell table:style-name="ce854" office:value-type="float" office:value="1" calcext:value-type="float">
            <text:p>1</text:p>
          </table:table-cell>
          <table:table-cell table:style-name="ce854" office:value-type="float" office:value="2" calcext:value-type="float">
            <text:p>2</text:p>
          </table:table-cell>
          <table:table-cell table:style-name="ce854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number-columns-repeated="50"/>
          <table:table-cell table:style-name="Default" table:number-columns-repeated="16327"/>
        </table:table-row>
        <table:table-row table:style-name="ro1">
          <table:table-cell/>
          <table:table-cell table:style-name="ce854" office:value-type="float" office:value="0" calcext:value-type="float">
            <text:p>0</text:p>
          </table:table-cell>
          <table:table-cell table:style-name="ce85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0"/>
          <table:table-cell table:style-name="Default" table:number-columns-repeated="16327"/>
        </table:table-row>
        <table:table-row table:style-name="ro1">
          <table:table-cell/>
          <table:table-cell table:style-name="ce854" office:value-type="float" office:value="1" calcext:value-type="float">
            <text:p>1</text:p>
          </table:table-cell>
          <table:table-cell table:style-name="ce860" office:value-type="float" office:value="1" calcext:value-type="float">
            <text:p>1</text:p>
          </table:table-cell>
          <table:table-cell table:number-columns-repeated="3" table:style-name="ce854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number-columns-repeated="14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number-columns-repeated="12"/>
          <table:table-cell table:style-name="Default" table:number-columns-repeated="16327"/>
        </table:table-row>
        <table:table-row table:style-name="ro1">
          <table:table-cell/>
          <table:table-cell table:style-name="ce854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854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B^-1</text:p>
          </table:table-cell>
          <table:table-cell table:style-name="ce901" table:number-matrix-columns-spanned="8" table:number-matrix-rows-spanned="8" table:formula="of:=MINVERSE([.P27:.W34])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B^-1</text:p>
          </table:table-cell>
          <table:table-cell table:style-name="ce190" table:number-matrix-columns-spanned="8" table:number-matrix-rows-spanned="8" table:formula="of:=MINVERSE([.AL38:.AS45])" office:value-type="float" office:value="1" calcext:value-type="float">
            <text:p>1</text:p>
          </table:table-cell>
          <table:table-cell table:style-name="ce857" office:value-type="float" office:value="1" calcext:value-type="float">
            <text:p>1</text:p>
          </table:table-cell>
          <table:table-cell table:style-name="ce857" office:value-type="float" office:value="1" calcext:value-type="float">
            <text:p>1</text:p>
          </table:table-cell>
          <table:table-cell table:style-name="ce857" office:value-type="float" office:value="1" calcext:value-type="float">
            <text:p>1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/>
          <table:table-cell table:style-name="ce854" office:value-type="float" office:value="3" calcext:value-type="float">
            <text:p>3</text:p>
          </table:table-cell>
          <table:table-cell table:style-name="ce860" office:value-type="float" office:value="2" calcext:value-type="float">
            <text:p>2</text:p>
          </table:table-cell>
          <table:table-cell table:style-name="ce868" office:value-type="float" office:value="2" calcext:value-type="float">
            <text:p>2</text:p>
          </table:table-cell>
          <table:table-cell table:number-columns-repeated="2" table:style-name="ce854" office:value-type="float" office:value="3" calcext:value-type="float">
            <text:p>3</text:p>
          </table:table-cell>
          <table:table-cell table:style-name="ce88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/>
          <table:table-cell table:style-name="ce854" office:value-type="float" office:value="4" calcext:value-type="float">
            <text:p>4</text:p>
          </table:table-cell>
          <table:table-cell table:style-name="ce862" office:value-type="float" office:value="3" calcext:value-type="float">
            <text:p>3</text:p>
          </table:table-cell>
          <table:table-cell table:style-name="ce869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869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 table:number-columns-repeated="14"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1" calcext:value-type="float">
            <text:p>1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/>
          <table:table-cell office:value-type="string" calcext:value-type="string">
            <text:p>d+l_0</text:p>
          </table:table-cell>
          <table:table-cell office:value-type="string" calcext:value-type="string">
            <text:p>d+l_1</text:p>
          </table:table-cell>
          <table:table-cell office:value-type="string" calcext:value-type="string">
            <text:p>d+l_2</text:p>
          </table:table-cell>
          <table:table-cell office:value-type="string" calcext:value-type="string">
            <text:p>d+l_3</text:p>
          </table:table-cell>
          <table:table-cell office:value-type="string" calcext:value-type="string">
            <text:p>d+l_4</text:p>
          </table:table-cell>
          <table:table-cell office:value-type="string" calcext:value-type="string">
            <text:p>d-l_0</text:p>
          </table:table-cell>
          <table:table-cell office:value-type="string" calcext:value-type="string">
            <text:p>d-l_1</text:p>
          </table:table-cell>
          <table:table-cell office:value-type="string" calcext:value-type="string">
            <text:p>d-l_2</text:p>
          </table:table-cell>
          <table:table-cell office:value-type="string" calcext:value-type="string">
            <text:p>d-l_3</text:p>
          </table:table-cell>
          <table:table-cell office:value-type="string" calcext:value-type="string">
            <text:p>d-l_4</text:p>
          </table:table-cell>
          <table:table-cell table:number-columns-repeated="3"/>
          <table:table-cell office:value-type="string" calcext:value-type="string">
            <text:p>d-l_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d-l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0_1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8"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d-l_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7"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01"/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d-l_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2_3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901"/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0" calcext:value-type="float">
            <text:p>0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style-name="ce901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d-l_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3_4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46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1_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number-columns-repeated="46"/>
          <table:table-cell table:style-name="Default" table:number-columns-repeated="16327"/>
        </table:table-row>
        <table:table-row table:style-name="ro1">
          <table:table-cell office:value-type="string" calcext:value-type="string">
            <text:p>A2_1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2_4</text:p>
          </table:table-cell>
          <table:table-cell table:number-columns-repeated="2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2_4</text:p>
          </table:table-cell>
          <table:table-cell table:style-name="Default" table:number-columns-repeated="16327"/>
        </table:table-row>
        <table:table-row table:style-name="ro1">
          <table:table-cell office:value-type="string" calcext:value-type="string">
            <text:p>A3_2</text:p>
          </table:table-cell>
          <table:table-cell table:number-columns-repeated="7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0</text:p>
          </table:table-cell>
          <table:table-cell table:style-name="ce190" office:value-type="float" office:value="-1" calcext:value-type="float">
            <text:p>-1</text:p>
          </table:table-cell>
          <table:table-cell table:number-columns-repeated="7" table:style-name="ce85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4"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2" table:style-name="ce857" office:value-type="float" office:value="-1" calcext:value-type="float">
            <text:p>-1</text:p>
          </table:table-cell>
          <table:table-cell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/>
          <table:table-cell office:value-type="string" calcext:value-type="string">
            <text:p>d+l_1</text:p>
          </table:table-cell>
          <table:table-cell table:style-name="ce223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6" table:style-name="ce2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office:value-type="string" calcext:value-type="string">
            <text:p>A4_3</text:p>
          </table:table-cell>
          <table:table-cell table:number-columns-repeated="8"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+l_1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table:style-name="ce223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5" table:style-name="ce226" office:value-type="float" office:value="0" calcext:value-type="float">
            <text:p>0</text:p>
          </table:table-cell>
          <table:table-cell table:number-columns-repeated="2" table:style-name="ce85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85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2_0</text:p>
          </table:table-cell>
          <table:table-cell table:style-name="ce190" office:value-type="float" office:value="0" calcext:value-type="float">
            <text:p>0</text:p>
          </table:table-cell>
          <table:table-cell table:style-name="ce857" office:value-type="float" office:value="1" calcext:value-type="float">
            <text:p>1</text:p>
          </table:table-cell>
          <table:table-cell table:style-name="ce857" office:value-type="float" office:value="-1" calcext:value-type="float">
            <text:p>-1</text:p>
          </table:table-cell>
          <table:table-cell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style-name="ce857" office:value-type="float" office:value="1" calcext:value-type="float">
            <text:p>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2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1" office:value-type="float" office:value="-1" calcext:value-type="float">
            <text:p>-1</text:p>
          </table:table-cell>
          <table:table-cell table:style-name="ce209" office:value-type="float" office:value="-1" calcext:value-type="float">
            <text:p>-1</text:p>
          </table:table-cell>
          <table:table-cell table:style-name="ce191" office:value-type="float" office:value="-1" calcext:value-type="float">
            <text:p>-1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/>
          <table:table-cell office:value-type="string" calcext:value-type="string">
            <text:p>d+l_3</text:p>
          </table:table-cell>
          <table:table-cell table:style-name="ce223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number-columns-repeated="2" table:style-name="ce8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8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3_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3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/>
          <table:table-cell office:value-type="string" calcext:value-type="string">
            <text:p>d+l_4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4" table:style-name="ce227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number-columns-repeated="3" table:style-name="ce866" office:value-type="float" office:value="0" calcext:value-type="float">
            <text:p>0</text:p>
          </table:table-cell>
          <table:table-cell table:number-columns-repeated="3" table:style-name="ce232" office:value-type="float" office:value="-1" calcext:value-type="float">
            <text:p>-1</text:p>
          </table:table-cell>
          <table:table-cell table:number-columns-repeated="3" table:style-name="ce866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4_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+l_4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number-columns-repeated="4" table:style-name="ce866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number-columns-repeated="2" table:style-name="ce866" office:value-type="float" office:value="-1" calcext:value-type="float">
            <text:p>-1</text:p>
          </table:table-cell>
          <table:table-cell table:style-name="ce210" office:value-type="float" office:value="-1" calcext:value-type="float">
            <text:p>-1</text:p>
          </table:table-cell>
          <table:table-cell table:number-columns-repeated="3" table:style-name="ce866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office:value-type="string" calcext:value-type="string">
            <text:p>d-l_1</text:p>
          </table:table-cell>
          <table:table-cell table:style-name="ce223" office:value-type="float" office:value="0" calcext:value-type="float">
            <text:p>0</text:p>
          </table:table-cell>
          <table:table-cell table:number-columns-repeated="3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" office:value-type="string" calcext:value-type="string">
            <text:p>A0_4</text:p>
          </table:table-cell>
          <table:table-cell table:style-name="ce85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5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-l_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57" office:value-type="float" office:value="0" calcext:value-type="float">
            <text:p>0</text:p>
          </table:table-cell>
          <table:table-cell table:style-name="ce857" office:value-type="float" office:value="-1" calcext:value-type="float">
            <text:p>-1</text:p>
          </table:table-cell>
          <table:table-cell table:number-columns-repeated="3" table:style-name="ce857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style-name="ce857" office:value-type="float" office:value="-1" calcext:value-type="float">
            <text:p>-1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-1" calcext:value-type="float">
            <text:p>-1</text:p>
          </table:table-cell>
          <table:table-cell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3"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/>
          <table:table-cell office:value-type="string" calcext:value-type="string">
            <text:p>d-l_2</text:p>
          </table:table-cell>
          <table:table-cell table:style-name="ce223" office:value-type="float" office:value="0" calcext:value-type="float">
            <text:p>0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1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number-columns-repeated="14"/>
          <table:table-cell office:value-type="string" calcext:value-type="string">
            <text:p>d-l_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/>
          <table:table-cell office:value-type="string" calcext:value-type="string">
            <text:p>d-l_3</text:p>
          </table:table-cell>
          <table:table-cell table:style-name="ce223" office:value-type="float" office:value="0" calcext:value-type="float">
            <text:p>0</text:p>
          </table:table-cell>
          <table:table-cell table:number-columns-repeated="5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d-l_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01" office:value-type="float" office:value="-1" calcext:value-type="float">
            <text:p>-1</text:p>
          </table:table-cell>
          <table:table-cell table:style-name="ce209"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/>
          <table:table-cell office:value-type="string" calcext:value-type="string">
            <text:p>d-l_4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6"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1" table:style-name="ce86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table:style-name="ce1" office:value-type="string" calcext:value-type="string">
            <text:p>A0_4</text:p>
          </table:table-cell>
          <table:table-cell/>
          <table:table-cell office:value-type="string" calcext:value-type="string">
            <text:p>d-l_3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7"/>
        </table:table-row>
        <table:table-row table:style-name="ro1">
          <table:table-cell office:value-type="string" calcext:value-type="string">
            <text:p>d+l_0</text:p>
          </table:table-cell>
          <table:table-cell table:style-name="ce205" office:value-type="float" office:value="-1" calcext:value-type="float">
            <text:p>-1</text:p>
          </table:table-cell>
          <table:table-cell table:number-columns-repeated="7" table:style-name="ce20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d-l_4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6"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4" table:style-name="ce86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86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2"/>
          <table:table-cell table:style-name="Default" table:number-columns-repeated="16327"/>
        </table:table-row>
        <table:table-row table:style-name="ro1">
          <table:table-cell table:style-name="ce190" office:value-type="string" calcext:value-type="string">
            <text:p>d+l_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4"/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2</text:p>
          </table:table-cell>
          <table:table-cell table:style-name="ce1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style-name="ce19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/>
          <table:table-cell office:value-type="string" calcext:value-type="string">
            <text:p>d+l_1</text:p>
          </table:table-cell>
          <table:table-cell table:style-name="ce193" table:number-matrix-columns-spanned="20" table:number-matrix-rows-spanned="8" table:formula="of:=MMULT([.AA27:.AH34];[.P39:.AI46])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12" office:value-type="string" calcext:value-type="string">
            <text:p>B^-1A</text:p>
          </table:table-cell>
          <table:table-cell/>
          <table:table-cell table:style-name="ce190" table:number-matrix-columns-spanned="20" table:number-matrix-rows-spanned="8" table:formula="of:=MMULT([.AV27:.BC34];[.AL38:.BE45])" office:value-type="float" office:value="1" calcext:value-type="float">
            <text:p>1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3</text:p>
          </table:table-cell>
          <table:table-cell table:style-name="ce1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d+l_3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style-name="ce906" office:value-type="float" office:value="1" calcext:value-type="float">
            <text:p>1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27"/>
        </table:table-row>
        <table:table-row table:style-name="ro1">
          <table:table-cell table:style-name="ce190" office:value-type="string" calcext:value-type="string">
            <text:p>d-l_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office:value-type="string" calcext:value-type="string">
            <text:p>d+l_4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1" calcext:value-type="float">
            <text:p>1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-l_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d-l_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-l_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/>
          <table:table-cell office:value-type="string" calcext:value-type="string">
            <text:p>d-l_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style-name="ce192" office:value-type="string" calcext:value-type="string">
            <text:p>d-l_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215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d-l_2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number-columns-repeated="2"/>
          <table:table-cell table:style-name="ce1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office:value-type="string" calcext:value-type="string">
            <text:p>d-l_4</text:p>
          </table:table-cell>
          <table:table-cell table:number-columns-repeated="7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d-l_3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number-columns-repeated="2"/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number-columns-repeated="14"/>
          <table:table-cell table:style-name="ce850" table:number-columns-repeated="21"/>
          <table:table-cell table:number-columns-repeated="22"/>
          <table:table-cell table:style-name="Default" table:number-columns-repeated="16327"/>
        </table:table-row>
        <table:table-row table:style-name="ro1">
          <table:table-cell table:number-columns-repeated="14"/>
          <table:table-cell table:style-name="ce850" table:number-columns-repeated="21"/>
          <table:table-cell table:number-columns-repeated="2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2_4</text:p>
          </table:table-cell>
          <table:table-cell table:style-name="Default" table:number-columns-repeated="16327"/>
        </table:table-row>
        <table:table-row table:style-name="ro1">
          <table:table-cell office:value-type="string" calcext:value-type="string">
            <text:p>B-1</text:p>
          </table:table-cell>
          <table:table-cell table:number-matrix-columns-spanned="8" table:number-matrix-rows-spanned="8" table:formula="of:=MINVERSE([.B48:.I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+l_1</text:p>
          </table:table-cell>
          <table:table-cell table:style-name="ce194" table:formula="of:=-[.P49]" office:value-type="float" office:value="-1" calcext:value-type="float">
            <text:p>-1</text:p>
          </table:table-cell>
          <table:table-cell table:style-name="ce199" table:formula="of:=-[.Q49]" office:value-type="float" office:value="-0" calcext:value-type="float">
            <text:p>0</text:p>
          </table:table-cell>
          <table:table-cell table:style-name="ce199" table:formula="of:=-[.R49]" office:value-type="float" office:value="-0" calcext:value-type="float">
            <text:p>0</text:p>
          </table:table-cell>
          <table:table-cell table:style-name="ce199" table:formula="of:=-[.S49]" office:value-type="float" office:value="-0" calcext:value-type="float">
            <text:p>0</text:p>
          </table:table-cell>
          <table:table-cell table:style-name="ce199" table:formula="of:=-[.T49]" office:value-type="float" office:value="-0" calcext:value-type="float">
            <text:p>0</text:p>
          </table:table-cell>
          <table:table-cell table:style-name="ce199" table:formula="of:=-[.U49]" office:value-type="float" office:value="-0" calcext:value-type="float">
            <text:p>0</text:p>
          </table:table-cell>
          <table:table-cell table:style-name="ce199" table:formula="of:=-[.V49]" office:value-type="float" office:value="-0" calcext:value-type="float">
            <text:p>0</text:p>
          </table:table-cell>
          <table:table-cell table:style-name="ce199" table:formula="of:=-[.W49]" office:value-type="float" office:value="-0" calcext:value-type="float">
            <text:p>0</text:p>
          </table:table-cell>
          <table:table-cell table:style-name="ce203" table:formula="of:=-[.X49]" office:value-type="float" office:value="-0" calcext:value-type="float">
            <text:p>0</text:p>
          </table:table-cell>
          <table:table-cell table:style-name="ce203" table:formula="of:=-[.Y49]" office:value-type="float" office:value="-0" calcext:value-type="float">
            <text:p>0</text:p>
          </table:table-cell>
          <table:table-cell table:style-name="ce203" table:formula="of:=-[.Z49]" office:value-type="float" office:value="-0" calcext:value-type="float">
            <text:p>0</text:p>
          </table:table-cell>
          <table:table-cell table:style-name="ce203" table:formula="of:=-[.AA49]" office:value-type="float" office:value="-0" calcext:value-type="float">
            <text:p>0</text:p>
          </table:table-cell>
          <table:table-cell table:style-name="ce203" table:formula="of:=-[.AB49]" office:value-type="float" office:value="-0" calcext:value-type="float">
            <text:p>0</text:p>
          </table:table-cell>
          <table:table-cell table:style-name="ce203" table:formula="of:=-[.AC49]" office:value-type="float" office:value="-0" calcext:value-type="float">
            <text:p>0</text:p>
          </table:table-cell>
          <table:table-cell table:style-name="ce203" table:formula="of:=-[.AD49]" office:value-type="float" office:value="-0" calcext:value-type="float">
            <text:p>0</text:p>
          </table:table-cell>
          <table:table-cell table:style-name="ce203" table:formula="of:=-[.AE49]" office:value-type="float" office:value="-0" calcext:value-type="float">
            <text:p>0</text:p>
          </table:table-cell>
          <table:table-cell table:style-name="ce217" table:formula="of:=-[.AF49]" office:value-type="float" office:value="-1" calcext:value-type="float">
            <text:p>-1</text:p>
          </table:table-cell>
          <table:table-cell table:style-name="ce217" table:formula="of:=-[.AG49]" office:value-type="float" office:value="-1" calcext:value-type="float">
            <text:p>-1</text:p>
          </table:table-cell>
          <table:table-cell table:style-name="ce217" table:formula="of:=-[.AH49]" office:value-type="float" office:value="-0" calcext:value-type="float">
            <text:p>0</text:p>
          </table:table-cell>
          <table:table-cell table:style-name="ce219" table:formula="of:=-[.AI49]" office:value-type="float" office:value="-0" calcext:value-type="float">
            <text:p>0</text:p>
          </table:table-cell>
          <table:table-cell table:style-name="ce912" office:value-type="string" calcext:value-type="string">
            <text:p>-B^-1A</text:p>
          </table:table-cell>
          <table:table-cell office:value-type="string" calcext:value-type="string">
            <text:p>d+l_1</text:p>
          </table:table-cell>
          <table:table-cell table:style-name="ce225" table:formula="of:=-[.AL49]" office:value-type="float" office:value="-1" calcext:value-type="float">
            <text:p>-1</text:p>
          </table:table-cell>
          <table:table-cell table:style-name="ce228" table:formula="of:=-[.AM49]" office:value-type="float" office:value="-0" calcext:value-type="float">
            <text:p>0</text:p>
          </table:table-cell>
          <table:table-cell table:style-name="ce228" table:formula="of:=-[.AN49]" office:value-type="float" office:value="-0" calcext:value-type="float">
            <text:p>0</text:p>
          </table:table-cell>
          <table:table-cell table:style-name="ce228" table:formula="of:=-[.AO49]" office:value-type="float" office:value="-0" calcext:value-type="float">
            <text:p>0</text:p>
          </table:table-cell>
          <table:table-cell table:style-name="ce228" table:formula="of:=-[.AP49]" office:value-type="float" office:value="-0" calcext:value-type="float">
            <text:p>0</text:p>
          </table:table-cell>
          <table:table-cell table:style-name="ce228" table:formula="of:=-[.AQ49]" office:value-type="float" office:value="-0" calcext:value-type="float">
            <text:p>0</text:p>
          </table:table-cell>
          <table:table-cell table:style-name="ce228" table:formula="of:=-[.AR49]" office:value-type="float" office:value="-0" calcext:value-type="float">
            <text:p>0</text:p>
          </table:table-cell>
          <table:table-cell table:style-name="ce228" table:formula="of:=-[.AS49]" office:value-type="float" office:value="-0" calcext:value-type="float">
            <text:p>0</text:p>
          </table:table-cell>
          <table:table-cell table:style-name="ce857" table:formula="of:=-[.AT49]" office:value-type="float" office:value="-0" calcext:value-type="float">
            <text:p>0</text:p>
          </table:table-cell>
          <table:table-cell table:style-name="ce857" table:formula="of:=-[.AU49]" office:value-type="float" office:value="-0" calcext:value-type="float">
            <text:p>0</text:p>
          </table:table-cell>
          <table:table-cell table:style-name="ce857" table:formula="of:=-[.AV49]" office:value-type="float" office:value="-0" calcext:value-type="float">
            <text:p>0</text:p>
          </table:table-cell>
          <table:table-cell table:style-name="ce857" table:formula="of:=-[.AW49]" office:value-type="float" office:value="-0" calcext:value-type="float">
            <text:p>0</text:p>
          </table:table-cell>
          <table:table-cell table:style-name="ce857" table:formula="of:=-[.AX49]" office:value-type="float" office:value="-0" calcext:value-type="float">
            <text:p>0</text:p>
          </table:table-cell>
          <table:table-cell table:style-name="ce857" table:formula="of:=-[.AY49]" office:value-type="float" office:value="-0" calcext:value-type="float">
            <text:p>0</text:p>
          </table:table-cell>
          <table:table-cell table:style-name="ce857" table:formula="of:=-[.AZ49]" office:value-type="float" office:value="-0" calcext:value-type="float">
            <text:p>0</text:p>
          </table:table-cell>
          <table:table-cell table:style-name="ce857" table:formula="of:=-[.BA49]" office:value-type="float" office:value="-0" calcext:value-type="float">
            <text:p>0</text:p>
          </table:table-cell>
          <table:table-cell table:style-name="ce217" table:formula="of:=-[.BB49]" office:value-type="float" office:value="-1" calcext:value-type="float">
            <text:p>-1</text:p>
          </table:table-cell>
          <table:table-cell table:style-name="ce217" table:formula="of:=-[.BC49]" office:value-type="float" office:value="-1" calcext:value-type="float">
            <text:p>-1</text:p>
          </table:table-cell>
          <table:table-cell table:style-name="ce217" table:formula="of:=-[.BD49]" office:value-type="float" office:value="-0" calcext:value-type="float">
            <text:p>0</text:p>
          </table:table-cell>
          <table:table-cell table:style-name="ce219" table:formula="of:=-[.BE49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+l_2</text:p>
          </table:table-cell>
          <table:table-cell table:style-name="ce195" table:formula="of:=-[.P50]" office:value-type="float" office:value="-0" calcext:value-type="float">
            <text:p>0</text:p>
          </table:table-cell>
          <table:table-cell table:style-name="ce193" table:formula="of:=-[.Q50]" office:value-type="float" office:value="-1" calcext:value-type="float">
            <text:p>-1</text:p>
          </table:table-cell>
          <table:table-cell table:style-name="ce193" table:formula="of:=-[.R50]" office:value-type="float" office:value="-0" calcext:value-type="float">
            <text:p>0</text:p>
          </table:table-cell>
          <table:table-cell table:style-name="ce193" table:formula="of:=-[.S50]" office:value-type="float" office:value="-0" calcext:value-type="float">
            <text:p>0</text:p>
          </table:table-cell>
          <table:table-cell table:style-name="ce193" table:formula="of:=-[.T50]" office:value-type="float" office:value="-0" calcext:value-type="float">
            <text:p>0</text:p>
          </table:table-cell>
          <table:table-cell table:style-name="ce193" table:formula="of:=-[.U50]" office:value-type="float" office:value="-0" calcext:value-type="float">
            <text:p>0</text:p>
          </table:table-cell>
          <table:table-cell table:style-name="ce193" table:formula="of:=-[.V50]" office:value-type="float" office:value="-0" calcext:value-type="float">
            <text:p>0</text:p>
          </table:table-cell>
          <table:table-cell table:style-name="ce193" table:formula="of:=-[.W50]" office:value-type="float" office:value="-0" calcext:value-type="float">
            <text:p>0</text:p>
          </table:table-cell>
          <table:table-cell table:style-name="ce850" table:formula="of:=-[.X50]" office:value-type="float" office:value="-0" calcext:value-type="float">
            <text:p>0</text:p>
          </table:table-cell>
          <table:table-cell table:style-name="ce850" table:formula="of:=-[.Y50]" office:value-type="float" office:value="-0" calcext:value-type="float">
            <text:p>0</text:p>
          </table:table-cell>
          <table:table-cell table:style-name="ce850" table:formula="of:=-[.Z50]" office:value-type="float" office:value="1" calcext:value-type="float">
            <text:p>1</text:p>
          </table:table-cell>
          <table:table-cell table:style-name="ce850" table:formula="of:=-[.AA50]" office:value-type="float" office:value="-0" calcext:value-type="float">
            <text:p>0</text:p>
          </table:table-cell>
          <table:table-cell table:style-name="ce850" table:formula="of:=-[.AB50]" office:value-type="float" office:value="-0" calcext:value-type="float">
            <text:p>0</text:p>
          </table:table-cell>
          <table:table-cell table:style-name="ce850" table:formula="of:=-[.AC50]" office:value-type="float" office:value="-0" calcext:value-type="float">
            <text:p>0</text:p>
          </table:table-cell>
          <table:table-cell table:style-name="ce850" table:formula="of:=-[.AD50]" office:value-type="float" office:value="-0" calcext:value-type="float">
            <text:p>0</text:p>
          </table:table-cell>
          <table:table-cell table:style-name="ce850" table:formula="of:=-[.AE50]" office:value-type="float" office:value="-0" calcext:value-type="float">
            <text:p>0</text:p>
          </table:table-cell>
          <table:table-cell table:style-name="ce906" table:formula="of:=-[.AF50]" office:value-type="float" office:value="-1" calcext:value-type="float">
            <text:p>-1</text:p>
          </table:table-cell>
          <table:table-cell table:style-name="ce906" table:formula="of:=-[.AG50]" office:value-type="float" office:value="-1" calcext:value-type="float">
            <text:p>-1</text:p>
          </table:table-cell>
          <table:table-cell table:style-name="ce906" table:formula="of:=-[.AH50]" office:value-type="float" office:value="-1" calcext:value-type="float">
            <text:p>-1</text:p>
          </table:table-cell>
          <table:table-cell table:style-name="ce220" table:formula="of:=-[.AI50]" office:value-type="float" office:value="-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table:style-name="ce223" table:formula="of:=-[.AL50]" office:value-type="float" office:value="-0" calcext:value-type="float">
            <text:p>0</text:p>
          </table:table-cell>
          <table:table-cell table:style-name="ce226" table:formula="of:=-[.AM50]" office:value-type="float" office:value="-1" calcext:value-type="float">
            <text:p>-1</text:p>
          </table:table-cell>
          <table:table-cell table:style-name="ce226" table:formula="of:=-[.AN50]" office:value-type="float" office:value="-0" calcext:value-type="float">
            <text:p>0</text:p>
          </table:table-cell>
          <table:table-cell table:style-name="ce226" table:formula="of:=-[.AO50]" office:value-type="float" office:value="-0" calcext:value-type="float">
            <text:p>0</text:p>
          </table:table-cell>
          <table:table-cell table:style-name="ce226" table:formula="of:=-[.AP50]" office:value-type="float" office:value="-0" calcext:value-type="float">
            <text:p>0</text:p>
          </table:table-cell>
          <table:table-cell table:style-name="ce226" table:formula="of:=-[.AQ50]" office:value-type="float" office:value="-0" calcext:value-type="float">
            <text:p>0</text:p>
          </table:table-cell>
          <table:table-cell table:style-name="ce226" table:formula="of:=-[.AR50]" office:value-type="float" office:value="-0" calcext:value-type="float">
            <text:p>0</text:p>
          </table:table-cell>
          <table:table-cell table:style-name="ce226" table:formula="of:=-[.AS50]" office:value-type="float" office:value="-0" calcext:value-type="float">
            <text:p>0</text:p>
          </table:table-cell>
          <table:table-cell table:formula="of:=-[.AT50]" office:value-type="float" office:value="-0" calcext:value-type="float">
            <text:p>0</text:p>
          </table:table-cell>
          <table:table-cell table:formula="of:=-[.AU50]" office:value-type="float" office:value="-0" calcext:value-type="float">
            <text:p>0</text:p>
          </table:table-cell>
          <table:table-cell table:formula="of:=-[.AV50]" office:value-type="float" office:value="1" calcext:value-type="float">
            <text:p>1</text:p>
          </table:table-cell>
          <table:table-cell table:formula="of:=-[.AW50]" office:value-type="float" office:value="-0" calcext:value-type="float">
            <text:p>0</text:p>
          </table:table-cell>
          <table:table-cell table:formula="of:=-[.AX50]" office:value-type="float" office:value="-0" calcext:value-type="float">
            <text:p>0</text:p>
          </table:table-cell>
          <table:table-cell table:formula="of:=-[.AY50]" office:value-type="float" office:value="-0" calcext:value-type="float">
            <text:p>0</text:p>
          </table:table-cell>
          <table:table-cell table:formula="of:=-[.AZ50]" office:value-type="float" office:value="-0" calcext:value-type="float">
            <text:p>0</text:p>
          </table:table-cell>
          <table:table-cell table:formula="of:=-[.BA50]" office:value-type="float" office:value="-0" calcext:value-type="float">
            <text:p>0</text:p>
          </table:table-cell>
          <table:table-cell table:style-name="ce906" table:formula="of:=-[.BB50]" office:value-type="float" office:value="-1" calcext:value-type="float">
            <text:p>-1</text:p>
          </table:table-cell>
          <table:table-cell table:style-name="ce906" table:formula="of:=-[.BC50]" office:value-type="float" office:value="-1" calcext:value-type="float">
            <text:p>-1</text:p>
          </table:table-cell>
          <table:table-cell table:style-name="ce906" table:formula="of:=-[.BD50]" office:value-type="float" office:value="-1" calcext:value-type="float">
            <text:p>-1</text:p>
          </table:table-cell>
          <table:table-cell table:style-name="ce220" table:formula="of:=-[.BE50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+l_3</text:p>
          </table:table-cell>
          <table:table-cell table:style-name="ce195" table:formula="of:=-[.P51]" office:value-type="float" office:value="-0" calcext:value-type="float">
            <text:p>0</text:p>
          </table:table-cell>
          <table:table-cell table:style-name="ce193" table:formula="of:=-[.Q51]" office:value-type="float" office:value="-0" calcext:value-type="float">
            <text:p>0</text:p>
          </table:table-cell>
          <table:table-cell table:style-name="ce193" table:formula="of:=-[.R51]" office:value-type="float" office:value="-1" calcext:value-type="float">
            <text:p>-1</text:p>
          </table:table-cell>
          <table:table-cell table:style-name="ce193" table:formula="of:=-[.S51]" office:value-type="float" office:value="-0" calcext:value-type="float">
            <text:p>0</text:p>
          </table:table-cell>
          <table:table-cell table:style-name="ce193" table:formula="of:=-[.T51]" office:value-type="float" office:value="-0" calcext:value-type="float">
            <text:p>0</text:p>
          </table:table-cell>
          <table:table-cell table:style-name="ce193" table:formula="of:=-[.U51]" office:value-type="float" office:value="-0" calcext:value-type="float">
            <text:p>0</text:p>
          </table:table-cell>
          <table:table-cell table:style-name="ce193" table:formula="of:=-[.V51]" office:value-type="float" office:value="-0" calcext:value-type="float">
            <text:p>0</text:p>
          </table:table-cell>
          <table:table-cell table:style-name="ce193" table:formula="of:=-[.W51]" office:value-type="float" office:value="-0" calcext:value-type="float">
            <text:p>0</text:p>
          </table:table-cell>
          <table:table-cell table:style-name="ce850" table:formula="of:=-[.X51]" office:value-type="float" office:value="-1" calcext:value-type="float">
            <text:p>-1</text:p>
          </table:table-cell>
          <table:table-cell table:style-name="ce850" table:formula="of:=-[.Y51]" office:value-type="float" office:value="-1" calcext:value-type="float">
            <text:p>-1</text:p>
          </table:table-cell>
          <table:table-cell table:style-name="ce850" table:formula="of:=-[.Z51]" office:value-type="float" office:value="-0" calcext:value-type="float">
            <text:p>0</text:p>
          </table:table-cell>
          <table:table-cell table:style-name="ce850" table:formula="of:=-[.AA51]" office:value-type="float" office:value="1" calcext:value-type="float">
            <text:p>1</text:p>
          </table:table-cell>
          <table:table-cell table:style-name="ce850" table:formula="of:=-[.AB51]" office:value-type="float" office:value="1" calcext:value-type="float">
            <text:p>1</text:p>
          </table:table-cell>
          <table:table-cell table:style-name="ce850" table:formula="of:=-[.AC51]" office:value-type="float" office:value="-0" calcext:value-type="float">
            <text:p>0</text:p>
          </table:table-cell>
          <table:table-cell table:style-name="ce850" table:formula="of:=-[.AD51]" office:value-type="float" office:value="-0" calcext:value-type="float">
            <text:p>0</text:p>
          </table:table-cell>
          <table:table-cell table:style-name="ce850" table:formula="of:=-[.AE51]" office:value-type="float" office:value="-0" calcext:value-type="float">
            <text:p>0</text:p>
          </table:table-cell>
          <table:table-cell table:style-name="ce906" table:formula="of:=-[.AF51]" office:value-type="float" office:value="-0" calcext:value-type="float">
            <text:p>0</text:p>
          </table:table-cell>
          <table:table-cell table:style-name="ce906" table:formula="of:=-[.AG51]" office:value-type="float" office:value="-1" calcext:value-type="float">
            <text:p>-1</text:p>
          </table:table-cell>
          <table:table-cell table:style-name="ce906" table:formula="of:=-[.AH51]" office:value-type="float" office:value="-1" calcext:value-type="float">
            <text:p>-1</text:p>
          </table:table-cell>
          <table:table-cell table:style-name="ce220" table:formula="of:=-[.AI51]" office:value-type="float" office:value="-1" calcext:value-type="float">
            <text:p>-1</text:p>
          </table:table-cell>
          <table:table-cell/>
          <table:table-cell office:value-type="string" calcext:value-type="string">
            <text:p>d+l_3</text:p>
          </table:table-cell>
          <table:table-cell table:style-name="ce223" table:formula="of:=-[.AL51]" office:value-type="float" office:value="-0" calcext:value-type="float">
            <text:p>0</text:p>
          </table:table-cell>
          <table:table-cell table:style-name="ce226" table:formula="of:=-[.AM51]" office:value-type="float" office:value="-0" calcext:value-type="float">
            <text:p>0</text:p>
          </table:table-cell>
          <table:table-cell table:style-name="ce226" table:formula="of:=-[.AN51]" office:value-type="float" office:value="-1" calcext:value-type="float">
            <text:p>-1</text:p>
          </table:table-cell>
          <table:table-cell table:style-name="ce226" table:formula="of:=-[.AO51]" office:value-type="float" office:value="-0" calcext:value-type="float">
            <text:p>0</text:p>
          </table:table-cell>
          <table:table-cell table:style-name="ce226" table:formula="of:=-[.AP51]" office:value-type="float" office:value="-0" calcext:value-type="float">
            <text:p>0</text:p>
          </table:table-cell>
          <table:table-cell table:style-name="ce226" table:formula="of:=-[.AQ51]" office:value-type="float" office:value="-0" calcext:value-type="float">
            <text:p>0</text:p>
          </table:table-cell>
          <table:table-cell table:style-name="ce226" table:formula="of:=-[.AR51]" office:value-type="float" office:value="-0" calcext:value-type="float">
            <text:p>0</text:p>
          </table:table-cell>
          <table:table-cell table:style-name="ce226" table:formula="of:=-[.AS51]" office:value-type="float" office:value="-0" calcext:value-type="float">
            <text:p>0</text:p>
          </table:table-cell>
          <table:table-cell table:formula="of:=-[.AT51]" office:value-type="float" office:value="-1" calcext:value-type="float">
            <text:p>-1</text:p>
          </table:table-cell>
          <table:table-cell table:formula="of:=-[.AU51]" office:value-type="float" office:value="-1" calcext:value-type="float">
            <text:p>-1</text:p>
          </table:table-cell>
          <table:table-cell table:formula="of:=-[.AV51]" office:value-type="float" office:value="-0" calcext:value-type="float">
            <text:p>0</text:p>
          </table:table-cell>
          <table:table-cell table:formula="of:=-[.AW51]" office:value-type="float" office:value="1" calcext:value-type="float">
            <text:p>1</text:p>
          </table:table-cell>
          <table:table-cell table:formula="of:=-[.AX51]" office:value-type="float" office:value="1" calcext:value-type="float">
            <text:p>1</text:p>
          </table:table-cell>
          <table:table-cell table:formula="of:=-[.AY51]" office:value-type="float" office:value="-0" calcext:value-type="float">
            <text:p>0</text:p>
          </table:table-cell>
          <table:table-cell table:formula="of:=-[.AZ51]" office:value-type="float" office:value="-0" calcext:value-type="float">
            <text:p>0</text:p>
          </table:table-cell>
          <table:table-cell table:formula="of:=-[.BA51]" office:value-type="float" office:value="-0" calcext:value-type="float">
            <text:p>0</text:p>
          </table:table-cell>
          <table:table-cell table:style-name="ce906" table:formula="of:=-[.BB51]" office:value-type="float" office:value="-0" calcext:value-type="float">
            <text:p>0</text:p>
          </table:table-cell>
          <table:table-cell table:style-name="ce906" table:formula="of:=-[.BC51]" office:value-type="float" office:value="-1" calcext:value-type="float">
            <text:p>-1</text:p>
          </table:table-cell>
          <table:table-cell table:style-name="ce906" table:formula="of:=-[.BD51]" office:value-type="float" office:value="-1" calcext:value-type="float">
            <text:p>-1</text:p>
          </table:table-cell>
          <table:table-cell table:style-name="ce220" table:formula="of:=-[.BE51]" office:value-type="float" office:value="-1" calcext:value-type="float">
            <text:p>-1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+l_4</text:p>
          </table:table-cell>
          <table:table-cell table:style-name="ce196" table:formula="of:=-[.P52]" office:value-type="float" office:value="-0" calcext:value-type="float">
            <text:p>0</text:p>
          </table:table-cell>
          <table:table-cell table:style-name="ce200" table:formula="of:=-[.Q52]" office:value-type="float" office:value="-0" calcext:value-type="float">
            <text:p>0</text:p>
          </table:table-cell>
          <table:table-cell table:style-name="ce200" table:formula="of:=-[.R52]" office:value-type="float" office:value="-0" calcext:value-type="float">
            <text:p>0</text:p>
          </table:table-cell>
          <table:table-cell table:style-name="ce200" table:formula="of:=-[.S52]" office:value-type="float" office:value="-1" calcext:value-type="float">
            <text:p>-1</text:p>
          </table:table-cell>
          <table:table-cell table:style-name="ce200" table:formula="of:=-[.T52]" office:value-type="float" office:value="-0" calcext:value-type="float">
            <text:p>0</text:p>
          </table:table-cell>
          <table:table-cell table:style-name="ce200" table:formula="of:=-[.U52]" office:value-type="float" office:value="-0" calcext:value-type="float">
            <text:p>0</text:p>
          </table:table-cell>
          <table:table-cell table:style-name="ce200" table:formula="of:=-[.V52]" office:value-type="float" office:value="-0" calcext:value-type="float">
            <text:p>0</text:p>
          </table:table-cell>
          <table:table-cell table:style-name="ce200" table:formula="of:=-[.W52]" office:value-type="float" office:value="-0" calcext:value-type="float">
            <text:p>0</text:p>
          </table:table-cell>
          <table:table-cell table:style-name="ce204" table:formula="of:=-[.X52]" office:value-type="float" office:value="-1" calcext:value-type="float">
            <text:p>-1</text:p>
          </table:table-cell>
          <table:table-cell table:style-name="ce204" table:formula="of:=-[.Y52]" office:value-type="float" office:value="-1" calcext:value-type="float">
            <text:p>-1</text:p>
          </table:table-cell>
          <table:table-cell table:style-name="ce206" table:formula="of:=-[.Z52]" office:value-type="float" office:value="-0" calcext:value-type="float">
            <text:p>0</text:p>
          </table:table-cell>
          <table:table-cell table:style-name="ce206" table:formula="of:=-[.AA52]" office:value-type="float" office:value="-0" calcext:value-type="float">
            <text:p>0</text:p>
          </table:table-cell>
          <table:table-cell table:style-name="ce206" table:formula="of:=-[.AB52]" office:value-type="float" office:value="-0" calcext:value-type="float">
            <text:p>0</text:p>
          </table:table-cell>
          <table:table-cell table:style-name="ce215" table:formula="of:=-[.AC52]" office:value-type="float" office:value="1" calcext:value-type="float">
            <text:p>1</text:p>
          </table:table-cell>
          <table:table-cell table:style-name="ce215" table:formula="of:=-[.AD52]" office:value-type="float" office:value="1" calcext:value-type="float">
            <text:p>1</text:p>
          </table:table-cell>
          <table:table-cell table:style-name="ce215" table:formula="of:=-[.AE52]" office:value-type="float" office:value="1" calcext:value-type="float">
            <text:p>1</text:p>
          </table:table-cell>
          <table:table-cell table:style-name="ce218" table:formula="of:=-[.AF52]" office:value-type="float" office:value="-0" calcext:value-type="float">
            <text:p>0</text:p>
          </table:table-cell>
          <table:table-cell table:style-name="ce218" table:formula="of:=-[.AG52]" office:value-type="float" office:value="-0" calcext:value-type="float">
            <text:p>0</text:p>
          </table:table-cell>
          <table:table-cell table:style-name="ce218" table:formula="of:=-[.AH52]" office:value-type="float" office:value="-0" calcext:value-type="float">
            <text:p>0</text:p>
          </table:table-cell>
          <table:table-cell table:style-name="ce221" table:formula="of:=-[.AI52]" office:value-type="float" office:value="-1" calcext:value-type="float">
            <text:p>-1</text:p>
          </table:table-cell>
          <table:table-cell/>
          <table:table-cell office:value-type="string" calcext:value-type="string">
            <text:p>d+l_4</text:p>
          </table:table-cell>
          <table:table-cell table:style-name="ce224" table:formula="of:=-[.AL52]" office:value-type="float" office:value="-0" calcext:value-type="float">
            <text:p>0</text:p>
          </table:table-cell>
          <table:table-cell table:style-name="ce227" table:formula="of:=-[.AM52]" office:value-type="float" office:value="-0" calcext:value-type="float">
            <text:p>0</text:p>
          </table:table-cell>
          <table:table-cell table:style-name="ce227" table:formula="of:=-[.AN52]" office:value-type="float" office:value="-0" calcext:value-type="float">
            <text:p>0</text:p>
          </table:table-cell>
          <table:table-cell table:style-name="ce227" table:formula="of:=-[.AO52]" office:value-type="float" office:value="-1" calcext:value-type="float">
            <text:p>-1</text:p>
          </table:table-cell>
          <table:table-cell table:style-name="ce227" table:formula="of:=-[.AP52]" office:value-type="float" office:value="-0" calcext:value-type="float">
            <text:p>0</text:p>
          </table:table-cell>
          <table:table-cell table:style-name="ce227" table:formula="of:=-[.AQ52]" office:value-type="float" office:value="-0" calcext:value-type="float">
            <text:p>0</text:p>
          </table:table-cell>
          <table:table-cell table:style-name="ce227" table:formula="of:=-[.AR52]" office:value-type="float" office:value="-0" calcext:value-type="float">
            <text:p>0</text:p>
          </table:table-cell>
          <table:table-cell table:style-name="ce227" table:formula="of:=-[.AS52]" office:value-type="float" office:value="-0" calcext:value-type="float">
            <text:p>0</text:p>
          </table:table-cell>
          <table:table-cell table:style-name="ce204" table:formula="of:=-[.AT52]" office:value-type="float" office:value="-1" calcext:value-type="float">
            <text:p>-1</text:p>
          </table:table-cell>
          <table:table-cell table:style-name="ce204" table:formula="of:=-[.AU52]" office:value-type="float" office:value="-1" calcext:value-type="float">
            <text:p>-1</text:p>
          </table:table-cell>
          <table:table-cell table:style-name="ce866" table:formula="of:=-[.AV52]" office:value-type="float" office:value="-0" calcext:value-type="float">
            <text:p>0</text:p>
          </table:table-cell>
          <table:table-cell table:style-name="ce866" table:formula="of:=-[.AW52]" office:value-type="float" office:value="-0" calcext:value-type="float">
            <text:p>0</text:p>
          </table:table-cell>
          <table:table-cell table:style-name="ce866" table:formula="of:=-[.AX52]" office:value-type="float" office:value="-0" calcext:value-type="float">
            <text:p>0</text:p>
          </table:table-cell>
          <table:table-cell table:style-name="ce233" table:formula="of:=-[.AY52]" office:value-type="float" office:value="1" calcext:value-type="float">
            <text:p>1</text:p>
          </table:table-cell>
          <table:table-cell table:style-name="ce233" table:formula="of:=-[.AZ52]" office:value-type="float" office:value="1" calcext:value-type="float">
            <text:p>1</text:p>
          </table:table-cell>
          <table:table-cell table:style-name="ce233" table:formula="of:=-[.BA52]" office:value-type="float" office:value="1" calcext:value-type="float">
            <text:p>1</text:p>
          </table:table-cell>
          <table:table-cell table:style-name="ce218" table:formula="of:=-[.BB52]" office:value-type="float" office:value="-0" calcext:value-type="float">
            <text:p>0</text:p>
          </table:table-cell>
          <table:table-cell table:style-name="ce218" table:formula="of:=-[.BC52]" office:value-type="float" office:value="-0" calcext:value-type="float">
            <text:p>0</text:p>
          </table:table-cell>
          <table:table-cell table:style-name="ce218" table:formula="of:=-[.BD52]" office:value-type="float" office:value="-0" calcext:value-type="float">
            <text:p>0</text:p>
          </table:table-cell>
          <table:table-cell table:style-name="ce221" table:formula="of:=-[.BE52]" office:value-type="float" office:value="-1" calcext:value-type="float">
            <text:p>-1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5"/>
          <table:table-cell office:value-type="string" calcext:value-type="string">
            <text:p>d-l_0</text:p>
          </table:table-cell>
          <table:table-cell table:style-name="ce194" table:formula="of:=-[.P53]" office:value-type="float" office:value="-0" calcext:value-type="float">
            <text:p>0</text:p>
          </table:table-cell>
          <table:table-cell table:style-name="ce199" table:formula="of:=-[.Q53]" office:value-type="float" office:value="-0" calcext:value-type="float">
            <text:p>0</text:p>
          </table:table-cell>
          <table:table-cell table:style-name="ce199" table:formula="of:=-[.R53]" office:value-type="float" office:value="-0" calcext:value-type="float">
            <text:p>0</text:p>
          </table:table-cell>
          <table:table-cell table:style-name="ce199" table:formula="of:=-[.S53]" office:value-type="float" office:value="-0" calcext:value-type="float">
            <text:p>0</text:p>
          </table:table-cell>
          <table:table-cell table:style-name="ce199" table:formula="of:=-[.T53]" office:value-type="float" office:value="-1" calcext:value-type="float">
            <text:p>-1</text:p>
          </table:table-cell>
          <table:table-cell table:style-name="ce199" table:formula="of:=-[.U53]" office:value-type="float" office:value="-0" calcext:value-type="float">
            <text:p>0</text:p>
          </table:table-cell>
          <table:table-cell table:style-name="ce199" table:formula="of:=-[.V53]" office:value-type="float" office:value="-0" calcext:value-type="float">
            <text:p>0</text:p>
          </table:table-cell>
          <table:table-cell table:style-name="ce199" table:formula="of:=-[.W53]" office:value-type="float" office:value="-0" calcext:value-type="float">
            <text:p>0</text:p>
          </table:table-cell>
          <table:table-cell table:style-name="ce203" table:formula="of:=-[.X53]" office:value-type="float" office:value="1" calcext:value-type="float">
            <text:p>1</text:p>
          </table:table-cell>
          <table:table-cell table:style-name="ce203" table:formula="of:=-[.Y53]" office:value-type="float" office:value="-0" calcext:value-type="float">
            <text:p>0</text:p>
          </table:table-cell>
          <table:table-cell table:style-name="ce212" table:formula="of:=-[.Z53]" office:value-type="float" office:value="-1" calcext:value-type="float">
            <text:p>-1</text:p>
          </table:table-cell>
          <table:table-cell table:style-name="ce203" table:formula="of:=-[.AA53]" office:value-type="float" office:value="-1" calcext:value-type="float">
            <text:p>-1</text:p>
          </table:table-cell>
          <table:table-cell table:style-name="ce203" table:formula="of:=-[.AB53]" office:value-type="float" office:value="-0" calcext:value-type="float">
            <text:p>0</text:p>
          </table:table-cell>
          <table:table-cell table:style-name="ce203" table:formula="of:=-[.AC53]" office:value-type="float" office:value="-1" calcext:value-type="float">
            <text:p>-1</text:p>
          </table:table-cell>
          <table:table-cell table:style-name="ce203" table:formula="of:=-[.AD53]" office:value-type="float" office:value="-0" calcext:value-type="float">
            <text:p>0</text:p>
          </table:table-cell>
          <table:table-cell table:style-name="ce203" table:formula="of:=-[.AE53]" office:value-type="float" office:value="-0" calcext:value-type="float">
            <text:p>0</text:p>
          </table:table-cell>
          <table:table-cell table:style-name="ce217" table:formula="of:=-[.AF53]" office:value-type="float" office:value="-0" calcext:value-type="float">
            <text:p>0</text:p>
          </table:table-cell>
          <table:table-cell table:style-name="ce217" table:formula="of:=-[.AG53]" office:value-type="float" office:value="-0" calcext:value-type="float">
            <text:p>0</text:p>
          </table:table-cell>
          <table:table-cell table:style-name="ce217" table:formula="of:=-[.AH53]" office:value-type="float" office:value="-0" calcext:value-type="float">
            <text:p>0</text:p>
          </table:table-cell>
          <table:table-cell table:style-name="ce219" table:formula="of:=-[.AI53]" office:value-type="float" office:value="-0" calcext:value-type="float">
            <text:p>0</text:p>
          </table:table-cell>
          <table:table-cell/>
          <table:table-cell office:value-type="string" calcext:value-type="string">
            <text:p>d-l_1</text:p>
          </table:table-cell>
          <table:table-cell table:style-name="ce225" table:formula="of:=-[.AL53]" office:value-type="float" office:value="-0" calcext:value-type="float">
            <text:p>0</text:p>
          </table:table-cell>
          <table:table-cell table:style-name="ce228" table:formula="of:=-[.AM53]" office:value-type="float" office:value="-0" calcext:value-type="float">
            <text:p>0</text:p>
          </table:table-cell>
          <table:table-cell table:style-name="ce228" table:formula="of:=-[.AN53]" office:value-type="float" office:value="-0" calcext:value-type="float">
            <text:p>0</text:p>
          </table:table-cell>
          <table:table-cell table:style-name="ce228" table:formula="of:=-[.AO53]" office:value-type="float" office:value="-0" calcext:value-type="float">
            <text:p>0</text:p>
          </table:table-cell>
          <table:table-cell table:style-name="ce228" table:formula="of:=-[.AP53]" office:value-type="float" office:value="-1" calcext:value-type="float">
            <text:p>-1</text:p>
          </table:table-cell>
          <table:table-cell table:style-name="ce228" table:formula="of:=-[.AQ53]" office:value-type="float" office:value="-0" calcext:value-type="float">
            <text:p>0</text:p>
          </table:table-cell>
          <table:table-cell table:style-name="ce228" table:formula="of:=-[.AR53]" office:value-type="float" office:value="-0" calcext:value-type="float">
            <text:p>0</text:p>
          </table:table-cell>
          <table:table-cell table:style-name="ce228" table:formula="of:=-[.AS53]" office:value-type="float" office:value="-0" calcext:value-type="float">
            <text:p>0</text:p>
          </table:table-cell>
          <table:table-cell table:style-name="ce857" table:formula="of:=-[.AT53]" office:value-type="float" office:value="1" calcext:value-type="float">
            <text:p>1</text:p>
          </table:table-cell>
          <table:table-cell table:style-name="ce857" table:formula="of:=-[.AU53]" office:value-type="float" office:value="-0" calcext:value-type="float">
            <text:p>0</text:p>
          </table:table-cell>
          <table:table-cell table:style-name="ce212" table:formula="of:=-[.AV53]" office:value-type="float" office:value="-1" calcext:value-type="float">
            <text:p>-1</text:p>
          </table:table-cell>
          <table:table-cell table:style-name="ce857" table:formula="of:=-[.AW53]" office:value-type="float" office:value="-1" calcext:value-type="float">
            <text:p>-1</text:p>
          </table:table-cell>
          <table:table-cell table:style-name="ce857" table:formula="of:=-[.AX53]" office:value-type="float" office:value="-0" calcext:value-type="float">
            <text:p>0</text:p>
          </table:table-cell>
          <table:table-cell table:style-name="ce857" table:formula="of:=-[.AY53]" office:value-type="float" office:value="-1" calcext:value-type="float">
            <text:p>-1</text:p>
          </table:table-cell>
          <table:table-cell table:style-name="ce857" table:formula="of:=-[.AZ53]" office:value-type="float" office:value="-0" calcext:value-type="float">
            <text:p>0</text:p>
          </table:table-cell>
          <table:table-cell table:style-name="ce857" table:formula="of:=-[.BA53]" office:value-type="float" office:value="-0" calcext:value-type="float">
            <text:p>0</text:p>
          </table:table-cell>
          <table:table-cell table:style-name="ce217" table:formula="of:=-[.BB53]" office:value-type="float" office:value="-0" calcext:value-type="float">
            <text:p>0</text:p>
          </table:table-cell>
          <table:table-cell table:style-name="ce217" table:formula="of:=-[.BC53]" office:value-type="float" office:value="-0" calcext:value-type="float">
            <text:p>0</text:p>
          </table:table-cell>
          <table:table-cell table:style-name="ce217" table:formula="of:=-[.BD53]" office:value-type="float" office:value="-0" calcext:value-type="float">
            <text:p>0</text:p>
          </table:table-cell>
          <table:table-cell table:style-name="ce219" table:formula="of:=-[.BE53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5"/>
          <table:table-cell office:value-type="string" calcext:value-type="string">
            <text:p>d-l_1</text:p>
          </table:table-cell>
          <table:table-cell table:style-name="ce195" table:formula="of:=-[.P54]" office:value-type="float" office:value="-0" calcext:value-type="float">
            <text:p>0</text:p>
          </table:table-cell>
          <table:table-cell table:style-name="ce193" table:formula="of:=-[.Q54]" office:value-type="float" office:value="-0" calcext:value-type="float">
            <text:p>0</text:p>
          </table:table-cell>
          <table:table-cell table:style-name="ce193" table:formula="of:=-[.R54]" office:value-type="float" office:value="-0" calcext:value-type="float">
            <text:p>0</text:p>
          </table:table-cell>
          <table:table-cell table:style-name="ce193" table:formula="of:=-[.S54]" office:value-type="float" office:value="-0" calcext:value-type="float">
            <text:p>0</text:p>
          </table:table-cell>
          <table:table-cell table:style-name="ce193" table:formula="of:=-[.T54]" office:value-type="float" office:value="-0" calcext:value-type="float">
            <text:p>0</text:p>
          </table:table-cell>
          <table:table-cell table:style-name="ce193" table:formula="of:=-[.U54]" office:value-type="float" office:value="-1" calcext:value-type="float">
            <text:p>-1</text:p>
          </table:table-cell>
          <table:table-cell table:style-name="ce193" table:formula="of:=-[.V54]" office:value-type="float" office:value="-0" calcext:value-type="float">
            <text:p>0</text:p>
          </table:table-cell>
          <table:table-cell table:style-name="ce193" table:formula="of:=-[.W54]" office:value-type="float" office:value="-0" calcext:value-type="float">
            <text:p>0</text:p>
          </table:table-cell>
          <table:table-cell table:style-name="ce205" table:formula="of:=-[.X54]" office:value-type="float" office:value="1" calcext:value-type="float">
            <text:p>1</text:p>
          </table:table-cell>
          <table:table-cell table:style-name="ce205" table:formula="of:=-[.Y54]" office:value-type="float" office:value="1" calcext:value-type="float">
            <text:p>1</text:p>
          </table:table-cell>
          <table:table-cell table:style-name="ce850" table:formula="of:=-[.Z54]" office:value-type="float" office:value="-0" calcext:value-type="float">
            <text:p>0</text:p>
          </table:table-cell>
          <table:table-cell table:style-name="ce214" table:formula="of:=-[.AA54]" office:value-type="float" office:value="-1" calcext:value-type="float">
            <text:p>-1</text:p>
          </table:table-cell>
          <table:table-cell table:style-name="ce214" table:formula="of:=-[.AB54]" office:value-type="float" office:value="-1" calcext:value-type="float">
            <text:p>-1</text:p>
          </table:table-cell>
          <table:table-cell table:style-name="ce850" table:formula="of:=-[.AC54]" office:value-type="float" office:value="-1" calcext:value-type="float">
            <text:p>-1</text:p>
          </table:table-cell>
          <table:table-cell table:style-name="ce850" table:formula="of:=-[.AD54]" office:value-type="float" office:value="-1" calcext:value-type="float">
            <text:p>-1</text:p>
          </table:table-cell>
          <table:table-cell table:style-name="ce850" table:formula="of:=-[.AE54]" office:value-type="float" office:value="-0" calcext:value-type="float">
            <text:p>0</text:p>
          </table:table-cell>
          <table:table-cell table:style-name="ce906" table:formula="of:=-[.AF54]" office:value-type="float" office:value="-0" calcext:value-type="float">
            <text:p>0</text:p>
          </table:table-cell>
          <table:table-cell table:style-name="ce906" table:formula="of:=-[.AG54]" office:value-type="float" office:value="-0" calcext:value-type="float">
            <text:p>0</text:p>
          </table:table-cell>
          <table:table-cell table:style-name="ce906" table:formula="of:=-[.AH54]" office:value-type="float" office:value="-0" calcext:value-type="float">
            <text:p>0</text:p>
          </table:table-cell>
          <table:table-cell table:style-name="ce220" table:formula="of:=-[.AI54]" office:value-type="float" office:value="-0" calcext:value-type="float">
            <text:p>0</text:p>
          </table:table-cell>
          <table:table-cell/>
          <table:table-cell office:value-type="string" calcext:value-type="string">
            <text:p>d-l_2</text:p>
          </table:table-cell>
          <table:table-cell table:style-name="ce223" table:formula="of:=-[.AL54]" office:value-type="float" office:value="-0" calcext:value-type="float">
            <text:p>0</text:p>
          </table:table-cell>
          <table:table-cell table:style-name="ce226" table:formula="of:=-[.AM54]" office:value-type="float" office:value="-0" calcext:value-type="float">
            <text:p>0</text:p>
          </table:table-cell>
          <table:table-cell table:style-name="ce226" table:formula="of:=-[.AN54]" office:value-type="float" office:value="-0" calcext:value-type="float">
            <text:p>0</text:p>
          </table:table-cell>
          <table:table-cell table:style-name="ce226" table:formula="of:=-[.AO54]" office:value-type="float" office:value="-0" calcext:value-type="float">
            <text:p>0</text:p>
          </table:table-cell>
          <table:table-cell table:style-name="ce226" table:formula="of:=-[.AP54]" office:value-type="float" office:value="-0" calcext:value-type="float">
            <text:p>0</text:p>
          </table:table-cell>
          <table:table-cell table:style-name="ce226" table:formula="of:=-[.AQ54]" office:value-type="float" office:value="-1" calcext:value-type="float">
            <text:p>-1</text:p>
          </table:table-cell>
          <table:table-cell table:style-name="ce226" table:formula="of:=-[.AR54]" office:value-type="float" office:value="-0" calcext:value-type="float">
            <text:p>0</text:p>
          </table:table-cell>
          <table:table-cell table:style-name="ce226" table:formula="of:=-[.AS54]" office:value-type="float" office:value="-0" calcext:value-type="float">
            <text:p>0</text:p>
          </table:table-cell>
          <table:table-cell table:style-name="ce230" table:formula="of:=-[.AT54]" office:value-type="float" office:value="1" calcext:value-type="float">
            <text:p>1</text:p>
          </table:table-cell>
          <table:table-cell table:style-name="ce230" table:formula="of:=-[.AU54]" office:value-type="float" office:value="1" calcext:value-type="float">
            <text:p>1</text:p>
          </table:table-cell>
          <table:table-cell table:formula="of:=-[.AV54]" office:value-type="float" office:value="-0" calcext:value-type="float">
            <text:p>0</text:p>
          </table:table-cell>
          <table:table-cell table:style-name="ce214" table:formula="of:=-[.AW54]" office:value-type="float" office:value="-1" calcext:value-type="float">
            <text:p>-1</text:p>
          </table:table-cell>
          <table:table-cell table:style-name="ce214" table:formula="of:=-[.AX54]" office:value-type="float" office:value="-1" calcext:value-type="float">
            <text:p>-1</text:p>
          </table:table-cell>
          <table:table-cell table:formula="of:=-[.AY54]" office:value-type="float" office:value="-1" calcext:value-type="float">
            <text:p>-1</text:p>
          </table:table-cell>
          <table:table-cell table:formula="of:=-[.AZ54]" office:value-type="float" office:value="-1" calcext:value-type="float">
            <text:p>-1</text:p>
          </table:table-cell>
          <table:table-cell table:formula="of:=-[.BA54]" office:value-type="float" office:value="-0" calcext:value-type="float">
            <text:p>0</text:p>
          </table:table-cell>
          <table:table-cell table:style-name="ce906" table:formula="of:=-[.BB54]" office:value-type="float" office:value="-0" calcext:value-type="float">
            <text:p>0</text:p>
          </table:table-cell>
          <table:table-cell table:style-name="ce906" table:formula="of:=-[.BC54]" office:value-type="float" office:value="-0" calcext:value-type="float">
            <text:p>0</text:p>
          </table:table-cell>
          <table:table-cell table:style-name="ce906" table:formula="of:=-[.BD54]" office:value-type="float" office:value="-0" calcext:value-type="float">
            <text:p>0</text:p>
          </table:table-cell>
          <table:table-cell table:style-name="ce220" table:formula="of:=-[.BE54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number-columns-repeated="5"/>
          <table:table-cell office:value-type="string" calcext:value-type="string">
            <text:p>d-l_2</text:p>
          </table:table-cell>
          <table:table-cell table:style-name="ce195" table:formula="of:=-[.P55]" office:value-type="float" office:value="-0" calcext:value-type="float">
            <text:p>0</text:p>
          </table:table-cell>
          <table:table-cell table:style-name="ce193" table:formula="of:=-[.Q55]" office:value-type="float" office:value="-0" calcext:value-type="float">
            <text:p>0</text:p>
          </table:table-cell>
          <table:table-cell table:style-name="ce193" table:formula="of:=-[.R55]" office:value-type="float" office:value="-0" calcext:value-type="float">
            <text:p>0</text:p>
          </table:table-cell>
          <table:table-cell table:style-name="ce193" table:formula="of:=-[.S55]" office:value-type="float" office:value="-0" calcext:value-type="float">
            <text:p>0</text:p>
          </table:table-cell>
          <table:table-cell table:style-name="ce193" table:formula="of:=-[.T55]" office:value-type="float" office:value="-0" calcext:value-type="float">
            <text:p>0</text:p>
          </table:table-cell>
          <table:table-cell table:style-name="ce193" table:formula="of:=-[.U55]" office:value-type="float" office:value="-0" calcext:value-type="float">
            <text:p>0</text:p>
          </table:table-cell>
          <table:table-cell table:style-name="ce193" table:formula="of:=-[.V55]" office:value-type="float" office:value="-1" calcext:value-type="float">
            <text:p>-1</text:p>
          </table:table-cell>
          <table:table-cell table:style-name="ce193" table:formula="of:=-[.W55]" office:value-type="float" office:value="-0" calcext:value-type="float">
            <text:p>0</text:p>
          </table:table-cell>
          <table:table-cell table:style-name="ce850" table:formula="of:=-[.X55]" office:value-type="float" office:value="-0" calcext:value-type="float">
            <text:p>0</text:p>
          </table:table-cell>
          <table:table-cell table:style-name="ce850" table:formula="of:=-[.Y55]" office:value-type="float" office:value="-0" calcext:value-type="float">
            <text:p>0</text:p>
          </table:table-cell>
          <table:table-cell table:style-name="ce850" table:formula="of:=-[.Z55]" office:value-type="float" office:value="-0" calcext:value-type="float">
            <text:p>0</text:p>
          </table:table-cell>
          <table:table-cell table:style-name="ce850" table:formula="of:=-[.AA55]" office:value-type="float" office:value="-0" calcext:value-type="float">
            <text:p>0</text:p>
          </table:table-cell>
          <table:table-cell table:style-name="ce850" table:formula="of:=-[.AB55]" office:value-type="float" office:value="-0" calcext:value-type="float">
            <text:p>0</text:p>
          </table:table-cell>
          <table:table-cell table:style-name="ce214" table:formula="of:=-[.AC55]" office:value-type="float" office:value="-1" calcext:value-type="float">
            <text:p>-1</text:p>
          </table:table-cell>
          <table:table-cell table:style-name="ce214" table:formula="of:=-[.AD55]" office:value-type="float" office:value="-1" calcext:value-type="float">
            <text:p>-1</text:p>
          </table:table-cell>
          <table:table-cell table:style-name="ce214" table:formula="of:=-[.AE55]" office:value-type="float" office:value="-1" calcext:value-type="float">
            <text:p>-1</text:p>
          </table:table-cell>
          <table:table-cell table:style-name="ce906" table:formula="of:=-[.AF55]" office:value-type="float" office:value="-0" calcext:value-type="float">
            <text:p>0</text:p>
          </table:table-cell>
          <table:table-cell table:style-name="ce906" table:formula="of:=-[.AG55]" office:value-type="float" office:value="-0" calcext:value-type="float">
            <text:p>0</text:p>
          </table:table-cell>
          <table:table-cell table:style-name="ce906" table:formula="of:=-[.AH55]" office:value-type="float" office:value="-0" calcext:value-type="float">
            <text:p>0</text:p>
          </table:table-cell>
          <table:table-cell table:style-name="ce220" table:formula="of:=-[.AI55]" office:value-type="float" office:value="-0" calcext:value-type="float">
            <text:p>0</text:p>
          </table:table-cell>
          <table:table-cell/>
          <table:table-cell office:value-type="string" calcext:value-type="string">
            <text:p>d-l_3</text:p>
          </table:table-cell>
          <table:table-cell table:style-name="ce223" table:formula="of:=-[.AL55]" office:value-type="float" office:value="-0" calcext:value-type="float">
            <text:p>0</text:p>
          </table:table-cell>
          <table:table-cell table:style-name="ce226" table:formula="of:=-[.AM55]" office:value-type="float" office:value="-0" calcext:value-type="float">
            <text:p>0</text:p>
          </table:table-cell>
          <table:table-cell table:style-name="ce226" table:formula="of:=-[.AN55]" office:value-type="float" office:value="-0" calcext:value-type="float">
            <text:p>0</text:p>
          </table:table-cell>
          <table:table-cell table:style-name="ce226" table:formula="of:=-[.AO55]" office:value-type="float" office:value="-0" calcext:value-type="float">
            <text:p>0</text:p>
          </table:table-cell>
          <table:table-cell table:style-name="ce226" table:formula="of:=-[.AP55]" office:value-type="float" office:value="-0" calcext:value-type="float">
            <text:p>0</text:p>
          </table:table-cell>
          <table:table-cell table:style-name="ce226" table:formula="of:=-[.AQ55]" office:value-type="float" office:value="-0" calcext:value-type="float">
            <text:p>0</text:p>
          </table:table-cell>
          <table:table-cell table:style-name="ce226" table:formula="of:=-[.AR55]" office:value-type="float" office:value="-1" calcext:value-type="float">
            <text:p>-1</text:p>
          </table:table-cell>
          <table:table-cell table:style-name="ce226" table:formula="of:=-[.AS55]" office:value-type="float" office:value="-0" calcext:value-type="float">
            <text:p>0</text:p>
          </table:table-cell>
          <table:table-cell table:formula="of:=-[.AT55]" office:value-type="float" office:value="-0" calcext:value-type="float">
            <text:p>0</text:p>
          </table:table-cell>
          <table:table-cell table:formula="of:=-[.AU55]" office:value-type="float" office:value="-0" calcext:value-type="float">
            <text:p>0</text:p>
          </table:table-cell>
          <table:table-cell table:formula="of:=-[.AV55]" office:value-type="float" office:value="-0" calcext:value-type="float">
            <text:p>0</text:p>
          </table:table-cell>
          <table:table-cell table:formula="of:=-[.AW55]" office:value-type="float" office:value="-0" calcext:value-type="float">
            <text:p>0</text:p>
          </table:table-cell>
          <table:table-cell table:formula="of:=-[.AX55]" office:value-type="float" office:value="-0" calcext:value-type="float">
            <text:p>0</text:p>
          </table:table-cell>
          <table:table-cell table:style-name="ce214" table:formula="of:=-[.AY55]" office:value-type="float" office:value="-1" calcext:value-type="float">
            <text:p>-1</text:p>
          </table:table-cell>
          <table:table-cell table:style-name="ce214" table:formula="of:=-[.AZ55]" office:value-type="float" office:value="-1" calcext:value-type="float">
            <text:p>-1</text:p>
          </table:table-cell>
          <table:table-cell table:style-name="ce214" table:formula="of:=-[.BA55]" office:value-type="float" office:value="-1" calcext:value-type="float">
            <text:p>-1</text:p>
          </table:table-cell>
          <table:table-cell table:style-name="ce906" table:formula="of:=-[.BB55]" office:value-type="float" office:value="-0" calcext:value-type="float">
            <text:p>0</text:p>
          </table:table-cell>
          <table:table-cell table:style-name="ce906" table:formula="of:=-[.BC55]" office:value-type="float" office:value="-0" calcext:value-type="float">
            <text:p>0</text:p>
          </table:table-cell>
          <table:table-cell table:style-name="ce906" table:formula="of:=-[.BD55]" office:value-type="float" office:value="-0" calcext:value-type="float">
            <text:p>0</text:p>
          </table:table-cell>
          <table:table-cell table:style-name="ce220" table:formula="of:=-[.BE55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d-l_3</text:p>
          </table:table-cell>
          <table:table-cell table:style-name="ce196" table:formula="of:=-[.P56]" office:value-type="float" office:value="-0" calcext:value-type="float">
            <text:p>0</text:p>
          </table:table-cell>
          <table:table-cell table:style-name="ce200" table:formula="of:=-[.Q56]" office:value-type="float" office:value="-0" calcext:value-type="float">
            <text:p>0</text:p>
          </table:table-cell>
          <table:table-cell table:style-name="ce200" table:formula="of:=-[.R56]" office:value-type="float" office:value="-0" calcext:value-type="float">
            <text:p>0</text:p>
          </table:table-cell>
          <table:table-cell table:style-name="ce200" table:formula="of:=-[.S56]" office:value-type="float" office:value="-0" calcext:value-type="float">
            <text:p>0</text:p>
          </table:table-cell>
          <table:table-cell table:style-name="ce200" table:formula="of:=-[.T56]" office:value-type="float" office:value="-0" calcext:value-type="float">
            <text:p>0</text:p>
          </table:table-cell>
          <table:table-cell table:style-name="ce200" table:formula="of:=-[.U56]" office:value-type="float" office:value="-0" calcext:value-type="float">
            <text:p>0</text:p>
          </table:table-cell>
          <table:table-cell table:style-name="ce200" table:formula="of:=-[.V56]" office:value-type="float" office:value="-0" calcext:value-type="float">
            <text:p>0</text:p>
          </table:table-cell>
          <table:table-cell table:style-name="ce200" table:formula="of:=-[.W56]" office:value-type="float" office:value="-1" calcext:value-type="float">
            <text:p>-1</text:p>
          </table:table-cell>
          <table:table-cell table:style-name="ce206" table:formula="of:=-[.X56]" office:value-type="float" office:value="-0" calcext:value-type="float">
            <text:p>0</text:p>
          </table:table-cell>
          <table:table-cell table:style-name="ce206" table:formula="of:=-[.Y56]" office:value-type="float" office:value="-0" calcext:value-type="float">
            <text:p>0</text:p>
          </table:table-cell>
          <table:table-cell table:style-name="ce206" table:formula="of:=-[.Z56]" office:value-type="float" office:value="-0" calcext:value-type="float">
            <text:p>0</text:p>
          </table:table-cell>
          <table:table-cell table:style-name="ce206" table:formula="of:=-[.AA56]" office:value-type="float" office:value="-0" calcext:value-type="float">
            <text:p>0</text:p>
          </table:table-cell>
          <table:table-cell table:style-name="ce206" table:formula="of:=-[.AB56]" office:value-type="float" office:value="-0" calcext:value-type="float">
            <text:p>0</text:p>
          </table:table-cell>
          <table:table-cell table:style-name="ce206" table:formula="of:=-[.AC56]" office:value-type="float" office:value="-0" calcext:value-type="float">
            <text:p>0</text:p>
          </table:table-cell>
          <table:table-cell table:style-name="ce206" table:formula="of:=-[.AD56]" office:value-type="float" office:value="-0" calcext:value-type="float">
            <text:p>0</text:p>
          </table:table-cell>
          <table:table-cell table:style-name="ce206" table:formula="of:=-[.AE56]" office:value-type="float" office:value="-0" calcext:value-type="float">
            <text:p>0</text:p>
          </table:table-cell>
          <table:table-cell table:style-name="ce218" table:formula="of:=-[.AF56]" office:value-type="float" office:value="-0" calcext:value-type="float">
            <text:p>0</text:p>
          </table:table-cell>
          <table:table-cell table:style-name="ce218" table:formula="of:=-[.AG56]" office:value-type="float" office:value="-0" calcext:value-type="float">
            <text:p>0</text:p>
          </table:table-cell>
          <table:table-cell table:style-name="ce218" table:formula="of:=-[.AH56]" office:value-type="float" office:value="-0" calcext:value-type="float">
            <text:p>0</text:p>
          </table:table-cell>
          <table:table-cell table:style-name="ce221" table:formula="of:=-[.AI56]" office:value-type="float" office:value="-0" calcext:value-type="float">
            <text:p>0</text:p>
          </table:table-cell>
          <table:table-cell/>
          <table:table-cell office:value-type="string" calcext:value-type="string">
            <text:p>d-l_4</text:p>
          </table:table-cell>
          <table:table-cell table:style-name="ce224" table:formula="of:=-[.AL56]" office:value-type="float" office:value="-0" calcext:value-type="float">
            <text:p>0</text:p>
          </table:table-cell>
          <table:table-cell table:style-name="ce227" table:formula="of:=-[.AM56]" office:value-type="float" office:value="-0" calcext:value-type="float">
            <text:p>0</text:p>
          </table:table-cell>
          <table:table-cell table:style-name="ce227" table:formula="of:=-[.AN56]" office:value-type="float" office:value="-0" calcext:value-type="float">
            <text:p>0</text:p>
          </table:table-cell>
          <table:table-cell table:style-name="ce227" table:formula="of:=-[.AO56]" office:value-type="float" office:value="-0" calcext:value-type="float">
            <text:p>0</text:p>
          </table:table-cell>
          <table:table-cell table:style-name="ce227" table:formula="of:=-[.AP56]" office:value-type="float" office:value="-0" calcext:value-type="float">
            <text:p>0</text:p>
          </table:table-cell>
          <table:table-cell table:style-name="ce227" table:formula="of:=-[.AQ56]" office:value-type="float" office:value="-0" calcext:value-type="float">
            <text:p>0</text:p>
          </table:table-cell>
          <table:table-cell table:style-name="ce227" table:formula="of:=-[.AR56]" office:value-type="float" office:value="-0" calcext:value-type="float">
            <text:p>0</text:p>
          </table:table-cell>
          <table:table-cell table:style-name="ce227" table:formula="of:=-[.AS56]" office:value-type="float" office:value="-1" calcext:value-type="float">
            <text:p>-1</text:p>
          </table:table-cell>
          <table:table-cell table:style-name="ce866" table:formula="of:=-[.AT56]" office:value-type="float" office:value="-0" calcext:value-type="float">
            <text:p>0</text:p>
          </table:table-cell>
          <table:table-cell table:style-name="ce866" table:formula="of:=-[.AU56]" office:value-type="float" office:value="-0" calcext:value-type="float">
            <text:p>0</text:p>
          </table:table-cell>
          <table:table-cell table:style-name="ce866" table:formula="of:=-[.AV56]" office:value-type="float" office:value="-0" calcext:value-type="float">
            <text:p>0</text:p>
          </table:table-cell>
          <table:table-cell table:style-name="ce866" table:formula="of:=-[.AW56]" office:value-type="float" office:value="-0" calcext:value-type="float">
            <text:p>0</text:p>
          </table:table-cell>
          <table:table-cell table:style-name="ce866" table:formula="of:=-[.AX56]" office:value-type="float" office:value="-0" calcext:value-type="float">
            <text:p>0</text:p>
          </table:table-cell>
          <table:table-cell table:style-name="ce866" table:formula="of:=-[.AY56]" office:value-type="float" office:value="-0" calcext:value-type="float">
            <text:p>0</text:p>
          </table:table-cell>
          <table:table-cell table:style-name="ce866" table:formula="of:=-[.AZ56]" office:value-type="float" office:value="-0" calcext:value-type="float">
            <text:p>0</text:p>
          </table:table-cell>
          <table:table-cell table:style-name="ce866" table:formula="of:=-[.BA56]" office:value-type="float" office:value="-0" calcext:value-type="float">
            <text:p>0</text:p>
          </table:table-cell>
          <table:table-cell table:style-name="ce218" table:formula="of:=-[.BB56]" office:value-type="float" office:value="-0" calcext:value-type="float">
            <text:p>0</text:p>
          </table:table-cell>
          <table:table-cell table:style-name="ce218" table:formula="of:=-[.BC56]" office:value-type="float" office:value="-0" calcext:value-type="float">
            <text:p>0</text:p>
          </table:table-cell>
          <table:table-cell table:style-name="ce218" table:formula="of:=-[.BD56]" office:value-type="float" office:value="-0" calcext:value-type="float">
            <text:p>0</text:p>
          </table:table-cell>
          <table:table-cell table:style-name="ce221" table:formula="of:=-[.BE56]" office:value-type="float" office:value="-0" calcext:value-type="float">
            <text:p>0</text:p>
          </table:table-cell>
          <table:table-cell table:style-name="Default" table:number-columns-repeated="16327"/>
        </table:table-row>
        <table:table-row table:style-name="ro1">
          <table:table-cell table:number-columns-repeated="57"/>
          <table:table-cell table:style-name="Default" table:number-columns-repeated="16327"/>
        </table:table-row>
        <table:table-row table:style-name="ro1">
          <table:table-cell office:value-type="string" calcext:value-type="string">
            <text:p>- B^-1AT</text:p>
          </table:table-cell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table:style-name="ce1" office:value-type="string" calcext:value-type="string">
            <text:p>A0_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190" office:value-type="string" calcext:value-type="string">
            <text:p>d+l_1</text:p>
          </table:table-cell>
          <table:table-cell table:style-name="ce190" table:number-matrix-columns-spanned="12" table:number-matrix-rows-spanned="8" table:formula="of:=-MMULT([.B59:.I66];[.B48:.M55])" office:value-type="float" office:value="-1" calcext:value-type="float">
            <text:p>-1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207" office:value-type="float" office:value="-0" calcext:value-type="float">
            <text:p>0</text:p>
          </table:table-cell>
          <table:table-cell table:style-name="ce190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207" office:value-type="float" office:value="-0" calcext:value-type="float">
            <text:p>0</text:p>
          </table:table-cell>
          <table:table-cell table:style-name="ce29" office:value-type="float" office:value="-0" calcext:value-type="float">
            <text:p>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57" office:value-type="float" office:value="0" calcext:value-type="float">
            <text:p>0</text:p>
          </table:table-cell>
          <table:table-cell table:style-name="ce219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2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style-name="ce17" office:value-type="float" office:value="-0" calcext:value-type="float">
            <text:p>0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3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-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191" office:value-type="string" calcext:value-type="string">
            <text:p>d+l_4</text:p>
          </table:table-cell>
          <table:table-cell table:style-name="ce192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210" office:value-type="float" office:value="-0" calcext:value-type="float">
            <text:p>0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style-name="ce191" office:value-type="float" office:value="2" calcext:value-type="float">
            <text:p>2</text:p>
          </table:table-cell>
          <table:table-cell table:style-name="ce90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29" office:value-type="string" calcext:value-type="string">
            <text:p>d-l_0</text:p>
          </table:table-cell>
          <table:table-cell table:style-name="ce190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1" calcext:value-type="float">
            <text:p>-1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207" office:value-type="float" office:value="-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style-name="ce857" office:value-type="float" office:value="-0" calcext:value-type="float">
            <text:p>0</text:p>
          </table:table-cell>
          <table:table-cell table:style-name="ce207" office:value-type="float" office:value="-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style-name="ce192" office:value-type="float" office:value="3" calcext:value-type="float">
            <text:p>3</text:p>
          </table:table-cell>
          <table:table-cell table:style-name="ce866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866" office:value-type="float" office:value="4" calcext:value-type="float">
            <text:p>4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27"/>
        </table:table-row>
        <table:table-row table:style-name="ro1">
          <table:table-cell table:style-name="ce17" office:value-type="string" calcext:value-type="string">
            <text:p>d-l_1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-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4"/>
          <table:table-cell table:style-name="Default" table:number-columns-repeated="16327"/>
        </table:table-row>
        <table:table-row table:style-name="ro1">
          <table:table-cell table:style-name="ce17" office:value-type="string" calcext:value-type="string">
            <text:p>d-l_2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-0" calcext:value-type="float">
            <text:p>0</text:p>
          </table:table-cell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style-name="ce17" office:value-type="float" office:value="-0" calcext:value-type="float">
            <text:p>0</text:p>
          </table:table-cell>
          <table:table-cell table:number-columns-repeated="44"/>
          <table:table-cell table:style-name="Default" table:number-columns-repeated="16327"/>
        </table:table-row>
        <table:table-row table:style-name="ro1">
          <table:table-cell table:style-name="ce18" office:value-type="string" calcext:value-type="string">
            <text:p>d-l_3</text:p>
          </table:table-cell>
          <table:table-cell table:style-name="ce192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210" office:value-type="float" office:value="-1" calcext:value-type="float">
            <text:p>-1</text:p>
          </table:table-cell>
          <table:table-cell table:style-name="ce192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210" office:value-type="float" office:value="-0" calcext:value-type="float">
            <text:p>0</text:p>
          </table:table-cell>
          <table:table-cell table:style-name="ce18" office:value-type="float" office:value="-0" calcext:value-type="float">
            <text:p>0</text:p>
          </table:table-cell>
          <table:table-cell table:number-columns-repeated="44"/>
          <table:table-cell table:style-name="Default" table:number-columns-repeated="16327"/>
        </table:table-row>
        <table:table-row table:style-name="ro1" table:number-rows-repeated="2">
          <table:table-cell table:number-columns-repeated="57"/>
          <table:table-cell table:style-name="Default" table:number-columns-repeated="1632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table:style-name="ce1" office:value-type="string" calcext:value-type="string">
            <text:p>A0_4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office:value-type="string" calcext:value-type="string">
            <text:p>A4_3</text:p>
          </table:table-cell>
          <table:table-cell table:number-columns-repeated="6"/>
          <table:table-cell office:value-type="string" calcext:value-type="string">
            <text:p>B3</text:p>
          </table:table-cell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table:style-name="ce1" office:value-type="string" calcext:value-type="string">
            <text:p>A0_4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office:value-type="string" calcext:value-type="string">
            <text:p>A4_3</text:p>
          </table:table-cell>
          <table:table-cell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table:style-name="ce1" office:value-type="string" calcext:value-type="string">
            <text:p>A0_4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office:value-type="string" calcext:value-type="string">
            <text:p>A4_3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205" office:value-type="float" office:value="-1" calcext:value-type="float">
            <text:p>-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7"/>
          <table:table-cell table:style-name="ce205" office:value-type="float" office:value="-1" calcext:value-type="float">
            <text:p>-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/>
          <table:table-cell table:style-name="ce205" office:value-type="float" office:value="-1" calcext:value-type="float">
            <text:p>-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90" office:value-type="float" office:value="-1" calcext:value-type="float">
            <text:p>-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7"/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90" office:value-type="float" office:value="-1" calcext:value-type="float">
            <text:p>-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90" office:value-type="float" office:value="-1" calcext:value-type="float">
            <text:p>-1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7"/>
          <table:table-cell table:style-name="ce16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66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/>
          <table:table-cell table:number-columns-repeated="3" table:style-name="ce20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7"/>
          <table:table-cell table:number-columns-repeated="3" table:style-name="ce20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number-columns-repeated="3" table:style-name="ce20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4"/>
          <table:table-cell table:style-name="Default" table:number-columns-repeated="16327"/>
        </table:table-row>
        <table:table-row table:style-name="ro1">
          <table:table-cell table:style-name="ce850" table:number-columns-repeated="5"/>
          <table:table-cell table:style-name="ce55"/>
          <table:table-cell table:style-name="ce206" table:number-columns-repeated="2"/>
          <table:table-cell table:style-name="ce850" table:number-columns-repeated="12"/>
          <table:table-cell table:style-name="ce55"/>
          <table:table-cell table:style-name="ce206" table:number-columns-repeated="2"/>
          <table:table-cell table:style-name="ce850" table:number-columns-repeated="16361"/>
        </table:table-row>
        <table:table-row table:style-name="ro1">
          <table:table-cell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table:style-name="ce1" office:value-type="string" calcext:value-type="string">
            <text:p>A2_0</text:p>
          </table:table-cell>
          <table:table-cell table:style-name="ce1" office:value-type="string" calcext:value-type="string">
            <text:p>A3_1</text:p>
          </table:table-cell>
          <table:table-cell table:style-name="ce1" office:value-type="string" calcext:value-type="string">
            <text:p>A4_2</text:p>
          </table:table-cell>
          <table:table-cell table:style-name="ce1" office:value-type="string" calcext:value-type="string">
            <text:p>A0_4</text:p>
          </table:table-cell>
          <table:table-cell table:number-columns-repeated="5"/>
          <table:table-cell table:style-name="ce850" table:number-columns-repeated="12"/>
          <table:table-cell table:number-columns-repeated="27"/>
          <table:table-cell table:style-name="Default" table:number-columns-repeated="16327"/>
        </table:table-row>
        <table:table-row table:style-name="ro1">
          <table:table-cell office:value-type="string" calcext:value-type="string">
            <text:p>- B2^-1AT</text:p>
          </table:table-cell>
          <table:table-cell table:style-name="ce190" table:number-matrix-columns-spanned="12" table:number-matrix-rows-spanned="8" table:formula="of:=-MMULT(MINVERSE([.B81:.I88]);[.B48:.M55])" office:value-type="float" office:value="-1" calcext:value-type="float">
            <text:p>-1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857" office:value-type="float" office:value="-0" calcext:value-type="float">
            <text:p>0</text:p>
          </table:table-cell>
          <table:table-cell table:style-name="ce207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- B3^-1AT</text:p>
          </table:table-cell>
          <table:table-cell table:style-name="ce893" table:number-matrix-columns-spanned="20" table:number-matrix-rows-spanned="8" table:formula="of:=-MMULT(MINVERSE([.Q81:.X88]);[.AB3:.AU10])" office:value-type="float" office:value="-1" calcext:value-type="float">
            <text:p>-1</text:p>
          </table:table-cell>
          <table:table-cell table:style-name="ce893" office:value-type="float" office:value="-1" calcext:value-type="float">
            <text:p>-1</text:p>
          </table:table-cell>
          <table:table-cell table:style-name="ce894" office:value-type="float" office:value="-1" calcext:value-type="float">
            <text:p>-1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94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208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1" calcext:value-type="float">
            <text:p>-1</text:p>
          </table:table-cell>
          <table:table-cell table:style-name="ce85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1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08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/>
          <table:table-cell table:style-name="ce192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1" calcext:value-type="float">
            <text:p>-1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866" office:value-type="float" office:value="-0" calcext:value-type="float">
            <text:p>0</text:p>
          </table:table-cell>
          <table:table-cell table:style-name="ce210" office:value-type="float" office:value="-0" calcext:value-type="float">
            <text:p>0</text:p>
          </table:table-cell>
          <table:table-cell table:number-columns-repeated="3"/>
          <table:table-cell table:style-name="ce893" office:value-type="float" office:value="-0" calcext:value-type="float">
            <text:p>0</text:p>
          </table:table-cell>
          <table:table-cell table:style-name="ce893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94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table:style-name="ce850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1"/>
          <table:table-cell table:style-name="Default" table:number-columns-repeated="16327"/>
        </table:table-row>
        <table:table-row table:style-name="ro1">
          <table:table-cell table:number-columns-repeated="18"/>
          <table:table-cell table:style-name="ce850" table:number-columns-repeated="12"/>
          <table:table-cell table:number-columns-repeated="27"/>
          <table:table-cell table:style-name="Default" table:number-columns-repeated="16327"/>
        </table:table-row>
        <table:table-row table:style-name="ro1" table:number-rows-repeated="2">
          <table:table-cell table:number-columns-repeated="16"/>
          <table:table-cell table:style-name="ce893" table:number-columns-repeated="2"/>
          <table:table-cell table:style-name="ce894" table:number-columns-repeated="10"/>
          <table:table-cell table:style-name="ce850" table:number-columns-repeated="2"/>
          <table:table-cell table:number-columns-repeated="27"/>
          <table:table-cell table:style-name="Default" table:number-columns-repeated="16327"/>
        </table:table-row>
        <table:table-row table:style-name="ro1" table:number-rows-repeated="2">
          <table:table-cell table:number-columns-repeated="16"/>
          <table:table-cell table:style-name="ce893"/>
          <table:table-cell/>
          <table:table-cell table:style-name="ce850" table:number-columns-repeated="6"/>
          <table:table-cell table:style-name="ce894"/>
          <table:table-cell table:style-name="ce850" table:number-columns-repeated="2"/>
          <table:table-cell table:style-name="ce894"/>
          <table:table-cell table:style-name="ce850" table:number-columns-repeated="2"/>
          <table:table-cell table:number-columns-repeated="27"/>
          <table:table-cell table:style-name="Default" table:number-columns-repeated="16327"/>
        </table:table-row>
        <table:table-row table:style-name="ro1" table:number-rows-repeated="4">
          <table:table-cell table:number-columns-repeated="16"/>
          <table:table-cell table:style-name="ce893"/>
          <table:table-cell table:number-columns-repeated="7"/>
          <table:table-cell table:style-name="ce893"/>
          <table:table-cell table:number-columns-repeated="2"/>
          <table:table-cell table:style-name="ce893"/>
          <table:table-cell table:number-columns-repeated="29"/>
          <table:table-cell table:style-name="Default" table:number-columns-repeated="16327"/>
        </table:table-row>
        <table:table-row table:style-name="ro1">
          <table:table-cell table:number-columns-repeated="16"/>
          <table:table-cell table:style-name="ce893" table:number-columns-repeated="12"/>
          <table:table-cell table:number-columns-repeated="29"/>
          <table:table-cell table:style-name="Default" table:number-columns-repeated="16327"/>
        </table:table-row>
        <calcext:conditional-formats>
          <calcext:conditional-format calcext:target-range-address="B.Z27:B.AH3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42" table:default-cell-style-name="Default"/>
        <table:table-column table:style-name="co8" table:number-columns-repeated="16340"/>
        <table:table-row table:style-name="ro2">
          <table:table-cell/>
          <table:table-cell office:value-type="string" calcext:value-type="string">
            <text:p>aux_distance_0</text:p>
          </table:table-cell>
          <table:table-cell office:value-type="string" calcext:value-type="string">
            <text:p>aux_distance_1</text:p>
          </table:table-cell>
          <table:table-cell office:value-type="string" calcext:value-type="string">
            <text:p>aux_distance_2</text:p>
          </table:table-cell>
          <table:table-cell office:value-type="string" calcext:value-type="string">
            <text:p>aux_distance_3</text:p>
          </table:table-cell>
          <table:table-cell office:value-type="string" calcext:value-type="string">
            <text:p>aux_distance_4</text:p>
          </table:table-cell>
          <table:table-cell office:value-type="string" calcext:value-type="string">
            <text:p>aux_leg_0</text:p>
          </table:table-cell>
          <table:table-cell office:value-type="string" calcext:value-type="string">
            <text:p>aux_leg_1</text:p>
          </table:table-cell>
          <table:table-cell office:value-type="string" calcext:value-type="string">
            <text:p>aux_leg_2</text:p>
          </table:table-cell>
          <table:table-cell office:value-type="string" calcext:value-type="string">
            <text:p>aux_leg_3</text:p>
          </table:table-cell>
          <table:table-cell office:value-type="string" calcext:value-type="string">
            <text:p>aux_leg_4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0_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1_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3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1_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2_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4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0_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0_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1_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2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2_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3_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4_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3_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4_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0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1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table:number-columns-repeated="16340"/>
        </table:table-row>
        <table:table-row table:style-name="ro2">
          <table:table-cell table:number-columns-repeated="44"/>
          <table:table-cell table:style-name="Default" table:number-columns-repeated="16340"/>
        </table:table-row>
        <table:table-row table:style-name="ro2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table:style-name="Default" table:number-columns-repeated="16340"/>
        </table:table-row>
        <table:table-row table:style-name="ro2">
          <table:table-cell/>
          <table:table-cell table:style-name="ce859" office:value-type="string" calcext:value-type="string">
            <text:p>A0_1</text:p>
          </table:table-cell>
          <table:table-cell table:style-name="ce935" office:value-type="string" calcext:value-type="string">
            <text:p>A1_2</text:p>
          </table:table-cell>
          <table:table-cell table:style-name="ce935" office:value-type="string" calcext:value-type="string">
            <text:p>A2_3</text:p>
          </table:table-cell>
          <table:table-cell table:style-name="ce935" office:value-type="string" calcext:value-type="string">
            <text:p>A3_4</text:p>
          </table:table-cell>
          <table:table-cell table:style-name="ce935" office:value-type="string" calcext:value-type="string">
            <text:p>A1_0</text:p>
          </table:table-cell>
          <table:table-cell table:style-name="ce935" office:value-type="string" calcext:value-type="string">
            <text:p>A2_1</text:p>
          </table:table-cell>
          <table:table-cell table:style-name="ce935" office:value-type="string" calcext:value-type="string">
            <text:p>A3_2</text:p>
          </table:table-cell>
          <table:table-cell table:style-name="ce945" office:value-type="string" calcext:value-type="string">
            <text:p>A4_3</text:p>
          </table:table-cell>
          <table:table-cell table:style-name="ce935" office:value-type="string" calcext:value-type="string">
            <text:p>A0_2</text:p>
          </table:table-cell>
          <table:table-cell table:style-name="ce935" office:value-type="string" calcext:value-type="string">
            <text:p>A0_3</text:p>
          </table:table-cell>
          <table:table-cell table:style-name="ce935" office:value-type="string" calcext:value-type="string">
            <text:p>A1_3</text:p>
          </table:table-cell>
          <table:table-cell table:style-name="ce935" office:value-type="string" calcext:value-type="string">
            <text:p>A2_4</text:p>
          </table:table-cell>
          <table:table-cell table:style-name="ce935" office:value-type="string" calcext:value-type="string">
            <text:p>A2_0</text:p>
          </table:table-cell>
          <table:table-cell table:style-name="ce935" office:value-type="string" calcext:value-type="string">
            <text:p>A3_0</text:p>
          </table:table-cell>
          <table:table-cell table:style-name="ce935" office:value-type="string" calcext:value-type="string">
            <text:p>A3_1</text:p>
          </table:table-cell>
          <table:table-cell table:style-name="ce935" office:value-type="string" calcext:value-type="string">
            <text:p>A4_0</text:p>
          </table:table-cell>
          <table:table-cell table:style-name="ce935" office:value-type="string" calcext:value-type="string">
            <text:p>A4_1</text:p>
          </table:table-cell>
          <table:table-cell table:style-name="ce935" office:value-type="string" calcext:value-type="string">
            <text:p>A4_2</text:p>
          </table:table-cell>
          <table:table-cell table:style-name="ce935" office:value-type="string" calcext:value-type="string">
            <text:p>A0_4</text:p>
          </table:table-cell>
          <table:table-cell table:style-name="ce945" office:value-type="string" calcext:value-type="string">
            <text:p>A1_4</text:p>
          </table:table-cell>
          <table:table-cell table:style-name="ce854" table:number-columns-repeated="6"/>
          <table:table-cell/>
          <table:table-cell table:style-name="ce854" table:number-columns-repeated="6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1</text:p>
          </table:table-cell>
          <table:table-cell table:style-name="ce925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2" calcext:value-type="float">
            <text:p>2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46" office:value-type="float" office:value="1" calcext:value-type="float">
            <text:p>1</text:p>
          </table:table-cell>
          <table:table-cell table:style-name="ce854" table:formula="of:=SUMPRODUCT([.J25:.U25];[.$J$23:.$U$23])" office:value-type="float" office:value="-1" calcext:value-type="float">
            <text:p>-1</text:p>
          </table:table-cell>
          <table:table-cell table:style-name="ce854" table:number-columns-repeated="4"/>
          <table:table-cell table:style-name="ce976"/>
          <table:table-cell table:style-name="ce982" table:number-matrix-columns-spanned="1" table:number-matrix-rows-spanned="8" table:formula="of:=MMULT([.B35:.I42];[.V25:.V32])" office:value-type="float" office:value="0" calcext:value-type="float">
            <text:p>0</text:p>
          </table:table-cell>
          <table:table-cell table:style-name="ce976" table:number-columns-repeated="2"/>
          <table:table-cell table:style-name="ce989"/>
          <table:table-cell table:style-name="ce996"/>
          <table:table-cell table:style-name="ce1001"/>
          <table:table-cell table:style-name="ce1006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2</text:p>
          </table:table-cell>
          <table:table-cell table:style-name="ce925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style-name="ce94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2" calcext:value-type="float">
            <text:p>2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-2" calcext:value-type="float">
            <text:p>-2</text:p>
          </table:table-cell>
          <table:table-cell table:style-name="ce946" office:value-type="float" office:value="-2" calcext:value-type="float">
            <text:p>-2</text:p>
          </table:table-cell>
          <table:table-cell table:style-name="ce854" table:formula="of:=SUMPRODUCT([.J26:.U26];[.$J$23:.$U$23])" office:value-type="float" office:value="-3" calcext:value-type="float">
            <text:p>-3</text:p>
          </table:table-cell>
          <table:table-cell table:style-name="ce854" table:number-columns-repeated="4"/>
          <table:table-cell table:style-name="ce976"/>
          <table:table-cell table:style-name="ce983" office:value-type="float" office:value="0" calcext:value-type="float">
            <text:p>0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3</text:p>
          </table:table-cell>
          <table:table-cell table:style-name="ce925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46" office:value-type="float" office:value="-1" calcext:value-type="float">
            <text:p>-1</text:p>
          </table:table-cell>
          <table:table-cell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1" calcext:value-type="float">
            <text:p>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-1" calcext:value-type="float">
            <text:p>-1</text:p>
          </table:table-cell>
          <table:table-cell table:number-columns-repeated="3" table:style-name="ce936" office:value-type="float" office:value="2" calcext:value-type="float">
            <text:p>2</text:p>
          </table:table-cell>
          <table:table-cell table:style-name="ce936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854" table:formula="of:=SUMPRODUCT([.J27:.U27];[.$J$23:.$U$23])" office:value-type="float" office:value="6" calcext:value-type="float">
            <text:p>6</text:p>
          </table:table-cell>
          <table:table-cell table:style-name="ce854" table:number-columns-repeated="4"/>
          <table:table-cell table:style-name="ce976"/>
          <table:table-cell table:style-name="ce983" office:value-type="float" office:value="2" calcext:value-type="float">
            <text:p>2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4</text:p>
          </table:table-cell>
          <table:table-cell table:style-name="ce926" office:value-type="float" office:value="0" calcext:value-type="float">
            <text:p>0</text:p>
          </table:table-cell>
          <table:table-cell table:number-columns-repeated="2" table:style-name="ce937" office:value-type="float" office:value="0" calcext:value-type="float">
            <text:p>0</text:p>
          </table:table-cell>
          <table:table-cell table:style-name="ce937" office:value-type="float" office:value="1" calcext:value-type="float">
            <text:p>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style-name="ce937" office:value-type="float" office:value="1" calcext:value-type="float">
            <text:p>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number-columns-repeated="3" table:style-name="ce937" office:value-type="float" office:value="-1" calcext:value-type="float">
            <text:p>-1</text:p>
          </table:table-cell>
          <table:table-cell table:style-name="ce937" office:value-type="float" office:value="1" calcext:value-type="float">
            <text:p>1</text:p>
          </table:table-cell>
          <table:table-cell table:style-name="ce947" office:value-type="float" office:value="1" calcext:value-type="float">
            <text:p>1</text:p>
          </table:table-cell>
          <table:table-cell table:style-name="ce854" table:formula="of:=SUMPRODUCT([.J28:.U28];[.$J$23:.$U$23])" office:value-type="float" office:value="-1" calcext:value-type="float">
            <text:p>-1</text:p>
          </table:table-cell>
          <table:table-cell table:style-name="ce854" table:number-columns-repeated="4"/>
          <table:table-cell table:style-name="ce976"/>
          <table:table-cell table:style-name="ce984" office:value-type="float" office:value="-1" calcext:value-type="float">
            <text:p>-1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1</text:p>
          </table:table-cell>
          <table:table-cell table:style-name="ce927" office:value-type="float" office:value="1" calcext:value-type="float">
            <text:p>1</text:p>
          </table:table-cell>
          <table:table-cell table:style-name="ce938" office:value-type="float" office:value="-1" calcext:value-type="float">
            <text:p>-1</text:p>
          </table:table-cell>
          <table:table-cell table:number-columns-repeated="2" table:style-name="ce938" office:value-type="float" office:value="0" calcext:value-type="float">
            <text:p>0</text:p>
          </table:table-cell>
          <table:table-cell table:style-name="ce938" office:value-type="float" office:value="-1" calcext:value-type="float">
            <text:p>-1</text:p>
          </table:table-cell>
          <table:table-cell table:style-name="ce938" office:value-type="float" office:value="1" calcext:value-type="float">
            <text:p>1</text:p>
          </table:table-cell>
          <table:table-cell table:style-name="ce93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number-columns-repeated="2" table:style-name="ce938" office:value-type="float" office:value="0" calcext:value-type="float">
            <text:p>0</text:p>
          </table:table-cell>
          <table:table-cell table:style-name="ce938" office:value-type="float" office:value="-1" calcext:value-type="float">
            <text:p>-1</text:p>
          </table:table-cell>
          <table:table-cell table:number-columns-repeated="3" table:style-name="ce938" office:value-type="float" office:value="0" calcext:value-type="float">
            <text:p>0</text:p>
          </table:table-cell>
          <table:table-cell table:style-name="ce938" office:value-type="float" office:value="1" calcext:value-type="float">
            <text:p>1</text:p>
          </table:table-cell>
          <table:table-cell table:style-name="ce938" office:value-type="float" office:value="0" calcext:value-type="float">
            <text:p>0</text:p>
          </table:table-cell>
          <table:table-cell table:style-name="ce938" office:value-type="float" office:value="1" calcext:value-type="float">
            <text:p>1</text:p>
          </table:table-cell>
          <table:table-cell table:number-columns-repeated="2" table:style-name="ce938" office:value-type="float" office:value="0" calcext:value-type="float">
            <text:p>0</text:p>
          </table:table-cell>
          <table:table-cell table:style-name="ce948" office:value-type="float" office:value="-1" calcext:value-type="float">
            <text:p>-1</text:p>
          </table:table-cell>
          <table:table-cell table:style-name="ce854" table:formula="of:=SUMPRODUCT([.J29:.U29];[.$J$23:.$U$23])" office:value-type="float" office:value="1" calcext:value-type="float">
            <text:p>1</text:p>
          </table:table-cell>
          <table:table-cell table:style-name="ce854" table:number-columns-repeated="4"/>
          <table:table-cell table:style-name="ce976"/>
          <table:table-cell table:style-name="ce985" office:value-type="float" office:value="1" calcext:value-type="float">
            <text:p>1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2</text:p>
          </table:table-cell>
          <table:table-cell table:style-name="ce925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1" calcext:value-type="float">
            <text:p>1</text:p>
          </table:table-cell>
          <table:table-cell table:style-name="ce94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-1" calcext:value-type="float">
            <text:p>-1</text:p>
          </table:table-cell>
          <table:table-cell table:number-columns-repeated="4"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854" table:formula="of:=SUMPRODUCT([.J30:.U30];[.$J$23:.$U$23])" office:value-type="float" office:value="-1" calcext:value-type="float">
            <text:p>-1</text:p>
          </table:table-cell>
          <table:table-cell table:style-name="ce854" table:number-columns-repeated="4"/>
          <table:table-cell table:style-name="ce976"/>
          <table:table-cell table:style-name="ce983" office:value-type="float" office:value="2" calcext:value-type="float">
            <text:p>2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3</text:p>
          </table:table-cell>
          <table:table-cell table:style-name="ce925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46" office:value-type="float" office:value="1" calcext:value-type="float">
            <text:p>1</text:p>
          </table:table-cell>
          <table:table-cell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1" calcext:value-type="float">
            <text:p>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number-columns-repeated="2" table:style-name="ce936" office:value-type="float" office:value="-1" calcext:value-type="float">
            <text:p>-1</text:p>
          </table:table-cell>
          <table:table-cell table:number-columns-repeated="4" table:style-name="ce936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854" table:formula="of:=SUMPRODUCT([.J31:.U31];[.$J$23:.$U$23])" office:value-type="float" office:value="0" calcext:value-type="float">
            <text:p>0</text:p>
          </table:table-cell>
          <table:table-cell table:style-name="ce854" table:number-columns-repeated="4"/>
          <table:table-cell table:style-name="ce976"/>
          <table:table-cell table:style-name="ce983" office:value-type="float" office:value="3" calcext:value-type="float">
            <text:p>3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4</text:p>
          </table:table-cell>
          <table:table-cell table:style-name="ce926" office:value-type="float" office:value="0" calcext:value-type="float">
            <text:p>0</text:p>
          </table:table-cell>
          <table:table-cell table:number-columns-repeated="2" table:style-name="ce937" office:value-type="float" office:value="0" calcext:value-type="float">
            <text:p>0</text:p>
          </table:table-cell>
          <table:table-cell table:style-name="ce937" office:value-type="float" office:value="1" calcext:value-type="float">
            <text:p>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style-name="ce947" office:value-type="float" office:value="-1" calcext:value-type="float">
            <text:p>-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style-name="ce937" office:value-type="float" office:value="1" calcext:value-type="float">
            <text:p>1</text:p>
          </table:table-cell>
          <table:table-cell table:number-columns-repeated="3" table:style-name="ce937" office:value-type="float" office:value="0" calcext:value-type="float">
            <text:p>0</text:p>
          </table:table-cell>
          <table:table-cell table:number-columns-repeated="3" table:style-name="ce937" office:value-type="float" office:value="-1" calcext:value-type="float">
            <text:p>-1</text:p>
          </table:table-cell>
          <table:table-cell table:style-name="ce937" office:value-type="float" office:value="1" calcext:value-type="float">
            <text:p>1</text:p>
          </table:table-cell>
          <table:table-cell table:style-name="ce947" office:value-type="float" office:value="1" calcext:value-type="float">
            <text:p>1</text:p>
          </table:table-cell>
          <table:table-cell table:style-name="ce854" table:formula="of:=SUMPRODUCT([.J32:.U32];[.$J$23:.$U$23])" office:value-type="float" office:value="-1" calcext:value-type="float">
            <text:p>-1</text:p>
          </table:table-cell>
          <table:table-cell table:style-name="ce854" table:number-columns-repeated="4"/>
          <table:table-cell table:style-name="ce976"/>
          <table:table-cell table:style-name="ce984" office:value-type="float" office:value="0" calcext:value-type="float">
            <text:p>0</text:p>
          </table:table-cell>
          <table:table-cell table:style-name="ce988" table:number-columns-repeated="2"/>
          <table:table-cell table:style-name="ce990"/>
          <table:table-cell table:style-name="ce997"/>
          <table:table-cell table:style-name="ce1002"/>
          <table:table-cell table:style-name="ce1007"/>
          <table:table-cell table:number-columns-repeated="10"/>
          <table:table-cell table:style-name="Default" table:number-columns-repeated="16340"/>
        </table:table-row>
        <table:table-row table:style-name="ro2">
          <table:table-cell/>
          <table:table-cell table:style-name="ce854" table:number-columns-repeated="27"/>
          <table:table-cell table:number-columns-repeated="16"/>
          <table:table-cell table:style-name="Default" table:number-columns-repeated="16340"/>
        </table:table-row>
        <table:table-row table:style-name="ro2">
          <table:table-cell/>
          <table:table-cell table:style-name="ce854" table:number-columns-repeated="11"/>
          <table:table-cell table:style-name="ce854" office:value-type="string" calcext:value-type="string">
            <text:p>A2_0</text:p>
          </table:table-cell>
          <table:table-cell table:style-name="ce854" office:value-type="string" calcext:value-type="string">
            <text:p>A3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0_4</text:p>
          </table:table-cell>
          <table:table-cell table:style-name="ce854" table:number-columns-repeated="7"/>
          <table:table-cell table:style-name="ce854" office:value-type="string" calcext:value-type="string">
            <text:p>S0</text:p>
          </table:table-cell>
          <table:table-cell table:style-name="ce854" office:value-type="string" calcext:value-type="string">
            <text:p>S1</text:p>
          </table:table-cell>
          <table:table-cell table:style-name="ce854" office:value-type="string" calcext:value-type="string">
            <text:p>S2</text:p>
          </table:table-cell>
          <table:table-cell table:style-name="ce854" office:value-type="string" calcext:value-type="string">
            <text:p>S3</text:p>
          </table:table-cell>
          <table:table-cell table:style-name="ce854"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table:style-name="Default" table:number-columns-repeated="16340"/>
        </table:table-row>
        <table:table-row table:style-name="ro2">
          <table:table-cell office:value-type="string" calcext:value-type="string">
            <text:p>B^-1</text:p>
          </table:table-cell>
          <table:table-cell table:style-name="ce928" table:number-matrix-columns-spanned="8" table:number-matrix-rows-spanned="8" table:formula="of:=MINVERSE([.B25:.I32])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854" table:number-columns-repeated="2"/>
          <table:table-cell table:style-name="ce854" office:value-type="string" calcext:value-type="string">
            <text:p>N</text:p>
          </table:table-cell>
          <table:table-cell table:style-name="ce936" office:value-type="float" office:value="2" calcext:value-type="float">
            <text:p>2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854" table:number-columns-repeated="6"/>
          <table:table-cell table:style-name="ce854" office:value-type="string" calcext:value-type="string">
            <text:p>S0</text:p>
          </table:table-cell>
          <table:table-cell table:style-name="ce957" office:value-type="float" office:value="0" calcext:value-type="float">
            <text:p>0</text:p>
          </table:table-cell>
          <table:table-cell table:number-columns-repeated="3" table:style-name="ce966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aux_distance_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854" table:number-columns-repeated="3"/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2" calcext:value-type="float">
            <text:p>2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-2" calcext:value-type="float">
            <text:p>-2</text:p>
          </table:table-cell>
          <table:table-cell table:style-name="ce854" table:number-columns-repeated="6"/>
          <table:table-cell table:style-name="ce854" office:value-type="string" calcext:value-type="string">
            <text:p>S1</text:p>
          </table:table-cell>
          <table:table-cell table:style-name="ce958" office:value-type="float" office:value="1" calcext:value-type="float">
            <text:p>1</text:p>
          </table:table-cell>
          <table:table-cell table:number-columns-repeated="3" table:style-name="ce967" office:value-type="float" office:value="1" calcext:value-type="float">
            <text:p>1</text:p>
          </table:table-cell>
          <table:table-cell table:style-name="ce88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ux_distance_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854" table:number-columns-repeated="3"/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2" calcext:value-type="float">
            <text:p>2</text:p>
          </table:table-cell>
          <table:table-cell table:style-name="ce936" office:value-type="float" office:value="0" calcext:value-type="float">
            <text:p>0</text:p>
          </table:table-cell>
          <table:table-cell table:style-name="ce854" table:number-columns-repeated="6"/>
          <table:table-cell table:style-name="ce854" office:value-type="string" calcext:value-type="string">
            <text:p>S2</text:p>
          </table:table-cell>
          <table:table-cell table:style-name="ce959" office:value-type="float" office:value="1" calcext:value-type="float">
            <text:p>1</text:p>
          </table:table-cell>
          <table:table-cell table:number-columns-repeated="3" table:style-name="ce967" office:value-type="float" office:value="2" calcext:value-type="float">
            <text:p>2</text:p>
          </table:table-cell>
          <table:table-cell table:style-name="ce986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ux_distance_3</text:p>
          </table:table-cell>
          <table:table-cell table:style-name="ce1003" office:value-type="float" office:value="0" calcext:value-type="float">
            <text:p>0</text:p>
          </table:table-cell>
          <table:table-cell table:number-columns-repeated="4" table:style-name="ce1003" office:value-type="float" office:value="-1" calcext:value-type="float">
            <text:p>-1</text:p>
          </table:table-cell>
          <table:table-cell table:style-name="ce1011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854" table:number-columns-repeated="3"/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1" calcext:value-type="float">
            <text:p>1</text:p>
          </table:table-cell>
          <table:table-cell table:style-name="ce854" table:number-columns-repeated="6"/>
          <table:table-cell table:style-name="ce854" office:value-type="string" calcext:value-type="string">
            <text:p>S3</text:p>
          </table:table-cell>
          <table:table-cell table:style-name="ce860" office:value-type="float" office:value="2" calcext:value-type="float">
            <text:p>2</text:p>
          </table:table-cell>
          <table:table-cell table:style-name="ce949" office:value-type="float" office:value="2" calcext:value-type="float">
            <text:p>2</text:p>
          </table:table-cell>
          <table:table-cell table:number-columns-repeated="2" table:style-name="ce967" office:value-type="float" office:value="3" calcext:value-type="float">
            <text:p>3</text:p>
          </table:table-cell>
          <table:table-cell table:style-name="ce986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ux_distance_4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ce1003" office:value-type="float" office:value="-1" calcext:value-type="float">
            <text:p>-1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float" office:value="-1" calcext:value-type="float">
            <text:p>-1</text:p>
          </table:table-cell>
          <table:table-cell table:style-name="ce1011" office:value-type="float" office:value="-1" calcext:value-type="float">
            <text:p>-1</text:p>
          </table:table-cell>
          <table:table-cell table:number-columns-repeated="3" table:style-name="ce100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854" table:number-columns-repeated="3"/>
          <table:table-cell table:style-name="ce938" office:value-type="float" office:value="0" calcext:value-type="float">
            <text:p>0</text:p>
          </table:table-cell>
          <table:table-cell table:style-name="ce938" office:value-type="float" office:value="1" calcext:value-type="float">
            <text:p>1</text:p>
          </table:table-cell>
          <table:table-cell table:number-columns-repeated="2" table:style-name="ce938" office:value-type="float" office:value="0" calcext:value-type="float">
            <text:p>0</text:p>
          </table:table-cell>
          <table:table-cell table:style-name="ce854" table:number-columns-repeated="6"/>
          <table:table-cell table:style-name="ce854" office:value-type="string" calcext:value-type="string">
            <text:p>S4</text:p>
          </table:table-cell>
          <table:table-cell table:style-name="ce862" office:value-type="float" office:value="3" calcext:value-type="float">
            <text:p>3</text:p>
          </table:table-cell>
          <table:table-cell table:style-name="ce869" office:value-type="float" office:value="3" calcext:value-type="float">
            <text:p>3</text:p>
          </table:table-cell>
          <table:table-cell table:style-name="ce972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987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x_leg_1</text:p>
          </table:table-cell>
          <table:table-cell table:number-columns-repeated="3" table:style-name="ce1003" office:value-type="float" office:value="1" calcext:value-type="float">
            <text:p>1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number-columns-repeated="2" table:style-name="ce1003" office:value-type="float" office:value="-1" calcext:value-type="float">
            <text:p>-1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float" office:value="-1" calcext:value-type="float">
            <text:p>-1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854" table:number-columns-repeated="3"/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1" calcext:value-type="float">
            <text:p>1</text:p>
          </table:table-cell>
          <table:table-cell table:style-name="ce936" office:value-type="float" office:value="0" calcext:value-type="float">
            <text:p>0</text:p>
          </table:table-cell>
          <table:table-cell table:style-name="ce854" table:number-columns-repeated="12"/>
          <table:table-cell table:number-columns-repeated="3"/>
          <table:table-cell office:value-type="string" calcext:value-type="string">
            <text:p>aux_leg_2</text:p>
          </table:table-cell>
          <table:table-cell table:number-columns-repeated="3" table:style-name="ce1003" office:value-type="float" office:value="0" calcext:value-type="float">
            <text:p>0</text:p>
          </table:table-cell>
          <table:table-cell table:number-columns-repeated="2" table:style-name="ce1003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number-columns-repeated="5" table:style-name="ce1003" office:value-type="float" office:value="-1" calcext:value-type="float">
            <text:p>-1</text:p>
          </table:table-cell>
          <table:table-cell table:style-name="ce1003" office:value-type="float" office:value="0" calcext:value-type="float">
            <text:p>0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.5" calcext:value-type="float">
            <text:p>-0.5</text:p>
          </table:table-cell>
          <table:table-cell table:style-name="ce928" office:value-type="float" office:value="-0.5" calcext:value-type="float">
            <text:p>-0.5</text:p>
          </table:table-cell>
          <table:table-cell table:style-name="ce854" table:number-columns-repeated="3"/>
          <table:table-cell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854" table:number-columns-repeated="12"/>
          <table:table-cell table:number-columns-repeated="3"/>
          <table:table-cell office:value-type="string" calcext:value-type="string">
            <text:p>aux_leg_3</text:p>
          </table:table-cell>
          <table:table-cell table:number-columns-repeated="5" table:style-name="ce1003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number-columns-repeated="2" table:style-name="ce1003" office:value-type="float" office:value="0" calcext:value-type="float">
            <text:p>0</text:p>
          </table:table-cell>
          <table:table-cell table:style-name="ce1003" office:value-type="float" office:value="-1" calcext:value-type="float">
            <text:p>-1</text:p>
          </table:table-cell>
          <table:table-cell table:style-name="ce1003" office:value-type="float" office:value="0" calcext:value-type="float">
            <text:p>0</text:p>
          </table:table-cell>
          <table:table-cell table:number-columns-repeated="2" table:style-name="ce1003" office:value-type="float" office:value="-1" calcext:value-type="float">
            <text:p>-1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0.5" calcext:value-type="float">
            <text:p>0.5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" calcext:value-type="float">
            <text:p>0</text:p>
          </table:table-cell>
          <table:table-cell table:style-name="ce928" office:value-type="float" office:value="-0.5" calcext:value-type="float">
            <text:p>-0.5</text:p>
          </table:table-cell>
          <table:table-cell table:style-name="ce854" table:number-columns-repeated="3"/>
          <table:table-cell table:number-columns-repeated="2" table:style-name="ce936" office:value-type="float" office:value="0" calcext:value-type="float">
            <text:p>0</text:p>
          </table:table-cell>
          <table:table-cell table:style-name="ce936" office:value-type="float" office:value="-1" calcext:value-type="float">
            <text:p>-1</text:p>
          </table:table-cell>
          <table:table-cell table:style-name="ce936" office:value-type="float" office:value="1" calcext:value-type="float">
            <text:p>1</text:p>
          </table:table-cell>
          <table:table-cell table:style-name="ce854" table:number-columns-repeated="12"/>
          <table:table-cell table:number-columns-repeated="3"/>
          <table:table-cell office:value-type="string" calcext:value-type="string">
            <text:p>aux_leg_4</text:p>
          </table:table-cell>
          <table:table-cell table:number-columns-repeated="5" table:style-name="ce100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number-columns-repeated="4" table:style-name="ce1003" office:value-type="float" office:value="0" calcext:value-type="float">
            <text:p>0</text:p>
          </table:table-cell>
          <table:table-cell table:number-columns-repeated="2" table:style-name="ce1003" office:value-type="float" office:value="-1" calcext:value-type="float">
            <text:p>-1</text:p>
          </table:table-cell>
          <table:table-cell table:style-name="Default" table:number-columns-repeated="16340"/>
        </table:table-row>
        <table:table-row table:style-name="ro2">
          <table:table-cell/>
          <table:table-cell table:style-name="ce928" table:number-columns-repeated="8"/>
          <table:table-cell table:style-name="ce854" table:number-columns-repeated="14"/>
          <table:table-cell table:style-name="ce854" office:value-type="float" office:value="1" calcext:value-type="float">
            <text:p>1</text:p>
          </table:table-cell>
          <table:table-cell table:style-name="ce854" office:value-type="float" office:value="2" calcext:value-type="float">
            <text:p>2</text:p>
          </table:table-cell>
          <table:table-cell table:style-name="ce854" office:value-type="float" office:value="3" calcext:value-type="float">
            <text:p>3</text:p>
          </table:table-cell>
          <table:table-cell table:style-name="ce854" office:value-type="float" office:value="2" calcext:value-type="float">
            <text:p>2</text:p>
          </table:table-cell>
          <table:table-cell table:style-name="ce854"/>
          <table:table-cell table:number-columns-repeated="16"/>
          <table:table-cell table:style-name="Default" table:number-columns-repeated="16340"/>
        </table:table-row>
        <table:table-row table:style-name="ro2">
          <table:table-cell/>
          <table:table-cell table:style-name="ce854" office:value-type="string" calcext:value-type="string">
            <text:p>A0_1</text:p>
          </table:table-cell>
          <table:table-cell table:style-name="ce854" office:value-type="string" calcext:value-type="string">
            <text:p>A1_2</text:p>
          </table:table-cell>
          <table:table-cell table:style-name="ce854" office:value-type="string" calcext:value-type="string">
            <text:p>A2_3</text:p>
          </table:table-cell>
          <table:table-cell table:style-name="ce854" office:value-type="string" calcext:value-type="string">
            <text:p>A3_4</text:p>
          </table:table-cell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2_4</text:p>
          </table:table-cell>
          <table:table-cell table:style-name="ce949" office:value-type="string" calcext:value-type="string">
            <text:p>A2_0</text:p>
          </table:table-cell>
          <table:table-cell table:style-name="ce854" office:value-type="string" calcext:value-type="string">
            <text:p>A3_0</text:p>
          </table:table-cell>
          <table:table-cell table:style-name="ce949" office:value-type="string" calcext:value-type="string">
            <text:p>A3_1</text:p>
          </table:table-cell>
          <table:table-cell table:style-name="ce854" office:value-type="string" calcext:value-type="string">
            <text:p>A4_0</text:p>
          </table:table-cell>
          <table:table-cell table:style-name="ce854" office:value-type="string" calcext:value-type="string">
            <text:p>A4_1</text:p>
          </table:table-cell>
          <table:table-cell table:style-name="ce949" office:value-type="string" calcext:value-type="string">
            <text:p>A4_2</text:p>
          </table:table-cell>
          <table:table-cell table:style-name="ce949" office:value-type="string" calcext:value-type="string">
            <text:p>A0_4</text:p>
          </table:table-cell>
          <table:table-cell table:style-name="ce854" office:value-type="string" calcext:value-type="string">
            <text:p>A1_4</text:p>
          </table:table-cell>
          <table:table-cell table:style-name="ce854" table:number-columns-repeated="2"/>
          <table:table-cell table:style-name="ce960" office:value-type="string" calcext:value-type="string">
            <text:p>A2_0</text:p>
          </table:table-cell>
          <table:table-cell table:style-name="ce968" office:value-type="string" calcext:value-type="string">
            <text:p>A3_1</text:p>
          </table:table-cell>
          <table:table-cell table:style-name="ce968" office:value-type="string" calcext:value-type="string">
            <text:p>A4_2</text:p>
          </table:table-cell>
          <table:table-cell table:style-name="ce978" office:value-type="string" calcext:value-type="string">
            <text:p>A0_4</text:p>
          </table:table-cell>
          <table:table-cell table:style-name="ce854"/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2_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1</text:p>
          </table:table-cell>
          <table:table-cell table:style-name="ce929" table:number-matrix-columns-spanned="20" table:number-matrix-rows-spanned="8" table:formula="of:=MMULT([.B35:.I42];[.B25:.U32])" office:value-type="float" office:value="1" calcext:value-type="float">
            <text:p>1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854" table:number-columns-repeated="2"/>
          <table:table-cell table:style-name="ce961" office:value-type="float" office:value="-0" calcext:value-type="float">
            <text:p>0</text:p>
          </table:table-cell>
          <table:table-cell table:style-name="ce969" office:value-type="float" office:value="-0" calcext:value-type="float">
            <text:p>0</text:p>
          </table:table-cell>
          <table:table-cell table:style-name="ce973" office:value-type="float" office:value="-0" calcext:value-type="float">
            <text:p>0</text:p>
          </table:table-cell>
          <table:table-cell table:style-name="ce979" office:value-type="float" office:value="-0" calcext:value-type="float">
            <text:p>0</text:p>
          </table:table-cell>
          <table:table-cell table:style-name="ce854"/>
          <table:table-cell table:number-columns-repeated="3"/>
          <table:table-cell table:number-columns-repeated="2" table:style-name="ce998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number-columns-repeated="9" table:style-name="ce998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2</text:p>
          </table:table-cell>
          <table:table-cell table:style-name="ce93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-1" calcext:value-type="float">
            <text:p>-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854" table:number-columns-repeated="2"/>
          <table:table-cell table:style-name="ce962" office:value-type="float" office:value="1" calcext:value-type="float">
            <text:p>1</text:p>
          </table:table-cell>
          <table:table-cell table:style-name="ce970" office:value-type="float" office:value="-0" calcext:value-type="float">
            <text:p>0</text:p>
          </table:table-cell>
          <table:table-cell table:style-name="ce974" office:value-type="float" office:value="-0" calcext:value-type="float">
            <text:p>0</text:p>
          </table:table-cell>
          <table:table-cell table:style-name="ce980" office:value-type="float" office:value="-0" calcext:value-type="float">
            <text:p>0</text:p>
          </table:table-cell>
          <table:table-cell table:style-name="ce854"/>
          <table:table-cell table:number-columns-repeated="3"/>
          <table:table-cell table:number-columns-repeated="2" table:style-name="ce998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number-columns-repeated="2" table:style-name="ce998" office:value-type="float" office:value="0" calcext:value-type="float">
            <text:p>0</text:p>
          </table:table-cell>
          <table:table-cell table:number-columns-repeated="3" table:style-name="ce998" office:value-type="float" office:value="-1" calcext:value-type="float">
            <text:p>-1</text:p>
          </table:table-cell>
          <table:table-cell table:number-columns-repeated="4" table:style-name="ce998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3</text:p>
          </table:table-cell>
          <table:table-cell table:style-name="ce93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-1" calcext:value-type="float">
            <text:p>-1</text:p>
          </table:table-cell>
          <table:table-cell table:style-name="ce940" office:value-type="float" office:value="-1" calcext:value-type="float">
            <text:p>-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55" office:value-type="float" office:value="1" calcext:value-type="float">
            <text:p>1</text:p>
          </table:table-cell>
          <table:table-cell table:style-name="ce854" table:number-columns-repeated="2"/>
          <table:table-cell table:style-name="ce962" office:value-type="float" office:value="-0" calcext:value-type="float">
            <text:p>0</text:p>
          </table:table-cell>
          <table:table-cell table:style-name="ce970" office:value-type="float" office:value="1" calcext:value-type="float">
            <text:p>1</text:p>
          </table:table-cell>
          <table:table-cell table:style-name="ce974" office:value-type="float" office:value="-0" calcext:value-type="float">
            <text:p>0</text:p>
          </table:table-cell>
          <table:table-cell table:style-name="ce980" office:value-type="float" office:value="-1" calcext:value-type="float">
            <text:p>-1</text:p>
          </table:table-cell>
          <table:table-cell table:style-name="ce854"/>
          <table:table-cell table:number-columns-repeated="3"/>
          <table:table-cell table:number-columns-repeated="2" table:style-name="ce999" office:value-type="float" office:value="1" calcext:value-type="float">
            <text:p>1</text:p>
          </table:table-cell>
          <table:table-cell table:style-name="ce1009" office:value-type="float" office:value="0" calcext:value-type="float">
            <text:p>0</text:p>
          </table:table-cell>
          <table:table-cell table:number-columns-repeated="4" table:style-name="ce999" office:value-type="float" office:value="-1" calcext:value-type="float">
            <text:p>-1</text:p>
          </table:table-cell>
          <table:table-cell table:number-columns-repeated="5" table:style-name="ce999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4</text:p>
          </table:table-cell>
          <table:table-cell table:style-name="ce93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1" calcext:value-type="float">
            <text:p>1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1" calcext:value-type="float">
            <text:p>1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-1" calcext:value-type="float">
            <text:p>-1</text:p>
          </table:table-cell>
          <table:table-cell table:style-name="ce941" office:value-type="float" office:value="-1" calcext:value-type="float">
            <text:p>-1</text:p>
          </table:table-cell>
          <table:table-cell table:style-name="ce941" office:value-type="float" office:value="-1" calcext:value-type="float">
            <text:p>-1</text:p>
          </table:table-cell>
          <table:table-cell table:style-name="ce941" office:value-type="float" office:value="1" calcext:value-type="float">
            <text:p>1</text:p>
          </table:table-cell>
          <table:table-cell table:style-name="ce956" office:value-type="float" office:value="1" calcext:value-type="float">
            <text:p>1</text:p>
          </table:table-cell>
          <table:table-cell table:style-name="ce854" table:number-columns-repeated="2"/>
          <table:table-cell table:style-name="ce963" office:value-type="float" office:value="-0" calcext:value-type="float">
            <text:p>0</text:p>
          </table:table-cell>
          <table:table-cell table:style-name="ce971" office:value-type="float" office:value="-0" calcext:value-type="float">
            <text:p>0</text:p>
          </table:table-cell>
          <table:table-cell table:style-name="ce975" office:value-type="float" office:value="1" calcext:value-type="float">
            <text:p>1</text:p>
          </table:table-cell>
          <table:table-cell table:style-name="ce981" office:value-type="float" office:value="-1" calcext:value-type="float">
            <text:p>-1</text:p>
          </table:table-cell>
          <table:table-cell table:style-name="ce854"/>
          <table:table-cell table:number-columns-repeated="3"/>
          <table:table-cell table:style-name="ce999" office:value-type="float" office:value="1" calcext:value-type="float">
            <text:p>1</text:p>
          </table:table-cell>
          <table:table-cell table:style-name="ce999" office:value-type="float" office:value="0" calcext:value-type="float">
            <text:p>0</text:p>
          </table:table-cell>
          <table:table-cell table:style-name="ce1009" office:value-type="float" office:value="-1" calcext:value-type="float">
            <text:p>-1</text:p>
          </table:table-cell>
          <table:table-cell table:style-name="ce999" office:value-type="float" office:value="-1" calcext:value-type="float">
            <text:p>-1</text:p>
          </table:table-cell>
          <table:table-cell table:style-name="ce999" office:value-type="float" office:value="0" calcext:value-type="float">
            <text:p>0</text:p>
          </table:table-cell>
          <table:table-cell table:style-name="ce999" office:value-type="float" office:value="-1" calcext:value-type="float">
            <text:p>-1</text:p>
          </table:table-cell>
          <table:table-cell table:number-columns-repeated="6" table:style-name="ce999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1</text:p>
          </table:table-cell>
          <table:table-cell table:style-name="ce92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1" calcext:value-type="float">
            <text:p>1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39" office:value-type="float" office:value="-1" calcext:value-type="float">
            <text:p>-1</text:p>
          </table:table-cell>
          <table:table-cell table:style-name="ce954" office:value-type="float" office:value="0" calcext:value-type="float">
            <text:p>0</text:p>
          </table:table-cell>
          <table:table-cell table:style-name="ce854" table:number-columns-repeated="2"/>
          <table:table-cell table:style-name="ce961" office:value-type="float" office:value="-1" calcext:value-type="float">
            <text:p>-1</text:p>
          </table:table-cell>
          <table:table-cell table:style-name="ce969" office:value-type="float" office:value="-0" calcext:value-type="float">
            <text:p>0</text:p>
          </table:table-cell>
          <table:table-cell table:style-name="ce973" office:value-type="float" office:value="-0" calcext:value-type="float">
            <text:p>0</text:p>
          </table:table-cell>
          <table:table-cell table:style-name="ce979" office:value-type="float" office:value="1" calcext:value-type="float">
            <text:p>1</text:p>
          </table:table-cell>
          <table:table-cell table:style-name="ce854"/>
          <table:table-cell table:number-columns-repeated="3"/>
          <table:table-cell table:number-columns-repeated="2" table:style-name="ce999" office:value-type="float" office:value="-1" calcext:value-type="float">
            <text:p>-1</text:p>
          </table:table-cell>
          <table:table-cell table:style-name="ce1009" office:value-type="float" office:value="0" calcext:value-type="float">
            <text:p>0</text:p>
          </table:table-cell>
          <table:table-cell table:number-columns-repeated="2" table:style-name="ce999" office:value-type="float" office:value="0" calcext:value-type="float">
            <text:p>0</text:p>
          </table:table-cell>
          <table:table-cell table:number-columns-repeated="3" table:style-name="ce999" office:value-type="float" office:value="1" calcext:value-type="float">
            <text:p>1</text:p>
          </table:table-cell>
          <table:table-cell table:number-columns-repeated="3" table:style-name="ce999" office:value-type="float" office:value="0" calcext:value-type="float">
            <text:p>0</text:p>
          </table:table-cell>
          <table:table-cell table:style-name="ce999" office:value-type="float" office:value="-1" calcext:value-type="float">
            <text:p>-1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2</text:p>
          </table:table-cell>
          <table:table-cell table:style-name="ce93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-1" calcext:value-type="float">
            <text:p>-1</text:p>
          </table:table-cell>
          <table:table-cell table:style-name="ce955" office:value-type="float" office:value="-1" calcext:value-type="float">
            <text:p>-1</text:p>
          </table:table-cell>
          <table:table-cell table:style-name="ce854" table:number-columns-repeated="2"/>
          <table:table-cell table:style-name="ce962" office:value-type="float" office:value="-0" calcext:value-type="float">
            <text:p>0</text:p>
          </table:table-cell>
          <table:table-cell table:style-name="ce970" office:value-type="float" office:value="-1" calcext:value-type="float">
            <text:p>-1</text:p>
          </table:table-cell>
          <table:table-cell table:style-name="ce974" office:value-type="float" office:value="-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854"/>
          <table:table-cell table:number-columns-repeated="3"/>
          <table:table-cell table:number-columns-repeated="2" table:style-name="ce999" office:value-type="float" office:value="-1" calcext:value-type="float">
            <text:p>-1</text:p>
          </table:table-cell>
          <table:table-cell table:style-name="ce1009" office:value-type="float" office:value="0" calcext:value-type="float">
            <text:p>0</text:p>
          </table:table-cell>
          <table:table-cell table:number-columns-repeated="2" table:style-name="ce999" office:value-type="float" office:value="1" calcext:value-type="float">
            <text:p>1</text:p>
          </table:table-cell>
          <table:table-cell table:number-columns-repeated="4" table:style-name="ce999" office:value-type="float" office:value="0" calcext:value-type="float">
            <text:p>0</text:p>
          </table:table-cell>
          <table:table-cell table:number-columns-repeated="3" table:style-name="ce999" office:value-type="float" office:value="-1" calcext:value-type="float">
            <text:p>-1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3</text:p>
          </table:table-cell>
          <table:table-cell table:style-name="ce93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854" table:number-columns-repeated="2"/>
          <table:table-cell table:style-name="ce962" office:value-type="float" office:value="-0" calcext:value-type="float">
            <text:p>0</text:p>
          </table:table-cell>
          <table:table-cell table:style-name="ce970" office:value-type="float" office:value="-0" calcext:value-type="float">
            <text:p>0</text:p>
          </table:table-cell>
          <table:table-cell table:style-name="ce974" office:value-type="float" office:value="-1" calcext:value-type="float">
            <text:p>-1</text:p>
          </table:table-cell>
          <table:table-cell table:style-name="ce980" office:value-type="float" office:value="-0" calcext:value-type="float">
            <text:p>0</text:p>
          </table:table-cell>
          <table:table-cell table:style-name="ce854"/>
          <table:table-cell table:number-columns-repeated="3"/>
          <table:table-cell table:number-columns-repeated="2" table:style-name="ce99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5" table:style-name="ce999" office:value-type="float" office:value="0" calcext:value-type="float">
            <text:p>0</text:p>
          </table:table-cell>
          <table:table-cell table:number-columns-repeated="3" table:style-name="ce999" office:value-type="float" office:value="-1" calcext:value-type="float">
            <text:p>-1</text:p>
          </table:table-cell>
          <table:table-cell table:style-name="ce999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4</text:p>
          </table:table-cell>
          <table:table-cell table:style-name="ce93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1" calcext:value-type="float">
            <text:p>1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854" table:number-columns-repeated="2"/>
          <table:table-cell table:style-name="ce963" office:value-type="float" office:value="-0" calcext:value-type="float">
            <text:p>0</text:p>
          </table:table-cell>
          <table:table-cell table:style-name="ce971" office:value-type="float" office:value="-0" calcext:value-type="float">
            <text:p>0</text:p>
          </table:table-cell>
          <table:table-cell table:style-name="ce975" office:value-type="float" office:value="-0" calcext:value-type="float">
            <text:p>0</text:p>
          </table:table-cell>
          <table:table-cell table:style-name="ce981" office:value-type="float" office:value="-0" calcext:value-type="float">
            <text:p>0</text:p>
          </table:table-cell>
          <table:table-cell table:style-name="ce854"/>
          <table:table-cell table:number-columns-repeated="3"/>
          <table:table-cell table:number-columns-repeated="2" table:style-name="ce999" office:value-type="float" office:value="0" calcext:value-type="float">
            <text:p>0</text:p>
          </table:table-cell>
          <table:table-cell table:style-name="ce1009" office:value-type="float" office:value="0" calcext:value-type="float">
            <text:p>0</text:p>
          </table:table-cell>
          <table:table-cell table:number-columns-repeated="5" table:style-name="ce999" office:value-type="float" office:value="0" calcext:value-type="float">
            <text:p>0</text:p>
          </table:table-cell>
          <table:table-cell table:number-columns-repeated="2" table:style-name="ce999" office:value-type="float" office:value="-1" calcext:value-type="float">
            <text:p>-1</text:p>
          </table:table-cell>
          <table:table-cell table:number-columns-repeated="2" table:style-name="ce999" office:value-type="float" office:value="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 table:number-rows-repeated="3">
          <table:table-cell/>
          <table:table-cell table:style-name="ce854" table:number-columns-repeated="27"/>
          <table:table-cell table:number-columns-repeated="16"/>
          <table:table-cell table:style-name="Default" table:number-columns-repeated="16340"/>
        </table:table-row>
        <table:table-row table:style-name="ro2">
          <table:table-cell table:number-columns-repeated="23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2_4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1</text:p>
          </table:table-cell>
          <table:table-cell table:style-name="ce932" table:formula="of:=-1*[.B45]" office:value-type="float" office:value="-1" calcext:value-type="float">
            <text:p>-1</text:p>
          </table:table-cell>
          <table:table-cell table:style-name="ce942" table:formula="of:=-1*[.C45]" office:value-type="float" office:value="-0" calcext:value-type="float">
            <text:p>0</text:p>
          </table:table-cell>
          <table:table-cell table:style-name="ce942" table:formula="of:=-1*[.D45]" office:value-type="float" office:value="-0" calcext:value-type="float">
            <text:p>0</text:p>
          </table:table-cell>
          <table:table-cell table:style-name="ce942" table:formula="of:=-1*[.E45]" office:value-type="float" office:value="-0" calcext:value-type="float">
            <text:p>0</text:p>
          </table:table-cell>
          <table:table-cell table:style-name="ce942" table:formula="of:=-1*[.F45]" office:value-type="float" office:value="-0" calcext:value-type="float">
            <text:p>0</text:p>
          </table:table-cell>
          <table:table-cell table:style-name="ce942" table:formula="of:=-1*[.G45]" office:value-type="float" office:value="-0" calcext:value-type="float">
            <text:p>0</text:p>
          </table:table-cell>
          <table:table-cell table:style-name="ce942" table:formula="of:=-1*[.H45]" office:value-type="float" office:value="-0" calcext:value-type="float">
            <text:p>0</text:p>
          </table:table-cell>
          <table:table-cell table:style-name="ce942" table:formula="of:=-1*[.I45]" office:value-type="float" office:value="-0" calcext:value-type="float">
            <text:p>0</text:p>
          </table:table-cell>
          <table:table-cell table:style-name="ce932" table:formula="of:=-1*[.J45]" office:value-type="float" office:value="-1" calcext:value-type="float">
            <text:p>-1</text:p>
          </table:table-cell>
          <table:table-cell table:style-name="ce942" table:formula="of:=-1*[.K45]" office:value-type="float" office:value="-1" calcext:value-type="float">
            <text:p>-1</text:p>
          </table:table-cell>
          <table:table-cell table:style-name="ce942" table:formula="of:=-1*[.L45]" office:value-type="float" office:value="-0" calcext:value-type="float">
            <text:p>0</text:p>
          </table:table-cell>
          <table:table-cell table:style-name="ce950" table:formula="of:=-1*[.M45]" office:value-type="float" office:value="-0" calcext:value-type="float">
            <text:p>0</text:p>
          </table:table-cell>
          <table:table-cell table:style-name="ce932" table:formula="of:=-1*[.N45]" office:value-type="float" office:value="-0" calcext:value-type="float">
            <text:p>0</text:p>
          </table:table-cell>
          <table:table-cell table:style-name="ce942" table:formula="of:=-1*[.O45]" office:value-type="float" office:value="-0" calcext:value-type="float">
            <text:p>0</text:p>
          </table:table-cell>
          <table:table-cell table:style-name="ce942" table:formula="of:=-1*[.P45]" office:value-type="float" office:value="-0" calcext:value-type="float">
            <text:p>0</text:p>
          </table:table-cell>
          <table:table-cell table:style-name="ce942" table:formula="of:=-1*[.Q45]" office:value-type="float" office:value="-0" calcext:value-type="float">
            <text:p>0</text:p>
          </table:table-cell>
          <table:table-cell table:style-name="ce942" table:formula="of:=-1*[.R45]" office:value-type="float" office:value="-0" calcext:value-type="float">
            <text:p>0</text:p>
          </table:table-cell>
          <table:table-cell table:style-name="ce950" table:formula="of:=-1*[.S45]" office:value-type="float" office:value="-0" calcext:value-type="float">
            <text:p>0</text:p>
          </table:table-cell>
          <table:table-cell table:style-name="ce932" table:formula="of:=-1*[.T45]" office:value-type="float" office:value="-0" calcext:value-type="float">
            <text:p>0</text:p>
          </table:table-cell>
          <table:table-cell table:style-name="ce950" table:formula="of:=-1*[.U45]" office:value-type="float" office:value="-0" calcext:value-type="float">
            <text:p>0</text:p>
          </table:table-cell>
          <table:table-cell/>
          <table:table-cell office:value-type="string" calcext:value-type="string">
            <text:p>d+l_1</text:p>
          </table:table-cell>
          <table:table-cell table:style-name="ce964" office:value-type="float" office:value="-1" calcext:value-type="float">
            <text:p>-1</text:p>
          </table:table-cell>
          <table:table-cell table:number-columns-repeated="3" table:style-name="ce964" office:value-type="float" office:value="-0" calcext:value-type="float">
            <text:p>0</text:p>
          </table:table-cell>
          <table:table-cell table:number-columns-repeated="12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-1" calcext:value-type="float">
            <text:p>-1</text:p>
          </table:table-cell>
          <table:table-cell table:number-columns-repeated="2"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2</text:p>
          </table:table-cell>
          <table:table-cell table:style-name="ce933" table:formula="of:=-1*[.B46]" office:value-type="float" office:value="-0" calcext:value-type="float">
            <text:p>0</text:p>
          </table:table-cell>
          <table:table-cell table:style-name="ce943" table:formula="of:=-1*[.C46]" office:value-type="float" office:value="-1" calcext:value-type="float">
            <text:p>-1</text:p>
          </table:table-cell>
          <table:table-cell table:style-name="ce943" table:formula="of:=-1*[.D46]" office:value-type="float" office:value="-0" calcext:value-type="float">
            <text:p>0</text:p>
          </table:table-cell>
          <table:table-cell table:style-name="ce943" table:formula="of:=-1*[.E46]" office:value-type="float" office:value="-0" calcext:value-type="float">
            <text:p>0</text:p>
          </table:table-cell>
          <table:table-cell table:style-name="ce943" table:formula="of:=-1*[.F46]" office:value-type="float" office:value="-0" calcext:value-type="float">
            <text:p>0</text:p>
          </table:table-cell>
          <table:table-cell table:style-name="ce943" table:formula="of:=-1*[.G46]" office:value-type="float" office:value="-0" calcext:value-type="float">
            <text:p>0</text:p>
          </table:table-cell>
          <table:table-cell table:style-name="ce943" table:formula="of:=-1*[.H46]" office:value-type="float" office:value="-0" calcext:value-type="float">
            <text:p>0</text:p>
          </table:table-cell>
          <table:table-cell table:style-name="ce943" table:formula="of:=-1*[.I46]" office:value-type="float" office:value="-0" calcext:value-type="float">
            <text:p>0</text:p>
          </table:table-cell>
          <table:table-cell table:style-name="ce933" table:formula="of:=-1*[.J46]" office:value-type="float" office:value="-1" calcext:value-type="float">
            <text:p>-1</text:p>
          </table:table-cell>
          <table:table-cell table:style-name="ce943" table:formula="of:=-1*[.K46]" office:value-type="float" office:value="-1" calcext:value-type="float">
            <text:p>-1</text:p>
          </table:table-cell>
          <table:table-cell table:style-name="ce943" table:formula="of:=-1*[.L46]" office:value-type="float" office:value="-1" calcext:value-type="float">
            <text:p>-1</text:p>
          </table:table-cell>
          <table:table-cell table:style-name="ce951" table:formula="of:=-1*[.M46]" office:value-type="float" office:value="-0" calcext:value-type="float">
            <text:p>0</text:p>
          </table:table-cell>
          <table:table-cell table:style-name="ce933" table:formula="of:=-1*[.N46]" office:value-type="float" office:value="1" calcext:value-type="float">
            <text:p>1</text:p>
          </table:table-cell>
          <table:table-cell table:style-name="ce943" table:formula="of:=-1*[.O46]" office:value-type="float" office:value="-0" calcext:value-type="float">
            <text:p>0</text:p>
          </table:table-cell>
          <table:table-cell table:style-name="ce943" table:formula="of:=-1*[.P46]" office:value-type="float" office:value="-0" calcext:value-type="float">
            <text:p>0</text:p>
          </table:table-cell>
          <table:table-cell table:style-name="ce943" table:formula="of:=-1*[.Q46]" office:value-type="float" office:value="-0" calcext:value-type="float">
            <text:p>0</text:p>
          </table:table-cell>
          <table:table-cell table:style-name="ce943" table:formula="of:=-1*[.R46]" office:value-type="float" office:value="-0" calcext:value-type="float">
            <text:p>0</text:p>
          </table:table-cell>
          <table:table-cell table:style-name="ce951" table:formula="of:=-1*[.S46]" office:value-type="float" office:value="-0" calcext:value-type="float">
            <text:p>0</text:p>
          </table:table-cell>
          <table:table-cell table:style-name="ce933" table:formula="of:=-1*[.T46]" office:value-type="float" office:value="-0" calcext:value-type="float">
            <text:p>0</text:p>
          </table:table-cell>
          <table:table-cell table:style-name="ce951" table:formula="of:=-1*[.U46]" office:value-type="float" office:value="-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8" table:style-name="ce965" office:value-type="float" office:value="-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 table:style-name="ce1012" office:value-type="float" office:value="-0" calcext:value-type="float">
            <text:p>0</text:p>
          </table:table-cell>
          <table:table-cell table:number-columns-repeated="3" table:style-name="ce965" office:value-type="float" office:value="-1" calcext:value-type="float">
            <text:p>-1</text:p>
          </table:table-cell>
          <table:table-cell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3</text:p>
          </table:table-cell>
          <table:table-cell table:style-name="ce933" table:formula="of:=-1*[.B47]" office:value-type="float" office:value="-0" calcext:value-type="float">
            <text:p>0</text:p>
          </table:table-cell>
          <table:table-cell table:style-name="ce943" table:formula="of:=-1*[.C47]" office:value-type="float" office:value="-0" calcext:value-type="float">
            <text:p>0</text:p>
          </table:table-cell>
          <table:table-cell table:style-name="ce943" table:formula="of:=-1*[.D47]" office:value-type="float" office:value="-1" calcext:value-type="float">
            <text:p>-1</text:p>
          </table:table-cell>
          <table:table-cell table:style-name="ce943" table:formula="of:=-1*[.E47]" office:value-type="float" office:value="-0" calcext:value-type="float">
            <text:p>0</text:p>
          </table:table-cell>
          <table:table-cell table:style-name="ce943" table:formula="of:=-1*[.F47]" office:value-type="float" office:value="-0" calcext:value-type="float">
            <text:p>0</text:p>
          </table:table-cell>
          <table:table-cell table:style-name="ce943" table:formula="of:=-1*[.G47]" office:value-type="float" office:value="-0" calcext:value-type="float">
            <text:p>0</text:p>
          </table:table-cell>
          <table:table-cell table:style-name="ce943" table:formula="of:=-1*[.H47]" office:value-type="float" office:value="-0" calcext:value-type="float">
            <text:p>0</text:p>
          </table:table-cell>
          <table:table-cell table:style-name="ce943" table:formula="of:=-1*[.I47]" office:value-type="float" office:value="-0" calcext:value-type="float">
            <text:p>0</text:p>
          </table:table-cell>
          <table:table-cell table:style-name="ce933" table:formula="of:=-1*[.J47]" office:value-type="float" office:value="-0" calcext:value-type="float">
            <text:p>0</text:p>
          </table:table-cell>
          <table:table-cell table:style-name="ce943" table:formula="of:=-1*[.K47]" office:value-type="float" office:value="-1" calcext:value-type="float">
            <text:p>-1</text:p>
          </table:table-cell>
          <table:table-cell table:style-name="ce943" table:formula="of:=-1*[.L47]" office:value-type="float" office:value="-1" calcext:value-type="float">
            <text:p>-1</text:p>
          </table:table-cell>
          <table:table-cell table:style-name="ce951" table:formula="of:=-1*[.M47]" office:value-type="float" office:value="-1" calcext:value-type="float">
            <text:p>-1</text:p>
          </table:table-cell>
          <table:table-cell table:style-name="ce933" table:formula="of:=-1*[.N47]" office:value-type="float" office:value="-0" calcext:value-type="float">
            <text:p>0</text:p>
          </table:table-cell>
          <table:table-cell table:style-name="ce943" table:formula="of:=-1*[.O47]" office:value-type="float" office:value="1" calcext:value-type="float">
            <text:p>1</text:p>
          </table:table-cell>
          <table:table-cell table:style-name="ce943" table:formula="of:=-1*[.P47]" office:value-type="float" office:value="1" calcext:value-type="float">
            <text:p>1</text:p>
          </table:table-cell>
          <table:table-cell table:style-name="ce943" table:formula="of:=-1*[.Q47]" office:value-type="float" office:value="-0" calcext:value-type="float">
            <text:p>0</text:p>
          </table:table-cell>
          <table:table-cell table:style-name="ce943" table:formula="of:=-1*[.R47]" office:value-type="float" office:value="-0" calcext:value-type="float">
            <text:p>0</text:p>
          </table:table-cell>
          <table:table-cell table:style-name="ce951" table:formula="of:=-1*[.S47]" office:value-type="float" office:value="-0" calcext:value-type="float">
            <text:p>0</text:p>
          </table:table-cell>
          <table:table-cell table:style-name="ce933" table:formula="of:=-1*[.T47]" office:value-type="float" office:value="-1" calcext:value-type="float">
            <text:p>-1</text:p>
          </table:table-cell>
          <table:table-cell table:style-name="ce951" table:formula="of:=-1*[.U47]" office:value-type="float" office:value="-1" calcext:value-type="float">
            <text:p>-1</text:p>
          </table:table-cell>
          <table:table-cell/>
          <table:table-cell office:value-type="string" calcext:value-type="string">
            <text:p>d+l_3</text:p>
          </table:table-cell>
          <table:table-cell table:number-columns-repeated="2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5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-1" calcext:value-type="float">
            <text:p>-1</text:p>
          </table:table-cell>
          <table:table-cell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1" calcext:value-type="float">
            <text:p>1</text:p>
          </table:table-cell>
          <table:table-cell table:number-columns-repeated="2" table:style-name="ce965" office:value-type="float" office:value="-0" calcext:value-type="float">
            <text:p>0</text:p>
          </table:table-cell>
          <table:table-cell table:style-name="ce1012" office:value-type="float" office:value="-0" calcext:value-type="float">
            <text:p>0</text:p>
          </table:table-cell>
          <table:table-cell table:style-name="ce965" office:value-type="float" office:value="-0" calcext:value-type="float">
            <text:p>0</text:p>
          </table:table-cell>
          <table:table-cell table:number-columns-repeated="3" table:style-name="ce965" office:value-type="float" office:value="-1" calcext:value-type="float">
            <text:p>-1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distance_4</text:p>
          </table:table-cell>
          <table:table-cell table:style-name="ce934" table:formula="of:=-1*[.B48]" office:value-type="float" office:value="-0" calcext:value-type="float">
            <text:p>0</text:p>
          </table:table-cell>
          <table:table-cell table:style-name="ce944" table:formula="of:=-1*[.C48]" office:value-type="float" office:value="-0" calcext:value-type="float">
            <text:p>0</text:p>
          </table:table-cell>
          <table:table-cell table:style-name="ce944" table:formula="of:=-1*[.D48]" office:value-type="float" office:value="-0" calcext:value-type="float">
            <text:p>0</text:p>
          </table:table-cell>
          <table:table-cell table:style-name="ce944" table:formula="of:=-1*[.E48]" office:value-type="float" office:value="-1" calcext:value-type="float">
            <text:p>-1</text:p>
          </table:table-cell>
          <table:table-cell table:style-name="ce944" table:formula="of:=-1*[.F48]" office:value-type="float" office:value="-0" calcext:value-type="float">
            <text:p>0</text:p>
          </table:table-cell>
          <table:table-cell table:style-name="ce944" table:formula="of:=-1*[.G48]" office:value-type="float" office:value="-0" calcext:value-type="float">
            <text:p>0</text:p>
          </table:table-cell>
          <table:table-cell table:style-name="ce944" table:formula="of:=-1*[.H48]" office:value-type="float" office:value="-0" calcext:value-type="float">
            <text:p>0</text:p>
          </table:table-cell>
          <table:table-cell table:style-name="ce944" table:formula="of:=-1*[.I48]" office:value-type="float" office:value="-0" calcext:value-type="float">
            <text:p>0</text:p>
          </table:table-cell>
          <table:table-cell table:style-name="ce934" table:formula="of:=-1*[.J48]" office:value-type="float" office:value="-0" calcext:value-type="float">
            <text:p>0</text:p>
          </table:table-cell>
          <table:table-cell table:style-name="ce944" table:formula="of:=-1*[.K48]" office:value-type="float" office:value="-0" calcext:value-type="float">
            <text:p>0</text:p>
          </table:table-cell>
          <table:table-cell table:style-name="ce944" table:formula="of:=-1*[.L48]" office:value-type="float" office:value="-0" calcext:value-type="float">
            <text:p>0</text:p>
          </table:table-cell>
          <table:table-cell table:style-name="ce952" table:formula="of:=-1*[.M48]" office:value-type="float" office:value="-1" calcext:value-type="float">
            <text:p>-1</text:p>
          </table:table-cell>
          <table:table-cell table:style-name="ce934" table:formula="of:=-1*[.N48]" office:value-type="float" office:value="-0" calcext:value-type="float">
            <text:p>0</text:p>
          </table:table-cell>
          <table:table-cell table:style-name="ce944" table:formula="of:=-1*[.O48]" office:value-type="float" office:value="-0" calcext:value-type="float">
            <text:p>0</text:p>
          </table:table-cell>
          <table:table-cell table:style-name="ce944" table:formula="of:=-1*[.P48]" office:value-type="float" office:value="-0" calcext:value-type="float">
            <text:p>0</text:p>
          </table:table-cell>
          <table:table-cell table:style-name="ce944" table:formula="of:=-1*[.Q48]" office:value-type="float" office:value="1" calcext:value-type="float">
            <text:p>1</text:p>
          </table:table-cell>
          <table:table-cell table:style-name="ce944" table:formula="of:=-1*[.R48]" office:value-type="float" office:value="1" calcext:value-type="float">
            <text:p>1</text:p>
          </table:table-cell>
          <table:table-cell table:style-name="ce952" table:formula="of:=-1*[.S48]" office:value-type="float" office:value="1" calcext:value-type="float">
            <text:p>1</text:p>
          </table:table-cell>
          <table:table-cell table:style-name="ce934" table:formula="of:=-1*[.T48]" office:value-type="float" office:value="-1" calcext:value-type="float">
            <text:p>-1</text:p>
          </table:table-cell>
          <table:table-cell table:style-name="ce952" table:formula="of:=-1*[.U48]" office:value-type="float" office:value="-1" calcext:value-type="float">
            <text:p>-1</text:p>
          </table:table-cell>
          <table:table-cell/>
          <table:table-cell office:value-type="string" calcext:value-type="string">
            <text:p>d+l_4</text:p>
          </table:table-cell>
          <table:table-cell table:number-columns-repeated="3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-1" calcext:value-type="float">
            <text:p>-1</text:p>
          </table:table-cell>
          <table:table-cell table:number-columns-repeated="3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1" calcext:value-type="float">
            <text:p>1</text:p>
          </table:table-cell>
          <table:table-cell table:style-name="ce1012" office:value-type="float" office:value="1" calcext:value-type="float">
            <text:p>1</text:p>
          </table:table-cell>
          <table:table-cell table:number-columns-repeated="3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1</text:p>
          </table:table-cell>
          <table:table-cell table:style-name="ce932" table:formula="of:=-1*[.B49]" office:value-type="float" office:value="-0" calcext:value-type="float">
            <text:p>0</text:p>
          </table:table-cell>
          <table:table-cell table:style-name="ce942" table:formula="of:=-1*[.C49]" office:value-type="float" office:value="-0" calcext:value-type="float">
            <text:p>0</text:p>
          </table:table-cell>
          <table:table-cell table:style-name="ce942" table:formula="of:=-1*[.D49]" office:value-type="float" office:value="-0" calcext:value-type="float">
            <text:p>0</text:p>
          </table:table-cell>
          <table:table-cell table:style-name="ce942" table:formula="of:=-1*[.E49]" office:value-type="float" office:value="-0" calcext:value-type="float">
            <text:p>0</text:p>
          </table:table-cell>
          <table:table-cell table:style-name="ce942" table:formula="of:=-1*[.F49]" office:value-type="float" office:value="-1" calcext:value-type="float">
            <text:p>-1</text:p>
          </table:table-cell>
          <table:table-cell table:style-name="ce942" table:formula="of:=-1*[.G49]" office:value-type="float" office:value="-0" calcext:value-type="float">
            <text:p>0</text:p>
          </table:table-cell>
          <table:table-cell table:style-name="ce942" table:formula="of:=-1*[.H49]" office:value-type="float" office:value="-0" calcext:value-type="float">
            <text:p>0</text:p>
          </table:table-cell>
          <table:table-cell table:style-name="ce942" table:formula="of:=-1*[.I49]" office:value-type="float" office:value="-0" calcext:value-type="float">
            <text:p>0</text:p>
          </table:table-cell>
          <table:table-cell table:style-name="ce932" table:formula="of:=-1*[.J49]" office:value-type="float" office:value="-0" calcext:value-type="float">
            <text:p>0</text:p>
          </table:table-cell>
          <table:table-cell table:style-name="ce942" table:formula="of:=-1*[.K49]" office:value-type="float" office:value="-0" calcext:value-type="float">
            <text:p>0</text:p>
          </table:table-cell>
          <table:table-cell table:style-name="ce942" table:formula="of:=-1*[.L49]" office:value-type="float" office:value="-0" calcext:value-type="float">
            <text:p>0</text:p>
          </table:table-cell>
          <table:table-cell table:style-name="ce950" table:formula="of:=-1*[.M49]" office:value-type="float" office:value="-0" calcext:value-type="float">
            <text:p>0</text:p>
          </table:table-cell>
          <table:table-cell table:style-name="ce932" table:formula="of:=-1*[.N49]" office:value-type="float" office:value="-1" calcext:value-type="float">
            <text:p>-1</text:p>
          </table:table-cell>
          <table:table-cell table:style-name="ce942" table:formula="of:=-1*[.O49]" office:value-type="float" office:value="-1" calcext:value-type="float">
            <text:p>-1</text:p>
          </table:table-cell>
          <table:table-cell table:style-name="ce942" table:formula="of:=-1*[.P49]" office:value-type="float" office:value="-0" calcext:value-type="float">
            <text:p>0</text:p>
          </table:table-cell>
          <table:table-cell table:style-name="ce942" table:formula="of:=-1*[.Q49]" office:value-type="float" office:value="-1" calcext:value-type="float">
            <text:p>-1</text:p>
          </table:table-cell>
          <table:table-cell table:style-name="ce942" table:formula="of:=-1*[.R49]" office:value-type="float" office:value="-0" calcext:value-type="float">
            <text:p>0</text:p>
          </table:table-cell>
          <table:table-cell table:style-name="ce950" table:formula="of:=-1*[.S49]" office:value-type="float" office:value="-0" calcext:value-type="float">
            <text:p>0</text:p>
          </table:table-cell>
          <table:table-cell table:style-name="ce932" table:formula="of:=-1*[.T49]" office:value-type="float" office:value="1" calcext:value-type="float">
            <text:p>1</text:p>
          </table:table-cell>
          <table:table-cell table:style-name="ce950" table:formula="of:=-1*[.U49]" office:value-type="float" office:value="-0" calcext:value-type="float">
            <text:p>0</text:p>
          </table:table-cell>
          <table:table-cell/>
          <table:table-cell office:value-type="string" calcext:value-type="string">
            <text:p>d-l_1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3" table:style-name="ce965" office:value-type="float" office:value="-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-1" calcext:value-type="float">
            <text:p>-1</text:p>
          </table:table-cell>
          <table:table-cell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style-name="ce965" office:value-type="float" office:value="-0" calcext:value-type="float">
            <text:p>0</text:p>
          </table:table-cell>
          <table:table-cell table:style-name="ce1012" office:value-type="float" office:value="-0" calcext:value-type="float">
            <text:p>0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2</text:p>
          </table:table-cell>
          <table:table-cell table:style-name="ce933" table:formula="of:=-1*[.B50]" office:value-type="float" office:value="-0" calcext:value-type="float">
            <text:p>0</text:p>
          </table:table-cell>
          <table:table-cell table:style-name="ce943" table:formula="of:=-1*[.C50]" office:value-type="float" office:value="-0" calcext:value-type="float">
            <text:p>0</text:p>
          </table:table-cell>
          <table:table-cell table:style-name="ce943" table:formula="of:=-1*[.D50]" office:value-type="float" office:value="-0" calcext:value-type="float">
            <text:p>0</text:p>
          </table:table-cell>
          <table:table-cell table:style-name="ce943" table:formula="of:=-1*[.E50]" office:value-type="float" office:value="-0" calcext:value-type="float">
            <text:p>0</text:p>
          </table:table-cell>
          <table:table-cell table:style-name="ce943" table:formula="of:=-1*[.F50]" office:value-type="float" office:value="-0" calcext:value-type="float">
            <text:p>0</text:p>
          </table:table-cell>
          <table:table-cell table:style-name="ce943" table:formula="of:=-1*[.G50]" office:value-type="float" office:value="-1" calcext:value-type="float">
            <text:p>-1</text:p>
          </table:table-cell>
          <table:table-cell table:style-name="ce943" table:formula="of:=-1*[.H50]" office:value-type="float" office:value="-0" calcext:value-type="float">
            <text:p>0</text:p>
          </table:table-cell>
          <table:table-cell table:style-name="ce943" table:formula="of:=-1*[.I50]" office:value-type="float" office:value="-0" calcext:value-type="float">
            <text:p>0</text:p>
          </table:table-cell>
          <table:table-cell table:style-name="ce933" table:formula="of:=-1*[.J50]" office:value-type="float" office:value="-0" calcext:value-type="float">
            <text:p>0</text:p>
          </table:table-cell>
          <table:table-cell table:style-name="ce943" table:formula="of:=-1*[.K50]" office:value-type="float" office:value="-0" calcext:value-type="float">
            <text:p>0</text:p>
          </table:table-cell>
          <table:table-cell table:style-name="ce943" table:formula="of:=-1*[.L50]" office:value-type="float" office:value="-0" calcext:value-type="float">
            <text:p>0</text:p>
          </table:table-cell>
          <table:table-cell table:style-name="ce951" table:formula="of:=-1*[.M50]" office:value-type="float" office:value="-0" calcext:value-type="float">
            <text:p>0</text:p>
          </table:table-cell>
          <table:table-cell table:style-name="ce933" table:formula="of:=-1*[.N50]" office:value-type="float" office:value="-0" calcext:value-type="float">
            <text:p>0</text:p>
          </table:table-cell>
          <table:table-cell table:style-name="ce943" table:formula="of:=-1*[.O50]" office:value-type="float" office:value="-1" calcext:value-type="float">
            <text:p>-1</text:p>
          </table:table-cell>
          <table:table-cell table:style-name="ce943" table:formula="of:=-1*[.P50]" office:value-type="float" office:value="-1" calcext:value-type="float">
            <text:p>-1</text:p>
          </table:table-cell>
          <table:table-cell table:style-name="ce943" table:formula="of:=-1*[.Q50]" office:value-type="float" office:value="-1" calcext:value-type="float">
            <text:p>-1</text:p>
          </table:table-cell>
          <table:table-cell table:style-name="ce943" table:formula="of:=-1*[.R50]" office:value-type="float" office:value="-1" calcext:value-type="float">
            <text:p>-1</text:p>
          </table:table-cell>
          <table:table-cell table:style-name="ce951" table:formula="of:=-1*[.S50]" office:value-type="float" office:value="-0" calcext:value-type="float">
            <text:p>0</text:p>
          </table:table-cell>
          <table:table-cell table:style-name="ce933" table:formula="of:=-1*[.T50]" office:value-type="float" office:value="1" calcext:value-type="float">
            <text:p>1</text:p>
          </table:table-cell>
          <table:table-cell table:style-name="ce951" table:formula="of:=-1*[.U50]" office:value-type="float" office:value="1" calcext:value-type="float">
            <text:p>1</text:p>
          </table:table-cell>
          <table:table-cell/>
          <table:table-cell office:value-type="string" calcext:value-type="string">
            <text:p>d-l_2</text:p>
          </table:table-cell>
          <table:table-cell table:number-columns-repeated="5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2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1" calcext:value-type="float">
            <text:p>1</text:p>
          </table:table-cell>
          <table:table-cell table:style-name="ce965" office:value-type="float" office:value="-0" calcext:value-type="float">
            <text:p>0</text:p>
          </table:table-cell>
          <table:table-cell table:number-columns-repeated="4" table:style-name="ce965" office:value-type="float" office:value="-1" calcext:value-type="float">
            <text:p>-1</text:p>
          </table:table-cell>
          <table:table-cell table:style-name="ce1012" office:value-type="float" office:value="-0" calcext:value-type="float">
            <text:p>0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3</text:p>
          </table:table-cell>
          <table:table-cell table:style-name="ce933" table:formula="of:=-1*[.B51]" office:value-type="float" office:value="-0" calcext:value-type="float">
            <text:p>0</text:p>
          </table:table-cell>
          <table:table-cell table:style-name="ce943" table:formula="of:=-1*[.C51]" office:value-type="float" office:value="-0" calcext:value-type="float">
            <text:p>0</text:p>
          </table:table-cell>
          <table:table-cell table:style-name="ce943" table:formula="of:=-1*[.D51]" office:value-type="float" office:value="-0" calcext:value-type="float">
            <text:p>0</text:p>
          </table:table-cell>
          <table:table-cell table:style-name="ce943" table:formula="of:=-1*[.E51]" office:value-type="float" office:value="-0" calcext:value-type="float">
            <text:p>0</text:p>
          </table:table-cell>
          <table:table-cell table:style-name="ce943" table:formula="of:=-1*[.F51]" office:value-type="float" office:value="-0" calcext:value-type="float">
            <text:p>0</text:p>
          </table:table-cell>
          <table:table-cell table:style-name="ce943" table:formula="of:=-1*[.G51]" office:value-type="float" office:value="-0" calcext:value-type="float">
            <text:p>0</text:p>
          </table:table-cell>
          <table:table-cell table:style-name="ce943" table:formula="of:=-1*[.H51]" office:value-type="float" office:value="-1" calcext:value-type="float">
            <text:p>-1</text:p>
          </table:table-cell>
          <table:table-cell table:style-name="ce943" table:formula="of:=-1*[.I51]" office:value-type="float" office:value="-0" calcext:value-type="float">
            <text:p>0</text:p>
          </table:table-cell>
          <table:table-cell table:style-name="ce933" table:formula="of:=-1*[.J51]" office:value-type="float" office:value="-0" calcext:value-type="float">
            <text:p>0</text:p>
          </table:table-cell>
          <table:table-cell table:style-name="ce943" table:formula="of:=-1*[.K51]" office:value-type="float" office:value="-0" calcext:value-type="float">
            <text:p>0</text:p>
          </table:table-cell>
          <table:table-cell table:style-name="ce943" table:formula="of:=-1*[.L51]" office:value-type="float" office:value="-0" calcext:value-type="float">
            <text:p>0</text:p>
          </table:table-cell>
          <table:table-cell table:style-name="ce951" table:formula="of:=-1*[.M51]" office:value-type="float" office:value="-0" calcext:value-type="float">
            <text:p>0</text:p>
          </table:table-cell>
          <table:table-cell table:style-name="ce933" table:formula="of:=-1*[.N51]" office:value-type="float" office:value="-0" calcext:value-type="float">
            <text:p>0</text:p>
          </table:table-cell>
          <table:table-cell table:style-name="ce943" table:formula="of:=-1*[.O51]" office:value-type="float" office:value="-0" calcext:value-type="float">
            <text:p>0</text:p>
          </table:table-cell>
          <table:table-cell table:style-name="ce943" table:formula="of:=-1*[.P51]" office:value-type="float" office:value="-0" calcext:value-type="float">
            <text:p>0</text:p>
          </table:table-cell>
          <table:table-cell table:style-name="ce943" table:formula="of:=-1*[.Q51]" office:value-type="float" office:value="-1" calcext:value-type="float">
            <text:p>-1</text:p>
          </table:table-cell>
          <table:table-cell table:style-name="ce943" table:formula="of:=-1*[.R51]" office:value-type="float" office:value="-1" calcext:value-type="float">
            <text:p>-1</text:p>
          </table:table-cell>
          <table:table-cell table:style-name="ce951" table:formula="of:=-1*[.S51]" office:value-type="float" office:value="-1" calcext:value-type="float">
            <text:p>-1</text:p>
          </table:table-cell>
          <table:table-cell table:style-name="ce933" table:formula="of:=-1*[.T51]" office:value-type="float" office:value="-0" calcext:value-type="float">
            <text:p>0</text:p>
          </table:table-cell>
          <table:table-cell table:style-name="ce951" table:formula="of:=-1*[.U51]" office:value-type="float" office:value="-0" calcext:value-type="float">
            <text:p>0</text:p>
          </table:table-cell>
          <table:table-cell/>
          <table:table-cell office:value-type="string" calcext:value-type="string">
            <text:p>d-l_3</text:p>
          </table:table-cell>
          <table:table-cell table:number-columns-repeated="6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6" table:style-name="ce965" office:value-type="float" office:value="-0" calcext:value-type="float">
            <text:p>0</text:p>
          </table:table-cell>
          <table:table-cell table:number-columns-repeated="2" table:style-name="ce965" office:value-type="float" office:value="-1" calcext:value-type="float">
            <text:p>-1</text:p>
          </table:table-cell>
          <table:table-cell table:style-name="ce1012" office:value-type="float" office:value="-1" calcext:value-type="float">
            <text:p>-1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office:value-type="string" calcext:value-type="string">
            <text:p>aux_leg_4</text:p>
          </table:table-cell>
          <table:table-cell table:style-name="ce934" table:formula="of:=-1*[.B52]" office:value-type="float" office:value="-0" calcext:value-type="float">
            <text:p>0</text:p>
          </table:table-cell>
          <table:table-cell table:style-name="ce944" table:formula="of:=-1*[.C52]" office:value-type="float" office:value="-0" calcext:value-type="float">
            <text:p>0</text:p>
          </table:table-cell>
          <table:table-cell table:style-name="ce944" table:formula="of:=-1*[.D52]" office:value-type="float" office:value="-0" calcext:value-type="float">
            <text:p>0</text:p>
          </table:table-cell>
          <table:table-cell table:style-name="ce944" table:formula="of:=-1*[.E52]" office:value-type="float" office:value="-0" calcext:value-type="float">
            <text:p>0</text:p>
          </table:table-cell>
          <table:table-cell table:style-name="ce944" table:formula="of:=-1*[.F52]" office:value-type="float" office:value="-0" calcext:value-type="float">
            <text:p>0</text:p>
          </table:table-cell>
          <table:table-cell table:style-name="ce944" table:formula="of:=-1*[.G52]" office:value-type="float" office:value="-0" calcext:value-type="float">
            <text:p>0</text:p>
          </table:table-cell>
          <table:table-cell table:style-name="ce944" table:formula="of:=-1*[.H52]" office:value-type="float" office:value="-0" calcext:value-type="float">
            <text:p>0</text:p>
          </table:table-cell>
          <table:table-cell table:style-name="ce944" table:formula="of:=-1*[.I52]" office:value-type="float" office:value="-1" calcext:value-type="float">
            <text:p>-1</text:p>
          </table:table-cell>
          <table:table-cell table:style-name="ce934" table:formula="of:=-1*[.J52]" office:value-type="float" office:value="-0" calcext:value-type="float">
            <text:p>0</text:p>
          </table:table-cell>
          <table:table-cell table:style-name="ce944" table:formula="of:=-1*[.K52]" office:value-type="float" office:value="-0" calcext:value-type="float">
            <text:p>0</text:p>
          </table:table-cell>
          <table:table-cell table:style-name="ce944" table:formula="of:=-1*[.L52]" office:value-type="float" office:value="-0" calcext:value-type="float">
            <text:p>0</text:p>
          </table:table-cell>
          <table:table-cell table:style-name="ce952" table:formula="of:=-1*[.M52]" office:value-type="float" office:value="-0" calcext:value-type="float">
            <text:p>0</text:p>
          </table:table-cell>
          <table:table-cell table:style-name="ce934" table:formula="of:=-1*[.N52]" office:value-type="float" office:value="-0" calcext:value-type="float">
            <text:p>0</text:p>
          </table:table-cell>
          <table:table-cell table:style-name="ce944" table:formula="of:=-1*[.O52]" office:value-type="float" office:value="-0" calcext:value-type="float">
            <text:p>0</text:p>
          </table:table-cell>
          <table:table-cell table:style-name="ce944" table:formula="of:=-1*[.P52]" office:value-type="float" office:value="-0" calcext:value-type="float">
            <text:p>0</text:p>
          </table:table-cell>
          <table:table-cell table:style-name="ce944" table:formula="of:=-1*[.Q52]" office:value-type="float" office:value="-0" calcext:value-type="float">
            <text:p>0</text:p>
          </table:table-cell>
          <table:table-cell table:style-name="ce944" table:formula="of:=-1*[.R52]" office:value-type="float" office:value="-0" calcext:value-type="float">
            <text:p>0</text:p>
          </table:table-cell>
          <table:table-cell table:style-name="ce952" table:formula="of:=-1*[.S52]" office:value-type="float" office:value="-0" calcext:value-type="float">
            <text:p>0</text:p>
          </table:table-cell>
          <table:table-cell table:style-name="ce934" table:formula="of:=-1*[.T52]" office:value-type="float" office:value="-0" calcext:value-type="float">
            <text:p>0</text:p>
          </table:table-cell>
          <table:table-cell table:style-name="ce952" table:formula="of:=-1*[.U52]" office:value-type="float" office:value="-0" calcext:value-type="float">
            <text:p>0</text:p>
          </table:table-cell>
          <table:table-cell/>
          <table:table-cell office:value-type="string" calcext:value-type="string">
            <text:p>d-l_4</text:p>
          </table:table-cell>
          <table:table-cell table:number-columns-repeated="7" table:style-name="ce965" office:value-type="float" office:value="-0" calcext:value-type="float">
            <text:p>0</text:p>
          </table:table-cell>
          <table:table-cell table:style-name="ce965" office:value-type="float" office:value="-1" calcext:value-type="float">
            <text:p>-1</text:p>
          </table:table-cell>
          <table:table-cell table:number-columns-repeated="7" table:style-name="ce965" office:value-type="float" office:value="-0" calcext:value-type="float">
            <text:p>0</text:p>
          </table:table-cell>
          <table:table-cell table:style-name="ce1012" office:value-type="float" office:value="-0" calcext:value-type="float">
            <text:p>0</text:p>
          </table:table-cell>
          <table:table-cell table:number-columns-repeated="4" table:style-name="ce965" office:value-type="float" office:value="-0" calcext:value-type="float">
            <text:p>0</text:p>
          </table:table-cell>
          <table:table-cell/>
          <table:table-cell table:style-name="Default" table:number-columns-repeated="16340"/>
        </table:table-row>
        <table:table-row table:style-name="ro2">
          <table:table-cell table:number-columns-repeated="38"/>
          <table:table-cell table:style-name="ce1010"/>
          <table:table-cell table:style-name="ce991" table:number-columns-repeated="4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991" office:value-type="float" office:value="2" calcext:value-type="float">
            <text:p>2</text:p>
          </table:table-cell>
          <table:table-cell table:number-columns-repeated="3" table:style-name="ce991" office:value-type="float" office:value="3" calcext:value-type="float">
            <text:p>3</text:p>
          </table:table-cell>
          <table:table-cell table:style-name="ce991" table:number-columns-repeated="2"/>
          <table:table-cell table:style-name="ce1010"/>
          <table:table-cell table:style-name="ce991" table:number-columns-repeated="4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854" office:value-type="string" calcext:value-type="string">
            <text:p>A0_2</text:p>
          </table:table-cell>
          <table:table-cell table:style-name="ce949" office:value-type="string" calcext:value-type="string">
            <text:p>A2_0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3_0</text:p>
          </table:table-cell>
          <table:table-cell table:style-name="ce854" office:value-type="string" calcext:value-type="string">
            <text:p>A1_3</text:p>
          </table:table-cell>
          <table:table-cell table:style-name="ce949" office:value-type="string" calcext:value-type="string">
            <text:p>A3_1</text:p>
          </table:table-cell>
          <table:table-cell table:style-name="ce854" office:value-type="string" calcext:value-type="string">
            <text:p>A2_4</text:p>
          </table:table-cell>
          <table:table-cell table:style-name="ce949" office:value-type="string" calcext:value-type="string">
            <text:p>A4_2</text:p>
          </table:table-cell>
          <table:table-cell table:style-name="ce854" office:value-type="string" calcext:value-type="string">
            <text:p>A4_0</text:p>
          </table:table-cell>
          <table:table-cell table:style-name="ce949" office:value-type="string" calcext:value-type="string">
            <text:p>A0_4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1_4</text:p>
          </table:table-cell>
          <table:table-cell table:number-columns-repeated="3"/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3</text:p>
          </table:table-cell>
          <table:table-cell table:style-name="ce949" office:value-type="string" calcext:value-type="string">
            <text:p>A2_0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3_0</text:p>
          </table:table-cell>
          <table:table-cell table:style-name="ce949" office:value-type="string" calcext:value-type="string">
            <text:p>A3_1</text:p>
          </table:table-cell>
          <table:table-cell table:style-name="ce992" office:value-type="string" calcext:value-type="string">
            <text:p>A2_4</text:p>
          </table:table-cell>
          <table:table-cell table:style-name="ce1000" office:value-type="string" calcext:value-type="string">
            <text:p>A0_4</text:p>
          </table:table-cell>
          <table:table-cell table:style-name="ce992" office:value-type="string" calcext:value-type="string">
            <text:p>A1_4</text:p>
          </table:table-cell>
          <table:table-cell table:style-name="ce1000" office:value-type="string" calcext:value-type="string">
            <text:p>A4_2</text:p>
          </table:table-cell>
          <table:table-cell table:style-name="ce992" office:value-type="string" calcext:value-type="string">
            <text:p>A4_0</text:p>
          </table:table-cell>
          <table:table-cell table:style-name="ce992" office:value-type="string" calcext:value-type="string">
            <text:p>A4_1</text:p>
          </table:table-cell>
          <table:table-cell table:style-name="ce991" table:number-columns-repeated="2"/>
          <table:table-cell table:style-name="ce1010"/>
          <table:table-cell table:style-name="ce991" table:number-columns-repeated="4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2" office:value-type="float" office:value="-1" calcext:value-type="float">
            <text:p>-1</text:p>
          </table:table-cell>
          <table:table-cell table:style-name="ce950" office:value-type="float" office:value="-0" calcext:value-type="float">
            <text:p>0</text:p>
          </table:table-cell>
          <table:table-cell table:style-name="ce932" office:value-type="float" office:value="-1" calcext:value-type="float">
            <text:p>-1</text:p>
          </table:table-cell>
          <table:table-cell table:style-name="ce950" office:value-type="float" office:value="-0" calcext:value-type="float">
            <text:p>0</text:p>
          </table:table-cell>
          <table:table-cell table:style-name="ce932" office:value-type="float" office:value="-0" calcext:value-type="float">
            <text:p>0</text:p>
          </table:table-cell>
          <table:table-cell table:style-name="ce950" office:value-type="float" office:value="-0" calcext:value-type="float">
            <text:p>0</text:p>
          </table:table-cell>
          <table:table-cell table:number-columns-repeated="6" table:style-name="ce953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932" office:value-type="float" office:value="-1" calcext:value-type="float">
            <text:p>-1</text:p>
          </table:table-cell>
          <table:table-cell table:style-name="ce950" office:value-type="float" office:value="-0" calcext:value-type="float">
            <text:p>0</text:p>
          </table:table-cell>
          <table:table-cell table:style-name="ce932" office:value-type="float" office:value="-0" calcext:value-type="float">
            <text:p>0</text:p>
          </table:table-cell>
          <table:table-cell table:number-columns-repeated="2" table:style-name="ce950" office:value-type="float" office:value="-0" calcext:value-type="float">
            <text:p>0</text:p>
          </table:table-cell>
          <table:table-cell table:number-columns-repeated="6" table:style-name="ce993" office:value-type="float" office:value="-0" calcext:value-type="float">
            <text:p>0</text:p>
          </table:table-cell>
          <table:table-cell table:style-name="ce991" table:number-columns-repeated="2"/>
          <table:table-cell table:style-name="ce1010"/>
          <table:table-cell table:style-name="ce991" table:number-columns-repeated="4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1" calcext:value-type="float">
            <text:p>1</text:p>
          </table:table-cell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-0" calcext:value-type="float">
            <text:p>0</text:p>
          </table:table-cell>
          <table:table-cell table:number-columns-repeated="3" table:style-name="ce943" office:value-type="float" office:value="-0" calcext:value-type="float">
            <text:p>0</text:p>
          </table:table-cell>
          <table:table-cell table:number-columns-repeated="3" table:style-name="ce953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933" office:value-type="float" office:value="-1" calcext:value-type="float">
            <text:p>-1</text:p>
          </table:table-cell>
          <table:table-cell table:style-name="ce951" office:value-type="float" office:value="1" calcext:value-type="float">
            <text:p>1</text:p>
          </table:table-cell>
          <table:table-cell table:style-name="ce933" office:value-type="float" office:value="-1" calcext:value-type="float">
            <text:p>-1</text:p>
          </table:table-cell>
          <table:table-cell table:number-columns-repeated="2" table:style-name="ce951" office:value-type="float" office:value="-0" calcext:value-type="float">
            <text:p>0</text:p>
          </table:table-cell>
          <table:table-cell table:style-name="ce994" office:value-type="float" office:value="-0" calcext:value-type="float">
            <text:p>0</text:p>
          </table:table-cell>
          <table:table-cell table:number-columns-repeated="2" table:style-name="ce993" office:value-type="float" office:value="-0" calcext:value-type="float">
            <text:p>0</text:p>
          </table:table-cell>
          <table:table-cell table:number-columns-repeated="2" table:style-name="ce994" office:value-type="float" office:value="-0" calcext:value-type="float">
            <text:p>0</text:p>
          </table:table-cell>
          <table:table-cell table:style-name="ce993" office:value-type="float" office:value="-0" calcext:value-type="float">
            <text:p>0</text:p>
          </table:table-cell>
          <table:table-cell table:style-name="ce991" table:number-columns-repeated="2"/>
          <table:table-cell table:number-columns-repeated="6"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1" calcext:value-type="float">
            <text:p>1</text:p>
          </table:table-cell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1" calcext:value-type="float">
            <text:p>1</text:p>
          </table:table-cell>
          <table:table-cell table:style-name="ce943" office:value-type="float" office:value="-1" calcext:value-type="float">
            <text:p>-1</text:p>
          </table:table-cell>
          <table:table-cell table:number-columns-repeated="2" table:style-name="ce943" office:value-type="float" office:value="-0" calcext:value-type="float">
            <text:p>0</text:p>
          </table:table-cell>
          <table:table-cell table:style-name="ce953" office:value-type="float" office:value="-1" calcext:value-type="float">
            <text:p>-1</text:p>
          </table:table-cell>
          <table:table-cell table:style-name="ce953" office:value-type="float" office:value="-0" calcext:value-type="float">
            <text:p>0</text:p>
          </table:table-cell>
          <table:table-cell table:style-name="ce953" office:value-type="float" office:value="-1" calcext:value-type="float">
            <text:p>-1</text:p>
          </table:table-cell>
          <table:table-cell table:number-columns-repeated="3"/>
          <table:table-cell table:style-name="ce933" office:value-type="float" office:value="-0" calcext:value-type="float">
            <text:p>0</text:p>
          </table:table-cell>
          <table:table-cell table:style-name="ce933" office:value-type="float" office:value="-1" calcext:value-type="float">
            <text:p>-1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1" calcext:value-type="float">
            <text:p>-1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994" office:value-type="float" office:value="-1" calcext:value-type="float">
            <text:p>-1</text:p>
          </table:table-cell>
          <table:table-cell table:number-columns-repeated="2" table:style-name="ce993" office:value-type="float" office:value="-1" calcext:value-type="float">
            <text:p>-1</text:p>
          </table:table-cell>
          <table:table-cell table:number-columns-repeated="2" table:style-name="ce994" office:value-type="float" office:value="-0" calcext:value-type="float">
            <text:p>0</text:p>
          </table:table-cell>
          <table:table-cell table:style-name="ce993" office:value-type="float" office:value="-0" calcext:value-type="float">
            <text:p>0</text:p>
          </table:table-cell>
          <table:table-cell table:style-name="ce991" table:number-columns-repeated="2"/>
          <table:table-cell table:number-columns-repeated="6"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53" office:value-type="float" office:value="-1" calcext:value-type="float">
            <text:p>-1</text:p>
          </table:table-cell>
          <table:table-cell table:number-columns-repeated="2" table:style-name="ce953" office:value-type="float" office:value="1" calcext:value-type="float">
            <text:p>1</text:p>
          </table:table-cell>
          <table:table-cell table:style-name="ce953" office:value-type="float" office:value="-1" calcext:value-type="float">
            <text:p>-1</text:p>
          </table:table-cell>
          <table:table-cell table:style-name="ce953" office:value-type="float" office:value="1" calcext:value-type="float">
            <text:p>1</text:p>
          </table:table-cell>
          <table:table-cell table:style-name="ce953" office:value-type="float" office:value="-1" calcext:value-type="float">
            <text:p>-1</text:p>
          </table:table-cell>
          <table:table-cell table:number-columns-repeated="3"/>
          <table:table-cell table:number-columns-repeated="2"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number-columns-repeated="2" table:style-name="ce951" office:value-type="float" office:value="-0" calcext:value-type="float">
            <text:p>0</text:p>
          </table:table-cell>
          <table:table-cell table:number-columns-repeated="3" table:style-name="ce993" office:value-type="float" office:value="-1" calcext:value-type="float">
            <text:p>-1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991" table:number-columns-repeated="7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2" office:value-type="float" office:value="-0" calcext:value-type="float">
            <text:p>0</text:p>
          </table:table-cell>
          <table:table-cell table:style-name="ce950" office:value-type="float" office:value="-1" calcext:value-type="float">
            <text:p>-1</text:p>
          </table:table-cell>
          <table:table-cell table:style-name="ce932" office:value-type="float" office:value="-0" calcext:value-type="float">
            <text:p>0</text:p>
          </table:table-cell>
          <table:table-cell table:style-name="ce950" office:value-type="float" office:value="-1" calcext:value-type="float">
            <text:p>-1</text:p>
          </table:table-cell>
          <table:table-cell table:style-name="ce932" office:value-type="float" office:value="-0" calcext:value-type="float">
            <text:p>0</text:p>
          </table:table-cell>
          <table:table-cell table:style-name="ce950" office:value-type="float" office:value="-0" calcext:value-type="float">
            <text:p>0</text:p>
          </table:table-cell>
          <table:table-cell table:number-columns-repeated="2" table:style-name="ce942" office:value-type="float" office:value="-0" calcext:value-type="float">
            <text:p>0</text:p>
          </table:table-cell>
          <table:table-cell table:style-name="ce942" office:value-type="float" office:value="-1" calcext:value-type="float">
            <text:p>-1</text:p>
          </table:table-cell>
          <table:table-cell table:style-name="ce942" office:value-type="float" office:value="1" calcext:value-type="float">
            <text:p>1</text:p>
          </table:table-cell>
          <table:table-cell table:style-name="ce942" office:value-type="float" office:value="-0" calcext:value-type="float">
            <text:p>0</text:p>
          </table:table-cell>
          <table:table-cell table:style-name="ce950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932" office:value-type="float" office:value="-0" calcext:value-type="float">
            <text:p>0</text:p>
          </table:table-cell>
          <table:table-cell table:style-name="ce950" office:value-type="float" office:value="-1" calcext:value-type="float">
            <text:p>-1</text:p>
          </table:table-cell>
          <table:table-cell table:style-name="ce932" office:value-type="float" office:value="-0" calcext:value-type="float">
            <text:p>0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0" calcext:value-type="float">
            <text:p>0</text:p>
          </table:table-cell>
          <table:table-cell table:style-name="ce995" office:value-type="float" office:value="-0" calcext:value-type="float">
            <text:p>0</text:p>
          </table:table-cell>
          <table:table-cell table:style-name="ce995" office:value-type="float" office:value="1" calcext:value-type="float">
            <text:p>1</text:p>
          </table:table-cell>
          <table:table-cell table:style-name="ce1004" office:value-type="float" office:value="-0" calcext:value-type="float">
            <text:p>0</text:p>
          </table:table-cell>
          <table:table-cell table:style-name="ce995" office:value-type="float" office:value="-0" calcext:value-type="float">
            <text:p>0</text:p>
          </table:table-cell>
          <table:table-cell table:style-name="ce995" office:value-type="float" office:value="-1" calcext:value-type="float">
            <text:p>-1</text:p>
          </table:table-cell>
          <table:table-cell table:style-name="ce995" office:value-type="float" office:value="-0" calcext:value-type="float">
            <text:p>0</text:p>
          </table:table-cell>
          <table:table-cell table:style-name="ce991" table:number-columns-repeated="7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1" calcext:value-type="float">
            <text:p>-1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1" calcext:value-type="float">
            <text:p>-1</text:p>
          </table:table-cell>
          <table:table-cell table:number-columns-repeated="2" table:style-name="ce943" office:value-type="float" office:value="-0" calcext:value-type="float">
            <text:p>0</text:p>
          </table:table-cell>
          <table:table-cell table:style-name="ce943" office:value-type="float" office:value="-1" calcext:value-type="float">
            <text:p>-1</text:p>
          </table:table-cell>
          <table:table-cell table:style-name="ce953" office:value-type="float" office:value="1" calcext:value-type="float">
            <text:p>1</text:p>
          </table:table-cell>
          <table:table-cell table:style-name="ce953" office:value-type="float" office:value="-1" calcext:value-type="float">
            <text:p>-1</text:p>
          </table:table-cell>
          <table:table-cell table:style-name="ce95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number-columns-repeated="2" table:style-name="ce951" office:value-type="float" office:value="-1" calcext:value-type="float">
            <text:p>-1</text:p>
          </table:table-cell>
          <table:table-cell table:style-name="ce994" office:value-type="float" office:value="-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994" office:value-type="float" office:value="-0" calcext:value-type="float">
            <text:p>0</text:p>
          </table:table-cell>
          <table:table-cell table:style-name="ce994" office:value-type="float" office:value="-1" calcext:value-type="float">
            <text:p>-1</text:p>
          </table:table-cell>
          <table:table-cell table:style-name="ce993" office:value-type="float" office:value="-1" calcext:value-type="float">
            <text:p>-1</text:p>
          </table:table-cell>
          <table:table-cell table:style-name="ce991" table:number-columns-repeated="7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43" office:value-type="float" office:value="-0" calcext:value-type="float">
            <text:p>0</text:p>
          </table:table-cell>
          <table:table-cell table:number-columns-repeated="2" table:style-name="ce943" office:value-type="float" office:value="-1" calcext:value-type="float">
            <text:p>-1</text:p>
          </table:table-cell>
          <table:table-cell table:style-name="ce953" office:value-type="float" office:value="-0" calcext:value-type="float">
            <text:p>0</text:p>
          </table:table-cell>
          <table:table-cell table:style-name="ce953" office:value-type="float" office:value="-1" calcext:value-type="float">
            <text:p>-1</text:p>
          </table:table-cell>
          <table:table-cell table:style-name="ce951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933" office:value-type="float" office:value="-0" calcext:value-type="float">
            <text:p>0</text:p>
          </table:table-cell>
          <table:table-cell table:style-name="ce951" office:value-type="float" office:value="-0" calcext:value-type="float">
            <text:p>0</text:p>
          </table:table-cell>
          <table:table-cell table:style-name="ce933" office:value-type="float" office:value="-0" calcext:value-type="float">
            <text:p>0</text:p>
          </table:table-cell>
          <table:table-cell table:number-columns-repeated="2" table:style-name="ce951" office:value-type="float" office:value="-0" calcext:value-type="float">
            <text:p>0</text:p>
          </table:table-cell>
          <table:table-cell table:style-name="ce994" office:value-type="float" office:value="-0" calcext:value-type="float">
            <text:p>0</text:p>
          </table:table-cell>
          <table:table-cell table:style-name="ce993" office:value-type="float" office:value="-0" calcext:value-type="float">
            <text:p>0</text:p>
          </table:table-cell>
          <table:table-cell table:style-name="ce1005" office:value-type="float" office:value="-0" calcext:value-type="float">
            <text:p>0</text:p>
          </table:table-cell>
          <table:table-cell table:number-columns-repeated="2" table:style-name="ce994" office:value-type="float" office:value="-1" calcext:value-type="float">
            <text:p>-1</text:p>
          </table:table-cell>
          <table:table-cell table:style-name="ce993" office:value-type="float" office:value="-1" calcext:value-type="float">
            <text:p>-1</text:p>
          </table:table-cell>
          <table:table-cell table:style-name="ce991" table:number-columns-repeated="7"/>
          <table:table-cell/>
          <table:table-cell table:style-name="Default" table:number-columns-repeated="16340"/>
        </table:table-row>
        <table:table-row table:style-name="ro2">
          <table:table-cell table:number-columns-repeated="9"/>
          <table:table-cell table:style-name="ce93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style-name="ce93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style-name="ce93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number-columns-repeated="5" table:style-name="ce94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93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style-name="ce934" office:value-type="float" office:value="-0" calcext:value-type="float">
            <text:p>0</text:p>
          </table:table-cell>
          <table:table-cell table:number-columns-repeated="2" table:style-name="ce952" office:value-type="float" office:value="-0" calcext:value-type="float">
            <text:p>0</text:p>
          </table:table-cell>
          <table:table-cell table:number-columns-repeated="2" table:style-name="ce944" office:value-type="float" office:value="-0" calcext:value-type="float">
            <text:p>0</text:p>
          </table:table-cell>
          <table:table-cell table:style-name="ce952" office:value-type="float" office:value="-0" calcext:value-type="float">
            <text:p>0</text:p>
          </table:table-cell>
          <table:table-cell table:number-columns-repeated="3" table:style-name="ce944" office:value-type="float" office:value="-0" calcext:value-type="float">
            <text:p>0</text:p>
          </table:table-cell>
          <table:table-cell table:number-columns-repeated="8"/>
          <table:table-cell table:style-name="Default" table:number-columns-repeated="16340"/>
        </table:table-row>
        <table:table-row table:style-name="ro2" table:number-rows-repeated="1048500">
          <table:table-cell table:number-columns-repeated="44"/>
          <table:table-cell table:style-name="Default" table:number-columns-repeated="16340"/>
        </table:table-row>
        <table:table-row table:style-name="ro2">
          <table:table-cell table:number-columns-repeated="44"/>
          <table:table-cell table:style-name="Default" table:number-columns-repeated="16340"/>
        </table:table-row>
        <calcext:conditional-formats>
          <calcext:conditional-format calcext:target-range-address="Sheet2.B35:Sheet2.I4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B25:Sheet2.U32 Sheet2.M35:Sheet2.P4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B45:Sheet2.U52">
            <calcext:color-scale>
              <calcext:color-scale-entry calcext:value="0" calcext:type="minimum" calcext:color="#ff3838"/>
              <calcext:color-scale-entry calcext:value="50" calcext:type="percentile" calcext:color="#ffffff"/>
              <calcext:color-scale-entry calcext:value="0" calcext:type="maximum" calcext:color="#3faf46"/>
            </calcext:color-scale>
          </calcext:conditional-format>
          <calcext:conditional-format calcext:target-range-address="Sheet2.B57:Sheet2.U64 Sheet2.X45:Sheet2.AA52 Sheet2.J68:Sheet2.U75 Sheet2.Y68:Sheet2.AJ75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Sheet2.AG37:Sheet2.AR42 Sheet2.AF47:Sheet2.AQ52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Sheet2.AE71:Sheet2.AQ74 Sheet2.AE66:Sheet2.AL70 Sheet2.AN65:Sheet2.AQ68">
            <calcext:color-scale>
              <calcext:color-scale-entry calcext:value="0" calcext:type="minimum" calcext:color="#ff7b59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Sheet2.AM58:Sheet2.AM68 Sheet2.AL35:Sheet2.AL42 Sheet2.AH45:Sheet2.AH52">
            <calcext:color-scale>
              <calcext:color-scale-entry calcext:value="0" calcext:type="minimum" calcext:color="#ff7b59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Sheet2.X58:Sheet2.AQ64 Sheet2.AB57:Sheet2.AQ57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2.AF45:Sheet2.AQ52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2.X57:Sheet2.AA57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2.AC25:Sheet2.AD25 Sheet2.AA25:Sheet2.AA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E25:Sheet2.AE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F25:Sheet2.AF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G25:Sheet2.AG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H25:Sheet2.AH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C26:Sheet2.AD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E26:Sheet2.AE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F26:Sheet2.AF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G26:Sheet2.AG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H26:Sheet2.AH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2.AB26:Sheet2.AB3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table:table-column table:style-name="co9" table:default-cell-style-name="Default"/>
        <table:table-column table:style-name="co10" table:number-columns-repeated="20" table:default-cell-style-name="Default"/>
        <table:table-row table:style-name="ro1">
          <table:table-cell/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0_5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1_5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A2_5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5_3</text:p>
          </table:table-cell>
        </table:table-row>
        <table:table-row table:style-name="ro1">
          <table:table-cell office:value-type="string" calcext:value-type="string">
            <text:p>aux_distance_1</text:p>
          </table:table-cell>
          <table:table-cell table:number-columns-repeated="2" table:style-name="ce1013" office:value-type="float" office:value="-1" calcext:value-type="float">
            <text:p>-1</text:p>
          </table:table-cell>
          <table:table-cell table:number-columns-repeated="18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distance_2</text:p>
          </table:table-cell>
          <table:table-cell table:number-columns-repeated="2" table:style-name="ce1013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9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distance_3</text:p>
          </table:table-cell>
          <table:table-cell table:style-name="ce1013" office:value-type="float" office:value="0" calcext:value-type="float">
            <text:p>0</text:p>
          </table:table-cell>
          <table:table-cell table:style-name="ce1013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5"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number-columns-repeated="8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distance_4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2" table:style-name="ce1016" office:value-type="float" office:value="-1" calcext:value-type="float">
            <text:p>-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-1" calcext:value-type="float">
            <text:p>-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-1" calcext:value-type="float">
            <text:p>-1</text:p>
          </table:table-cell>
          <table:table-cell table:number-columns-repeated="10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distance_5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3" table:style-name="ce1016" office:value-type="float" office:value="0" calcext:value-type="float">
            <text:p>0</text:p>
          </table:table-cell>
          <table:table-cell table:number-columns-repeated="3" table:style-name="ce1016" office:value-type="float" office:value="1" calcext:value-type="float">
            <text:p>1</text:p>
          </table:table-cell>
          <table:table-cell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leg_1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number-columns-repeated="3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number-columns-repeated="3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leg_2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number-columns-repeated="4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-1" calcext:value-type="float">
            <text:p>-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-1" calcext:value-type="float">
            <text:p>-1</text:p>
          </table:table-cell>
          <table:table-cell table:number-columns-repeated="2"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leg_3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number-columns-repeated="3" table:style-name="ce1016" office:value-type="float" office:value="0" calcext:value-type="float">
            <text:p>0</text:p>
          </table:table-cell>
          <table:table-cell table:number-columns-repeated="6" table:style-name="ce1016" office:value-type="float" office:value="-1" calcext:value-type="float">
            <text:p>-1</text:p>
          </table:table-cell>
          <table:table-cell table:style-name="ce10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x_leg_4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10" table:style-name="ce1016" office:value-type="float" office:value="0" calcext:value-type="float">
            <text:p>0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7" table:style-name="ce101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x_leg_5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number-columns-repeated="17" table:style-name="ce1016" office:value-type="float" office:value="0" calcext:value-type="float">
            <text:p>0</text:p>
          </table:table-cell>
          <table:table-cell table:style-name="ce1016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14" office:value-type="float" office:value="3" calcext:value-type="float">
            <text:p>3</text:p>
          </table:table-cell>
          <table:table-cell table:style-name="ce8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906" office:value-type="float" office:value="3" calcext:value-type="float">
            <text:p>3</text:p>
          </table:table-cell>
          <table:table-cell table:style-name="ce8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2</text:p>
          </table:table-cell>
          <table:table-cell table:style-name="ce90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906" office:value-type="float" office:value="3" calcext:value-type="float">
            <text:p>3</text:p>
          </table:table-cell>
          <table:table-cell table:style-name="ce8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3</text:p>
          </table:table-cell>
          <table:table-cell table:style-name="ce1014" office:value-type="float" office:value="1" calcext:value-type="float">
            <text:p>1</text:p>
          </table:table-cell>
          <table:table-cell table:style-name="ce90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906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0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A0_2</text:p>
          </table:table-cell>
          <table:table-cell office:value-type="string" calcext:value-type="string">
            <text:p>A0_3</text:p>
          </table:table-cell>
          <table:table-cell office:value-type="string" calcext:value-type="string">
            <text:p>A0_4</text:p>
          </table:table-cell>
          <table:table-cell office:value-type="string" calcext:value-type="string">
            <text:p>A0_5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1_5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A2_5</text:p>
          </table:table-cell>
          <table:table-cell office:value-type="string" calcext:value-type="string">
            <text:p>A3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5_3</text:p>
          </table:table-cell>
        </table:table-row>
        <table:table-row table:style-name="ro1">
          <table:table-cell office:value-type="string" calcext:value-type="string">
            <text:p>aux_distance_1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number-columns-repeated="3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distance_2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style-name="ce1017" office:value-type="float" office:value="1" calcext:value-type="float">
            <text:p>1</text:p>
          </table:table-cell>
          <table:table-cell table:number-columns-repeated="2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distance_3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number-columns-repeated="2" table:style-name="ce1017" office:value-type="float" office:value="1" calcext:value-type="float">
            <text:p>1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distance_4</text:p>
          </table:table-cell>
          <table:table-cell table:style-name="ce1015" table:number-columns-repeated="2"/>
          <table:table-cell table:style-name="ce1017" office:value-type="float" office:value="-1" calcext:value-type="float">
            <text:p>-1</text:p>
          </table:table-cell>
          <table:table-cell table:style-name="ce1017" table:number-columns-repeated="7"/>
          <table:table-cell table:number-columns-repeated="3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distance_5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number-columns-repeated="2" table:style-name="ce1017" office:value-type="float" office:value="0" calcext:value-type="float">
            <text:p>0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table:number-columns-repeated="5"/>
          <table:table-cell table:style-name="ce1017" office:value-type="float" office:value="1" calcext:value-type="float">
            <text:p>1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leg_1</text:p>
          </table:table-cell>
          <table:table-cell table:style-name="ce1015" table:number-columns-repeated="2"/>
          <table:table-cell table:style-name="ce1017" office:value-type="float" office:value="1" calcext:value-type="float">
            <text:p>1</text:p>
          </table:table-cell>
          <table:table-cell table:style-name="ce1017" table:number-columns-repeated="7"/>
          <table:table-cell table:style-name="ce1017" office:value-type="float" office:value="-1" calcext:value-type="float">
            <text:p>-1</text:p>
          </table:table-cell>
          <table:table-cell table:number-columns-repeated="2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leg_2</text:p>
          </table:table-cell>
          <table:table-cell table:style-name="ce1015" table:number-columns-repeated="2"/>
          <table:table-cell table:style-name="ce1017" office:value-type="float" office:value="1" calcext:value-type="float">
            <text:p>1</text:p>
          </table:table-cell>
          <table:table-cell table:style-name="ce1017" table:number-columns-repeated="7"/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leg_3</text:p>
          </table:table-cell>
          <table:table-cell table:style-name="ce1015" table:number-columns-repeated="2"/>
          <table:table-cell table:style-name="ce1017" office:value-type="float" office:value="1" calcext:value-type="float">
            <text:p>1</text:p>
          </table:table-cell>
          <table:table-cell table:style-name="ce1017" table:number-columns-repeated="7"/>
          <table:table-cell table:number-columns-repeated="3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-1" calcext:value-type="float">
            <text:p>-1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leg_4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number-columns-repeated="2" table:style-name="ce1017" office:value-type="float" office:value="0" calcext:value-type="float">
            <text:p>0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table:number-columns-repeated="5"/>
          <table:table-cell table:style-name="ce1017" office:value-type="float" office:value="-1" calcext:value-type="float">
            <text:p>-1</text:p>
          </table:table-cell>
          <table:table-cell table:style-name="ce1017"/>
        </table:table-row>
        <table:table-row table:style-name="ro1">
          <table:table-cell office:value-type="string" calcext:value-type="string">
            <text:p>aux_leg_5</text:p>
          </table:table-cell>
          <table:table-cell table:style-name="ce1015" table:number-columns-repeated="2"/>
          <table:table-cell table:style-name="ce1017" office:value-type="float" office:value="0" calcext:value-type="float">
            <text:p>0</text:p>
          </table:table-cell>
          <table:table-cell table:style-name="ce1017" table:number-columns-repeated="7"/>
          <table:table-cell table:number-columns-repeated="3" table:style-name="ce1017" office:value-type="float" office:value="0" calcext:value-type="float">
            <text:p>0</text:p>
          </table:table-cell>
          <table:table-cell table:style-name="ce1017" table:number-columns-repeated="5"/>
          <table:table-cell table:style-name="ce1017" office:value-type="float" office:value="0" calcext:value-type="float">
            <text:p>0</text:p>
          </table:table-cell>
          <table:table-cell table:style-name="ce1017"/>
        </table:table-row>
        <table:table-row table:style-name="ro1" table:number-rows-repeated="9">
          <table:table-cell table:number-columns-repeated="21"/>
        </table:table-row>
        <table:table-row table:style-name="ro1" table:number-rows-repeated="9">
          <table:table-cell table:number-columns-repeated="9"/>
          <table:table-cell table:style-name="ce1017"/>
          <table:table-cell table:number-columns-repeated="11"/>
        </table:table-row>
        <table:table-row table:style-name="ro1">
          <table:table-cell table:number-columns-repeated="9"/>
          <table:table-cell table:style-name="ce1017"/>
          <table:table-cell table:number-columns-repeated="11"/>
        </table:table-row>
        <calcext:conditional-formats>
          <calcext:conditional-format calcext:target-range-address="Sheet3.B2:Sheet3.U1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3.B24:Sheet3.U33 Sheet3.J43:Sheet3.J52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</calcext:conditional-formats>
      </table:table>
      <table:table table:name="Sheet4" table:style-name="ta1">
        <table:table-column table:style-name="co5" table:default-cell-style-name="Default"/>
        <table:table-column table:style-name="co9" table:default-cell-style-name="ce1018"/>
        <table:table-column table:style-name="co11" table:default-cell-style-name="ce1018"/>
        <table:table-column table:style-name="co10" table:number-columns-repeated="9" table:default-cell-style-name="ce1024"/>
        <table:table-column table:style-name="co10" table:number-columns-repeated="2" table:default-cell-style-name="Default"/>
        <table:table-column table:style-name="co10" table:number-columns-repeated="7" table:default-cell-style-name="ce1024"/>
        <table:table-column table:style-name="co10" table:number-columns-repeated="3" table:default-cell-style-name="ce1019"/>
        <table:table-column table:style-name="co10" table:number-columns-repeated="2" table:default-cell-style-name="Default"/>
        <table:table-column table:style-name="co10" table:default-cell-style-name="ce1019"/>
        <table:table-column table:style-name="co12" table:default-cell-style-name="ce1019"/>
        <table:table-column table:style-name="co10" table:number-columns-repeated="21" table:default-cell-style-name="ce1019"/>
        <table:table-column table:style-name="co10" table:number-columns-repeated="25" table:default-cell-style-name="Default"/>
        <table:table-row table:style-name="ro1">
          <table:table-cell table:number-columns-repeated="2"/>
          <table:table-cell office:value-type="string" calcext:value-type="string">
            <text:p>A0_2</text:p>
          </table:table-cell>
          <table:table-cell table:style-name="ce1018" office:value-type="string" calcext:value-type="string">
            <text:p>A0_3</text:p>
          </table:table-cell>
          <table:table-cell table:style-name="ce1018" office:value-type="string" calcext:value-type="string">
            <text:p>A0_4</text:p>
          </table:table-cell>
          <table:table-cell table:style-name="ce1018" office:value-type="string" calcext:value-type="string">
            <text:p>A0_5</text:p>
          </table:table-cell>
          <table:table-cell table:style-name="ce1018" office:value-type="string" calcext:value-type="string">
            <text:p>A0_6</text:p>
          </table:table-cell>
          <table:table-cell table:style-name="ce1018" office:value-type="string" calcext:value-type="string">
            <text:p>A0_7</text:p>
          </table:table-cell>
          <table:table-cell table:style-name="ce1018" office:value-type="string" calcext:value-type="string">
            <text:p>A0_8</text:p>
          </table:table-cell>
          <table:table-cell table:style-name="ce1018" office:value-type="string" calcext:value-type="string">
            <text:p>A0_9</text:p>
          </table:table-cell>
          <table:table-cell table:style-name="ce1018" office:value-type="string" calcext:value-type="string">
            <text:p>A1_3</text:p>
          </table:table-cell>
          <table:table-cell table:style-name="ce1018" office:value-type="string" calcext:value-type="string">
            <text:p>A1_4</text:p>
          </table:table-cell>
          <table:table-cell table:style-name="ce1018" office:value-type="string" calcext:value-type="string">
            <text:p>A1_5</text:p>
          </table:table-cell>
          <table:table-cell table:style-name="ce1018" office:value-type="string" calcext:value-type="string">
            <text:p>A1_6</text:p>
          </table:table-cell>
          <table:table-cell table:style-name="ce1018" office:value-type="string" calcext:value-type="string">
            <text:p>A1_7</text:p>
          </table:table-cell>
          <table:table-cell table:style-name="ce1018" office:value-type="string" calcext:value-type="string">
            <text:p>A1_8</text:p>
          </table:table-cell>
          <table:table-cell table:style-name="ce1018" office:value-type="string" calcext:value-type="string">
            <text:p>A1_9</text:p>
          </table:table-cell>
          <table:table-cell table:style-name="ce1018" office:value-type="string" calcext:value-type="string">
            <text:p>A2_0</text:p>
          </table:table-cell>
          <table:table-cell table:style-name="ce1018" office:value-type="string" calcext:value-type="string">
            <text:p>A2_4</text:p>
          </table:table-cell>
          <table:table-cell table:style-name="ce1018" office:value-type="string" calcext:value-type="string">
            <text:p>A2_5</text:p>
          </table:table-cell>
          <table:table-cell table:style-name="ce1018" office:value-type="string" calcext:value-type="string">
            <text:p>A2_6</text:p>
          </table:table-cell>
          <table:table-cell office:value-type="string" calcext:value-type="string">
            <text:p>A2_7</text:p>
          </table:table-cell>
          <table:table-cell office:value-type="string" calcext:value-type="string">
            <text:p>A2_8</text:p>
          </table:table-cell>
          <table:table-cell office:value-type="string" calcext:value-type="string">
            <text:p>A2_9</text:p>
          </table:table-cell>
          <table:table-cell table:style-name="ce1019" office:value-type="string" calcext:value-type="string">
            <text:p>A3_0</text:p>
          </table:table-cell>
          <table:table-cell table:style-name="ce1019" office:value-type="string" calcext:value-type="string">
            <text:p>A3_1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3_6</text:p>
          </table:table-cell>
          <table:table-cell office:value-type="string" calcext:value-type="string">
            <text:p>A3_7</text:p>
          </table:table-cell>
          <table:table-cell office:value-type="string" calcext:value-type="string">
            <text:p>A3_8</text:p>
          </table:table-cell>
          <table:table-cell office:value-type="string" calcext:value-type="string">
            <text:p>A3_9</text:p>
          </table:table-cell>
          <table:table-cell office:value-type="string" calcext:value-type="string">
            <text:p>A4_0</text:p>
          </table:table-cell>
          <table:table-cell office:value-type="string" calcext:value-type="string">
            <text:p>A4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4_6</text:p>
          </table:table-cell>
          <table:table-cell office:value-type="string" calcext:value-type="string">
            <text:p>A4_7</text:p>
          </table:table-cell>
          <table:table-cell office:value-type="string" calcext:value-type="string">
            <text:p>A4_8</text:p>
          </table:table-cell>
          <table:table-cell office:value-type="string" calcext:value-type="string">
            <text:p>A4_9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5_3</text:p>
          </table:table-cell>
          <table:table-cell office:value-type="string" calcext:value-type="string">
            <text:p>A5_7</text:p>
          </table:table-cell>
          <table:table-cell office:value-type="string" calcext:value-type="string">
            <text:p>A5_8</text:p>
          </table:table-cell>
          <table:table-cell office:value-type="string" calcext:value-type="string">
            <text:p>A5_9</text:p>
          </table:table-cell>
          <table:table-cell office:value-type="string" calcext:value-type="string">
            <text:p>A6_0</text:p>
          </table:table-cell>
          <table:table-cell office:value-type="string" calcext:value-type="string">
            <text:p>A6_1</text:p>
          </table:table-cell>
          <table:table-cell office:value-type="string" calcext:value-type="string">
            <text:p>A6_2</text:p>
          </table:table-cell>
          <table:table-cell office:value-type="string" calcext:value-type="string">
            <text:p>A6_3</text:p>
          </table:table-cell>
          <table:table-cell table:style-name="ce1019" office:value-type="string" calcext:value-type="string">
            <text:p>A6_4</text:p>
          </table:table-cell>
          <table:table-cell table:style-name="ce1019" office:value-type="string" calcext:value-type="string">
            <text:p>A6_8</text:p>
          </table:table-cell>
          <table:table-cell table:style-name="ce1019" office:value-type="string" calcext:value-type="string">
            <text:p>A6_9</text:p>
          </table:table-cell>
          <table:table-cell table:style-name="ce1019" office:value-type="string" calcext:value-type="string">
            <text:p>A7_0</text:p>
          </table:table-cell>
          <table:table-cell table:style-name="ce1019" office:value-type="string" calcext:value-type="string">
            <text:p>A7_1</text:p>
          </table:table-cell>
          <table:table-cell table:style-name="ce1019" office:value-type="string" calcext:value-type="string">
            <text:p>A7_2</text:p>
          </table:table-cell>
          <table:table-cell table:style-name="ce1019" office:value-type="string" calcext:value-type="string">
            <text:p>A7_3</text:p>
          </table:table-cell>
          <table:table-cell table:style-name="ce1019" office:value-type="string" calcext:value-type="string">
            <text:p>A7_4</text:p>
          </table:table-cell>
          <table:table-cell table:style-name="ce1019" office:value-type="string" calcext:value-type="string">
            <text:p>A7_5</text:p>
          </table:table-cell>
          <table:table-cell table:style-name="ce1019" office:value-type="string" calcext:value-type="string">
            <text:p>A7_9</text:p>
          </table:table-cell>
          <table:table-cell table:style-name="ce1019" office:value-type="string" calcext:value-type="string">
            <text:p>A8_0</text:p>
          </table:table-cell>
          <table:table-cell table:style-name="ce1019" office:value-type="string" calcext:value-type="string">
            <text:p>A8_1</text:p>
          </table:table-cell>
          <table:table-cell table:style-name="ce1019" office:value-type="string" calcext:value-type="string">
            <text:p>A8_2</text:p>
          </table:table-cell>
          <table:table-cell table:style-name="ce1019" office:value-type="string" calcext:value-type="string">
            <text:p>A8_3</text:p>
          </table:table-cell>
          <table:table-cell table:style-name="ce1019" office:value-type="string" calcext:value-type="string">
            <text:p>A8_4</text:p>
          </table:table-cell>
          <table:table-cell table:style-name="ce1019" office:value-type="string" calcext:value-type="string">
            <text:p>A8_5</text:p>
          </table:table-cell>
          <table:table-cell table:style-name="ce1019" office:value-type="string" calcext:value-type="string">
            <text:p>A8_6</text:p>
          </table:table-cell>
          <table:table-cell table:style-name="ce1019" office:value-type="string" calcext:value-type="string">
            <text:p>A9_0</text:p>
          </table:table-cell>
          <table:table-cell table:style-name="ce1019" office:value-type="string" calcext:value-type="string">
            <text:p>A9_1</text:p>
          </table:table-cell>
          <table:table-cell table:style-name="ce1019" office:value-type="string" calcext:value-type="string">
            <text:p>A9_2</text:p>
          </table:table-cell>
          <table:table-cell table:style-name="ce1019" office:value-type="string" calcext:value-type="string">
            <text:p>A9_3</text:p>
          </table:table-cell>
          <table:table-cell table:style-name="ce1019" office:value-type="string" calcext:value-type="string">
            <text:p>A9_4</text:p>
          </table:table-cell>
          <table:table-cell table:style-name="ce1019" office:value-type="string" calcext:value-type="string">
            <text:p>A9_5</text:p>
          </table:table-cell>
          <table:table-cell table:style-name="ce1019" office:value-type="string" calcext:value-type="string">
            <text:p>A9_6</text:p>
          </table:table-cell>
          <table:table-cell table:style-name="ce1019" office:value-type="string" calcext:value-type="string">
            <text:p>A9_7</text:p>
          </table:table-cell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office:value-type="float" office:value="-1" calcext:value-type="float">
            <text:p>-1</text:p>
          </table:table-cell>
          <table:table-cell table:style-name="ce1018" office:value-type="float" office:value="-1" calcext:value-type="float">
            <text:p>-1</text:p>
          </table:table-cell>
          <table:table-cell table:number-columns-repeated="17" table:style-name="ce10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5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18" office:value-type="float" office:value="-1" calcext:value-type="float">
            <text:p>-1</text:p>
          </table:table-cell>
          <table:table-cell table:number-columns-repeated="12" table:style-name="ce1018" office:value-type="float" office:value="0" calcext:value-type="float">
            <text:p>0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3" table:style-name="ce10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5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1018" office:value-type="float" office:value="-1" calcext:value-type="float">
            <text:p>-1</text:p>
          </table:table-cell>
          <table:table-cell table:number-columns-repeated="5" table:style-name="ce1018" office:value-type="float" office:value="0" calcext:value-type="float">
            <text:p>0</text:p>
          </table:table-cell>
          <table:table-cell table:style-name="ce1018" office:value-type="float" office:value="-1" calcext:value-type="float">
            <text:p>-1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5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number-columns-repeated="6" table:style-name="ce1018" office:value-type="float" office:value="-1" calcext:value-type="float">
            <text:p>-1</text:p>
          </table:table-cell>
          <table:table-cell table:style-name="ce1018" office:value-type="float" office:value="0" calcext:value-type="float">
            <text:p>0</text:p>
          </table:table-cell>
          <table:table-cell table:number-columns-repeated="6" table:style-name="ce1018" office:value-type="float" office:value="-1" calcext:value-type="float">
            <text:p>-1</text:p>
          </table:table-cell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7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number-columns-repeated="5" table:style-name="ce1018" office:value-type="float" office:value="-1" calcext:value-type="float">
            <text:p>-1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number-columns-repeated="5" table:style-name="ce1018" office:value-type="float" office:value="-1" calcext:value-type="float">
            <text:p>-1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number-columns-repeated="2" table:style-name="ce1018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1" calcext:value-type="float">
            <text:p>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number-columns-repeated="6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18" office:value-type="float" office:value="0" calcext:value-type="float">
            <text:p>0</text:p>
          </table:table-cell>
          <table:table-cell table:number-columns-repeated="4" table:style-name="ce1018" office:value-type="float" office:value="-1" calcext:value-type="float">
            <text:p>-1</text:p>
          </table:table-cell>
          <table:table-cell table:number-columns-repeated="3" table:style-name="ce1018" office:value-type="float" office:value="0" calcext:value-type="float">
            <text:p>0</text:p>
          </table:table-cell>
          <table:table-cell table:number-columns-repeated="4" table:style-name="ce1018" office:value-type="float" office:value="-1" calcext:value-type="float">
            <text:p>-1</text:p>
          </table:table-cell>
          <table:table-cell table:number-columns-repeated="3" table:style-name="ce1018" office:value-type="float" office:value="0" calcext:value-type="float">
            <text:p>0</text:p>
          </table:table-cell>
          <table:table-cell table:style-name="ce1018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3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7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1" calcext:value-type="float">
            <text:p>-1</text:p>
          </table:table-cell>
          <table:table-cell table:number-columns-repeated="4"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1" calcext:value-type="float">
            <text:p>-1</text:p>
          </table:table-cell>
          <table:table-cell table:number-columns-repeated="4" table:style-name="ce101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6"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3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8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18" office:value-type="float" office:value="0" calcext:value-type="float">
            <text:p>0</text:p>
          </table:table-cell>
          <table:table-cell table:number-columns-repeated="2" table:style-name="ce1018" office:value-type="float" office:value="-1" calcext:value-type="float">
            <text:p>-1</text:p>
          </table:table-cell>
          <table:table-cell table:number-columns-repeated="5" table:style-name="ce1018" office:value-type="float" office:value="0" calcext:value-type="float">
            <text:p>0</text:p>
          </table:table-cell>
          <table:table-cell table:number-columns-repeated="2" table:style-name="ce1018" office:value-type="float" office:value="-1" calcext:value-type="float">
            <text:p>-1</text:p>
          </table:table-cell>
          <table:table-cell table:number-columns-repeated="4" table:style-name="ce10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8" table:style-name="ce1019" office:value-type="float" office:value="0" calcext:value-type="float">
            <text:p>0</text:p>
          </table:table-cell>
          <table:table-cell table:number-columns-repeated="6"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5" table:style-name="ce1019" office:value-type="float" office:value="1" calcext:value-type="float">
            <text:p>1</text:p>
          </table:table-cell>
          <table:table-cell table:number-columns-repeated="3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9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018" office:value-type="float" office:value="0" calcext:value-type="float">
            <text:p>0</text:p>
          </table:table-cell>
          <table:table-cell table:style-name="ce1018" office:value-type="float" office:value="-1" calcext:value-type="float">
            <text:p>-1</text:p>
          </table:table-cell>
          <table:table-cell table:number-columns-repeated="6" table:style-name="ce1018" office:value-type="float" office:value="0" calcext:value-type="float">
            <text:p>0</text:p>
          </table:table-cell>
          <table:table-cell table:style-name="ce1018" office:value-type="float" office:value="-1" calcext:value-type="float">
            <text:p>-1</text:p>
          </table:table-cell>
          <table:table-cell table:number-columns-repeated="4" table:style-name="ce1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7" table:style-name="ce1019" office:value-type="float" office:value="0" calcext:value-type="float">
            <text:p>0</text:p>
          </table:table-cell>
          <table:table-cell table:number-columns-repeated="6"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6" table:style-name="ce1019" office:value-type="float" office:value="1" calcext:value-type="float">
            <text:p>1</text:p>
          </table:table-cell>
          <table:table-cell table:number-columns-repeated="7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7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2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12" table:style-name="ce1019" office:value-type="float" office:value="1" calcext:value-type="float">
            <text:p>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3</text:p>
          </table:table-cell>
          <table:table-cell table:number-columns-repeated="11" table:style-name="ce1019" office:value-type="float" office:value="0" calcext:value-type="float">
            <text:p>0</text:p>
          </table:table-cell>
          <table:table-cell table:number-columns-repeated="4" table:style-name="ce1019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4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5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4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  <table:table-cell table:number-columns-repeated="3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6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2"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7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number-columns-repeated="12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  <table:table-cell table:style-name="ce1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8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6" table:style-name="ce1019" office:value-type="float" office:value="0" calcext:value-type="float">
            <text:p>0</text:p>
          </table:table-cell>
          <table:table-cell table:style-name="ce1019" office:value-type="float" office:value="-1" calcext:value-type="float">
            <text:p>-1</text:p>
          </table:table-cell>
          <table:table-cell table:number-columns-repeated="5" table:style-name="ce1019" office:value-type="float" office:value="0" calcext:value-type="float">
            <text:p>0</text:p>
          </table:table-cell>
          <table:table-cell table:number-columns-repeated="3" table:style-name="ce1019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019" office:value-type="string" calcext:value-type="string">
            <text:p>aux_leg_9</text:p>
          </table:table-cell>
          <table:table-cell table:number-columns-repeated="19" table:style-name="ce101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3" table:style-name="ce1019" office:value-type="float" office:value="0" calcext:value-type="float">
            <text:p>0</text:p>
          </table:table-cell>
          <table:table-cell table:number-columns-repeated="2" table:style-name="ce1019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0</text:p>
          </table:table-cell>
          <table:table-cell table:style-name="ce90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1014" office:value-type="float" office:value="1" calcext:value-type="float">
            <text:p>1</text:p>
          </table:table-cell>
          <table:table-cell table:style-name="ce1014" office:value-type="float" office:value="2" calcext:value-type="float">
            <text:p>2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1</text:p>
          </table:table-cell>
          <table:table-cell table:style-name="Default" office:value-type="float" office:value="1" calcext:value-type="float">
            <text:p>1</text:p>
          </table:table-cell>
          <table:table-cell table:style-name="ce90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014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014" office:value-type="float" office:value="3" calcext:value-type="float">
            <text:p>3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2</text:p>
          </table:table-cell>
          <table:table-cell table:style-name="ce906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90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ce850" office:value-type="float" office:value="2" calcext:value-type="float">
            <text:p>2</text:p>
          </table:table-cell>
          <table:table-cell table:style-name="ce1014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1014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3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903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ce1014" office:value-type="float" office:value="4" calcext:value-type="float">
            <text:p>4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4</text:p>
          </table:table-cell>
          <table:table-cell table:style-name="ce1014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0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903" office:value-type="float" office:value="4" calcext:value-type="float">
            <text:p>4</text:p>
          </table:table-cell>
          <table:table-cell table:number-columns-repeated="5" table:style-name="Default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5</text:p>
          </table:table-cell>
          <table:table-cell table:style-name="Default" office:value-type="float" office:value="3" calcext:value-type="float">
            <text:p>3</text:p>
          </table:table-cell>
          <table:table-cell table:style-name="ce1014" office:value-type="float" office:value="3" calcext:value-type="float">
            <text:p>3</text:p>
          </table:table-cell>
          <table:table-cell table:style-name="ce906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903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1014" office:value-type="float" office:value="6" calcext:value-type="float">
            <text:p>6</text:p>
          </table:table-cell>
          <table:table-cell table:style-name="ce1014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6</text:p>
          </table:table-cell>
          <table:table-cell table:style-name="ce90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906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906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ce903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ce1014" office:value-type="float" office:value="7" calcext:value-type="float">
            <text:p>7</text:p>
          </table:table-cell>
          <table:table-cell table:style-name="ce1014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7</text:p>
          </table:table-cell>
          <table:table-cell table:style-name="ce906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1014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906" office:value-type="float" office:value="5" calcext:value-type="float">
            <text:p>5</text:p>
          </table:table-cell>
          <table:table-cell table:style-name="ce1014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903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ce906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8</text:p>
          </table:table-cell>
          <table:table-cell table:style-name="ce906" office:value-type="float" office:value="3" calcext:value-type="float">
            <text:p>3</text:p>
          </table:table-cell>
          <table:table-cell table:style-name="ce906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906" office:value-type="float" office:value="5" calcext:value-type="float">
            <text:p>5</text:p>
          </table:table-cell>
          <table:table-cell table:style-name="ce1014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ce903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S9</text:p>
          </table:table-cell>
          <table:table-cell table:style-name="ce1014" office:value-type="float" office:value="3" calcext:value-type="float">
            <text:p>3</text:p>
          </table:table-cell>
          <table:table-cell table:style-name="ce1014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1014" office:value-type="float" office:value="5" calcext:value-type="float">
            <text:p>5</text:p>
          </table:table-cell>
          <table:table-cell table:style-name="ce1014" office:value-type="float" office:value="8" calcext:value-type="float">
            <text:p>8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ce903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25"/>
        </table:table-row>
        <table:table-row table:style-name="ro1">
          <table:table-cell/>
          <table:table-cell table:style-name="ce1020"/>
          <table:table-cell table:style-name="ce1020" office:value-type="string" calcext:value-type="string">
            <text:p>A0_4</text:p>
          </table:table-cell>
          <table:table-cell table:style-name="ce1018" office:value-type="string" calcext:value-type="string">
            <text:p>A0_5</text:p>
          </table:table-cell>
          <table:table-cell table:style-name="ce1018" office:value-type="string" calcext:value-type="string">
            <text:p>A1_3</text:p>
          </table:table-cell>
          <table:table-cell table:style-name="ce1018" office:value-type="string" calcext:value-type="string">
            <text:p>A1_6</text:p>
          </table:table-cell>
          <table:table-cell table:style-name="ce1018" office:value-type="string" calcext:value-type="string">
            <text:p>A2_5</text:p>
          </table:table-cell>
          <table:table-cell table:style-name="ce1019" office:value-type="string" calcext:value-type="string">
            <text:p>A2_8</text:p>
          </table:table-cell>
          <table:table-cell table:style-name="ce1019" office:value-type="string" calcext:value-type="string">
            <text:p>A3_5</text:p>
          </table:table-cell>
          <table:table-cell table:style-name="ce1019" office:value-type="string" calcext:value-type="string">
            <text:p>A5_8</text:p>
          </table:table-cell>
          <table:table-cell table:style-name="ce1019" office:value-type="string" calcext:value-type="string">
            <text:p>A5_9</text:p>
          </table:table-cell>
          <table:table-cell table:style-name="ce1019" office:value-type="string" calcext:value-type="string">
            <text:p>A6_8</text:p>
          </table:table-cell>
          <table:table-cell table:style-name="ce1019" office:value-type="string" calcext:value-type="string">
            <text:p>A6_9</text:p>
          </table:table-cell>
          <table:table-cell table:style-name="ce1030" office:value-type="string" calcext:value-type="string">
            <text:p>A3_0</text:p>
          </table:table-cell>
          <table:table-cell table:style-name="ce1030" office:value-type="string" calcext:value-type="string">
            <text:p>A4_0</text:p>
          </table:table-cell>
          <table:table-cell table:style-name="ce1030" office:value-type="string" calcext:value-type="string">
            <text:p>A4_2</text:p>
          </table:table-cell>
          <table:table-cell table:style-name="ce1030" office:value-type="string" calcext:value-type="string">
            <text:p>A5_1</text:p>
          </table:table-cell>
          <table:table-cell table:style-name="ce1030" office:value-type="string" calcext:value-type="string">
            <text:p>A9_0</text:p>
          </table:table-cell>
          <table:table-cell table:style-name="ce1019" office:value-type="string" calcext:value-type="string">
            <text:p>A9_1</text:p>
          </table:table-cell>
          <table:table-cell table:style-name="ce1019" office:value-type="string" calcext:value-type="string">
            <text:p>A7_2</text:p>
          </table:table-cell>
          <table:table-cell table:style-name="ce1019" office:value-type="string" calcext:value-type="string">
            <text:p>A9_4</text:p>
          </table:table-cell>
          <table:table-cell office:value-type="string" calcext:value-type="string">
            <text:p>A7_5</text:p>
          </table:table-cell>
          <table:table-cell office:value-type="string" calcext:value-type="string">
            <text:p>A8_5</text:p>
          </table:table-cell>
          <table:table-cell office:value-type="string" calcext:value-type="string">
            <text:p>A9_5</text:p>
          </table:table-cell>
          <table:table-cell table:number-columns-repeated="2"/>
          <table:table-cell table:style-name="ce1031" table:number-columns-repeated="2"/>
          <table:table-cell table:style-name="ce1032" table:number-columns-repeated="4"/>
          <table:table-cell table:style-name="ce1033" table:number-columns-repeated="6"/>
          <table:table-cell table:style-name="ce1036" table:number-columns-repeated="5"/>
          <table:table-cell table:style-name="ce1033" table:number-columns-repeated="6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1021" office:value-type="float" office:value="0" calcext:value-type="float">
            <text:p>0</text:p>
          </table:table-cell>
          <table:table-cell table:number-columns-repeated="9" table:style-name="ce1025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 table:number-columns-repeated="11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102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style-name="ce102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style-name="ce102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style-name="ce10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7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24" office:value-type="float" office:value="1" calcext:value-type="float">
            <text:p>1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8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02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2"/>
          <table:table-cell table:style-name="ce1032"/>
          <table:table-cell table:style-name="ce1034"/>
          <table:table-cell table:style-name="ce1035" table:number-columns-repeated="9"/>
          <table:table-cell table:style-name="ce1034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office:value-type="string" calcext:value-type="string">
            <text:p>aux_distance_9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7" table:style-name="ce1026" office:value-type="float" office:value="0" calcext:value-type="float">
            <text:p>0</text:p>
          </table:table-cell>
          <table:table-cell table:style-name="ce1026" office:value-type="float" office:value="-1" calcext:value-type="float">
            <text:p>-1</text:p>
          </table:table-cell>
          <table:table-cell table:style-name="ce1026" office:value-type="float" office:value="0" calcext:value-type="float">
            <text:p>0</text:p>
          </table:table-cell>
          <table:table-cell table:style-name="ce1029" office:value-type="float" office:value="-1" calcext:value-type="float">
            <text:p>-1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number-columns-repeated="2"/>
          <table:table-cell table:style-name="ce1032"/>
          <table:table-cell table:style-name="ce1034" table:number-columns-repeated="11"/>
          <table:table-cell table:style-name="ce1035" table:number-columns-repeated="11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1</text:p>
          </table:table-cell>
          <table:table-cell table:style-name="ce10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1" office:value-type="float" office:value="-1" calcext:value-type="float">
            <text:p>-1</text:p>
          </table:table-cell>
          <table:table-cell table:style-name="ce1025" office:value-type="float" office:value="-1" calcext:value-type="float">
            <text:p>-1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1025" office:value-type="float" office:value="-1" calcext:value-type="float">
            <text:p>-1</text:p>
          </table:table-cell>
          <table:table-cell table:number-columns-repeated="5" table:style-name="ce1025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 table:number-columns-repeated="11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2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3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4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5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6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024" office:value-type="float" office:value="-1" calcext:value-type="float">
            <text:p>-1</text:p>
          </table:table-cell>
          <table:table-cell table:style-name="ce1028" office:value-type="float" office:value="-1" calcext:value-type="float">
            <text:p>-1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7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24" office:value-type="float" office:value="1" calcext:value-type="float">
            <text:p>1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-1" calcext:value-type="float">
            <text:p>-1</text:p>
          </table:table-cell>
          <table:table-cell table:style-name="ce1028" office:value-type="float" office:value="-1" calcext:value-type="float">
            <text:p>-1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8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8" office:value-type="float" office:value="-1" calcext:value-type="float">
            <text:p>-1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/>
          <table:table-cell table:style-name="ce1035" table:number-columns-repeated="9"/>
          <table:table-cell table:style-name="ce1034"/>
          <table:table-cell table:number-columns-repeated="25"/>
        </table:table-row>
        <table:table-row table:style-name="ro1">
          <table:table-cell/>
          <table:table-cell table:style-name="ce1019" office:value-type="string" calcext:value-type="string">
            <text:p>aux_leg_9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9" table:style-name="ce1026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number-columns-repeated="2"/>
          <table:table-cell table:style-name="ce1033"/>
          <table:table-cell table:style-name="ce1035" table:number-columns-repeated="11"/>
          <table:table-cell table:style-name="ce1034" table:number-columns-repeated="11"/>
          <table:table-cell table:number-columns-repeated="25"/>
        </table:table-row>
        <calcext:conditional-formats>
          <calcext:conditional-format calcext:target-range-address="Sheet4.B1:Sheet4.U10 Sheet4.D34:Sheet4.G34 Sheet4.B35:Sheet4.B43 Sheet4.AC34:Sheet4.AF34 Sheet4.AA35:Sheet4.AA4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4.B1:Sheet4.BV19 Sheet4.S34:Sheet4.X34 Sheet4.B35:Sheet4.B52 Sheet4.D34:Sheet4.M34 Sheet4.AR34:Sheet4.AW34 Sheet4.AA35:Sheet4.AA52 Sheet4.AC34:Sheet4.AL3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4.B34:Sheet4.C34 Sheet4.AA34:Sheet4.AB3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4.B34:Sheet4.C34 Sheet4.AA34:Sheet4.AB3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4.N34:Sheet4.R34 Sheet4.AM34:Sheet4.AQ3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4.C35:Sheet4.X52 Sheet4.AB35:Sheet4.AW52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</calcext:conditional-formats>
      </table:table>
      <table:table table:name="Sheet5" table:style-name="ta1">
        <table:table-column table:style-name="co36" table:default-cell-style-name="Default"/>
        <table:table-column table:style-name="co37" table:number-columns-repeated="21" table:default-cell-style-name="ce912"/>
        <table:table-column table:style-name="co38" table:default-cell-style-name="ce912"/>
        <table:table-column table:style-name="co37" table:number-columns-repeated="3" table:default-cell-style-name="ce912"/>
        <table:table-column table:style-name="co39" table:default-cell-style-name="ce912"/>
        <table:table-column table:style-name="co37" table:number-columns-repeated="38" table:default-cell-style-name="ce912"/>
        <table:table-column table:style-name="co2" table:number-columns-repeated="34" table:default-cell-style-name="ce912"/>
        <table:table-column table:style-name="co5" table:number-columns-repeated="3" table:default-cell-style-name="ce912"/>
        <table:table-row table:style-name="ro5">
          <table:table-cell table:style-name="ce1037"/>
          <table:table-cell table:style-name="ce317" office:value-type="string" calcext:value-type="string">
            <text:p>A0_2</text:p>
          </table:table-cell>
          <table:table-cell table:style-name="ce317" office:value-type="string" calcext:value-type="string">
            <text:p>A0_3</text:p>
          </table:table-cell>
          <table:table-cell table:style-name="ce317" office:value-type="string" calcext:value-type="string">
            <text:p>A0_4</text:p>
          </table:table-cell>
          <table:table-cell table:style-name="ce317" office:value-type="string" calcext:value-type="string">
            <text:p>A0_5</text:p>
          </table:table-cell>
          <table:table-cell table:style-name="ce317" office:value-type="string" calcext:value-type="string">
            <text:p>A0_6</text:p>
          </table:table-cell>
          <table:table-cell table:style-name="ce317" office:value-type="string" calcext:value-type="string">
            <text:p>A0_7</text:p>
          </table:table-cell>
          <table:table-cell table:style-name="ce317" office:value-type="string" calcext:value-type="string">
            <text:p>A0_8</text:p>
          </table:table-cell>
          <table:table-cell table:style-name="ce317" office:value-type="string" calcext:value-type="string">
            <text:p>A0_9</text:p>
          </table:table-cell>
          <table:table-cell table:style-name="ce317" office:value-type="string" calcext:value-type="string">
            <text:p>A1_3</text:p>
          </table:table-cell>
          <table:table-cell table:style-name="ce317" office:value-type="string" calcext:value-type="string">
            <text:p>A1_4</text:p>
          </table:table-cell>
          <table:table-cell table:style-name="ce317" office:value-type="string" calcext:value-type="string">
            <text:p>A1_5</text:p>
          </table:table-cell>
          <table:table-cell table:style-name="ce317" office:value-type="string" calcext:value-type="string">
            <text:p>A1_6</text:p>
          </table:table-cell>
          <table:table-cell table:style-name="ce317" office:value-type="string" calcext:value-type="string">
            <text:p>A1_7</text:p>
          </table:table-cell>
          <table:table-cell table:style-name="ce317" office:value-type="string" calcext:value-type="string">
            <text:p>A1_8</text:p>
          </table:table-cell>
          <table:table-cell table:style-name="ce317" office:value-type="string" calcext:value-type="string">
            <text:p>A1_9</text:p>
          </table:table-cell>
          <table:table-cell table:style-name="ce317" office:value-type="string" calcext:value-type="string">
            <text:p>A2_4</text:p>
          </table:table-cell>
          <table:table-cell table:style-name="ce317" office:value-type="string" calcext:value-type="string">
            <text:p>A2_5</text:p>
          </table:table-cell>
          <table:table-cell table:style-name="ce317" office:value-type="string" calcext:value-type="string">
            <text:p>A2_6</text:p>
          </table:table-cell>
          <table:table-cell table:style-name="ce317" office:value-type="string" calcext:value-type="string">
            <text:p>A2_7</text:p>
          </table:table-cell>
          <table:table-cell table:style-name="ce317" office:value-type="string" calcext:value-type="string">
            <text:p>A2_8</text:p>
          </table:table-cell>
          <table:table-cell table:style-name="ce317" office:value-type="string" calcext:value-type="string">
            <text:p>A2_9</text:p>
          </table:table-cell>
          <table:table-cell table:style-name="ce317" office:value-type="string" calcext:value-type="string">
            <text:p>A3_5</text:p>
          </table:table-cell>
          <table:table-cell table:style-name="ce317" office:value-type="string" calcext:value-type="string">
            <text:p>A3_6</text:p>
          </table:table-cell>
          <table:table-cell table:style-name="ce317" office:value-type="string" calcext:value-type="string">
            <text:p>A3_7</text:p>
          </table:table-cell>
          <table:table-cell table:style-name="ce317" office:value-type="string" calcext:value-type="string">
            <text:p>A3_8</text:p>
          </table:table-cell>
          <table:table-cell table:style-name="ce317" office:value-type="string" calcext:value-type="string">
            <text:p>A3_9</text:p>
          </table:table-cell>
          <table:table-cell table:style-name="ce317" office:value-type="string" calcext:value-type="string">
            <text:p>A4_6</text:p>
          </table:table-cell>
          <table:table-cell table:style-name="ce317" office:value-type="string" calcext:value-type="string">
            <text:p>A4_7</text:p>
          </table:table-cell>
          <table:table-cell table:style-name="ce317" office:value-type="string" calcext:value-type="string">
            <text:p>A4_8</text:p>
          </table:table-cell>
          <table:table-cell table:style-name="ce317" office:value-type="string" calcext:value-type="string">
            <text:p>A4_9</text:p>
          </table:table-cell>
          <table:table-cell table:style-name="ce317" office:value-type="string" calcext:value-type="string">
            <text:p>A5_7</text:p>
          </table:table-cell>
          <table:table-cell table:style-name="ce317" office:value-type="string" calcext:value-type="string">
            <text:p>A5_8</text:p>
          </table:table-cell>
          <table:table-cell table:style-name="ce317" office:value-type="string" calcext:value-type="string">
            <text:p>A5_9</text:p>
          </table:table-cell>
          <table:table-cell table:style-name="ce317" office:value-type="string" calcext:value-type="string">
            <text:p>A6_8</text:p>
          </table:table-cell>
          <table:table-cell table:style-name="ce317" office:value-type="string" calcext:value-type="string">
            <text:p>A6_9</text:p>
          </table:table-cell>
          <table:table-cell table:style-name="ce317" office:value-type="string" calcext:value-type="string">
            <text:p>A7_9</text:p>
          </table:table-cell>
          <table:table-cell table:style-name="ce317" office:value-type="string" calcext:value-type="string">
            <text:p>A2_0</text:p>
          </table:table-cell>
          <table:table-cell table:style-name="ce317" office:value-type="string" calcext:value-type="string">
            <text:p>A3_0</text:p>
          </table:table-cell>
          <table:table-cell table:style-name="ce317" office:value-type="string" calcext:value-type="string">
            <text:p>A3_1</text:p>
          </table:table-cell>
          <table:table-cell table:style-name="ce317" office:value-type="string" calcext:value-type="string">
            <text:p>A4_0</text:p>
          </table:table-cell>
          <table:table-cell table:style-name="ce317" office:value-type="string" calcext:value-type="string">
            <text:p>A4_1</text:p>
          </table:table-cell>
          <table:table-cell table:style-name="ce317" office:value-type="string" calcext:value-type="string">
            <text:p>A4_2</text:p>
          </table:table-cell>
          <table:table-cell table:style-name="ce317" office:value-type="string" calcext:value-type="string">
            <text:p>A5_0</text:p>
          </table:table-cell>
          <table:table-cell table:style-name="ce317" office:value-type="string" calcext:value-type="string">
            <text:p>A5_1</text:p>
          </table:table-cell>
          <table:table-cell table:style-name="ce317" office:value-type="string" calcext:value-type="string">
            <text:p>A5_2</text:p>
          </table:table-cell>
          <table:table-cell table:style-name="ce317" office:value-type="string" calcext:value-type="string">
            <text:p>A5_3</text:p>
          </table:table-cell>
          <table:table-cell table:style-name="ce317" office:value-type="string" calcext:value-type="string">
            <text:p>A6_0</text:p>
          </table:table-cell>
          <table:table-cell table:style-name="ce317" office:value-type="string" calcext:value-type="string">
            <text:p>A6_1</text:p>
          </table:table-cell>
          <table:table-cell table:style-name="ce317" office:value-type="string" calcext:value-type="string">
            <text:p>A6_2</text:p>
          </table:table-cell>
          <table:table-cell table:style-name="ce317" office:value-type="string" calcext:value-type="string">
            <text:p>A6_3</text:p>
          </table:table-cell>
          <table:table-cell table:style-name="ce317" office:value-type="string" calcext:value-type="string">
            <text:p>A6_4</text:p>
          </table:table-cell>
          <table:table-cell table:style-name="ce317" office:value-type="string" calcext:value-type="string">
            <text:p>A7_0</text:p>
          </table:table-cell>
          <table:table-cell table:style-name="ce317" office:value-type="string" calcext:value-type="string">
            <text:p>A7_1</text:p>
          </table:table-cell>
          <table:table-cell table:style-name="ce317" office:value-type="string" calcext:value-type="string">
            <text:p>A7_2</text:p>
          </table:table-cell>
          <table:table-cell table:style-name="ce317" office:value-type="string" calcext:value-type="string">
            <text:p>A7_3</text:p>
          </table:table-cell>
          <table:table-cell table:style-name="ce317" office:value-type="string" calcext:value-type="string">
            <text:p>A7_4</text:p>
          </table:table-cell>
          <table:table-cell table:style-name="ce317" office:value-type="string" calcext:value-type="string">
            <text:p>A7_5</text:p>
          </table:table-cell>
          <table:table-cell table:style-name="ce317" office:value-type="string" calcext:value-type="string">
            <text:p>A8_0</text:p>
          </table:table-cell>
          <table:table-cell table:style-name="ce317" office:value-type="string" calcext:value-type="string">
            <text:p>A8_1</text:p>
          </table:table-cell>
          <table:table-cell table:style-name="ce317" office:value-type="string" calcext:value-type="string">
            <text:p>A8_2</text:p>
          </table:table-cell>
          <table:table-cell table:style-name="ce317" office:value-type="string" calcext:value-type="string">
            <text:p>A8_3</text:p>
          </table:table-cell>
          <table:table-cell table:style-name="ce317" office:value-type="string" calcext:value-type="string">
            <text:p>A8_4</text:p>
          </table:table-cell>
          <table:table-cell table:style-name="ce317" office:value-type="string" calcext:value-type="string">
            <text:p>A8_5</text:p>
          </table:table-cell>
          <table:table-cell table:style-name="ce317" office:value-type="string" calcext:value-type="string">
            <text:p>A8_6</text:p>
          </table:table-cell>
          <table:table-cell table:style-name="ce317" office:value-type="string" calcext:value-type="string">
            <text:p>A9_0</text:p>
          </table:table-cell>
          <table:table-cell table:style-name="ce317" office:value-type="string" calcext:value-type="string">
            <text:p>A9_1</text:p>
          </table:table-cell>
          <table:table-cell table:style-name="ce317" office:value-type="string" calcext:value-type="string">
            <text:p>A9_2</text:p>
          </table:table-cell>
          <table:table-cell table:style-name="ce317" office:value-type="string" calcext:value-type="string">
            <text:p>A9_3</text:p>
          </table:table-cell>
          <table:table-cell table:style-name="ce317" office:value-type="string" calcext:value-type="string">
            <text:p>A9_4</text:p>
          </table:table-cell>
          <table:table-cell table:style-name="ce317" office:value-type="string" calcext:value-type="string">
            <text:p>A9_5</text:p>
          </table:table-cell>
          <table:table-cell table:style-name="ce317" office:value-type="string" calcext:value-type="string">
            <text:p>A9_6</text:p>
          </table:table-cell>
          <table:table-cell table:style-name="ce317" office:value-type="string" calcext:value-type="string">
            <text:p>A9_7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1</text:p>
          </table:table-cell>
          <table:table-cell table:number-columns-repeated="72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2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3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3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5" table:style-name="ce317" office:value-type="float" office:value="-1" calcext:value-type="float">
            <text:p>-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3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4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7" table:style-name="ce317" office:value-type="float" office:value="-1" calcext:value-type="float">
            <text:p>-1</text:p>
          </table:table-cell>
          <table:table-cell table:number-columns-repeated="13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5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2" table:style-name="ce317" office:value-type="float" office:value="-1" calcext:value-type="float">
            <text:p>-1</text:p>
          </table:table-cell>
          <table:table-cell table:number-columns-repeated="14" table:style-name="ce317" office:value-type="float" office:value="0" calcext:value-type="float">
            <text:p>0</text:p>
          </table:table-cell>
          <table:table-cell table:number-columns-repeated="8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6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7" table:style-name="ce317" office:value-type="float" office:value="-1" calcext:value-type="float">
            <text:p>-1</text:p>
          </table:table-cell>
          <table:table-cell table:number-columns-repeated="17" table:style-name="ce317" office:value-type="float" office:value="0" calcext:value-type="float">
            <text:p>0</text:p>
          </table:table-cell>
          <table:table-cell table:number-columns-repeated="10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7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17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8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3" table:style-name="ce317" office:value-type="float" office:value="0" calcext:value-type="float">
            <text:p>0</text:p>
          </table:table-cell>
          <table:table-cell table:number-columns-repeated="12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distance_9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1</text:p>
          </table:table-cell>
          <table:table-cell table:number-columns-repeated="8" table:style-name="ce317" office:value-type="float" office:value="1" calcext:value-type="float">
            <text:p>1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2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3</text:p>
          </table:table-cell>
          <table:table-cell table:number-columns-repeated="16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18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4</text:p>
          </table:table-cell>
          <table:table-cell table:number-columns-repeated="4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5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20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6</text:p>
          </table:table-cell>
          <table:table-cell table:number-columns-repeated="29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2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7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8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29"/>
        </table:table-row>
        <table:table-row table:style-name="ro5">
          <table:table-cell table:style-name="ce1037" office:value-type="string" calcext:value-type="string">
            <text:p>aux_leg_9</text:p>
          </table:table-cell>
          <table:table-cell table:number-columns-repeated="69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29"/>
        </table:table-row>
        <table:table-row table:style-name="ro5" table:number-rows-repeated="2">
          <table:table-cell table:number-columns-repeated="102"/>
        </table:table-row>
        <table:table-row table:style-name="ro5">
          <table:table-cell table:style-name="ce854"/>
          <table:table-cell table:style-name="ce854" office:value-type="string" calcext:value-type="string">
            <text:p>S0</text:p>
          </table:table-cell>
          <table:table-cell table:style-name="ce854" office:value-type="string" calcext:value-type="string">
            <text:p>S1</text:p>
          </table:table-cell>
          <table:table-cell table:style-name="ce854" office:value-type="string" calcext:value-type="string">
            <text:p>S2</text:p>
          </table:table-cell>
          <table:table-cell table:style-name="ce854" office:value-type="string" calcext:value-type="string">
            <text:p>S3</text:p>
          </table:table-cell>
          <table:table-cell table:style-name="ce854" office:value-type="string" calcext:value-type="string">
            <text:p>S4</text:p>
          </table:table-cell>
          <table:table-cell table:style-name="ce854" office:value-type="string" calcext:value-type="string">
            <text:p>S5</text:p>
          </table:table-cell>
          <table:table-cell table:style-name="ce854" office:value-type="string" calcext:value-type="string">
            <text:p>S6</text:p>
          </table:table-cell>
          <table:table-cell table:style-name="ce854" office:value-type="string" calcext:value-type="string">
            <text:p>S7</text:p>
          </table:table-cell>
          <table:table-cell table:style-name="ce854" office:value-type="string" calcext:value-type="string">
            <text:p>S8</text:p>
          </table:table-cell>
          <table:table-cell table:style-name="ce854" office:value-type="string" calcext:value-type="string">
            <text:p>S9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0</text:p>
          </table:table-cell>
          <table:table-cell table:style-name="ce318" office:value-type="float" office:value="0" calcext:value-type="float">
            <text:p>0</text:p>
          </table:table-cell>
          <table:table-cell table:style-name="ce104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style-name="ce324" office:value-type="float" office:value="2" calcext:value-type="float">
            <text:p>2</text:p>
          </table:table-cell>
          <table:table-cell table:number-columns-repeated="5" table:style-name="ce854" office:value-type="float" office:value="2" calcext:value-type="float">
            <text:p>2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1</text:p>
          </table:table-cell>
          <table:table-cell table:style-name="ce1044" office:value-type="float" office:value="1" calcext:value-type="float">
            <text:p>1</text:p>
          </table:table-cell>
          <table:table-cell table:style-name="ce318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style-name="ce868" office:value-type="float" office:value="2" calcext:value-type="float">
            <text:p>2</text:p>
          </table:table-cell>
          <table:table-cell table:number-columns-repeated="5" table:style-name="ce854" office:value-type="float" office:value="2" calcext:value-type="float">
            <text:p>2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2</text:p>
          </table:table-cell>
          <table:table-cell table:style-name="ce854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318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854" office:value-type="float" office:value="2" calcext:value-type="float">
            <text:p>2</text:p>
          </table:table-cell>
          <table:table-cell table:style-name="ce324" office:value-type="float" office:value="3" calcext:value-type="float">
            <text:p>3</text:p>
          </table:table-cell>
          <table:table-cell table:number-columns-repeated="4" table:style-name="ce854" office:value-type="float" office:value="3" calcext:value-type="float">
            <text:p>3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3</text:p>
          </table:table-cell>
          <table:table-cell table:style-name="ce854" office:value-type="float" office:value="2" calcext:value-type="float">
            <text:p>2</text:p>
          </table:table-cell>
          <table:table-cell table:style-name="ce324" office:value-type="float" office:value="2" calcext:value-type="float">
            <text:p>2</text:p>
          </table:table-cell>
          <table:table-cell table:style-name="ce1044" office:value-type="float" office:value="3" calcext:value-type="float">
            <text:p>3</text:p>
          </table:table-cell>
          <table:table-cell table:style-name="ce318" office:value-type="float" office:value="3" calcext:value-type="float">
            <text:p>3</text:p>
          </table:table-cell>
          <table:table-cell table:style-name="ce1044" office:value-type="float" office:value="3" calcext:value-type="float">
            <text:p>3</text:p>
          </table:table-cell>
          <table:table-cell table:number-columns-repeated="5" table:style-name="ce854" office:value-type="float" office:value="3" calcext:value-type="float">
            <text:p>3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4</text:p>
          </table:table-cell>
          <table:table-cell table:number-columns-repeated="2" table:style-name="ce854" office:value-type="float" office:value="3" calcext:value-type="float">
            <text:p>3</text:p>
          </table:table-cell>
          <table:table-cell table:style-name="ce324" office:value-type="float" office:value="3" calcext:value-type="float">
            <text:p>3</text:p>
          </table:table-cell>
          <table:table-cell table:style-name="ce1044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1044" office:value-type="float" office:value="4" calcext:value-type="float">
            <text:p>4</text:p>
          </table:table-cell>
          <table:table-cell table:number-columns-repeated="2" table:style-name="ce854" office:value-type="float" office:value="4" calcext:value-type="float">
            <text:p>4</text:p>
          </table:table-cell>
          <table:table-cell table:style-name="ce324" office:value-type="float" office:value="5" calcext:value-type="float">
            <text:p>5</text:p>
          </table:table-cell>
          <table:table-cell table:style-name="ce324" office:value-type="float" office:value="6" calcext:value-type="float">
            <text:p>6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5</text:p>
          </table:table-cell>
          <table:table-cell table:style-name="ce854" office:value-type="float" office:value="3" calcext:value-type="float">
            <text:p>3</text:p>
          </table:table-cell>
          <table:table-cell table:style-name="ce868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style-name="ce868" office:value-type="float" office:value="4" calcext:value-type="float">
            <text:p>4</text:p>
          </table:table-cell>
          <table:table-cell table:style-name="ce1044" office:value-type="float" office:value="5" calcext:value-type="float">
            <text:p>5</text:p>
          </table:table-cell>
          <table:table-cell table:style-name="ce318" office:value-type="float" office:value="5" calcext:value-type="float">
            <text:p>5</text:p>
          </table:table-cell>
          <table:table-cell table:style-name="ce1044" office:value-type="float" office:value="5" calcext:value-type="float">
            <text:p>5</text:p>
          </table:table-cell>
          <table:table-cell table:style-name="ce324" office:value-type="float" office:value="6" calcext:value-type="float">
            <text:p>6</text:p>
          </table:table-cell>
          <table:table-cell table:style-name="ce854" office:value-type="float" office:value="6" calcext:value-type="float">
            <text:p>6</text:p>
          </table:table-cell>
          <table:table-cell table:style-name="ce324" office:value-type="float" office:value="8" calcext:value-type="float">
            <text:p>8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6</text:p>
          </table:table-cell>
          <table:table-cell table:style-name="ce854" office:value-type="float" office:value="3" calcext:value-type="float">
            <text:p>3</text:p>
          </table:table-cell>
          <table:table-cell table:style-name="ce868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style-name="ce868" office:value-type="float" office:value="4" calcext:value-type="float">
            <text:p>4</text:p>
          </table:table-cell>
          <table:table-cell table:style-name="ce868" office:value-type="float" office:value="5" calcext:value-type="float">
            <text:p>5</text:p>
          </table:table-cell>
          <table:table-cell table:style-name="ce1044" office:value-type="float" office:value="6" calcext:value-type="float">
            <text:p>6</text:p>
          </table:table-cell>
          <table:table-cell table:style-name="ce318" office:value-type="float" office:value="6" calcext:value-type="float">
            <text:p>6</text:p>
          </table:table-cell>
          <table:table-cell table:style-name="ce1044" office:value-type="float" office:value="6" calcext:value-type="float">
            <text:p>6</text:p>
          </table:table-cell>
          <table:table-cell table:style-name="ce854" office:value-type="float" office:value="6" calcext:value-type="float">
            <text:p>6</text:p>
          </table:table-cell>
          <table:table-cell table:style-name="ce868" office:value-type="float" office:value="8" calcext:value-type="float">
            <text:p>8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7</text:p>
          </table:table-cell>
          <table:table-cell table:style-name="ce854" office:value-type="float" office:value="3" calcext:value-type="float">
            <text:p>3</text:p>
          </table:table-cell>
          <table:table-cell table:style-name="ce868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style-name="ce868" office:value-type="float" office:value="4" calcext:value-type="float">
            <text:p>4</text:p>
          </table:table-cell>
          <table:table-cell table:style-name="ce324" office:value-type="float" office:value="5" calcext:value-type="float">
            <text:p>5</text:p>
          </table:table-cell>
          <table:table-cell table:style-name="ce854" office:value-type="float" office:value="7" calcext:value-type="float">
            <text:p>7</text:p>
          </table:table-cell>
          <table:table-cell table:style-name="ce1044" office:value-type="float" office:value="7" calcext:value-type="float">
            <text:p>7</text:p>
          </table:table-cell>
          <table:table-cell table:style-name="ce318" office:value-type="float" office:value="7" calcext:value-type="float">
            <text:p>7</text:p>
          </table:table-cell>
          <table:table-cell table:style-name="ce1044" office:value-type="float" office:value="7" calcext:value-type="float">
            <text:p>7</text:p>
          </table:table-cell>
          <table:table-cell table:style-name="ce868"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15"/>
          <table:table-cell table:number-columns-repeated="70"/>
        </table:table-row>
        <table:table-row table:style-name="ro5">
          <table:table-cell table:style-name="ce315" office:value-type="string" calcext:value-type="string">
            <text:p>S8</text:p>
          </table:table-cell>
          <table:table-cell table:style-name="ce854" office:value-type="float" office:value="3" calcext:value-type="float">
            <text:p>3</text:p>
          </table:table-cell>
          <table:table-cell table:style-name="ce868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style-name="ce868" office:value-type="float" office:value="4" calcext:value-type="float">
            <text:p>4</text:p>
          </table:table-cell>
          <table:table-cell table:style-name="ce324" office:value-type="float" office:value="6" calcext:value-type="float">
            <text:p>6</text:p>
          </table:table-cell>
          <table:table-cell table:style-name="ce854" office:value-type="float" office:value="7" calcext:value-type="float">
            <text:p>7</text:p>
          </table:table-cell>
          <table:table-cell table:style-name="ce324" office:value-type="float" office:value="7" calcext:value-type="float">
            <text:p>7</text:p>
          </table:table-cell>
          <table:table-cell table:style-name="ce1044" office:value-type="float" office:value="8" calcext:value-type="float">
            <text:p>8</text:p>
          </table:table-cell>
          <table:table-cell table:style-name="ce318" office:value-type="float" office:value="8" calcext:value-type="float">
            <text:p>8</text:p>
          </table:table-cell>
          <table:table-cell table:style-name="ce1044" office:value-type="float" office:value="8" calcext:value-type="float">
            <text:p>8</text:p>
          </table:table-cell>
          <table:table-cell table:number-columns-repeated="91"/>
        </table:table-row>
        <table:table-row table:style-name="ro5">
          <table:table-cell table:style-name="ce315" office:value-type="string" calcext:value-type="string">
            <text:p>S9</text:p>
          </table:table-cell>
          <table:table-cell table:style-name="ce854" office:value-type="float" office:value="3" calcext:value-type="float">
            <text:p>3</text:p>
          </table:table-cell>
          <table:table-cell table:style-name="ce324" office:value-type="float" office:value="3" calcext:value-type="float">
            <text:p>3</text:p>
          </table:table-cell>
          <table:table-cell table:style-name="ce854" office:value-type="float" office:value="4" calcext:value-type="float">
            <text:p>4</text:p>
          </table:table-cell>
          <table:table-cell table:style-name="ce324" office:value-type="float" office:value="4" calcext:value-type="float">
            <text:p>4</text:p>
          </table:table-cell>
          <table:table-cell table:style-name="ce324" office:value-type="float" office:value="7" calcext:value-type="float">
            <text:p>7</text:p>
          </table:table-cell>
          <table:table-cell table:number-columns-repeated="3" table:style-name="ce854" office:value-type="float" office:value="9" calcext:value-type="float">
            <text:p>9</text:p>
          </table:table-cell>
          <table:table-cell table:style-name="ce1044" office:value-type="float" office:value="9" calcext:value-type="float">
            <text:p>9</text:p>
          </table:table-cell>
          <table:table-cell table:style-name="ce318" office:value-type="float" office:value="9" calcext:value-type="float">
            <text:p>9</text:p>
          </table:table-cell>
          <table:table-cell table:number-columns-repeated="91"/>
        </table:table-row>
        <table:table-row table:style-name="ro5">
          <table:table-cell table:style-name="ce315"/>
          <table:table-cell table:style-name="ce854"/>
          <table:table-cell table:style-name="ce324"/>
          <table:table-cell table:style-name="ce854"/>
          <table:table-cell table:style-name="ce324" table:number-columns-repeated="2"/>
          <table:table-cell table:style-name="ce854" table:number-columns-repeated="3"/>
          <table:table-cell table:style-name="ce1044"/>
          <table:table-cell table:style-name="ce318"/>
          <table:table-cell table:number-columns-repeated="91"/>
        </table:table-row>
        <table:table-row table:style-name="ro5">
          <table:table-cell/>
          <table:table-cell table:style-name="Default" table:number-columns-repeated="15"/>
          <table:table-cell table:number-columns-repeated="86"/>
        </table:table-row>
        <table:table-row table:style-name="ro5">
          <table:table-cell/>
          <table:table-cell table:style-name="ce396" office:value-type="float" office:value="0" calcext:value-type="float">
            <text:p>0</text:p>
          </table:table-cell>
          <table:table-cell table:style-name="ce410" table:formula="of:=FLOOR(RAND()*10)" office:value-type="float" office:value="4" calcext:value-type="float">
            <text:p>4</text:p>
          </table:table-cell>
          <table:table-cell table:style-name="ce410" table:formula="of:=FLOOR(RAND()*10)" office:value-type="float" office:value="4" calcext:value-type="float">
            <text:p>4</text:p>
          </table:table-cell>
          <table:table-cell table:style-name="ce410" table:formula="of:=FLOOR(RAND()*10)" office:value-type="float" office:value="9" calcext:value-type="float">
            <text:p>9</text:p>
          </table:table-cell>
          <table:table-cell table:style-name="ce410" table:formula="of:=FLOOR(RAND()*10)" office:value-type="float" office:value="0" calcext:value-type="float">
            <text:p>0</text:p>
          </table:table-cell>
          <table:table-cell table:style-name="ce410" table:formula="of:=FLOOR(RAND()*10)" office:value-type="float" office:value="0" calcext:value-type="float">
            <text:p>0</text:p>
          </table:table-cell>
          <table:table-cell table:style-name="ce410" table:formula="of:=FLOOR(RAND()*10)" office:value-type="float" office:value="9" calcext:value-type="float">
            <text:p>9</text:p>
          </table:table-cell>
          <table:table-cell table:style-name="ce410" table:formula="of:=FLOOR(RAND()*10)" office:value-type="float" office:value="9" calcext:value-type="float">
            <text:p>9</text:p>
          </table:table-cell>
          <table:table-cell table:style-name="ce410" table:formula="of:=FLOOR(RAND()*10)" office:value-type="float" office:value="4" calcext:value-type="float">
            <text:p>4</text:p>
          </table:table-cell>
          <table:table-cell table:style-name="ce410" table:formula="of:=FLOOR(RAND()*10)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10" table:formula="of:=FLOOR(RAND()*10)" office:value-type="float" office:value="2" calcext:value-type="float">
            <text:p>2</text:p>
          </table:table-cell>
          <table:table-cell table:style-name="ce410" table:formula="of:=FLOOR(RAND()*10)" office:value-type="float" office:value="1" calcext:value-type="float">
            <text:p>1</text:p>
          </table:table-cell>
          <table:table-cell table:style-name="ce396" table:formula="of:=FLOOR(RAND()*10)" office:value-type="float" office:value="9" calcext:value-type="float">
            <text:p>9</text:p>
          </table:table-cell>
          <table:table-cell table:style-name="ce410" table:formula="of:=FLOOR(RAND()*10)" office:value-type="float" office:value="6" calcext:value-type="float">
            <text:p>6</text:p>
          </table:table-cell>
          <table:table-cell table:number-columns-repeated="86"/>
        </table:table-row>
        <table:table-row table:style-name="ro1">
          <table:table-cell/>
          <table:table-cell table:style-name="ce397" office:value-type="float" office:value="1" calcext:value-type="float">
            <text:p>1</text:p>
          </table:table-cell>
          <table:table-cell table:style-name="ce411" office:value-type="float" office:value="2" calcext:value-type="float">
            <text:p>2</text:p>
          </table:table-cell>
          <table:table-cell table:style-name="ce411" office:value-type="float" office:value="3" calcext:value-type="float">
            <text:p>3</text:p>
          </table:table-cell>
          <table:table-cell table:style-name="ce411" office:value-type="float" office:value="5" calcext:value-type="float">
            <text:p>5</text:p>
          </table:table-cell>
          <table:table-cell table:number-columns-repeated="2" table:style-name="ce411" office:value-type="float" office:value="6" calcext:value-type="float">
            <text:p>6</text:p>
          </table:table-cell>
          <table:table-cell table:style-name="ce411" office:value-type="float" office:value="8" calcext:value-type="float">
            <text:p>8</text:p>
          </table:table-cell>
          <table:table-cell table:style-name="ce411" office:value-type="float" office:value="2" calcext:value-type="float">
            <text:p>2</text:p>
          </table:table-cell>
          <table:table-cell table:number-columns-repeated="2" table:style-name="ce411" office:value-type="float" office:value="3" calcext:value-type="float">
            <text:p>3</text:p>
          </table:table-cell>
          <table:table-cell table:style-name="ce411" office:value-type="float" office:value="4" calcext:value-type="float">
            <text:p>4</text:p>
          </table:table-cell>
          <table:table-cell table:style-name="ce411" office:value-type="float" office:value="5" calcext:value-type="float">
            <text:p>5</text:p>
          </table:table-cell>
          <table:table-cell table:style-name="ce411" office:value-type="float" office:value="6" calcext:value-type="float">
            <text:p>6</text:p>
          </table:table-cell>
          <table:table-cell table:style-name="ce411" office:value-type="float" office:value="7" calcext:value-type="float">
            <text:p>7</text:p>
          </table:table-cell>
          <table:table-cell table:style-name="ce423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7"/>
        </table:table-row>
        <table:table-row table:style-name="ro5">
          <table:table-cell table:style-name="ce1037"/>
          <table:table-cell table:style-name="ce317" office:value-type="string" calcext:value-type="string">
            <text:p>A0_2</text:p>
          </table:table-cell>
          <table:table-cell table:style-name="ce317" office:value-type="string" calcext:value-type="string">
            <text:p>A0_4</text:p>
          </table:table-cell>
          <table:table-cell table:style-name="ce317" office:value-type="string" calcext:value-type="string">
            <text:p>A2_5</text:p>
          </table:table-cell>
          <table:table-cell table:style-name="ce317" office:value-type="string" calcext:value-type="string">
            <text:p>A4_8</text:p>
          </table:table-cell>
          <table:table-cell table:style-name="ce317" office:value-type="string" calcext:value-type="string">
            <text:p>A4_9</text:p>
          </table:table-cell>
          <table:table-cell table:style-name="ce317" office:value-type="string" calcext:value-type="string">
            <text:p>A5_7</text:p>
          </table:table-cell>
          <table:table-cell table:style-name="ce317" office:value-type="string" calcext:value-type="string">
            <text:p>A5_9</text:p>
          </table:table-cell>
          <table:table-cell table:style-name="ce317" office:value-type="string" calcext:value-type="string">
            <text:p>A3_1</text:p>
          </table:table-cell>
          <table:table-cell table:style-name="ce317" office:value-type="string" calcext:value-type="string">
            <text:p>A4_2</text:p>
          </table:table-cell>
          <table:table-cell table:style-name="ce317" office:value-type="string" calcext:value-type="string">
            <text:p>A9_1</text:p>
          </table:table-cell>
          <table:table-cell table:style-name="ce317" office:value-type="string" calcext:value-type="string">
            <text:p>A9_3</text:p>
          </table:table-cell>
          <table:table-cell table:style-name="ce317" office:value-type="string" calcext:value-type="string">
            <text:p>A7_4</text:p>
          </table:table-cell>
          <table:table-cell table:style-name="ce317" office:value-type="string" calcext:value-type="string">
            <text:p>A8_4</text:p>
          </table:table-cell>
          <table:table-cell table:style-name="ce317" office:value-type="string" calcext:value-type="string">
            <text:p>A9_4</text:p>
          </table:table-cell>
          <table:table-cell table:style-name="ce317" office:value-type="string" calcext:value-type="string">
            <text:p>A8_6</text:p>
          </table:table-cell>
          <table:table-cell table:number-columns-repeated="4"/>
          <table:table-cell table:style-name="ce317" table:number-columns-repeated="17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6" table:style-name="ce326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/>
          <table:table-cell table:style-name="ce428" table:formula="of:=[.B38]*[.$B$35]" office:value-type="float" office:value="0" calcext:value-type="float">
            <text:p>0</text:p>
          </table:table-cell>
          <table:table-cell table:style-name="ce1074" table:formula="of:=[.C38]*[.$C$35]+[.I38]*[.$I$35]" office:value-type="float" office:value="0" calcext:value-type="float">
            <text:p>0</text:p>
          </table:table-cell>
          <table:table-cell table:style-name="ce1074" table:formula="of:=[.D38]*[.$D$35]+[.J38]*[.$J$35]+[.K38]*[.$K$35]" office:value-type="float" office:value="0" calcext:value-type="float">
            <text:p>0</text:p>
          </table:table-cell>
          <table:table-cell table:style-name="ce1074" table:formula="of:=[.L38]*[.$L$35]" office:value-type="float" office:value="0" calcext:value-type="float">
            <text:p>0</text:p>
          </table:table-cell>
          <table:table-cell table:style-name="ce1074" table:formula="of:=[.E38]*[.$E$35]+[.M38]*[.$M$35]" office:value-type="float" office:value="0" calcext:value-type="float">
            <text:p>0</text:p>
          </table:table-cell>
          <table:table-cell table:style-name="ce1074" table:formula="of:=[.F38]*[.$F$35]+[.G38]*[.$G$35]+[.N38]*[.$N$35]" office:value-type="float" office:value="0" calcext:value-type="float">
            <text:p>0</text:p>
          </table:table-cell>
          <table:table-cell table:style-name="ce1074" table:formula="of:=[.O38]*[.$O$35]+[.P38]*[.$P$35]" office:value-type="float" office:value="0" calcext:value-type="float">
            <text:p>0</text:p>
          </table:table-cell>
          <table:table-cell table:style-name="ce1074" table:formula="of:=[.H38]*[.$H$35]" office:value-type="float" office:value="0" calcext:value-type="float">
            <text:p>0</text:p>
          </table:table-cell>
          <table:table-cell table:style-name="ce317"/>
          <table:table-cell table:style-name="ce317" table:formula="of:=SUM([.R38:.Y38])" office:value-type="float" office:value="0" calcext:value-type="float">
            <text:p>0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2</text:p>
          </table:table-cell>
          <table:table-cell table:style-name="ce317" office:value-type="float" office:value="-1" calcext:value-type="float">
            <text:p>-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39]*[.$B$35]" office:value-type="float" office:value="-0" calcext:value-type="float">
            <text:p>0</text:p>
          </table:table-cell>
          <table:table-cell table:style-name="ce428" table:formula="of:=[.C39]*[.$C$35]+[.I39]*[.$I$35]" office:value-type="float" office:value="0" calcext:value-type="float">
            <text:p>0</text:p>
          </table:table-cell>
          <table:table-cell table:style-name="ce1074" table:formula="of:=[.D39]*[.$D$35]+[.J39]*[.$J$35]+[.K39]*[.$K$35]" office:value-type="float" office:value="0" calcext:value-type="float">
            <text:p>0</text:p>
          </table:table-cell>
          <table:table-cell table:style-name="ce1074" table:formula="of:=[.L39]*[.$L$35]" office:value-type="float" office:value="0" calcext:value-type="float">
            <text:p>0</text:p>
          </table:table-cell>
          <table:table-cell table:style-name="ce1074" table:formula="of:=[.E39]*[.$E$35]+[.M39]*[.$M$35]" office:value-type="float" office:value="0" calcext:value-type="float">
            <text:p>0</text:p>
          </table:table-cell>
          <table:table-cell table:style-name="ce1074" table:formula="of:=[.F39]*[.$F$35]+[.G39]*[.$G$35]+[.N39]*[.$N$35]" office:value-type="float" office:value="0" calcext:value-type="float">
            <text:p>0</text:p>
          </table:table-cell>
          <table:table-cell table:style-name="ce1074" table:formula="of:=[.O39]*[.$O$35]+[.P39]*[.$P$35]" office:value-type="float" office:value="0" calcext:value-type="float">
            <text:p>0</text:p>
          </table:table-cell>
          <table:table-cell table:style-name="ce1074" table:formula="of:=[.H39]*[.$H$35]" office:value-type="float" office:value="0" calcext:value-type="float">
            <text:p>0</text:p>
          </table:table-cell>
          <table:table-cell table:style-name="ce317"/>
          <table:table-cell table:style-name="ce317" table:formula="of:=SUM([.R39:.Y39])" office:value-type="float" office:value="0" calcext:value-type="float">
            <text:p>0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3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number-columns-repeated="2" table:style-name="ce395" office:value-type="float" office:value="0" calcext:value-type="float">
            <text:p>0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40]*[.$B$35]" office:value-type="float" office:value="0" calcext:value-type="float">
            <text:p>0</text:p>
          </table:table-cell>
          <table:table-cell table:style-name="ce1074" table:formula="of:=[.C40]*[.$C$35]+[.I40]*[.$I$35]" office:value-type="float" office:value="5" calcext:value-type="float">
            <text:p>5</text:p>
          </table:table-cell>
          <table:table-cell table:style-name="ce428" table:formula="of:=[.D40]*[.$D$35]+[.J40]*[.$J$35]+[.K40]*[.$K$35]" office:value-type="float" office:value="0" calcext:value-type="float">
            <text:p>0</text:p>
          </table:table-cell>
          <table:table-cell table:style-name="ce1074" table:formula="of:=[.L40]*[.$L$35]" office:value-type="float" office:value="0" calcext:value-type="float">
            <text:p>0</text:p>
          </table:table-cell>
          <table:table-cell table:style-name="ce1074" table:formula="of:=[.E40]*[.$E$35]+[.M40]*[.$M$35]" office:value-type="float" office:value="0" calcext:value-type="float">
            <text:p>0</text:p>
          </table:table-cell>
          <table:table-cell table:style-name="ce1074" table:formula="of:=[.F40]*[.$F$35]+[.G40]*[.$G$35]+[.N40]*[.$N$35]" office:value-type="float" office:value="0" calcext:value-type="float">
            <text:p>0</text:p>
          </table:table-cell>
          <table:table-cell table:style-name="ce1074" table:formula="of:=[.O40]*[.$O$35]+[.P40]*[.$P$35]" office:value-type="float" office:value="0" calcext:value-type="float">
            <text:p>0</text:p>
          </table:table-cell>
          <table:table-cell table:style-name="ce1074" table:formula="of:=[.H40]*[.$H$35]" office:value-type="float" office:value="0" calcext:value-type="float">
            <text:p>0</text:p>
          </table:table-cell>
          <table:table-cell table:style-name="ce317"/>
          <table:table-cell table:style-name="ce317" table:formula="of:=SUM([.R40:.Y40])" office:value-type="float" office:value="5" calcext:value-type="float">
            <text:p>5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4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41]*[.$B$35]" office:value-type="float" office:value="0" calcext:value-type="float">
            <text:p>0</text:p>
          </table:table-cell>
          <table:table-cell table:style-name="ce1074" table:formula="of:=[.C41]*[.$C$35]+[.I41]*[.$I$35]" office:value-type="float" office:value="-4" calcext:value-type="float">
            <text:p>-4</text:p>
          </table:table-cell>
          <table:table-cell table:style-name="ce1074" table:formula="of:=[.D41]*[.$D$35]+[.J41]*[.$J$35]+[.K41]*[.$K$35]" office:value-type="float" office:value="5" calcext:value-type="float">
            <text:p>5</text:p>
          </table:table-cell>
          <table:table-cell table:style-name="ce428" table:formula="of:=[.L41]*[.$L$35]" office:value-type="float" office:value="0" calcext:value-type="float">
            <text:p>0</text:p>
          </table:table-cell>
          <table:table-cell table:style-name="ce1074" table:formula="of:=[.E41]*[.$E$35]+[.M41]*[.$M$35]" office:value-type="float" office:value="0" calcext:value-type="float">
            <text:p>0</text:p>
          </table:table-cell>
          <table:table-cell table:style-name="ce1074" table:formula="of:=[.F41]*[.$F$35]+[.G41]*[.$G$35]+[.N41]*[.$N$35]" office:value-type="float" office:value="0" calcext:value-type="float">
            <text:p>0</text:p>
          </table:table-cell>
          <table:table-cell table:style-name="ce1074" table:formula="of:=[.O41]*[.$O$35]+[.P41]*[.$P$35]" office:value-type="float" office:value="0" calcext:value-type="float">
            <text:p>0</text:p>
          </table:table-cell>
          <table:table-cell table:style-name="ce1074" table:formula="of:=[.H41]*[.$H$35]" office:value-type="float" office:value="0" calcext:value-type="float">
            <text:p>0</text:p>
          </table:table-cell>
          <table:table-cell table:style-name="ce317"/>
          <table:table-cell table:style-name="ce317" table:formula="of:=SUM([.R41:.Y41])" office:value-type="float" office:value="1" calcext:value-type="float">
            <text:p>1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5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95" office:value-type="float" office:value="0" calcext:value-type="float">
            <text:p>0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42]*[.$B$35]" office:value-type="float" office:value="0" calcext:value-type="float">
            <text:p>0</text:p>
          </table:table-cell>
          <table:table-cell table:style-name="ce1074" table:formula="of:=[.C42]*[.$C$35]+[.I42]*[.$I$35]" office:value-type="float" office:value="0" calcext:value-type="float">
            <text:p>0</text:p>
          </table:table-cell>
          <table:table-cell table:style-name="ce1074" table:formula="of:=[.D42]*[.$D$35]+[.J42]*[.$J$35]+[.K42]*[.$K$35]" office:value-type="float" office:value="1" calcext:value-type="float">
            <text:p>1</text:p>
          </table:table-cell>
          <table:table-cell table:style-name="ce1074" table:formula="of:=[.L42]*[.$L$35]" office:value-type="float" office:value="0" calcext:value-type="float">
            <text:p>0</text:p>
          </table:table-cell>
          <table:table-cell table:style-name="ce428" table:formula="of:=[.E42]*[.$E$35]+[.M42]*[.$M$35]" office:value-type="float" office:value="0" calcext:value-type="float">
            <text:p>0</text:p>
          </table:table-cell>
          <table:table-cell table:style-name="ce1074" table:formula="of:=[.F42]*[.$F$35]+[.G42]*[.$G$35]+[.N42]*[.$N$35]" office:value-type="float" office:value="0" calcext:value-type="float">
            <text:p>0</text:p>
          </table:table-cell>
          <table:table-cell table:style-name="ce1074" table:formula="of:=[.O42]*[.$O$35]+[.P42]*[.$P$35]" office:value-type="float" office:value="0" calcext:value-type="float">
            <text:p>0</text:p>
          </table:table-cell>
          <table:table-cell table:style-name="ce1074" table:formula="of:=[.H42]*[.$H$35]" office:value-type="float" office:value="0" calcext:value-type="float">
            <text:p>0</text:p>
          </table:table-cell>
          <table:table-cell table:style-name="ce317"/>
          <table:table-cell table:style-name="ce317" table:formula="of:=SUM([.R42:.Y42])" office:value-type="float" office:value="1" calcext:value-type="float">
            <text:p>1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6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" table:style-name="ce395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1" calcext:value-type="float">
            <text:p>1</text:p>
          </table:table-cell>
          <table:table-cell table:style-name="ce395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43]*[.$B$35]" office:value-type="float" office:value="0" calcext:value-type="float">
            <text:p>0</text:p>
          </table:table-cell>
          <table:table-cell table:style-name="ce1074" table:formula="of:=[.C43]*[.$C$35]+[.I43]*[.$I$35]" office:value-type="float" office:value="0" calcext:value-type="float">
            <text:p>0</text:p>
          </table:table-cell>
          <table:table-cell table:style-name="ce1074" table:formula="of:=[.D43]*[.$D$35]+[.J43]*[.$J$35]+[.K43]*[.$K$35]" office:value-type="float" office:value="5" calcext:value-type="float">
            <text:p>5</text:p>
          </table:table-cell>
          <table:table-cell table:style-name="ce1074" table:formula="of:=[.L43]*[.$L$35]" office:value-type="float" office:value="0" calcext:value-type="float">
            <text:p>0</text:p>
          </table:table-cell>
          <table:table-cell table:style-name="ce1074" table:formula="of:=[.E43]*[.$E$35]+[.M43]*[.$M$35]" office:value-type="float" office:value="-7" calcext:value-type="float">
            <text:p>-7</text:p>
          </table:table-cell>
          <table:table-cell table:style-name="ce428" table:formula="of:=[.F43]*[.$F$35]+[.G43]*[.$G$35]+[.N43]*[.$N$35]" office:value-type="float" office:value="0" calcext:value-type="float">
            <text:p>0</text:p>
          </table:table-cell>
          <table:table-cell table:style-name="ce1074" table:formula="of:=[.O43]*[.$O$35]+[.P43]*[.$P$35]" office:value-type="float" office:value="0" calcext:value-type="float">
            <text:p>0</text:p>
          </table:table-cell>
          <table:table-cell table:style-name="ce1074" table:formula="of:=[.H43]*[.$H$35]" office:value-type="float" office:value="0" calcext:value-type="float">
            <text:p>0</text:p>
          </table:table-cell>
          <table:table-cell table:style-name="ce317"/>
          <table:table-cell table:style-name="ce317" table:formula="of:=SUM([.R43:.Y43])" office:value-type="float" office:value="-2" calcext:value-type="float">
            <text:p>-2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7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2" table:style-name="ce395" office:value-type="float" office:value="0" calcext:value-type="float">
            <text:p>0</text:p>
          </table:table-cell>
          <table:table-cell/>
          <table:table-cell table:style-name="ce1074" table:formula="of:=[.B44]*[.$B$35]" office:value-type="float" office:value="0" calcext:value-type="float">
            <text:p>0</text:p>
          </table:table-cell>
          <table:table-cell table:style-name="ce1074" table:formula="of:=[.C44]*[.$C$35]+[.I44]*[.$I$35]" office:value-type="float" office:value="0" calcext:value-type="float">
            <text:p>0</text:p>
          </table:table-cell>
          <table:table-cell table:style-name="ce1074" table:formula="of:=[.D44]*[.$D$35]+[.J44]*[.$J$35]+[.K44]*[.$K$35]" office:value-type="float" office:value="5" calcext:value-type="float">
            <text:p>5</text:p>
          </table:table-cell>
          <table:table-cell table:style-name="ce1074" table:formula="of:=[.L44]*[.$L$35]" office:value-type="float" office:value="0" calcext:value-type="float">
            <text:p>0</text:p>
          </table:table-cell>
          <table:table-cell table:style-name="ce1074" table:formula="of:=[.E44]*[.$E$35]+[.M44]*[.$M$35]" office:value-type="float" office:value="-7" calcext:value-type="float">
            <text:p>-7</text:p>
          </table:table-cell>
          <table:table-cell table:style-name="ce1074" table:formula="of:=[.F44]*[.$F$35]+[.G44]*[.$G$35]+[.N44]*[.$N$35]" office:value-type="float" office:value="1" calcext:value-type="float">
            <text:p>1</text:p>
          </table:table-cell>
          <table:table-cell table:style-name="ce428" table:formula="of:=[.O44]*[.$O$35]+[.P44]*[.$P$35]" office:value-type="float" office:value="0" calcext:value-type="float">
            <text:p>0</text:p>
          </table:table-cell>
          <table:table-cell table:style-name="ce1074" table:formula="of:=[.H44]*[.$H$35]" office:value-type="float" office:value="0" calcext:value-type="float">
            <text:p>0</text:p>
          </table:table-cell>
          <table:table-cell table:style-name="ce317"/>
          <table:table-cell table:style-name="ce317" table:formula="of:=SUM([.R44:.Y44])" office:value-type="float" office:value="-1" calcext:value-type="float">
            <text:p>-1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8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95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/>
          <table:table-cell table:style-name="ce1074" table:formula="of:=[.B45]*[.$B$35]" office:value-type="float" office:value="0" calcext:value-type="float">
            <text:p>0</text:p>
          </table:table-cell>
          <table:table-cell table:style-name="ce1074" table:formula="of:=[.C45]*[.$C$35]+[.I45]*[.$I$35]" office:value-type="float" office:value="0" calcext:value-type="float">
            <text:p>0</text:p>
          </table:table-cell>
          <table:table-cell table:style-name="ce1074" table:formula="of:=[.D45]*[.$D$35]+[.J45]*[.$J$35]+[.K45]*[.$K$35]" office:value-type="float" office:value="5" calcext:value-type="float">
            <text:p>5</text:p>
          </table:table-cell>
          <table:table-cell table:style-name="ce1074" table:formula="of:=[.L45]*[.$L$35]" office:value-type="float" office:value="0" calcext:value-type="float">
            <text:p>0</text:p>
          </table:table-cell>
          <table:table-cell table:style-name="ce1074" table:formula="of:=[.E45]*[.$E$35]+[.M45]*[.$M$35]" office:value-type="float" office:value="-9" calcext:value-type="float">
            <text:p>-9</text:p>
          </table:table-cell>
          <table:table-cell table:style-name="ce1074" table:formula="of:=[.F45]*[.$F$35]+[.G45]*[.$G$35]+[.N45]*[.$N$35]" office:value-type="float" office:value="1" calcext:value-type="float">
            <text:p>1</text:p>
          </table:table-cell>
          <table:table-cell table:style-name="ce1074" table:formula="of:=[.O45]*[.$O$35]+[.P45]*[.$P$35]" office:value-type="float" office:value="15" calcext:value-type="float">
            <text:p>15</text:p>
          </table:table-cell>
          <table:table-cell table:style-name="ce428" table:formula="of:=[.H45]*[.$H$35]" office:value-type="float" office:value="0" calcext:value-type="float">
            <text:p>0</text:p>
          </table:table-cell>
          <table:table-cell table:style-name="ce317"/>
          <table:table-cell table:style-name="ce317" table:formula="of:=SUM([.R45:.Y45])" office:value-type="float" office:value="12" calcext:value-type="float">
            <text:p>12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distance_9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1074" table:formula="of:=[.B46]*[.$B$35]" office:value-type="float" office:value="0" calcext:value-type="float">
            <text:p>0</text:p>
          </table:table-cell>
          <table:table-cell table:style-name="ce1074" table:formula="of:=[.C46]*[.$C$35]+[.I46]*[.$I$35]" office:value-type="float" office:value="0" calcext:value-type="float">
            <text:p>0</text:p>
          </table:table-cell>
          <table:table-cell table:style-name="ce1074" table:formula="of:=[.D46]*[.$D$35]+[.J46]*[.$J$35]+[.K46]*[.$K$35]" office:value-type="float" office:value="5" calcext:value-type="float">
            <text:p>5</text:p>
          </table:table-cell>
          <table:table-cell table:style-name="ce1074" table:formula="of:=[.L46]*[.$L$35]" office:value-type="float" office:value="0" calcext:value-type="float">
            <text:p>0</text:p>
          </table:table-cell>
          <table:table-cell table:style-name="ce1074" table:formula="of:=[.E46]*[.$E$35]+[.M46]*[.$M$35]" office:value-type="float" office:value="0" calcext:value-type="float">
            <text:p>0</text:p>
          </table:table-cell>
          <table:table-cell table:style-name="ce1074" table:formula="of:=[.F46]*[.$F$35]+[.G46]*[.$G$35]+[.N46]*[.$N$35]" office:value-type="float" office:value="0" calcext:value-type="float">
            <text:p>0</text:p>
          </table:table-cell>
          <table:table-cell table:style-name="ce1074" table:formula="of:=[.O46]*[.$O$35]+[.P46]*[.$P$35]" office:value-type="float" office:value="9" calcext:value-type="float">
            <text:p>9</text:p>
          </table:table-cell>
          <table:table-cell table:style-name="ce1074" table:formula="of:=[.H46]*[.$H$35]" office:value-type="float" office:value="-9" calcext:value-type="float">
            <text:p>-9</text:p>
          </table:table-cell>
          <table:table-cell table:style-name="ce317"/>
          <table:table-cell table:style-name="ce317" table:formula="of:=SUM([.R46:.Y46])" office:value-type="float" office:value="5" calcext:value-type="float">
            <text:p>5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1</text:p>
          </table:table-cell>
          <table:table-cell table:style-name="ce395" office:value-type="float" office:value="1" calcext:value-type="float">
            <text:p>1</text:p>
          </table:table-cell>
          <table:table-cell table:style-name="ce326" office:value-type="float" office:value="1" calcext:value-type="float">
            <text:p>1</text:p>
          </table:table-cell>
          <table:table-cell table:number-columns-repeated="5" table:style-name="ce32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6" table:style-name="ce326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/>
          <table:table-cell table:style-name="ce428" table:formula="of:=[.B47]*[.$B$35]" office:value-type="float" office:value="0" calcext:value-type="float">
            <text:p>0</text:p>
          </table:table-cell>
          <table:table-cell table:style-name="ce653" table:formula="of:=[.C47]*[.$C$35]+[.I47]*[.$I$35]" office:value-type="float" office:value="4" calcext:value-type="float">
            <text:p>4</text:p>
          </table:table-cell>
          <table:table-cell table:style-name="ce653" table:formula="of:=[.D47]*[.$D$35]+[.J47]*[.$J$35]+[.K47]*[.$K$35]" office:value-type="float" office:value="0" calcext:value-type="float">
            <text:p>0</text:p>
          </table:table-cell>
          <table:table-cell table:style-name="ce653" table:formula="of:=[.L47]*[.$L$35]" office:value-type="float" office:value="0" calcext:value-type="float">
            <text:p>0</text:p>
          </table:table-cell>
          <table:table-cell table:style-name="ce653" table:formula="of:=[.E47]*[.$E$35]+[.M47]*[.$M$35]" office:value-type="float" office:value="0" calcext:value-type="float">
            <text:p>0</text:p>
          </table:table-cell>
          <table:table-cell table:style-name="ce653" table:formula="of:=[.F47]*[.$F$35]+[.G47]*[.$G$35]+[.N47]*[.$N$35]" office:value-type="float" office:value="0" calcext:value-type="float">
            <text:p>0</text:p>
          </table:table-cell>
          <table:table-cell table:style-name="ce653" table:formula="of:=[.O47]*[.$O$35]+[.P47]*[.$P$35]" office:value-type="float" office:value="0" calcext:value-type="float">
            <text:p>0</text:p>
          </table:table-cell>
          <table:table-cell table:style-name="ce653" table:formula="of:=[.H47]*[.$H$35]" office:value-type="float" office:value="0" calcext:value-type="float">
            <text:p>0</text:p>
          </table:table-cell>
          <table:table-cell table:style-name="ce326"/>
          <table:table-cell table:style-name="ce328" table:formula="of:=SUM([.R47:.Y47])" office:value-type="float" office:value="4" calcext:value-type="float">
            <text:p>4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2</text:p>
          </table:table-cell>
          <table:table-cell table:style-name="ce321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95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48]*[.$B$35]" office:value-type="float" office:value="0" calcext:value-type="float">
            <text:p>0</text:p>
          </table:table-cell>
          <table:table-cell table:style-name="ce428" table:formula="of:=[.C48]*[.$C$35]+[.I48]*[.$I$35]" office:value-type="float" office:value="-5" calcext:value-type="float">
            <text:p>-5</text:p>
          </table:table-cell>
          <table:table-cell table:style-name="ce1074" table:formula="of:=[.D48]*[.$D$35]+[.J48]*[.$J$35]+[.K48]*[.$K$35]" office:value-type="float" office:value="-5" calcext:value-type="float">
            <text:p>-5</text:p>
          </table:table-cell>
          <table:table-cell table:style-name="ce1074" table:formula="of:=[.L48]*[.$L$35]" office:value-type="float" office:value="0" calcext:value-type="float">
            <text:p>0</text:p>
          </table:table-cell>
          <table:table-cell table:style-name="ce1074" table:formula="of:=[.E48]*[.$E$35]+[.M48]*[.$M$35]" office:value-type="float" office:value="0" calcext:value-type="float">
            <text:p>0</text:p>
          </table:table-cell>
          <table:table-cell table:style-name="ce1074" table:formula="of:=[.F48]*[.$F$35]+[.G48]*[.$G$35]+[.N48]*[.$N$35]" office:value-type="float" office:value="0" calcext:value-type="float">
            <text:p>0</text:p>
          </table:table-cell>
          <table:table-cell table:style-name="ce1074" table:formula="of:=[.O48]*[.$O$35]+[.P48]*[.$P$35]" office:value-type="float" office:value="0" calcext:value-type="float">
            <text:p>0</text:p>
          </table:table-cell>
          <table:table-cell table:style-name="ce1074" table:formula="of:=[.H48]*[.$H$35]" office:value-type="float" office:value="0" calcext:value-type="float">
            <text:p>0</text:p>
          </table:table-cell>
          <table:table-cell table:style-name="ce317"/>
          <table:table-cell table:style-name="ce329" table:formula="of:=SUM([.R48:.Y48])" office:value-type="float" office:value="-10" calcext:value-type="float">
            <text:p>-10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3</text:p>
          </table:table-cell>
          <table:table-cell table:style-name="ce32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49]*[.$B$35]" office:value-type="float" office:value="0" calcext:value-type="float">
            <text:p>0</text:p>
          </table:table-cell>
          <table:table-cell table:style-name="ce1074" table:formula="of:=[.C49]*[.$C$35]+[.I49]*[.$I$35]" office:value-type="float" office:value="0" calcext:value-type="float">
            <text:p>0</text:p>
          </table:table-cell>
          <table:table-cell table:style-name="ce428" table:formula="of:=[.D49]*[.$D$35]+[.J49]*[.$J$35]+[.K49]*[.$K$35]" office:value-type="float" office:value="-5" calcext:value-type="float">
            <text:p>-5</text:p>
          </table:table-cell>
          <table:table-cell table:style-name="ce1074" table:formula="of:=[.L49]*[.$L$35]" office:value-type="float" office:value="0" calcext:value-type="float">
            <text:p>0</text:p>
          </table:table-cell>
          <table:table-cell table:style-name="ce1074" table:formula="of:=[.E49]*[.$E$35]+[.M49]*[.$M$35]" office:value-type="float" office:value="0" calcext:value-type="float">
            <text:p>0</text:p>
          </table:table-cell>
          <table:table-cell table:style-name="ce1074" table:formula="of:=[.F49]*[.$F$35]+[.G49]*[.$G$35]+[.N49]*[.$N$35]" office:value-type="float" office:value="0" calcext:value-type="float">
            <text:p>0</text:p>
          </table:table-cell>
          <table:table-cell table:style-name="ce1074" table:formula="of:=[.O49]*[.$O$35]+[.P49]*[.$P$35]" office:value-type="float" office:value="0" calcext:value-type="float">
            <text:p>0</text:p>
          </table:table-cell>
          <table:table-cell table:style-name="ce1074" table:formula="of:=[.H49]*[.$H$35]" office:value-type="float" office:value="0" calcext:value-type="float">
            <text:p>0</text:p>
          </table:table-cell>
          <table:table-cell table:style-name="ce317"/>
          <table:table-cell table:style-name="ce329" table:formula="of:=SUM([.R49:.Y49])" office:value-type="float" office:value="-5" calcext:value-type="float">
            <text:p>-5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4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95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50]*[.$B$35]" office:value-type="float" office:value="0" calcext:value-type="float">
            <text:p>0</text:p>
          </table:table-cell>
          <table:table-cell table:style-name="ce1074" table:formula="of:=[.C50]*[.$C$35]+[.I50]*[.$I$35]" office:value-type="float" office:value="0" calcext:value-type="float">
            <text:p>0</text:p>
          </table:table-cell>
          <table:table-cell table:style-name="ce1074" table:formula="of:=[.D50]*[.$D$35]+[.J50]*[.$J$35]+[.K50]*[.$K$35]" office:value-type="float" office:value="0" calcext:value-type="float">
            <text:p>0</text:p>
          </table:table-cell>
          <table:table-cell table:style-name="ce428" table:formula="of:=[.L50]*[.$L$35]" office:value-type="float" office:value="-0" calcext:value-type="float">
            <text:p>0</text:p>
          </table:table-cell>
          <table:table-cell table:style-name="ce1074" table:formula="of:=[.E50]*[.$E$35]+[.M50]*[.$M$35]" office:value-type="float" office:value="0" calcext:value-type="float">
            <text:p>0</text:p>
          </table:table-cell>
          <table:table-cell table:style-name="ce1074" table:formula="of:=[.F50]*[.$F$35]+[.G50]*[.$G$35]+[.N50]*[.$N$35]" office:value-type="float" office:value="0" calcext:value-type="float">
            <text:p>0</text:p>
          </table:table-cell>
          <table:table-cell table:style-name="ce1074" table:formula="of:=[.O50]*[.$O$35]+[.P50]*[.$P$35]" office:value-type="float" office:value="0" calcext:value-type="float">
            <text:p>0</text:p>
          </table:table-cell>
          <table:table-cell table:style-name="ce1074" table:formula="of:=[.H50]*[.$H$35]" office:value-type="float" office:value="0" calcext:value-type="float">
            <text:p>0</text:p>
          </table:table-cell>
          <table:table-cell table:style-name="ce317"/>
          <table:table-cell table:style-name="ce329" table:formula="of:=SUM([.R50:.Y50])" office:value-type="float" office:value="0" calcext:value-type="float">
            <text:p>0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5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95" office:value-type="float" office:value="-1" calcext:value-type="float">
            <text:p>-1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51]*[.$B$35]" office:value-type="float" office:value="0" calcext:value-type="float">
            <text:p>0</text:p>
          </table:table-cell>
          <table:table-cell table:style-name="ce1074" table:formula="of:=[.C51]*[.$C$35]+[.I51]*[.$I$35]" office:value-type="float" office:value="0" calcext:value-type="float">
            <text:p>0</text:p>
          </table:table-cell>
          <table:table-cell table:style-name="ce1074" table:formula="of:=[.D51]*[.$D$35]+[.J51]*[.$J$35]+[.K51]*[.$K$35]" office:value-type="float" office:value="0" calcext:value-type="float">
            <text:p>0</text:p>
          </table:table-cell>
          <table:table-cell table:style-name="ce1074" table:formula="of:=[.L51]*[.$L$35]" office:value-type="float" office:value="0" calcext:value-type="float">
            <text:p>0</text:p>
          </table:table-cell>
          <table:table-cell table:style-name="ce428" table:formula="of:=[.E51]*[.$E$35]+[.M51]*[.$M$35]" office:value-type="float" office:value="7" calcext:value-type="float">
            <text:p>7</text:p>
          </table:table-cell>
          <table:table-cell table:style-name="ce1074" table:formula="of:=[.F51]*[.$F$35]+[.G51]*[.$G$35]+[.N51]*[.$N$35]" office:value-type="float" office:value="-1" calcext:value-type="float">
            <text:p>-1</text:p>
          </table:table-cell>
          <table:table-cell table:style-name="ce1074" table:formula="of:=[.O51]*[.$O$35]+[.P51]*[.$P$35]" office:value-type="float" office:value="-9" calcext:value-type="float">
            <text:p>-9</text:p>
          </table:table-cell>
          <table:table-cell table:style-name="ce1074" table:formula="of:=[.H51]*[.$H$35]" office:value-type="float" office:value="0" calcext:value-type="float">
            <text:p>0</text:p>
          </table:table-cell>
          <table:table-cell table:style-name="ce317"/>
          <table:table-cell table:style-name="ce329" table:formula="of:=SUM([.R51:.Y51])" office:value-type="float" office:value="-3" calcext:value-type="float">
            <text:p>-3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6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95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95" office:value-type="float" office:value="-1" calcext:value-type="float">
            <text:p>-1</text:p>
          </table:table-cell>
          <table:table-cell table:style-name="ce317" office:value-type="float" office:value="-1" calcext:value-type="float">
            <text:p>-1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52]*[.$B$35]" office:value-type="float" office:value="0" calcext:value-type="float">
            <text:p>0</text:p>
          </table:table-cell>
          <table:table-cell table:style-name="ce1074" table:formula="of:=[.C52]*[.$C$35]+[.I52]*[.$I$35]" office:value-type="float" office:value="0" calcext:value-type="float">
            <text:p>0</text:p>
          </table:table-cell>
          <table:table-cell table:style-name="ce1074" table:formula="of:=[.D52]*[.$D$35]+[.J52]*[.$J$35]+[.K52]*[.$K$35]" office:value-type="float" office:value="0" calcext:value-type="float">
            <text:p>0</text:p>
          </table:table-cell>
          <table:table-cell table:style-name="ce1074" table:formula="of:=[.L52]*[.$L$35]" office:value-type="float" office:value="0" calcext:value-type="float">
            <text:p>0</text:p>
          </table:table-cell>
          <table:table-cell table:style-name="ce1074" table:formula="of:=[.E52]*[.$E$35]+[.M52]*[.$M$35]" office:value-type="float" office:value="0" calcext:value-type="float">
            <text:p>0</text:p>
          </table:table-cell>
          <table:table-cell table:style-name="ce428" table:formula="of:=[.F52]*[.$F$35]+[.G52]*[.$G$35]+[.N52]*[.$N$35]" office:value-type="float" office:value="-1" calcext:value-type="float">
            <text:p>-1</text:p>
          </table:table-cell>
          <table:table-cell table:style-name="ce1074" table:formula="of:=[.O52]*[.$O$35]+[.P52]*[.$P$35]" office:value-type="float" office:value="-9" calcext:value-type="float">
            <text:p>-9</text:p>
          </table:table-cell>
          <table:table-cell table:style-name="ce1074" table:formula="of:=[.H52]*[.$H$35]" office:value-type="float" office:value="9" calcext:value-type="float">
            <text:p>9</text:p>
          </table:table-cell>
          <table:table-cell table:style-name="ce317"/>
          <table:table-cell table:style-name="ce329" table:formula="of:=SUM([.R52:.Y52])" office:value-type="float" office:value="-1" calcext:value-type="float">
            <text:p>-1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7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/>
          <table:table-cell table:style-name="ce647" table:formula="of:=[.B53]*[.$B$35]" office:value-type="float" office:value="0" calcext:value-type="float">
            <text:p>0</text:p>
          </table:table-cell>
          <table:table-cell table:style-name="ce1074" table:formula="of:=[.C53]*[.$C$35]+[.I53]*[.$I$35]" office:value-type="float" office:value="0" calcext:value-type="float">
            <text:p>0</text:p>
          </table:table-cell>
          <table:table-cell table:style-name="ce1074" table:formula="of:=[.D53]*[.$D$35]+[.J53]*[.$J$35]+[.K53]*[.$K$35]" office:value-type="float" office:value="0" calcext:value-type="float">
            <text:p>0</text:p>
          </table:table-cell>
          <table:table-cell table:style-name="ce1074" table:formula="of:=[.L53]*[.$L$35]" office:value-type="float" office:value="0" calcext:value-type="float">
            <text:p>0</text:p>
          </table:table-cell>
          <table:table-cell table:style-name="ce1074" table:formula="of:=[.E53]*[.$E$35]+[.M53]*[.$M$35]" office:value-type="float" office:value="0" calcext:value-type="float">
            <text:p>0</text:p>
          </table:table-cell>
          <table:table-cell table:style-name="ce1074" table:formula="of:=[.F53]*[.$F$35]+[.G53]*[.$G$35]+[.N53]*[.$N$35]" office:value-type="float" office:value="0" calcext:value-type="float">
            <text:p>0</text:p>
          </table:table-cell>
          <table:table-cell table:style-name="ce428" table:formula="of:=[.O53]*[.$O$35]+[.P53]*[.$P$35]" office:value-type="float" office:value="-15" calcext:value-type="float">
            <text:p>-15</text:p>
          </table:table-cell>
          <table:table-cell table:style-name="ce1074" table:formula="of:=[.H53]*[.$H$35]" office:value-type="float" office:value="9" calcext:value-type="float">
            <text:p>9</text:p>
          </table:table-cell>
          <table:table-cell table:style-name="ce317"/>
          <table:table-cell table:style-name="ce329" table:formula="of:=SUM([.R53:.Y53])" office:value-type="float" office:value="-6" calcext:value-type="float">
            <text:p>-6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8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style-name="ce647" table:formula="of:=[.B54]*[.$B$35]" office:value-type="float" office:value="0" calcext:value-type="float">
            <text:p>0</text:p>
          </table:table-cell>
          <table:table-cell table:style-name="ce1074" table:formula="of:=[.C54]*[.$C$35]+[.I54]*[.$I$35]" office:value-type="float" office:value="0" calcext:value-type="float">
            <text:p>0</text:p>
          </table:table-cell>
          <table:table-cell table:style-name="ce1074" table:formula="of:=[.D54]*[.$D$35]+[.J54]*[.$J$35]+[.K54]*[.$K$35]" office:value-type="float" office:value="0" calcext:value-type="float">
            <text:p>0</text:p>
          </table:table-cell>
          <table:table-cell table:style-name="ce1074" table:formula="of:=[.L54]*[.$L$35]" office:value-type="float" office:value="0" calcext:value-type="float">
            <text:p>0</text:p>
          </table:table-cell>
          <table:table-cell table:style-name="ce1074" table:formula="of:=[.E54]*[.$E$35]+[.M54]*[.$M$35]" office:value-type="float" office:value="0" calcext:value-type="float">
            <text:p>0</text:p>
          </table:table-cell>
          <table:table-cell table:style-name="ce1074" table:formula="of:=[.F54]*[.$F$35]+[.G54]*[.$G$35]+[.N54]*[.$N$35]" office:value-type="float" office:value="0" calcext:value-type="float">
            <text:p>0</text:p>
          </table:table-cell>
          <table:table-cell table:style-name="ce1074" table:formula="of:=[.O54]*[.$O$35]+[.P54]*[.$P$35]" office:value-type="float" office:value="0" calcext:value-type="float">
            <text:p>0</text:p>
          </table:table-cell>
          <table:table-cell table:style-name="ce428" table:formula="of:=[.H54]*[.$H$35]" office:value-type="float" office:value="9" calcext:value-type="float">
            <text:p>9</text:p>
          </table:table-cell>
          <table:table-cell table:style-name="ce317"/>
          <table:table-cell table:style-name="ce329" table:formula="of:=SUM([.R54:.Y54])" office:value-type="float" office:value="9" calcext:value-type="float">
            <text:p>9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style-name="ce1037" office:value-type="string" calcext:value-type="string">
            <text:p>aux_leg_9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6" table:style-name="ce327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6" table:style-name="ce327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/>
          <table:table-cell table:style-name="ce652" table:formula="of:=[.B55]*[.$B$35]" office:value-type="float" office:value="0" calcext:value-type="float">
            <text:p>0</text:p>
          </table:table-cell>
          <table:table-cell table:style-name="ce655" table:formula="of:=[.C55]*[.$C$35]+[.I55]*[.$I$35]" office:value-type="float" office:value="0" calcext:value-type="float">
            <text:p>0</text:p>
          </table:table-cell>
          <table:table-cell table:style-name="ce655" table:formula="of:=[.D55]*[.$D$35]+[.J55]*[.$J$35]+[.K55]*[.$K$35]" office:value-type="float" office:value="0" calcext:value-type="float">
            <text:p>0</text:p>
          </table:table-cell>
          <table:table-cell table:style-name="ce655" table:formula="of:=[.L55]*[.$L$35]" office:value-type="float" office:value="0" calcext:value-type="float">
            <text:p>0</text:p>
          </table:table-cell>
          <table:table-cell table:style-name="ce655" table:formula="of:=[.E55]*[.$E$35]+[.M55]*[.$M$35]" office:value-type="float" office:value="0" calcext:value-type="float">
            <text:p>0</text:p>
          </table:table-cell>
          <table:table-cell table:style-name="ce655" table:formula="of:=[.F55]*[.$F$35]+[.G55]*[.$G$35]+[.N55]*[.$N$35]" office:value-type="float" office:value="0" calcext:value-type="float">
            <text:p>0</text:p>
          </table:table-cell>
          <table:table-cell table:style-name="ce655" table:formula="of:=[.O55]*[.$O$35]+[.P55]*[.$P$35]" office:value-type="float" office:value="0" calcext:value-type="float">
            <text:p>0</text:p>
          </table:table-cell>
          <table:table-cell table:style-name="ce655" table:formula="of:=[.H55]*[.$H$35]" office:value-type="float" office:value="0" calcext:value-type="float">
            <text:p>0</text:p>
          </table:table-cell>
          <table:table-cell table:style-name="ce327"/>
          <table:table-cell table:style-name="ce330" table:formula="of:=SUM([.R55:.Y55])" office:value-type="float" office:value="0" calcext:value-type="float">
            <text:p>0</text:p>
          </table:table-cell>
          <table:table-cell table:style-name="ce317" table:number-columns-repeated="10"/>
          <table:table-cell table:number-columns-repeated="65"/>
        </table:table-row>
        <table:table-row table:style-name="ro5">
          <table:table-cell table:number-columns-repeated="102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6"/>
        </table:table-row>
        <table:table-row table:style-name="ro5">
          <table:table-cell/>
          <table:table-cell table:style-name="ce1050" office:value-type="string" calcext:value-type="string">
            <text:p>A0_2</text:p>
          </table:table-cell>
          <table:table-cell table:style-name="ce1050" office:value-type="string" calcext:value-type="string">
            <text:p>A0_4</text:p>
          </table:table-cell>
          <table:table-cell table:style-name="ce1050" office:value-type="string" calcext:value-type="string">
            <text:p>A2_5</text:p>
          </table:table-cell>
          <table:table-cell table:style-name="ce1050" office:value-type="string" calcext:value-type="string">
            <text:p>A4_8</text:p>
          </table:table-cell>
          <table:table-cell table:style-name="ce1050" office:value-type="string" calcext:value-type="string">
            <text:p>A4_9</text:p>
          </table:table-cell>
          <table:table-cell table:style-name="ce1050" office:value-type="string" calcext:value-type="string">
            <text:p>A5_7</text:p>
          </table:table-cell>
          <table:table-cell table:style-name="ce1050" office:value-type="string" calcext:value-type="string">
            <text:p>A5_9</text:p>
          </table:table-cell>
          <table:table-cell table:style-name="ce1050" office:value-type="string" calcext:value-type="string">
            <text:p>A3_1</text:p>
          </table:table-cell>
          <table:table-cell table:style-name="ce1050" office:value-type="string" calcext:value-type="string">
            <text:p>A4_2</text:p>
          </table:table-cell>
          <table:table-cell table:style-name="ce1050" office:value-type="string" calcext:value-type="string">
            <text:p>A9_1</text:p>
          </table:table-cell>
          <table:table-cell table:style-name="ce1050" office:value-type="string" calcext:value-type="string">
            <text:p>A9_3</text:p>
          </table:table-cell>
          <table:table-cell table:style-name="ce1050" office:value-type="string" calcext:value-type="string">
            <text:p>A7_4</text:p>
          </table:table-cell>
          <table:table-cell table:style-name="ce1050" office:value-type="string" calcext:value-type="string">
            <text:p>A8_4</text:p>
          </table:table-cell>
          <table:table-cell table:style-name="ce1050" office:value-type="string" calcext:value-type="string">
            <text:p>A9_4</text:p>
          </table:table-cell>
          <table:table-cell table:style-name="ce1050" office:value-type="string" calcext:value-type="string">
            <text:p>A8_6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1</text:p>
          </table:table-cell>
          <table:table-cell table:style-name="ce416" office:value-type="float" office:value="1" calcext:value-type="float">
            <text:p>1</text:p>
          </table:table-cell>
          <table:table-cell table:style-name="ce1061" office:value-type="float" office:value="1" calcext:value-type="float">
            <text:p>1</text:p>
          </table:table-cell>
          <table:table-cell table:number-columns-repeated="4" table:style-name="ce1061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number-columns-repeated="8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2</text:p>
          </table:table-cell>
          <table:table-cell table:style-name="ce1052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416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3</text:p>
          </table:table-cell>
          <table:table-cell table:style-name="ce1052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" table:style-name="ce416" office:value-type="float" office:value="-1" calcext:value-type="float">
            <text:p>-1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4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416" office:value-type="float" office:value="-1" calcext:value-type="float">
            <text:p>-1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5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style-name="ce416" office:value-type="float" office:value="-1" calcext:value-type="float">
            <text:p>-1</text:p>
          </table:table-cell>
          <table:table-cell table:number-columns-repeated="2" table:style-name="ce1054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6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number-columns-repeated="2" table:style-name="ce416" office:value-type="float" office:value="1" calcext:value-type="float">
            <text:p>1</text:p>
          </table:table-cell>
          <table:table-cell table:style-name="ce1065" office:value-type="float" office:value="1" calcext:value-type="float">
            <text:p>1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style-name="ce416" office:value-type="float" office:value="-1" calcext:value-type="float">
            <text:p>-1</text:p>
          </table:table-cell>
          <table:table-cell table:style-name="ce1054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7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number-columns-repeated="6" table:style-name="ce1054" office:value-type="float" office:value="0" calcext:value-type="float">
            <text:p>0</text:p>
          </table:table-cell>
          <table:table-cell table:number-columns-repeated="2" table:style-name="ce416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8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number-columns-repeated="8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1039" office:value-type="string" calcext:value-type="string">
            <text:p>aux_leg_9</text:p>
          </table:table-cell>
          <table:table-cell table:style-name="ce1053" office:value-type="float" office:value="0" calcext:value-type="float">
            <text:p>0</text:p>
          </table:table-cell>
          <table:table-cell table:number-columns-repeated="5" table:style-name="ce1062" office:value-type="float" office:value="0" calcext:value-type="float">
            <text:p>0</text:p>
          </table:table-cell>
          <table:table-cell table:style-name="ce1066" office:value-type="float" office:value="0" calcext:value-type="float">
            <text:p>0</text:p>
          </table:table-cell>
          <table:table-cell table:number-columns-repeated="8" table:style-name="ce105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6" table:style-name="ce105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number-columns-repeated="6" table:style-name="ce1061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2</text:p>
          </table:table-cell>
          <table:table-cell table:style-name="ce1054" office:value-type="float" office:value="-1" calcext:value-type="float">
            <text:p>-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5" table:style-name="ce1054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6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3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style-name="ce1052" office:value-type="float" office:value="1" calcext:value-type="float">
            <text:p>1</text:p>
          </table:table-cell>
          <table:table-cell table:number-columns-repeated="2" table:style-name="ce416" office:value-type="float" office:value="0" calcext:value-type="float">
            <text:p>0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4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" table:style-name="ce1054" office:value-type="float" office:value="-1" calcext:value-type="float">
            <text:p>-1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2" table:style-name="ce1054" office:value-type="float" office:value="1" calcext:value-type="float">
            <text:p>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5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" table:style-name="ce1054" office:value-type="float" office:value="1" calcext:value-type="float">
            <text:p>1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6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number-columns-repeated="2" table:style-name="ce416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3" table:style-name="ce1054" office:value-type="float" office:value="1" calcext:value-type="float">
            <text:p>1</text:p>
          </table:table-cell>
          <table:table-cell table:style-name="ce416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7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number-columns-repeated="3" table:style-name="ce1054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4" table:style-name="ce1054" office:value-type="float" office:value="1" calcext:value-type="float">
            <text:p>1</text:p>
          </table:table-cell>
          <table:table-cell table:number-columns-repeated="2" table:style-name="ce416" office:value-type="float" office:value="0" calcext:value-type="float">
            <text:p>0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8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number-columns-repeated="2" table:style-name="ce1054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" table:style-name="ce1054" office:value-type="float" office:value="1" calcext:value-type="float">
            <text:p>1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" table:style-name="ce1054" office:value-type="float" office:value="1" calcext:value-type="float">
            <text:p>1</text:p>
          </table:table-cell>
          <table:table-cell table:style-name="ce1065" office:value-type="float" office:value="1" calcext:value-type="float">
            <text:p>1</text:p>
          </table:table-cell>
          <table:table-cell table:number-columns-repeated="86"/>
        </table:table-row>
        <table:table-row table:style-name="ro5">
          <table:table-cell table:style-name="ce407" office:value-type="string" calcext:value-type="string">
            <text:p>aux_distance_9</text:p>
          </table:table-cell>
          <table:table-cell table:number-columns-repeated="4"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-1" calcext:value-type="float">
            <text:p>-1</text:p>
          </table:table-cell>
          <table:table-cell table:style-name="ce1053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number-columns-repeated="2" table:style-name="ce1062" office:value-type="float" office:value="1" calcext:value-type="float">
            <text:p>1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062" office:value-type="float" office:value="1" calcext:value-type="float">
            <text:p>1</text:p>
          </table:table-cell>
          <table:table-cell table:style-name="ce1066" office:value-type="float" office:value="0" calcext:value-type="float">
            <text:p>0</text:p>
          </table:table-cell>
          <table:table-cell table:number-columns-repeated="86"/>
        </table:table-row>
        <table:table-row table:style-name="ro5" table:number-rows-repeated="3">
          <table:table-cell table:number-columns-repeated="102"/>
        </table:table-row>
        <table:table-row table:style-name="ro5">
          <table:table-cell table:style-name="ce1041"/>
          <table:table-cell table:style-name="ce323" office:value-type="string" calcext:value-type="string">
            <text:p>aux_distance_0</text:p>
          </table:table-cell>
          <table:table-cell table:style-name="ce323" office:value-type="string" calcext:value-type="string">
            <text:p>aux_distance_1</text:p>
          </table:table-cell>
          <table:table-cell table:style-name="ce323" office:value-type="string" calcext:value-type="string">
            <text:p>aux_distance_2</text:p>
          </table:table-cell>
          <table:table-cell table:style-name="ce323" office:value-type="string" calcext:value-type="string">
            <text:p>aux_distance_3</text:p>
          </table:table-cell>
          <table:table-cell table:style-name="ce323" office:value-type="string" calcext:value-type="string">
            <text:p>aux_distance_4</text:p>
          </table:table-cell>
          <table:table-cell table:style-name="ce323" office:value-type="string" calcext:value-type="string">
            <text:p>aux_distance_5</text:p>
          </table:table-cell>
          <table:table-cell table:style-name="ce323" office:value-type="string" calcext:value-type="string">
            <text:p>aux_distance_6</text:p>
          </table:table-cell>
          <table:table-cell table:style-name="ce323" office:value-type="string" calcext:value-type="string">
            <text:p>aux_distance_7</text:p>
          </table:table-cell>
          <table:table-cell table:style-name="ce323" office:value-type="string" calcext:value-type="string">
            <text:p>aux_distance_8</text:p>
          </table:table-cell>
          <table:table-cell table:style-name="ce323" office:value-type="string" calcext:value-type="string">
            <text:p>aux_distance_9</text:p>
          </table:table-cell>
          <table:table-cell table:style-name="ce323" office:value-type="string" calcext:value-type="string">
            <text:p>aux_leg_0</text:p>
          </table:table-cell>
          <table:table-cell table:style-name="ce323" office:value-type="string" calcext:value-type="string">
            <text:p>aux_leg_1</text:p>
          </table:table-cell>
          <table:table-cell table:style-name="ce323" office:value-type="string" calcext:value-type="string">
            <text:p>aux_leg_2</text:p>
          </table:table-cell>
          <table:table-cell table:style-name="ce323" office:value-type="string" calcext:value-type="string">
            <text:p>aux_leg_3</text:p>
          </table:table-cell>
          <table:table-cell table:style-name="ce323" office:value-type="string" calcext:value-type="string">
            <text:p>aux_leg_4</text:p>
          </table:table-cell>
          <table:table-cell table:style-name="ce323" office:value-type="string" calcext:value-type="string">
            <text:p>aux_leg_5</text:p>
          </table:table-cell>
          <table:table-cell table:style-name="ce323" office:value-type="string" calcext:value-type="string">
            <text:p>aux_leg_6</text:p>
          </table:table-cell>
          <table:table-cell table:style-name="ce323" office:value-type="string" calcext:value-type="string">
            <text:p>aux_leg_7</text:p>
          </table:table-cell>
          <table:table-cell table:style-name="ce323" office:value-type="string" calcext:value-type="string">
            <text:p>aux_leg_8</text:p>
          </table:table-cell>
          <table:table-cell table:style-name="ce323" office:value-type="string" calcext:value-type="string">
            <text:p>aux_leg_9</text:p>
          </table:table-cell>
          <table:table-cell table:number-columns-repeated="5"/>
          <table:table-cell table:style-name="ce317"/>
          <table:table-cell table:style-name="ce317" office:value-type="string" calcext:value-type="string">
            <text:p>A0_2</text:p>
          </table:table-cell>
          <table:table-cell table:style-name="ce317" office:value-type="string" calcext:value-type="string">
            <text:p>A0_3</text:p>
          </table:table-cell>
          <table:table-cell table:style-name="ce317" office:value-type="string" calcext:value-type="string">
            <text:p>A0_4</text:p>
          </table:table-cell>
          <table:table-cell table:style-name="ce317" office:value-type="string" calcext:value-type="string">
            <text:p>A0_5</text:p>
          </table:table-cell>
          <table:table-cell table:style-name="ce317" office:value-type="string" calcext:value-type="string">
            <text:p>A0_6</text:p>
          </table:table-cell>
          <table:table-cell table:style-name="ce317" office:value-type="string" calcext:value-type="string">
            <text:p>A0_7</text:p>
          </table:table-cell>
          <table:table-cell table:style-name="ce317" office:value-type="string" calcext:value-type="string">
            <text:p>A0_8</text:p>
          </table:table-cell>
          <table:table-cell table:style-name="ce317" office:value-type="string" calcext:value-type="string">
            <text:p>A0_9</text:p>
          </table:table-cell>
          <table:table-cell table:style-name="ce317" office:value-type="string" calcext:value-type="string">
            <text:p>A1_3</text:p>
          </table:table-cell>
          <table:table-cell table:style-name="ce317" office:value-type="string" calcext:value-type="string">
            <text:p>A1_4</text:p>
          </table:table-cell>
          <table:table-cell table:style-name="ce317" office:value-type="string" calcext:value-type="string">
            <text:p>A1_5</text:p>
          </table:table-cell>
          <table:table-cell table:style-name="ce317" office:value-type="string" calcext:value-type="string">
            <text:p>A1_6</text:p>
          </table:table-cell>
          <table:table-cell table:style-name="ce317" office:value-type="string" calcext:value-type="string">
            <text:p>A1_7</text:p>
          </table:table-cell>
          <table:table-cell table:style-name="ce317" office:value-type="string" calcext:value-type="string">
            <text:p>A1_8</text:p>
          </table:table-cell>
          <table:table-cell table:style-name="ce317" office:value-type="string" calcext:value-type="string">
            <text:p>A1_9</text:p>
          </table:table-cell>
          <table:table-cell table:style-name="ce317" office:value-type="string" calcext:value-type="string">
            <text:p>A2_4</text:p>
          </table:table-cell>
          <table:table-cell table:style-name="ce317" office:value-type="string" calcext:value-type="string">
            <text:p>A2_5</text:p>
          </table:table-cell>
          <table:table-cell table:style-name="ce317" office:value-type="string" calcext:value-type="string">
            <text:p>A2_6</text:p>
          </table:table-cell>
          <table:table-cell table:style-name="ce317" office:value-type="string" calcext:value-type="string">
            <text:p>A2_7</text:p>
          </table:table-cell>
          <table:table-cell table:style-name="ce317" office:value-type="string" calcext:value-type="string">
            <text:p>A2_8</text:p>
          </table:table-cell>
          <table:table-cell table:style-name="ce317" office:value-type="string" calcext:value-type="string">
            <text:p>A2_9</text:p>
          </table:table-cell>
          <table:table-cell table:style-name="ce317" office:value-type="string" calcext:value-type="string">
            <text:p>A3_5</text:p>
          </table:table-cell>
          <table:table-cell table:style-name="ce317" office:value-type="string" calcext:value-type="string">
            <text:p>A3_6</text:p>
          </table:table-cell>
          <table:table-cell table:style-name="ce317" office:value-type="string" calcext:value-type="string">
            <text:p>A3_7</text:p>
          </table:table-cell>
          <table:table-cell table:style-name="ce317" office:value-type="string" calcext:value-type="string">
            <text:p>A3_8</text:p>
          </table:table-cell>
          <table:table-cell table:style-name="ce317" office:value-type="string" calcext:value-type="string">
            <text:p>A3_9</text:p>
          </table:table-cell>
          <table:table-cell table:style-name="ce317" office:value-type="string" calcext:value-type="string">
            <text:p>A4_6</text:p>
          </table:table-cell>
          <table:table-cell table:style-name="ce317" office:value-type="string" calcext:value-type="string">
            <text:p>A4_7</text:p>
          </table:table-cell>
          <table:table-cell table:style-name="ce317" office:value-type="string" calcext:value-type="string">
            <text:p>A4_8</text:p>
          </table:table-cell>
          <table:table-cell table:style-name="ce317" office:value-type="string" calcext:value-type="string">
            <text:p>A4_9</text:p>
          </table:table-cell>
          <table:table-cell table:style-name="ce317" office:value-type="string" calcext:value-type="string">
            <text:p>A5_7</text:p>
          </table:table-cell>
          <table:table-cell table:style-name="ce317" office:value-type="string" calcext:value-type="string">
            <text:p>A5_8</text:p>
          </table:table-cell>
          <table:table-cell table:style-name="ce317" office:value-type="string" calcext:value-type="string">
            <text:p>A5_9</text:p>
          </table:table-cell>
          <table:table-cell table:style-name="ce317" office:value-type="string" calcext:value-type="string">
            <text:p>A6_8</text:p>
          </table:table-cell>
          <table:table-cell table:style-name="ce317" office:value-type="string" calcext:value-type="string">
            <text:p>A6_9</text:p>
          </table:table-cell>
          <table:table-cell table:style-name="ce317" office:value-type="string" calcext:value-type="string">
            <text:p>A7_9</text:p>
          </table:table-cell>
          <table:table-cell table:style-name="ce317" office:value-type="string" calcext:value-type="string">
            <text:p>A2_0</text:p>
          </table:table-cell>
          <table:table-cell table:style-name="ce317" office:value-type="string" calcext:value-type="string">
            <text:p>A3_0</text:p>
          </table:table-cell>
          <table:table-cell table:style-name="ce317" office:value-type="string" calcext:value-type="string">
            <text:p>A4_0</text:p>
          </table:table-cell>
          <table:table-cell table:style-name="ce317" office:value-type="string" calcext:value-type="string">
            <text:p>A5_0</text:p>
          </table:table-cell>
          <table:table-cell table:style-name="ce317" office:value-type="string" calcext:value-type="string">
            <text:p>A6_0</text:p>
          </table:table-cell>
          <table:table-cell table:style-name="ce317" office:value-type="string" calcext:value-type="string">
            <text:p>A7_0</text:p>
          </table:table-cell>
          <table:table-cell table:style-name="ce317" office:value-type="string" calcext:value-type="string">
            <text:p>A8_0</text:p>
          </table:table-cell>
          <table:table-cell table:style-name="ce317" office:value-type="string" calcext:value-type="string">
            <text:p>A9_0</text:p>
          </table:table-cell>
          <table:table-cell table:style-name="ce317" office:value-type="string" calcext:value-type="string">
            <text:p>A3_1</text:p>
          </table:table-cell>
          <table:table-cell table:style-name="ce317" office:value-type="string" calcext:value-type="string">
            <text:p>A4_1</text:p>
          </table:table-cell>
          <table:table-cell table:style-name="ce317" office:value-type="string" calcext:value-type="string">
            <text:p>A5_1</text:p>
          </table:table-cell>
          <table:table-cell table:style-name="ce317" office:value-type="string" calcext:value-type="string">
            <text:p>A6_1</text:p>
          </table:table-cell>
          <table:table-cell table:style-name="ce317" office:value-type="string" calcext:value-type="string">
            <text:p>A7_1</text:p>
          </table:table-cell>
          <table:table-cell table:style-name="ce317" office:value-type="string" calcext:value-type="string">
            <text:p>A8_1</text:p>
          </table:table-cell>
          <table:table-cell table:style-name="ce317" office:value-type="string" calcext:value-type="string">
            <text:p>A9_1</text:p>
          </table:table-cell>
          <table:table-cell table:style-name="ce317" office:value-type="string" calcext:value-type="string">
            <text:p>A4_2</text:p>
          </table:table-cell>
          <table:table-cell table:style-name="ce317" office:value-type="string" calcext:value-type="string">
            <text:p>A5_2</text:p>
          </table:table-cell>
          <table:table-cell table:style-name="ce317" office:value-type="string" calcext:value-type="string">
            <text:p>A6_2</text:p>
          </table:table-cell>
          <table:table-cell table:style-name="ce317" office:value-type="string" calcext:value-type="string">
            <text:p>A7_2</text:p>
          </table:table-cell>
          <table:table-cell table:style-name="ce317" office:value-type="string" calcext:value-type="string">
            <text:p>A8_2</text:p>
          </table:table-cell>
          <table:table-cell table:style-name="ce317" office:value-type="string" calcext:value-type="string">
            <text:p>A9_2</text:p>
          </table:table-cell>
          <table:table-cell table:style-name="ce317" office:value-type="string" calcext:value-type="string">
            <text:p>A5_3</text:p>
          </table:table-cell>
          <table:table-cell table:style-name="ce317" office:value-type="string" calcext:value-type="string">
            <text:p>A6_3</text:p>
          </table:table-cell>
          <table:table-cell table:style-name="ce317" office:value-type="string" calcext:value-type="string">
            <text:p>A7_3</text:p>
          </table:table-cell>
          <table:table-cell table:style-name="ce317" office:value-type="string" calcext:value-type="string">
            <text:p>A8_3</text:p>
          </table:table-cell>
          <table:table-cell table:style-name="ce317" office:value-type="string" calcext:value-type="string">
            <text:p>A9_3</text:p>
          </table:table-cell>
          <table:table-cell table:style-name="ce317" office:value-type="string" calcext:value-type="string">
            <text:p>A6_4</text:p>
          </table:table-cell>
          <table:table-cell table:style-name="ce317" office:value-type="string" calcext:value-type="string">
            <text:p>A7_4</text:p>
          </table:table-cell>
          <table:table-cell table:style-name="ce317" office:value-type="string" calcext:value-type="string">
            <text:p>A8_4</text:p>
          </table:table-cell>
          <table:table-cell table:style-name="ce317" office:value-type="string" calcext:value-type="string">
            <text:p>A9_4</text:p>
          </table:table-cell>
          <table:table-cell table:style-name="ce317" office:value-type="string" calcext:value-type="string">
            <text:p>A7_5</text:p>
          </table:table-cell>
          <table:table-cell table:style-name="ce317" office:value-type="string" calcext:value-type="string">
            <text:p>A8_5</text:p>
          </table:table-cell>
          <table:table-cell table:style-name="ce317" office:value-type="string" calcext:value-type="string">
            <text:p>A9_5</text:p>
          </table:table-cell>
          <table:table-cell table:style-name="ce317" office:value-type="string" calcext:value-type="string">
            <text:p>A8_6</text:p>
          </table:table-cell>
          <table:table-cell table:style-name="ce317" office:value-type="string" calcext:value-type="string">
            <text:p>A9_6</text:p>
          </table:table-cell>
          <table:table-cell table:style-name="ce317" office:value-type="string" calcext:value-type="string">
            <text:p>A9_7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1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1</text:p>
          </table:table-cell>
          <table:table-cell table:number-columns-repeated="72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2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2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3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3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3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5" table:style-name="ce317" office:value-type="float" office:value="-1" calcext:value-type="float">
            <text:p>-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7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4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4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7" table:style-name="ce317" office:value-type="float" office:value="-1" calcext:value-type="float">
            <text:p>-1</text:p>
          </table:table-cell>
          <table:table-cell table:number-columns-repeated="12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7" table:style-name="ce317" office:value-type="float" office:value="1" calcext:value-type="float">
            <text:p>1</text:p>
          </table:table-cell>
          <table:table-cell table:number-columns-repeated="20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5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5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2" table:style-name="ce317" office:value-type="float" office:value="-1" calcext:value-type="float">
            <text:p>-1</text:p>
          </table:table-cell>
          <table:table-cell table:number-columns-repeated="11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0" table:style-name="ce317" office:value-type="float" office:value="1" calcext:value-type="float">
            <text:p>1</text:p>
          </table:table-cell>
          <table:table-cell table:number-columns-repeated="10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6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7" table:style-name="ce317" office:value-type="float" office:value="-1" calcext:value-type="float">
            <text:p>-1</text:p>
          </table:table-cell>
          <table:table-cell table:number-columns-repeated="11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number-columns-repeated="8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7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7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3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8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distance_8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8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0_9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/>
          <table:table-cell table:style-name="ce317" office:value-type="string" calcext:value-type="string">
            <text:p>aux_distance_9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7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1</text:p>
          </table:table-cell>
          <table:table-cell table:number-columns-repeated="8" table:style-name="ce317" office:value-type="float" office:value="1" calcext:value-type="float">
            <text:p>1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8" table:style-name="ce317" office:value-type="float" office:value="-1" calcext:value-type="float">
            <text:p>-1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2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1" calcext:value-type="float">
            <text:p>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number-columns-repeated="15" table:style-name="ce317" office:value-type="float" office:value="-1" calcext:value-type="float">
            <text:p>-1</text:p>
          </table:table-cell>
          <table:table-cell table:number-columns-repeated="21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3</text:p>
          </table:table-cell>
          <table:table-cell table:number-columns-repeated="16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1" calcext:value-type="float">
            <text:p>1</text:p>
          </table:table-cell>
          <table:table-cell table:number-columns-repeated="17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12" table:style-name="ce317" office:value-type="float" office:value="-1" calcext:value-type="float">
            <text:p>-1</text:p>
          </table:table-cell>
          <table:table-cell table:number-columns-repeated="15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4</text:p>
          </table:table-cell>
          <table:table-cell table:number-columns-repeated="52" table:style-name="ce317" office:value-type="float" office:value="0" calcext:value-type="float">
            <text:p>0</text:p>
          </table:table-cell>
          <table:table-cell table:number-columns-repeated="10" table:style-name="ce317" office:value-type="float" office:value="-1" calcext:value-type="float">
            <text:p>-1</text:p>
          </table:table-cell>
          <table:table-cell table:number-columns-repeated="10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5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7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6</text:p>
          </table:table-cell>
          <table:table-cell table:number-columns-repeated="29" table:style-name="ce317" office:value-type="float" office:value="0" calcext:value-type="float">
            <text:p>0</text:p>
          </table:table-cell>
          <table:table-cell table:number-columns-repeated="4" table:style-name="ce317" office:value-type="float" office:value="1" calcext:value-type="float">
            <text:p>1</text:p>
          </table:table-cell>
          <table:table-cell table:number-columns-repeated="31" table:style-name="ce317" office:value-type="float" office:value="0" calcext:value-type="float">
            <text:p>0</text:p>
          </table:table-cell>
          <table:table-cell table:number-columns-repeated="5"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7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30" table:style-name="ce317" office:value-type="float" office:value="0" calcext:value-type="float">
            <text:p>0</text:p>
          </table:table-cell>
          <table:table-cell table:number-columns-repeated="6"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1_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/>
          <table:table-cell table:style-name="ce317" office:value-type="string" calcext:value-type="string">
            <text:p>aux_leg_8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number-columns-repeated="3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2_3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5"/>
          <table:table-cell table:style-name="ce317" office:value-type="string" calcext:value-type="string">
            <text:p>aux_leg_9</text:p>
          </table:table-cell>
          <table:table-cell table:number-columns-repeated="68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" table:style-name="ce317" office:value-type="float" office:value="-1" calcext:value-type="float">
            <text:p>-1</text:p>
          </table:table-cell>
          <table:table-cell table:number-columns-repeated="3"/>
        </table:table-row>
        <table:table-row table:style-name="ro5">
          <table:table-cell table:style-name="ce1041" office:value-type="string" calcext:value-type="string">
            <text:p>A2_4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2_5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6"/>
          <table:table-cell table:style-name="ce317" office:value-type="string" calcext:value-type="string">
            <text:p>A0_2</text:p>
          </table:table-cell>
          <table:table-cell table:style-name="ce317" office:value-type="string" calcext:value-type="string">
            <text:p>A2_0</text:p>
          </table:table-cell>
          <table:table-cell table:style-name="ce317" office:value-type="string" calcext:value-type="string">
            <text:p>A0_3</text:p>
          </table:table-cell>
          <table:table-cell table:style-name="ce317" office:value-type="string" calcext:value-type="string">
            <text:p>A3_0</text:p>
          </table:table-cell>
          <table:table-cell table:style-name="ce317" office:value-type="string" calcext:value-type="string">
            <text:p>A0_4</text:p>
          </table:table-cell>
          <table:table-cell table:style-name="ce317" office:value-type="string" calcext:value-type="string">
            <text:p>A4_0</text:p>
          </table:table-cell>
          <table:table-cell table:style-name="ce317" office:value-type="string" calcext:value-type="string">
            <text:p>A0_5</text:p>
          </table:table-cell>
          <table:table-cell table:style-name="ce317" office:value-type="string" calcext:value-type="string">
            <text:p>A5_0</text:p>
          </table:table-cell>
          <table:table-cell table:style-name="ce317" office:value-type="string" calcext:value-type="string">
            <text:p>A0_6</text:p>
          </table:table-cell>
          <table:table-cell table:style-name="ce317" office:value-type="string" calcext:value-type="string">
            <text:p>A6_0</text:p>
          </table:table-cell>
          <table:table-cell table:style-name="ce317" office:value-type="string" calcext:value-type="string">
            <text:p>A0_7</text:p>
          </table:table-cell>
          <table:table-cell table:style-name="ce317" office:value-type="string" calcext:value-type="string">
            <text:p>A7_0</text:p>
          </table:table-cell>
          <table:table-cell table:style-name="ce317" office:value-type="string" calcext:value-type="string">
            <text:p>A0_8</text:p>
          </table:table-cell>
          <table:table-cell table:style-name="ce317" office:value-type="string" calcext:value-type="string">
            <text:p>A8_0</text:p>
          </table:table-cell>
          <table:table-cell table:style-name="ce317" office:value-type="string" calcext:value-type="string">
            <text:p>A0_9</text:p>
          </table:table-cell>
          <table:table-cell table:style-name="ce317" office:value-type="string" calcext:value-type="string">
            <text:p>A9_0</text:p>
          </table:table-cell>
          <table:table-cell table:style-name="ce317" office:value-type="string" calcext:value-type="string">
            <text:p>A1_3</text:p>
          </table:table-cell>
          <table:table-cell table:style-name="ce317" office:value-type="string" calcext:value-type="string">
            <text:p>A3_1</text:p>
          </table:table-cell>
          <table:table-cell table:style-name="ce317" office:value-type="string" calcext:value-type="string">
            <text:p>A1_4</text:p>
          </table:table-cell>
          <table:table-cell table:style-name="ce317" office:value-type="string" calcext:value-type="string">
            <text:p>A4_1</text:p>
          </table:table-cell>
          <table:table-cell table:style-name="ce317" office:value-type="string" calcext:value-type="string">
            <text:p>A1_5</text:p>
          </table:table-cell>
          <table:table-cell table:style-name="ce317" office:value-type="string" calcext:value-type="string">
            <text:p>A5_1</text:p>
          </table:table-cell>
          <table:table-cell table:number-columns-repeated="53"/>
        </table:table-row>
        <table:table-row table:style-name="ro5">
          <table:table-cell table:style-name="ce1041" office:value-type="string" calcext:value-type="string">
            <text:p>A2_6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1041" office:value-type="string" calcext:value-type="string">
            <text:p>A2_7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6"/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1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5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2_8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2_9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/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4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6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5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8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6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10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7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12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8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14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3_9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/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6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4_5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6"/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4_6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5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3"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style-name="ce317" office:value-type="float" office:value="0" calcext:value-type="float">
            <text:p>0</text:p>
          </table:table-cell>
          <table:table-cell table:style-name="ce317" office:value-type="float" office:value="-1" calcext:value-type="float">
            <text:p>-1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4_7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4_8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4_9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5_6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5_7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5_8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6"/>
          <table:table-cell table:number-columns-repeated="22" table:style-name="ce317" office:value-type="float" office:value="0" calcext:value-type="float">
            <text:p>0</text:p>
          </table:table-cell>
          <table:table-cell table:number-columns-repeated="25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5_9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3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6_7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53"/>
          <table:table-cell table:style-name="ce317"/>
          <table:table-cell table:number-columns-repeated="2"/>
          <table:table-cell table:style-name="ce317"/>
          <table:table-cell table:number-columns-repeated="24"/>
        </table:table-row>
        <table:table-row table:style-name="ro5">
          <table:table-cell table:style-name="ce1041" office:value-type="string" calcext:value-type="string">
            <text:p>A6_8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9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8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9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2" calcext:value-type="float">
            <text:p>-2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9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1_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2_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2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3_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3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3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4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4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4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4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5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5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5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5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5_4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4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6_5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4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5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7_6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4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5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6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8_7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2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3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2" calcext:value-type="float">
            <text:p>2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4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5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5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6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6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7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7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>
          <table:table-cell table:style-name="ce1041" office:value-type="string" calcext:value-type="string">
            <text:p>A9_8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3" office:value-type="float" office:value="1" calcext:value-type="float">
            <text:p>1</text:p>
          </table:table-cell>
          <table:table-cell table:number-columns-repeated="8"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-1" calcext:value-type="float">
            <text:p>-1</text:p>
          </table:table-cell>
          <table:table-cell table:number-columns-repeated="81"/>
        </table:table-row>
        <table:table-row table:style-name="ro5" table:number-rows-repeated="1048405">
          <table:table-cell table:number-columns-repeated="102"/>
        </table:table-row>
        <table:table-row table:style-name="ro5">
          <table:table-cell table:number-columns-repeated="102"/>
        </table:table-row>
        <calcext:conditional-formats>
          <calcext:conditional-format calcext:target-range-address="Sheet5.A1:Sheet5.BU19 Sheet5.A37:Sheet5.P55 Sheet5.BW102:Sheet5.BW120 Sheet5.BZ102:Sheet5.BZ120 Sheet5.AA80:Sheet5.CU98 Sheet5.AB100:Sheet5.AW118 Sheet5.Z37:Sheet5.AK55 Sheet5.U37:Sheet5.Y3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A80:Sheet5.U17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A68:Sheet5.A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B58:Sheet5.P5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A59:Sheet5.A6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B59:Sheet5.P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5.R38:Sheet5.Y5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6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" table:number-columns-repeated="4" table:default-cell-style-name="ce1094"/>
        <table:table-column table:style-name="co2" table:number-columns-repeated="8" table:default-cell-style-name="Default"/>
        <table:table-column table:style-name="co2" table:default-cell-style-name="ce1094"/>
        <table:table-column table:style-name="co2" table:default-cell-style-name="Default"/>
        <table:table-column table:style-name="co2" table:number-columns-repeated="2" table:default-cell-style-name="ce1094"/>
        <table:table-column table:style-name="co2" table:default-cell-style-name="ce1096"/>
        <table:table-column table:style-name="co2" table:number-columns-repeated="4" table:default-cell-style-name="Default"/>
        <table:table-column table:style-name="co2" table:number-columns-repeated="3" table:default-cell-style-name="ce1094"/>
        <table:table-column table:style-name="co2" table:number-columns-repeated="4" table:default-cell-style-name="Default"/>
        <table:table-column table:style-name="co19" table:number-columns-repeated="12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0" table:default-cell-style-name="Default"/>
        <table:table-column table:style-name="co20" table:number-columns-repeated="2" table:default-cell-style-name="Default"/>
        <table:table-column table:style-name="co24" table:default-cell-style-name="Default"/>
        <table:table-column table:style-name="co23" table:number-columns-repeated="20" table:default-cell-style-name="Default"/>
        <table:table-row table:style-name="ro1">
          <table:table-cell office:value-type="string" calcext:value-type="string">
            <text:p>A^T</text:p>
          </table:table-cell>
          <table:table-cell/>
          <table:table-cell table:style-name="ce854" office:value-type="string" calcext:value-type="string">
            <text:p>A0_1</text:p>
          </table:table-cell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0_4</text:p>
          </table:table-cell>
          <table:table-cell table:style-name="ce854" office:value-type="string" calcext:value-type="string">
            <text:p>A0_5</text:p>
          </table:table-cell>
          <table:table-cell table:style-name="ce854" office:value-type="string" calcext:value-type="string">
            <text:p>A0_6</text:p>
          </table:table-cell>
          <table:table-cell table:style-name="ce854" office:value-type="string" calcext:value-type="string">
            <text:p>A1_2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1_4</text:p>
          </table:table-cell>
          <table:table-cell table:style-name="ce854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3</text:p>
          </table:table-cell>
          <table:table-cell table:style-name="ce854" office:value-type="string" calcext:value-type="string">
            <text:p>A2_4</text:p>
          </table:table-cell>
          <table:table-cell table:style-name="ce854" office:value-type="string" calcext:value-type="string">
            <text:p>A2_5</text:p>
          </table:table-cell>
          <table:table-cell table:style-name="ce854" office:value-type="string" calcext:value-type="string">
            <text:p>A2_6</text:p>
          </table:table-cell>
          <table:table-cell table:style-name="ce854" office:value-type="string" calcext:value-type="string">
            <text:p>A3_4</text:p>
          </table:table-cell>
          <table:table-cell table:style-name="ce854" office:value-type="string" calcext:value-type="string">
            <text:p>A3_5</text:p>
          </table:table-cell>
          <table:table-cell table:style-name="ce854" office:value-type="string" calcext:value-type="string">
            <text:p>A3_6</text:p>
          </table:table-cell>
          <table:table-cell table:style-name="ce854" office:value-type="string" calcext:value-type="string">
            <text:p>A4_5</text:p>
          </table:table-cell>
          <table:table-cell table:style-name="ce854" office:value-type="string" calcext:value-type="string">
            <text:p>A4_6</text:p>
          </table:table-cell>
          <table:table-cell table:style-name="ce854" office:value-type="string" calcext:value-type="string">
            <text:p>A5_6</text:p>
          </table:table-cell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0</text:p>
          </table:table-cell>
          <table:table-cell table:style-name="ce854" office:value-type="string" calcext:value-type="string">
            <text:p>A3_1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4_0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5_3</text:p>
          </table:table-cell>
          <table:table-cell table:style-name="ce854" office:value-type="string" calcext:value-type="string">
            <text:p>A5_4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style-name="ce854" office:value-type="string" calcext:value-type="string">
            <text:p>A6_2</text:p>
          </table:table-cell>
          <table:table-cell table:style-name="ce854" office:value-type="string" calcext:value-type="string">
            <text:p>A6_3</text:p>
          </table:table-cell>
          <table:table-cell table:style-name="ce854" office:value-type="string" calcext:value-type="string">
            <text:p>A6_4</text:p>
          </table:table-cell>
          <table:table-cell table:style-name="ce854" office:value-type="string" calcext:value-type="string">
            <text:p>A6_5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5" table:style-name="ce1079" office:value-type="float" office:value="1" calcext:value-type="float">
            <text:p>1</text:p>
          </table:table-cell>
          <table:table-cell table:number-columns-repeated="15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5" table:style-name="ce107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number-columns-repeated="3"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number-columns-repeated="10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number-columns-repeated="7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2" calcext:value-type="float">
            <text:p>2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2" calcext:value-type="float">
            <text:p>2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number-columns-repeated="6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7" table:style-name="ce1079" office:value-type="float" office:value="0" calcext:value-type="float">
            <text:p>0</text:p>
          </table:table-cell>
          <table:table-cell table:number-columns-repeated="3" table:style-name="ce1079" office:value-type="float" office:value="-1" calcext:value-type="float">
            <text:p>-1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2" calcext:value-type="float">
            <text:p>2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-2" calcext:value-type="float">
            <text:p>-2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10" table:style-name="ce1079" office:value-type="float" office:value="0" calcext:value-type="float">
            <text:p>0</text:p>
          </table:table-cell>
          <table:table-cell table:number-columns-repeated="3"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2" calcext:value-type="float">
            <text:p>2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table:number-columns-repeated="5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1" calcext:value-type="float">
            <text:p>1</text:p>
          </table:table-cell>
          <table:table-cell table:number-columns-repeated="15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0</text:p>
          </table:table-cell>
          <table:table-cell table:style-name="ce1080" office:value-type="float" office:value="-1" calcext:value-type="float">
            <text:p>-1</text:p>
          </table:table-cell>
          <table:table-cell table:number-columns-repeated="5" table:style-name="ce1100" office:value-type="float" office:value="-1" calcext:value-type="float">
            <text:p>-1</text:p>
          </table:table-cell>
          <table:table-cell table:number-columns-repeated="15" table:style-name="ce1100" office:value-type="float" office:value="0" calcext:value-type="float">
            <text:p>0</text:p>
          </table:table-cell>
          <table:table-cell table:number-columns-repeated="2" table:style-name="ce1100" office:value-type="float" office:value="1" calcext:value-type="float">
            <text:p>1</text:p>
          </table:table-cell>
          <table:table-cell table:style-name="ce110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number-columns-repeated="2" table:style-name="ce110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number-columns-repeated="3" table:style-name="ce110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number-columns-repeated="4" table:style-name="ce110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number-columns-repeated="4" table:style-name="ce1100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1081" office:value-type="float" office:value="1" calcext:value-type="float">
            <text:p>1</text:p>
          </table:table-cell>
          <table:table-cell table:number-columns-repeated="5" table:style-name="ce1079" office:value-type="float" office:value="0" calcext:value-type="float">
            <text:p>0</text:p>
          </table:table-cell>
          <table:table-cell table:number-columns-repeated="5" table:style-name="ce1079" office:value-type="float" office:value="-1" calcext:value-type="float">
            <text:p>-1</text:p>
          </table:table-cell>
          <table:table-cell table:number-columns-repeated="10"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108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number-columns-repeated="4" table:style-name="ce1079" office:value-type="float" office:value="-1" calcext:value-type="float">
            <text:p>-1</text:p>
          </table:table-cell>
          <table:table-cell table:number-columns-repeated="7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style-name="ce1081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number-columns-repeated="3" table:style-name="ce1079" office:value-type="float" office:value="-1" calcext:value-type="float">
            <text:p>-1</text:p>
          </table:table-cell>
          <table:table-cell table:number-columns-repeated="6" table:style-name="ce1079" office:value-type="float" office:value="0" calcext:value-type="float">
            <text:p>0</text:p>
          </table:table-cell>
          <table:table-cell table:number-columns-repeated="3" table:style-name="ce1079" office:value-type="float" office:value="-1" calcext:value-type="float">
            <text:p>-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style-name="ce1081" office:value-type="float" office:value="0" calcext:value-type="float">
            <text:p>0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number-columns-repeated="2" table:style-name="ce1079" office:value-type="float" office:value="-1" calcext:value-type="float">
            <text:p>-1</text:p>
          </table:table-cell>
          <table:table-cell table:number-columns-repeated="7" table:style-name="ce1079" office:value-type="float" office:value="0" calcext:value-type="float">
            <text:p>0</text:p>
          </table:table-cell>
          <table:table-cell table:number-columns-repeated="4" table:style-name="ce1079" office:value-type="float" office:value="-1" calcext:value-type="float">
            <text:p>-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139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table:style-name="ce1081" office:value-type="float" office:value="0" calcext:value-type="float">
            <text:p>0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4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3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float" office:value="0" calcext:value-type="float">
            <text:p>0</text:p>
          </table:table-cell>
          <table:table-cell table:style-name="ce1079" office:value-type="float" office:value="-1" calcext:value-type="float">
            <text:p>-1</text:p>
          </table:table-cell>
          <table:table-cell table:number-columns-repeated="10" table:style-name="ce1079" office:value-type="float" office:value="0" calcext:value-type="float">
            <text:p>0</text:p>
          </table:table-cell>
          <table:table-cell table:number-columns-repeated="5" table:style-name="ce1079" office:value-type="float" office:value="-1" calcext:value-type="float">
            <text:p>-1</text:p>
          </table:table-cell>
          <table:table-cell table:number-columns-repeated="5" table:style-name="ce1079" office:value-type="float" office:value="0" calcext:value-type="float">
            <text:p>0</text:p>
          </table:table-cell>
          <table:table-cell table:style-name="ce1139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table:style-name="ce1082" office:value-type="float" office:value="0" calcext:value-type="float">
            <text:p>0</text:p>
          </table:table-cell>
          <table:table-cell table:number-columns-repeated="4" table:style-name="ce1101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number-columns-repeated="4" table:style-name="ce1101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number-columns-repeated="3" table:style-name="ce1101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number-columns-repeated="2" table:style-name="ce1101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style-name="ce1101" office:value-type="float" office:value="0" calcext:value-type="float">
            <text:p>0</text:p>
          </table:table-cell>
          <table:table-cell table:number-columns-repeated="2" table:style-name="ce1101" office:value-type="float" office:value="1" calcext:value-type="float">
            <text:p>1</text:p>
          </table:table-cell>
          <table:table-cell table:number-columns-repeated="15" table:style-name="ce1101" office:value-type="float" office:value="0" calcext:value-type="float">
            <text:p>0</text:p>
          </table:table-cell>
          <table:table-cell table:number-columns-repeated="5" table:style-name="ce1101" office:value-type="float" office:value="-1" calcext:value-type="float">
            <text:p>-1</text:p>
          </table:table-cell>
          <table:table-cell table:style-name="ce1140" office:value-type="float" office:value="-1" calcext:value-type="float">
            <text:p>-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854" table:number-columns-repeated="42"/>
          <table:table-cell table:number-columns-repeated="46"/>
        </table:table-row>
        <table:table-row table:style-name="ro1">
          <table:table-cell table:number-columns-repeated="2"/>
          <table:table-cell table:style-name="ce1083" office:value-type="string" calcext:value-type="string">
            <text:p>A0_1</text:p>
          </table:table-cell>
          <table:table-cell table:style-name="ce935" office:value-type="string" calcext:value-type="string">
            <text:p>A1_2</text:p>
          </table:table-cell>
          <table:table-cell table:style-name="ce1108" office:value-type="string" calcext:value-type="string">
            <text:p>A2_3</text:p>
          </table:table-cell>
          <table:table-cell table:style-name="ce1108" office:value-type="string" calcext:value-type="string">
            <text:p>A3_4</text:p>
          </table:table-cell>
          <table:table-cell table:style-name="ce935" office:value-type="string" calcext:value-type="string">
            <text:p>A4_5</text:p>
          </table:table-cell>
          <table:table-cell table:style-name="ce945" office:value-type="string" calcext:value-type="string">
            <text:p>A5_6</text:p>
          </table:table-cell>
          <table:table-cell table:style-name="ce1083" office:value-type="string" calcext:value-type="string">
            <text:p>A6_5</text:p>
          </table:table-cell>
          <table:table-cell table:style-name="ce1108" office:value-type="string" calcext:value-type="string">
            <text:p>A5_4</text:p>
          </table:table-cell>
          <table:table-cell table:style-name="ce1108" office:value-type="string" calcext:value-type="string">
            <text:p>A4_3</text:p>
          </table:table-cell>
          <table:table-cell table:style-name="ce935" office:value-type="string" calcext:value-type="string">
            <text:p>A3_2</text:p>
          </table:table-cell>
          <table:table-cell table:style-name="ce935" office:value-type="string" calcext:value-type="string">
            <text:p>A2_1</text:p>
          </table:table-cell>
          <table:table-cell table:style-name="ce945" office:value-type="string" calcext:value-type="string">
            <text:p>A1_0</text:p>
          </table:table-cell>
          <table:table-cell table:style-name="ce1083" office:value-type="string" calcext:value-type="string">
            <text:p>A0_2</text:p>
          </table:table-cell>
          <table:table-cell table:style-name="ce935" office:value-type="string" calcext:value-type="string">
            <text:p>A0_6</text:p>
          </table:table-cell>
          <table:table-cell table:style-name="ce1108" office:value-type="string" calcext:value-type="string">
            <text:p>A1_5</text:p>
          </table:table-cell>
          <table:table-cell table:style-name="ce935" office:value-type="string" calcext:value-type="string">
            <text:p>A1_6</text:p>
          </table:table-cell>
          <table:table-cell table:style-name="ce935" office:value-type="string" calcext:value-type="string">
            <text:p>A2_5</text:p>
          </table:table-cell>
          <table:table-cell table:style-name="ce1108" office:value-type="string" calcext:value-type="string">
            <text:p>A2_6</text:p>
          </table:table-cell>
          <table:table-cell table:style-name="ce945" office:value-type="string" calcext:value-type="string">
            <text:p>A3_5</text:p>
          </table:table-cell>
          <table:table-cell table:style-name="ce1099" office:value-type="string" calcext:value-type="string">
            <text:p>A4_1</text:p>
          </table:table-cell>
          <table:table-cell table:style-name="ce1099" office:value-type="string" calcext:value-type="string">
            <text:p>A4_2</text:p>
          </table:table-cell>
          <table:table-cell table:style-name="ce1099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style-name="ce854" table:number-columns-repeated="1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1084" table:formula="of:=([.C44]+[.C50])/2" office:value-type="float" office:value="1" calcext:value-type="float">
            <text:p>1</text:p>
          </table:table-cell>
          <table:table-cell table:style-name="ce1102" table:formula="of:=([.D44]+[.D50])/2" office:value-type="float" office:value="-1" calcext:value-type="float">
            <text:p>-1</text:p>
          </table:table-cell>
          <table:table-cell table:style-name="ce1102" table:formula="of:=([.E44]+[.E50])/2" office:value-type="float" office:value="0" calcext:value-type="float">
            <text:p>0</text:p>
          </table:table-cell>
          <table:table-cell table:style-name="ce1102" table:formula="of:=([.F44]+[.F50])/2" office:value-type="float" office:value="0" calcext:value-type="float">
            <text:p>0</text:p>
          </table:table-cell>
          <table:table-cell table:style-name="ce1102" table:formula="of:=([.G44]+[.G50])/2" office:value-type="float" office:value="0" calcext:value-type="float">
            <text:p>0</text:p>
          </table:table-cell>
          <table:table-cell table:style-name="ce1109" table:formula="of:=([.H44]+[.H50])/2" office:value-type="float" office:value="0" calcext:value-type="float">
            <text:p>0</text:p>
          </table:table-cell>
          <table:table-cell table:style-name="ce1084" table:formula="of:=([.I44]+[.I50])/2" office:value-type="float" office:value="0" calcext:value-type="float">
            <text:p>0</text:p>
          </table:table-cell>
          <table:table-cell table:style-name="ce1102" table:formula="of:=([.J44]+[.J50])/2" office:value-type="float" office:value="0" calcext:value-type="float">
            <text:p>0</text:p>
          </table:table-cell>
          <table:table-cell table:style-name="ce1102" table:formula="of:=([.K44]+[.K50])/2" office:value-type="float" office:value="0" calcext:value-type="float">
            <text:p>0</text:p>
          </table:table-cell>
          <table:table-cell table:style-name="ce1102" table:formula="of:=([.L44]+[.L50])/2" office:value-type="float" office:value="0" calcext:value-type="float">
            <text:p>0</text:p>
          </table:table-cell>
          <table:table-cell table:style-name="ce1102" table:formula="of:=([.M44]+[.M50])/2" office:value-type="float" office:value="0" calcext:value-type="float">
            <text:p>0</text:p>
          </table:table-cell>
          <table:table-cell table:style-name="ce1109" table:formula="of:=([.N44]+[.N50])/2" office:value-type="float" office:value="0" calcext:value-type="float">
            <text:p>0</text:p>
          </table:table-cell>
          <table:table-cell table:style-name="ce1084" table:formula="of:=([.O44]+[.O50])/2" office:value-type="float" office:value="-1" calcext:value-type="float">
            <text:p>-1</text:p>
          </table:table-cell>
          <table:table-cell table:style-name="ce1102" table:formula="of:=([.P44]+[.P50])/2" office:value-type="float" office:value="0" calcext:value-type="float">
            <text:p>0</text:p>
          </table:table-cell>
          <table:table-cell table:style-name="ce1102" table:formula="of:=([.Q44]+[.Q50])/2" office:value-type="float" office:value="0" calcext:value-type="float">
            <text:p>0</text:p>
          </table:table-cell>
          <table:table-cell table:style-name="ce1102" table:formula="of:=([.R44]+[.R50])/2" office:value-type="float" office:value="0" calcext:value-type="float">
            <text:p>0</text:p>
          </table:table-cell>
          <table:table-cell table:style-name="ce1102" table:formula="of:=([.S44]+[.S50])/2" office:value-type="float" office:value="0" calcext:value-type="float">
            <text:p>0</text:p>
          </table:table-cell>
          <table:table-cell table:style-name="ce1102" table:formula="of:=([.T44]+[.T50])/2" office:value-type="float" office:value="0" calcext:value-type="float">
            <text:p>0</text:p>
          </table:table-cell>
          <table:table-cell table:style-name="ce1109" table:formula="of:=([.U44]+[.U50])/2" office:value-type="float" office:value="0" calcext:value-type="float">
            <text:p>0</text:p>
          </table:table-cell>
          <table:table-cell table:style-name="ce1102" table:formula="of:=([.V44]+[.V50])/2" office:value-type="float" office:value="0" calcext:value-type="float">
            <text:p>0</text:p>
          </table:table-cell>
          <table:table-cell table:style-name="ce1102" table:formula="of:=([.W44]+[.W50])/2" office:value-type="float" office:value="0" calcext:value-type="float">
            <text:p>0</text:p>
          </table:table-cell>
          <table:table-cell table:style-name="ce1102" table:formula="of:=([.X44]+[.X50])/2" office:value-type="float" office:value="0" calcext:value-type="float">
            <text:p>0</text:p>
          </table:table-cell>
          <table:table-cell table:style-name="ce1102" table:formula="of:=([.Y44]+[.Y50])/2" office:value-type="float" office:value="0" calcext:value-type="float">
            <text:p>0</text:p>
          </table:table-cell>
          <table:table-cell table:style-name="ce1102" table:formula="of:=([.Z44]+[.Z50])/2" office:value-type="float" office:value="0" calcext:value-type="float">
            <text:p>0</text:p>
          </table:table-cell>
          <table:table-cell table:style-name="ce1102" table:formula="of:=([.AA44]+[.AA50])/2" office:value-type="float" office:value="0" calcext:value-type="float">
            <text:p>0</text:p>
          </table:table-cell>
          <table:table-cell table:style-name="ce1102" table:formula="of:=([.AB44]+[.AB50])/2" office:value-type="float" office:value="0" calcext:value-type="float">
            <text:p>0</text:p>
          </table:table-cell>
          <table:table-cell table:style-name="ce1134"/>
          <table:table-cell table:style-name="ce1103" table:number-columns-repeated="14"/>
          <table:table-cell table:style-name="ce1110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1084" table:formula="of:=([.C45]+[.C51])/2" office:value-type="float" office:value="0" calcext:value-type="float">
            <text:p>0</text:p>
          </table:table-cell>
          <table:table-cell table:style-name="ce1102" table:formula="of:=([.D45]+[.D51])/2" office:value-type="float" office:value="1" calcext:value-type="float">
            <text:p>1</text:p>
          </table:table-cell>
          <table:table-cell table:style-name="ce1102" table:formula="of:=([.E45]+[.E51])/2" office:value-type="float" office:value="-1" calcext:value-type="float">
            <text:p>-1</text:p>
          </table:table-cell>
          <table:table-cell table:style-name="ce1102" table:formula="of:=([.F45]+[.F51])/2" office:value-type="float" office:value="0" calcext:value-type="float">
            <text:p>0</text:p>
          </table:table-cell>
          <table:table-cell table:style-name="ce1102" table:formula="of:=([.G45]+[.G51])/2" office:value-type="float" office:value="0" calcext:value-type="float">
            <text:p>0</text:p>
          </table:table-cell>
          <table:table-cell table:style-name="ce1109" table:formula="of:=([.H45]+[.H51])/2" office:value-type="float" office:value="0" calcext:value-type="float">
            <text:p>0</text:p>
          </table:table-cell>
          <table:table-cell table:style-name="ce1084" table:formula="of:=([.I45]+[.I51])/2" office:value-type="float" office:value="0" calcext:value-type="float">
            <text:p>0</text:p>
          </table:table-cell>
          <table:table-cell table:style-name="ce1102" table:formula="of:=([.J45]+[.J51])/2" office:value-type="float" office:value="0" calcext:value-type="float">
            <text:p>0</text:p>
          </table:table-cell>
          <table:table-cell table:style-name="ce1102" table:formula="of:=([.K45]+[.K51])/2" office:value-type="float" office:value="0" calcext:value-type="float">
            <text:p>0</text:p>
          </table:table-cell>
          <table:table-cell table:style-name="ce1102" table:formula="of:=([.L45]+[.L51])/2" office:value-type="float" office:value="0" calcext:value-type="float">
            <text:p>0</text:p>
          </table:table-cell>
          <table:table-cell table:style-name="ce1102" table:formula="of:=([.M45]+[.M51])/2" office:value-type="float" office:value="0" calcext:value-type="float">
            <text:p>0</text:p>
          </table:table-cell>
          <table:table-cell table:style-name="ce1109" table:formula="of:=([.N45]+[.N51])/2" office:value-type="float" office:value="0" calcext:value-type="float">
            <text:p>0</text:p>
          </table:table-cell>
          <table:table-cell table:style-name="ce1084" table:formula="of:=([.O45]+[.O51])/2" office:value-type="float" office:value="1" calcext:value-type="float">
            <text:p>1</text:p>
          </table:table-cell>
          <table:table-cell table:style-name="ce1102" table:formula="of:=([.P45]+[.P51])/2" office:value-type="float" office:value="0" calcext:value-type="float">
            <text:p>0</text:p>
          </table:table-cell>
          <table:table-cell table:style-name="ce1102" table:formula="of:=([.Q45]+[.Q51])/2" office:value-type="float" office:value="-1" calcext:value-type="float">
            <text:p>-1</text:p>
          </table:table-cell>
          <table:table-cell table:style-name="ce1102" table:formula="of:=([.R45]+[.R51])/2" office:value-type="float" office:value="0" calcext:value-type="float">
            <text:p>0</text:p>
          </table:table-cell>
          <table:table-cell table:style-name="ce1102" table:formula="of:=([.S45]+[.S51])/2" office:value-type="float" office:value="0" calcext:value-type="float">
            <text:p>0</text:p>
          </table:table-cell>
          <table:table-cell table:style-name="ce1102" table:formula="of:=([.T45]+[.T51])/2" office:value-type="float" office:value="0" calcext:value-type="float">
            <text:p>0</text:p>
          </table:table-cell>
          <table:table-cell table:style-name="ce1109" table:formula="of:=([.U45]+[.U51])/2" office:value-type="float" office:value="0" calcext:value-type="float">
            <text:p>0</text:p>
          </table:table-cell>
          <table:table-cell table:style-name="ce1102" table:formula="of:=([.V45]+[.V51])/2" office:value-type="float" office:value="1" calcext:value-type="float">
            <text:p>1</text:p>
          </table:table-cell>
          <table:table-cell table:style-name="ce1102" table:formula="of:=([.W45]+[.W51])/2" office:value-type="float" office:value="0" calcext:value-type="float">
            <text:p>0</text:p>
          </table:table-cell>
          <table:table-cell table:style-name="ce1102" table:formula="of:=([.X45]+[.X51])/2" office:value-type="float" office:value="1" calcext:value-type="float">
            <text:p>1</text:p>
          </table:table-cell>
          <table:table-cell table:style-name="ce1102" table:formula="of:=([.Y45]+[.Y51])/2" office:value-type="float" office:value="0" calcext:value-type="float">
            <text:p>0</text:p>
          </table:table-cell>
          <table:table-cell table:style-name="ce1102" table:formula="of:=([.Z45]+[.Z51])/2" office:value-type="float" office:value="0" calcext:value-type="float">
            <text:p>0</text:p>
          </table:table-cell>
          <table:table-cell table:style-name="ce1102" table:formula="of:=([.AA45]+[.AA51])/2" office:value-type="float" office:value="0" calcext:value-type="float">
            <text:p>0</text:p>
          </table:table-cell>
          <table:table-cell table:style-name="ce1102" table:formula="of:=([.AB45]+[.AB51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4"/>
          <table:table-cell table:style-name="ce110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style-name="ce1084" table:formula="of:=([.C46]+[.C52])/2" office:value-type="float" office:value="0" calcext:value-type="float">
            <text:p>0</text:p>
          </table:table-cell>
          <table:table-cell table:style-name="ce1102" table:formula="of:=([.D46]+[.D52])/2" office:value-type="float" office:value="0" calcext:value-type="float">
            <text:p>0</text:p>
          </table:table-cell>
          <table:table-cell table:style-name="ce1102" table:formula="of:=([.E46]+[.E52])/2" office:value-type="float" office:value="1" calcext:value-type="float">
            <text:p>1</text:p>
          </table:table-cell>
          <table:table-cell table:style-name="ce1102" table:formula="of:=([.F46]+[.F52])/2" office:value-type="float" office:value="-1" calcext:value-type="float">
            <text:p>-1</text:p>
          </table:table-cell>
          <table:table-cell table:style-name="ce1102" table:formula="of:=([.G46]+[.G52])/2" office:value-type="float" office:value="0" calcext:value-type="float">
            <text:p>0</text:p>
          </table:table-cell>
          <table:table-cell table:style-name="ce1109" table:formula="of:=([.H46]+[.H52])/2" office:value-type="float" office:value="0" calcext:value-type="float">
            <text:p>0</text:p>
          </table:table-cell>
          <table:table-cell table:style-name="ce1084" table:formula="of:=([.I46]+[.I52])/2" office:value-type="float" office:value="0" calcext:value-type="float">
            <text:p>0</text:p>
          </table:table-cell>
          <table:table-cell table:style-name="ce1102" table:formula="of:=([.J46]+[.J52])/2" office:value-type="float" office:value="0" calcext:value-type="float">
            <text:p>0</text:p>
          </table:table-cell>
          <table:table-cell table:style-name="ce1102" table:formula="of:=([.K46]+[.K52])/2" office:value-type="float" office:value="0" calcext:value-type="float">
            <text:p>0</text:p>
          </table:table-cell>
          <table:table-cell table:style-name="ce1102" table:formula="of:=([.L46]+[.L52])/2" office:value-type="float" office:value="0" calcext:value-type="float">
            <text:p>0</text:p>
          </table:table-cell>
          <table:table-cell table:style-name="ce1102" table:formula="of:=([.M46]+[.M52])/2" office:value-type="float" office:value="0" calcext:value-type="float">
            <text:p>0</text:p>
          </table:table-cell>
          <table:table-cell table:style-name="ce1109" table:formula="of:=([.N46]+[.N52])/2" office:value-type="float" office:value="0" calcext:value-type="float">
            <text:p>0</text:p>
          </table:table-cell>
          <table:table-cell table:style-name="ce1084" table:formula="of:=([.O46]+[.O52])/2" office:value-type="float" office:value="0" calcext:value-type="float">
            <text:p>0</text:p>
          </table:table-cell>
          <table:table-cell table:style-name="ce1102" table:formula="of:=([.P46]+[.P52])/2" office:value-type="float" office:value="-1" calcext:value-type="float">
            <text:p>-1</text:p>
          </table:table-cell>
          <table:table-cell table:style-name="ce1102" table:formula="of:=([.Q46]+[.Q52])/2" office:value-type="float" office:value="0" calcext:value-type="float">
            <text:p>0</text:p>
          </table:table-cell>
          <table:table-cell table:style-name="ce1102" table:formula="of:=([.R46]+[.R52])/2" office:value-type="float" office:value="0" calcext:value-type="float">
            <text:p>0</text:p>
          </table:table-cell>
          <table:table-cell table:style-name="ce1102" table:formula="of:=([.S46]+[.S52])/2" office:value-type="float" office:value="-1" calcext:value-type="float">
            <text:p>-1</text:p>
          </table:table-cell>
          <table:table-cell table:style-name="ce1102" table:formula="of:=([.T46]+[.T52])/2" office:value-type="float" office:value="0" calcext:value-type="float">
            <text:p>0</text:p>
          </table:table-cell>
          <table:table-cell table:style-name="ce1109" table:formula="of:=([.U46]+[.U52])/2" office:value-type="float" office:value="0" calcext:value-type="float">
            <text:p>0</text:p>
          </table:table-cell>
          <table:table-cell table:style-name="ce1102" table:formula="of:=([.V46]+[.V52])/2" office:value-type="float" office:value="0" calcext:value-type="float">
            <text:p>0</text:p>
          </table:table-cell>
          <table:table-cell table:style-name="ce1102" table:formula="of:=([.W46]+[.W52])/2" office:value-type="float" office:value="1" calcext:value-type="float">
            <text:p>1</text:p>
          </table:table-cell>
          <table:table-cell table:style-name="ce1102" table:formula="of:=([.X46]+[.X52])/2" office:value-type="float" office:value="0" calcext:value-type="float">
            <text:p>0</text:p>
          </table:table-cell>
          <table:table-cell table:style-name="ce1102" table:formula="of:=([.Y46]+[.Y52])/2" office:value-type="float" office:value="1" calcext:value-type="float">
            <text:p>1</text:p>
          </table:table-cell>
          <table:table-cell table:style-name="ce1102" table:formula="of:=([.Z46]+[.Z52])/2" office:value-type="float" office:value="0" calcext:value-type="float">
            <text:p>0</text:p>
          </table:table-cell>
          <table:table-cell table:style-name="ce1102" table:formula="of:=([.AA46]+[.AA52])/2" office:value-type="float" office:value="0" calcext:value-type="float">
            <text:p>0</text:p>
          </table:table-cell>
          <table:table-cell table:style-name="ce1102" table:formula="of:=([.AB46]+[.AB52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4"/>
          <table:table-cell table:style-name="ce110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style-name="ce1084" table:formula="of:=([.C47]+[.C53])/2" office:value-type="float" office:value="0" calcext:value-type="float">
            <text:p>0</text:p>
          </table:table-cell>
          <table:table-cell table:style-name="ce1102" table:formula="of:=([.D47]+[.D53])/2" office:value-type="float" office:value="0" calcext:value-type="float">
            <text:p>0</text:p>
          </table:table-cell>
          <table:table-cell table:style-name="ce1102" table:formula="of:=([.E47]+[.E53])/2" office:value-type="float" office:value="0" calcext:value-type="float">
            <text:p>0</text:p>
          </table:table-cell>
          <table:table-cell table:style-name="ce1102" table:formula="of:=([.F47]+[.F53])/2" office:value-type="float" office:value="1" calcext:value-type="float">
            <text:p>1</text:p>
          </table:table-cell>
          <table:table-cell table:style-name="ce1102" table:formula="of:=([.G47]+[.G53])/2" office:value-type="float" office:value="-1" calcext:value-type="float">
            <text:p>-1</text:p>
          </table:table-cell>
          <table:table-cell table:style-name="ce1109" table:formula="of:=([.H47]+[.H53])/2" office:value-type="float" office:value="0" calcext:value-type="float">
            <text:p>0</text:p>
          </table:table-cell>
          <table:table-cell table:style-name="ce1084" table:formula="of:=([.I47]+[.I53])/2" office:value-type="float" office:value="0" calcext:value-type="float">
            <text:p>0</text:p>
          </table:table-cell>
          <table:table-cell table:style-name="ce1102" table:formula="of:=([.J47]+[.J53])/2" office:value-type="float" office:value="0" calcext:value-type="float">
            <text:p>0</text:p>
          </table:table-cell>
          <table:table-cell table:style-name="ce1102" table:formula="of:=([.K47]+[.K53])/2" office:value-type="float" office:value="0" calcext:value-type="float">
            <text:p>0</text:p>
          </table:table-cell>
          <table:table-cell table:style-name="ce1102" table:formula="of:=([.L47]+[.L53])/2" office:value-type="float" office:value="0" calcext:value-type="float">
            <text:p>0</text:p>
          </table:table-cell>
          <table:table-cell table:style-name="ce1102" table:formula="of:=([.M47]+[.M53])/2" office:value-type="float" office:value="0" calcext:value-type="float">
            <text:p>0</text:p>
          </table:table-cell>
          <table:table-cell table:style-name="ce1109" table:formula="of:=([.N47]+[.N53])/2" office:value-type="float" office:value="0" calcext:value-type="float">
            <text:p>0</text:p>
          </table:table-cell>
          <table:table-cell table:style-name="ce1084" table:formula="of:=([.O47]+[.O53])/2" office:value-type="float" office:value="0" calcext:value-type="float">
            <text:p>0</text:p>
          </table:table-cell>
          <table:table-cell table:style-name="ce1102" table:formula="of:=([.P47]+[.P53])/2" office:value-type="float" office:value="0" calcext:value-type="float">
            <text:p>0</text:p>
          </table:table-cell>
          <table:table-cell table:style-name="ce1102" table:formula="of:=([.Q47]+[.Q53])/2" office:value-type="float" office:value="0" calcext:value-type="float">
            <text:p>0</text:p>
          </table:table-cell>
          <table:table-cell table:style-name="ce1102" table:formula="of:=([.R47]+[.R53])/2" office:value-type="float" office:value="-1" calcext:value-type="float">
            <text:p>-1</text:p>
          </table:table-cell>
          <table:table-cell table:style-name="ce1102" table:formula="of:=([.S47]+[.S53])/2" office:value-type="float" office:value="0" calcext:value-type="float">
            <text:p>0</text:p>
          </table:table-cell>
          <table:table-cell table:style-name="ce1102" table:formula="of:=([.T47]+[.T53])/2" office:value-type="float" office:value="0" calcext:value-type="float">
            <text:p>0</text:p>
          </table:table-cell>
          <table:table-cell table:style-name="ce1109" table:formula="of:=([.U47]+[.U53])/2" office:value-type="float" office:value="-1" calcext:value-type="float">
            <text:p>-1</text:p>
          </table:table-cell>
          <table:table-cell table:style-name="ce1102" table:formula="of:=([.V47]+[.V53])/2" office:value-type="float" office:value="-1" calcext:value-type="float">
            <text:p>-1</text:p>
          </table:table-cell>
          <table:table-cell table:style-name="ce1102" table:formula="of:=([.W47]+[.W53])/2" office:value-type="float" office:value="-1" calcext:value-type="float">
            <text:p>-1</text:p>
          </table:table-cell>
          <table:table-cell table:style-name="ce1102" table:formula="of:=([.X47]+[.X53])/2" office:value-type="float" office:value="0" calcext:value-type="float">
            <text:p>0</text:p>
          </table:table-cell>
          <table:table-cell table:style-name="ce1102" table:formula="of:=([.Y47]+[.Y53])/2" office:value-type="float" office:value="0" calcext:value-type="float">
            <text:p>0</text:p>
          </table:table-cell>
          <table:table-cell table:style-name="ce1102" table:formula="of:=([.Z47]+[.Z53])/2" office:value-type="float" office:value="1" calcext:value-type="float">
            <text:p>1</text:p>
          </table:table-cell>
          <table:table-cell table:style-name="ce1102" table:formula="of:=([.AA47]+[.AA53])/2" office:value-type="float" office:value="1" calcext:value-type="float">
            <text:p>1</text:p>
          </table:table-cell>
          <table:table-cell table:style-name="ce1102" table:formula="of:=([.AB47]+[.AB53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4"/>
          <table:table-cell table:style-name="ce110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style-name="ce1084" table:formula="of:=([.C48]+[.C54])/2" office:value-type="float" office:value="0" calcext:value-type="float">
            <text:p>0</text:p>
          </table:table-cell>
          <table:table-cell table:style-name="ce1102" table:formula="of:=([.D48]+[.D54])/2" office:value-type="float" office:value="0" calcext:value-type="float">
            <text:p>0</text:p>
          </table:table-cell>
          <table:table-cell table:style-name="ce1102" table:formula="of:=([.E48]+[.E54])/2" office:value-type="float" office:value="0" calcext:value-type="float">
            <text:p>0</text:p>
          </table:table-cell>
          <table:table-cell table:style-name="ce1102" table:formula="of:=([.F48]+[.F54])/2" office:value-type="float" office:value="0" calcext:value-type="float">
            <text:p>0</text:p>
          </table:table-cell>
          <table:table-cell table:style-name="ce1102" table:formula="of:=([.G48]+[.G54])/2" office:value-type="float" office:value="1" calcext:value-type="float">
            <text:p>1</text:p>
          </table:table-cell>
          <table:table-cell table:style-name="ce1109" table:formula="of:=([.H48]+[.H54])/2" office:value-type="float" office:value="-1" calcext:value-type="float">
            <text:p>-1</text:p>
          </table:table-cell>
          <table:table-cell table:style-name="ce1084" table:formula="of:=([.I48]+[.I54])/2" office:value-type="float" office:value="0" calcext:value-type="float">
            <text:p>0</text:p>
          </table:table-cell>
          <table:table-cell table:style-name="ce1102" table:formula="of:=([.J48]+[.J54])/2" office:value-type="float" office:value="0" calcext:value-type="float">
            <text:p>0</text:p>
          </table:table-cell>
          <table:table-cell table:style-name="ce1102" table:formula="of:=([.K48]+[.K54])/2" office:value-type="float" office:value="0" calcext:value-type="float">
            <text:p>0</text:p>
          </table:table-cell>
          <table:table-cell table:style-name="ce1102" table:formula="of:=([.L48]+[.L54])/2" office:value-type="float" office:value="0" calcext:value-type="float">
            <text:p>0</text:p>
          </table:table-cell>
          <table:table-cell table:style-name="ce1102" table:formula="of:=([.M48]+[.M54])/2" office:value-type="float" office:value="0" calcext:value-type="float">
            <text:p>0</text:p>
          </table:table-cell>
          <table:table-cell table:style-name="ce1109" table:formula="of:=([.N48]+[.N54])/2" office:value-type="float" office:value="0" calcext:value-type="float">
            <text:p>0</text:p>
          </table:table-cell>
          <table:table-cell table:style-name="ce1084" table:formula="of:=([.O48]+[.O54])/2" office:value-type="float" office:value="0" calcext:value-type="float">
            <text:p>0</text:p>
          </table:table-cell>
          <table:table-cell table:style-name="ce1102" table:formula="of:=([.P48]+[.P54])/2" office:value-type="float" office:value="0" calcext:value-type="float">
            <text:p>0</text:p>
          </table:table-cell>
          <table:table-cell table:style-name="ce1102" table:formula="of:=([.Q48]+[.Q54])/2" office:value-type="float" office:value="1" calcext:value-type="float">
            <text:p>1</text:p>
          </table:table-cell>
          <table:table-cell table:style-name="ce1102" table:formula="of:=([.R48]+[.R54])/2" office:value-type="float" office:value="0" calcext:value-type="float">
            <text:p>0</text:p>
          </table:table-cell>
          <table:table-cell table:style-name="ce1102" table:formula="of:=([.S48]+[.S54])/2" office:value-type="float" office:value="1" calcext:value-type="float">
            <text:p>1</text:p>
          </table:table-cell>
          <table:table-cell table:style-name="ce1102" table:formula="of:=([.T48]+[.T54])/2" office:value-type="float" office:value="-1" calcext:value-type="float">
            <text:p>-1</text:p>
          </table:table-cell>
          <table:table-cell table:style-name="ce1109" table:formula="of:=([.U48]+[.U54])/2" office:value-type="float" office:value="1" calcext:value-type="float">
            <text:p>1</text:p>
          </table:table-cell>
          <table:table-cell table:style-name="ce1102" table:formula="of:=([.V48]+[.V54])/2" office:value-type="float" office:value="0" calcext:value-type="float">
            <text:p>0</text:p>
          </table:table-cell>
          <table:table-cell table:style-name="ce1102" table:formula="of:=([.W48]+[.W54])/2" office:value-type="float" office:value="0" calcext:value-type="float">
            <text:p>0</text:p>
          </table:table-cell>
          <table:table-cell table:style-name="ce1102" table:formula="of:=([.X48]+[.X54])/2" office:value-type="float" office:value="-1" calcext:value-type="float">
            <text:p>-1</text:p>
          </table:table-cell>
          <table:table-cell table:style-name="ce1102" table:formula="of:=([.Y48]+[.Y54])/2" office:value-type="float" office:value="-1" calcext:value-type="float">
            <text:p>-1</text:p>
          </table:table-cell>
          <table:table-cell table:style-name="ce1102" table:formula="of:=([.Z48]+[.Z54])/2" office:value-type="float" office:value="-1" calcext:value-type="float">
            <text:p>-1</text:p>
          </table:table-cell>
          <table:table-cell table:style-name="ce1102" table:formula="of:=([.AA48]+[.AA54])/2" office:value-type="float" office:value="0" calcext:value-type="float">
            <text:p>0</text:p>
          </table:table-cell>
          <table:table-cell table:style-name="ce1102" table:formula="of:=([.AB48]+[.AB54])/2" office:value-type="float" office:value="1" calcext:value-type="float">
            <text:p>1</text:p>
          </table:table-cell>
          <table:table-cell table:style-name="ce1135"/>
          <table:table-cell table:style-name="ce1087" table:number-columns-repeated="14"/>
          <table:table-cell table:style-name="ce110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table:style-name="ce1084" table:formula="of:=([.C49]+[.C55])/2" office:value-type="float" office:value="0" calcext:value-type="float">
            <text:p>0</text:p>
          </table:table-cell>
          <table:table-cell table:style-name="ce1102" table:formula="of:=([.D49]+[.D55])/2" office:value-type="float" office:value="0" calcext:value-type="float">
            <text:p>0</text:p>
          </table:table-cell>
          <table:table-cell table:style-name="ce1102" table:formula="of:=([.E49]+[.E55])/2" office:value-type="float" office:value="0" calcext:value-type="float">
            <text:p>0</text:p>
          </table:table-cell>
          <table:table-cell table:style-name="ce1102" table:formula="of:=([.F49]+[.F55])/2" office:value-type="float" office:value="0" calcext:value-type="float">
            <text:p>0</text:p>
          </table:table-cell>
          <table:table-cell table:style-name="ce1102" table:formula="of:=([.G49]+[.G55])/2" office:value-type="float" office:value="0" calcext:value-type="float">
            <text:p>0</text:p>
          </table:table-cell>
          <table:table-cell table:style-name="ce1109" table:formula="of:=([.H49]+[.H55])/2" office:value-type="float" office:value="1" calcext:value-type="float">
            <text:p>1</text:p>
          </table:table-cell>
          <table:table-cell table:style-name="ce1084" table:formula="of:=([.I49]+[.I55])/2" office:value-type="float" office:value="0" calcext:value-type="float">
            <text:p>0</text:p>
          </table:table-cell>
          <table:table-cell table:style-name="ce1102" table:formula="of:=([.J49]+[.J55])/2" office:value-type="float" office:value="0" calcext:value-type="float">
            <text:p>0</text:p>
          </table:table-cell>
          <table:table-cell table:style-name="ce1102" table:formula="of:=([.K49]+[.K55])/2" office:value-type="float" office:value="0" calcext:value-type="float">
            <text:p>0</text:p>
          </table:table-cell>
          <table:table-cell table:style-name="ce1102" table:formula="of:=([.L49]+[.L55])/2" office:value-type="float" office:value="0" calcext:value-type="float">
            <text:p>0</text:p>
          </table:table-cell>
          <table:table-cell table:style-name="ce1102" table:formula="of:=([.M49]+[.M55])/2" office:value-type="float" office:value="0" calcext:value-type="float">
            <text:p>0</text:p>
          </table:table-cell>
          <table:table-cell table:style-name="ce1109" table:formula="of:=([.N49]+[.N55])/2" office:value-type="float" office:value="0" calcext:value-type="float">
            <text:p>0</text:p>
          </table:table-cell>
          <table:table-cell table:style-name="ce1084" table:formula="of:=([.O49]+[.O55])/2" office:value-type="float" office:value="0" calcext:value-type="float">
            <text:p>0</text:p>
          </table:table-cell>
          <table:table-cell table:style-name="ce1102" table:formula="of:=([.P49]+[.P55])/2" office:value-type="float" office:value="1" calcext:value-type="float">
            <text:p>1</text:p>
          </table:table-cell>
          <table:table-cell table:style-name="ce1102" table:formula="of:=([.Q49]+[.Q55])/2" office:value-type="float" office:value="0" calcext:value-type="float">
            <text:p>0</text:p>
          </table:table-cell>
          <table:table-cell table:style-name="ce1102" table:formula="of:=([.R49]+[.R55])/2" office:value-type="float" office:value="1" calcext:value-type="float">
            <text:p>1</text:p>
          </table:table-cell>
          <table:table-cell table:style-name="ce1102" table:formula="of:=([.S49]+[.S55])/2" office:value-type="float" office:value="0" calcext:value-type="float">
            <text:p>0</text:p>
          </table:table-cell>
          <table:table-cell table:style-name="ce1102" table:formula="of:=([.T49]+[.T55])/2" office:value-type="float" office:value="1" calcext:value-type="float">
            <text:p>1</text:p>
          </table:table-cell>
          <table:table-cell table:style-name="ce1109" table:formula="of:=([.U49]+[.U55])/2" office:value-type="float" office:value="0" calcext:value-type="float">
            <text:p>0</text:p>
          </table:table-cell>
          <table:table-cell table:style-name="ce1102" table:formula="of:=([.V49]+[.V55])/2" office:value-type="float" office:value="0" calcext:value-type="float">
            <text:p>0</text:p>
          </table:table-cell>
          <table:table-cell table:style-name="ce1102" table:formula="of:=([.W49]+[.W55])/2" office:value-type="float" office:value="0" calcext:value-type="float">
            <text:p>0</text:p>
          </table:table-cell>
          <table:table-cell table:style-name="ce1102" table:formula="of:=([.X49]+[.X55])/2" office:value-type="float" office:value="0" calcext:value-type="float">
            <text:p>0</text:p>
          </table:table-cell>
          <table:table-cell table:style-name="ce1102" table:formula="of:=([.Y49]+[.Y55])/2" office:value-type="float" office:value="0" calcext:value-type="float">
            <text:p>0</text:p>
          </table:table-cell>
          <table:table-cell table:style-name="ce1102" table:formula="of:=([.Z49]+[.Z55])/2" office:value-type="float" office:value="0" calcext:value-type="float">
            <text:p>0</text:p>
          </table:table-cell>
          <table:table-cell table:style-name="ce1102" table:formula="of:=([.AA49]+[.AA55])/2" office:value-type="float" office:value="-1" calcext:value-type="float">
            <text:p>-1</text:p>
          </table:table-cell>
          <table:table-cell table:style-name="ce1102" table:formula="of:=([.AB49]+[.AB55])/2" office:value-type="float" office:value="-1" calcext:value-type="float">
            <text:p>-1</text:p>
          </table:table-cell>
          <table:table-cell table:style-name="ce1135"/>
          <table:table-cell table:style-name="ce1087" table:number-columns-repeated="14"/>
          <table:table-cell table:style-name="ce110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1085" table:formula="of:=([.C44]-[.C50])/2" office:value-type="float" office:value="0" calcext:value-type="float">
            <text:p>0</text:p>
          </table:table-cell>
          <table:table-cell table:style-name="ce1103" table:formula="of:=([.D44]-[.D50])/2" office:value-type="float" office:value="0" calcext:value-type="float">
            <text:p>0</text:p>
          </table:table-cell>
          <table:table-cell table:style-name="ce1103" table:formula="of:=([.E44]-[.E50])/2" office:value-type="float" office:value="0" calcext:value-type="float">
            <text:p>0</text:p>
          </table:table-cell>
          <table:table-cell table:style-name="ce1103" table:formula="of:=([.F44]-[.F50])/2" office:value-type="float" office:value="0" calcext:value-type="float">
            <text:p>0</text:p>
          </table:table-cell>
          <table:table-cell table:style-name="ce1103" table:formula="of:=([.G44]-[.G50])/2" office:value-type="float" office:value="0" calcext:value-type="float">
            <text:p>0</text:p>
          </table:table-cell>
          <table:table-cell table:style-name="ce1110" table:formula="of:=([.H44]-[.H50])/2" office:value-type="float" office:value="0" calcext:value-type="float">
            <text:p>0</text:p>
          </table:table-cell>
          <table:table-cell table:style-name="ce1085" table:formula="of:=([.I44]-[.I50])/2" office:value-type="float" office:value="1" calcext:value-type="float">
            <text:p>1</text:p>
          </table:table-cell>
          <table:table-cell table:style-name="ce1103" table:formula="of:=([.J44]-[.J50])/2" office:value-type="float" office:value="-1" calcext:value-type="float">
            <text:p>-1</text:p>
          </table:table-cell>
          <table:table-cell table:style-name="ce1103" table:formula="of:=([.K44]-[.K50])/2" office:value-type="float" office:value="0" calcext:value-type="float">
            <text:p>0</text:p>
          </table:table-cell>
          <table:table-cell table:style-name="ce1103" table:formula="of:=([.L44]-[.L50])/2" office:value-type="float" office:value="0" calcext:value-type="float">
            <text:p>0</text:p>
          </table:table-cell>
          <table:table-cell table:style-name="ce1103" table:formula="of:=([.M44]-[.M50])/2" office:value-type="float" office:value="0" calcext:value-type="float">
            <text:p>0</text:p>
          </table:table-cell>
          <table:table-cell table:style-name="ce1110" table:formula="of:=([.N44]-[.N50])/2" office:value-type="float" office:value="0" calcext:value-type="float">
            <text:p>0</text:p>
          </table:table-cell>
          <table:table-cell table:style-name="ce1085" table:formula="of:=([.O44]-[.O50])/2" office:value-type="float" office:value="-1" calcext:value-type="float">
            <text:p>-1</text:p>
          </table:table-cell>
          <table:table-cell table:style-name="ce1103" table:formula="of:=([.P44]-[.P50])/2" office:value-type="float" office:value="0" calcext:value-type="float">
            <text:p>0</text:p>
          </table:table-cell>
          <table:table-cell table:style-name="ce1103" table:formula="of:=([.Q44]-[.Q50])/2" office:value-type="float" office:value="1" calcext:value-type="float">
            <text:p>1</text:p>
          </table:table-cell>
          <table:table-cell table:style-name="ce1103" table:formula="of:=([.R44]-[.R50])/2" office:value-type="float" office:value="1" calcext:value-type="float">
            <text:p>1</text:p>
          </table:table-cell>
          <table:table-cell table:style-name="ce1103" table:formula="of:=([.S44]-[.S50])/2" office:value-type="float" office:value="0" calcext:value-type="float">
            <text:p>0</text:p>
          </table:table-cell>
          <table:table-cell table:style-name="ce1103" table:formula="of:=([.T44]-[.T50])/2" office:value-type="float" office:value="0" calcext:value-type="float">
            <text:p>0</text:p>
          </table:table-cell>
          <table:table-cell table:style-name="ce1110" table:formula="of:=([.U44]-[.U50])/2" office:value-type="float" office:value="0" calcext:value-type="float">
            <text:p>0</text:p>
          </table:table-cell>
          <table:table-cell table:style-name="ce1103" table:formula="of:=([.V44]-[.V50])/2" office:value-type="float" office:value="-1" calcext:value-type="float">
            <text:p>-1</text:p>
          </table:table-cell>
          <table:table-cell table:style-name="ce1103" table:formula="of:=([.W44]-[.W50])/2" office:value-type="float" office:value="0" calcext:value-type="float">
            <text:p>0</text:p>
          </table:table-cell>
          <table:table-cell table:style-name="ce1103" table:formula="of:=([.X44]-[.X50])/2" office:value-type="float" office:value="0" calcext:value-type="float">
            <text:p>0</text:p>
          </table:table-cell>
          <table:table-cell table:style-name="ce1103" table:formula="of:=([.Y44]-[.Y50])/2" office:value-type="float" office:value="-1" calcext:value-type="float">
            <text:p>-1</text:p>
          </table:table-cell>
          <table:table-cell table:style-name="ce1103" table:formula="of:=([.Z44]-[.Z50])/2" office:value-type="float" office:value="0" calcext:value-type="float">
            <text:p>0</text:p>
          </table:table-cell>
          <table:table-cell table:style-name="ce1103" table:formula="of:=([.AA44]-[.AA50])/2" office:value-type="float" office:value="0" calcext:value-type="float">
            <text:p>0</text:p>
          </table:table-cell>
          <table:table-cell table:style-name="ce1110" table:formula="of:=([.AB44]-[.AB50])/2" office:value-type="float" office:value="-1" calcext:value-type="float">
            <text:p>-1</text:p>
          </table:table-cell>
          <table:table-cell table:style-name="ce1136"/>
          <table:table-cell table:style-name="ce1104" table:number-columns-repeated="14"/>
          <table:table-cell table:style-name="ce111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1084" table:formula="of:=([.C45]-[.C51])/2" office:value-type="float" office:value="0" calcext:value-type="float">
            <text:p>0</text:p>
          </table:table-cell>
          <table:table-cell table:style-name="ce1102" table:formula="of:=([.D45]-[.D51])/2" office:value-type="float" office:value="0" calcext:value-type="float">
            <text:p>0</text:p>
          </table:table-cell>
          <table:table-cell table:style-name="ce1102" table:formula="of:=([.E45]-[.E51])/2" office:value-type="float" office:value="0" calcext:value-type="float">
            <text:p>0</text:p>
          </table:table-cell>
          <table:table-cell table:style-name="ce1102" table:formula="of:=([.F45]-[.F51])/2" office:value-type="float" office:value="0" calcext:value-type="float">
            <text:p>0</text:p>
          </table:table-cell>
          <table:table-cell table:style-name="ce1102" table:formula="of:=([.G45]-[.G51])/2" office:value-type="float" office:value="0" calcext:value-type="float">
            <text:p>0</text:p>
          </table:table-cell>
          <table:table-cell table:style-name="ce1109" table:formula="of:=([.H45]-[.H51])/2" office:value-type="float" office:value="0" calcext:value-type="float">
            <text:p>0</text:p>
          </table:table-cell>
          <table:table-cell table:style-name="ce1084" table:formula="of:=([.I45]-[.I51])/2" office:value-type="float" office:value="0" calcext:value-type="float">
            <text:p>0</text:p>
          </table:table-cell>
          <table:table-cell table:style-name="ce1102" table:formula="of:=([.J45]-[.J51])/2" office:value-type="float" office:value="1" calcext:value-type="float">
            <text:p>1</text:p>
          </table:table-cell>
          <table:table-cell table:style-name="ce1102" table:formula="of:=([.K45]-[.K51])/2" office:value-type="float" office:value="-1" calcext:value-type="float">
            <text:p>-1</text:p>
          </table:table-cell>
          <table:table-cell table:style-name="ce1102" table:formula="of:=([.L45]-[.L51])/2" office:value-type="float" office:value="0" calcext:value-type="float">
            <text:p>0</text:p>
          </table:table-cell>
          <table:table-cell table:style-name="ce1102" table:formula="of:=([.M45]-[.M51])/2" office:value-type="float" office:value="0" calcext:value-type="float">
            <text:p>0</text:p>
          </table:table-cell>
          <table:table-cell table:style-name="ce1109" table:formula="of:=([.N45]-[.N51])/2" office:value-type="float" office:value="0" calcext:value-type="float">
            <text:p>0</text:p>
          </table:table-cell>
          <table:table-cell table:style-name="ce1084" table:formula="of:=([.O45]-[.O51])/2" office:value-type="float" office:value="0" calcext:value-type="float">
            <text:p>0</text:p>
          </table:table-cell>
          <table:table-cell table:style-name="ce1102" table:formula="of:=([.P45]-[.P51])/2" office:value-type="float" office:value="0" calcext:value-type="float">
            <text:p>0</text:p>
          </table:table-cell>
          <table:table-cell table:style-name="ce1102" table:formula="of:=([.Q45]-[.Q51])/2" office:value-type="float" office:value="-1" calcext:value-type="float">
            <text:p>-1</text:p>
          </table:table-cell>
          <table:table-cell table:style-name="ce1102" table:formula="of:=([.R45]-[.R51])/2" office:value-type="float" office:value="0" calcext:value-type="float">
            <text:p>0</text:p>
          </table:table-cell>
          <table:table-cell table:style-name="ce1102" table:formula="of:=([.S45]-[.S51])/2" office:value-type="float" office:value="1" calcext:value-type="float">
            <text:p>1</text:p>
          </table:table-cell>
          <table:table-cell table:style-name="ce1102" table:formula="of:=([.T45]-[.T51])/2" office:value-type="float" office:value="1" calcext:value-type="float">
            <text:p>1</text:p>
          </table:table-cell>
          <table:table-cell table:style-name="ce1109" table:formula="of:=([.U45]-[.U51])/2" office:value-type="float" office:value="0" calcext:value-type="float">
            <text:p>0</text:p>
          </table:table-cell>
          <table:table-cell table:style-name="ce1102" table:formula="of:=([.V45]-[.V51])/2" office:value-type="float" office:value="1" calcext:value-type="float">
            <text:p>1</text:p>
          </table:table-cell>
          <table:table-cell table:style-name="ce1102" table:formula="of:=([.W45]-[.W51])/2" office:value-type="float" office:value="-1" calcext:value-type="float">
            <text:p>-1</text:p>
          </table:table-cell>
          <table:table-cell table:style-name="ce1102" table:formula="of:=([.X45]-[.X51])/2" office:value-type="float" office:value="1" calcext:value-type="float">
            <text:p>1</text:p>
          </table:table-cell>
          <table:table-cell table:style-name="ce1102" table:formula="of:=([.Y45]-[.Y51])/2" office:value-type="float" office:value="0" calcext:value-type="float">
            <text:p>0</text:p>
          </table:table-cell>
          <table:table-cell table:style-name="ce1102" table:formula="of:=([.Z45]-[.Z51])/2" office:value-type="float" office:value="-1" calcext:value-type="float">
            <text:p>-1</text:p>
          </table:table-cell>
          <table:table-cell table:style-name="ce1102" table:formula="of:=([.AA45]-[.AA51])/2" office:value-type="float" office:value="0" calcext:value-type="float">
            <text:p>0</text:p>
          </table:table-cell>
          <table:table-cell table:style-name="ce1109" table:formula="of:=([.AB45]-[.AB51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5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style-name="ce1084" table:formula="of:=([.C46]-[.C52])/2" office:value-type="float" office:value="0" calcext:value-type="float">
            <text:p>0</text:p>
          </table:table-cell>
          <table:table-cell table:style-name="ce1102" table:formula="of:=([.D46]-[.D52])/2" office:value-type="float" office:value="0" calcext:value-type="float">
            <text:p>0</text:p>
          </table:table-cell>
          <table:table-cell table:style-name="ce1102" table:formula="of:=([.E46]-[.E52])/2" office:value-type="float" office:value="0" calcext:value-type="float">
            <text:p>0</text:p>
          </table:table-cell>
          <table:table-cell table:style-name="ce1102" table:formula="of:=([.F46]-[.F52])/2" office:value-type="float" office:value="0" calcext:value-type="float">
            <text:p>0</text:p>
          </table:table-cell>
          <table:table-cell table:style-name="ce1102" table:formula="of:=([.G46]-[.G52])/2" office:value-type="float" office:value="0" calcext:value-type="float">
            <text:p>0</text:p>
          </table:table-cell>
          <table:table-cell table:style-name="ce1109" table:formula="of:=([.H46]-[.H52])/2" office:value-type="float" office:value="0" calcext:value-type="float">
            <text:p>0</text:p>
          </table:table-cell>
          <table:table-cell table:style-name="ce1084" table:formula="of:=([.I46]-[.I52])/2" office:value-type="float" office:value="0" calcext:value-type="float">
            <text:p>0</text:p>
          </table:table-cell>
          <table:table-cell table:style-name="ce1102" table:formula="of:=([.J46]-[.J52])/2" office:value-type="float" office:value="0" calcext:value-type="float">
            <text:p>0</text:p>
          </table:table-cell>
          <table:table-cell table:style-name="ce1102" table:formula="of:=([.K46]-[.K52])/2" office:value-type="float" office:value="1" calcext:value-type="float">
            <text:p>1</text:p>
          </table:table-cell>
          <table:table-cell table:style-name="ce1102" table:formula="of:=([.L46]-[.L52])/2" office:value-type="float" office:value="-1" calcext:value-type="float">
            <text:p>-1</text:p>
          </table:table-cell>
          <table:table-cell table:style-name="ce1102" table:formula="of:=([.M46]-[.M52])/2" office:value-type="float" office:value="0" calcext:value-type="float">
            <text:p>0</text:p>
          </table:table-cell>
          <table:table-cell table:style-name="ce1109" table:formula="of:=([.N46]-[.N52])/2" office:value-type="float" office:value="0" calcext:value-type="float">
            <text:p>0</text:p>
          </table:table-cell>
          <table:table-cell table:style-name="ce1084" table:formula="of:=([.O46]-[.O52])/2" office:value-type="float" office:value="0" calcext:value-type="float">
            <text:p>0</text:p>
          </table:table-cell>
          <table:table-cell table:style-name="ce1102" table:formula="of:=([.P46]-[.P52])/2" office:value-type="float" office:value="-1" calcext:value-type="float">
            <text:p>-1</text:p>
          </table:table-cell>
          <table:table-cell table:style-name="ce1102" table:formula="of:=([.Q46]-[.Q52])/2" office:value-type="float" office:value="0" calcext:value-type="float">
            <text:p>0</text:p>
          </table:table-cell>
          <table:table-cell table:style-name="ce1102" table:formula="of:=([.R46]-[.R52])/2" office:value-type="float" office:value="0" calcext:value-type="float">
            <text:p>0</text:p>
          </table:table-cell>
          <table:table-cell table:style-name="ce1102" table:formula="of:=([.S46]-[.S52])/2" office:value-type="float" office:value="-1" calcext:value-type="float">
            <text:p>-1</text:p>
          </table:table-cell>
          <table:table-cell table:style-name="ce1102" table:formula="of:=([.T46]-[.T52])/2" office:value-type="float" office:value="0" calcext:value-type="float">
            <text:p>0</text:p>
          </table:table-cell>
          <table:table-cell table:style-name="ce1109" table:formula="of:=([.U46]-[.U52])/2" office:value-type="float" office:value="1" calcext:value-type="float">
            <text:p>1</text:p>
          </table:table-cell>
          <table:table-cell table:style-name="ce1102" table:formula="of:=([.V46]-[.V52])/2" office:value-type="float" office:value="0" calcext:value-type="float">
            <text:p>0</text:p>
          </table:table-cell>
          <table:table-cell table:style-name="ce1102" table:formula="of:=([.W46]-[.W52])/2" office:value-type="float" office:value="1" calcext:value-type="float">
            <text:p>1</text:p>
          </table:table-cell>
          <table:table-cell table:style-name="ce1102" table:formula="of:=([.X46]-[.X52])/2" office:value-type="float" office:value="0" calcext:value-type="float">
            <text:p>0</text:p>
          </table:table-cell>
          <table:table-cell table:style-name="ce1102" table:formula="of:=([.Y46]-[.Y52])/2" office:value-type="float" office:value="1" calcext:value-type="float">
            <text:p>1</text:p>
          </table:table-cell>
          <table:table-cell table:style-name="ce1102" table:formula="of:=([.Z46]-[.Z52])/2" office:value-type="float" office:value="0" calcext:value-type="float">
            <text:p>0</text:p>
          </table:table-cell>
          <table:table-cell table:style-name="ce1102" table:formula="of:=([.AA46]-[.AA52])/2" office:value-type="float" office:value="0" calcext:value-type="float">
            <text:p>0</text:p>
          </table:table-cell>
          <table:table-cell table:style-name="ce1109" table:formula="of:=([.AB46]-[.AB52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5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style-name="ce1084" table:formula="of:=([.C47]-[.C53])/2" office:value-type="float" office:value="0" calcext:value-type="float">
            <text:p>0</text:p>
          </table:table-cell>
          <table:table-cell table:style-name="ce1102" table:formula="of:=([.D47]-[.D53])/2" office:value-type="float" office:value="0" calcext:value-type="float">
            <text:p>0</text:p>
          </table:table-cell>
          <table:table-cell table:style-name="ce1102" table:formula="of:=([.E47]-[.E53])/2" office:value-type="float" office:value="0" calcext:value-type="float">
            <text:p>0</text:p>
          </table:table-cell>
          <table:table-cell table:style-name="ce1102" table:formula="of:=([.F47]-[.F53])/2" office:value-type="float" office:value="0" calcext:value-type="float">
            <text:p>0</text:p>
          </table:table-cell>
          <table:table-cell table:style-name="ce1102" table:formula="of:=([.G47]-[.G53])/2" office:value-type="float" office:value="0" calcext:value-type="float">
            <text:p>0</text:p>
          </table:table-cell>
          <table:table-cell table:style-name="ce1109" table:formula="of:=([.H47]-[.H53])/2" office:value-type="float" office:value="0" calcext:value-type="float">
            <text:p>0</text:p>
          </table:table-cell>
          <table:table-cell table:style-name="ce1084" table:formula="of:=([.I47]-[.I53])/2" office:value-type="float" office:value="0" calcext:value-type="float">
            <text:p>0</text:p>
          </table:table-cell>
          <table:table-cell table:style-name="ce1102" table:formula="of:=([.J47]-[.J53])/2" office:value-type="float" office:value="0" calcext:value-type="float">
            <text:p>0</text:p>
          </table:table-cell>
          <table:table-cell table:style-name="ce1102" table:formula="of:=([.K47]-[.K53])/2" office:value-type="float" office:value="0" calcext:value-type="float">
            <text:p>0</text:p>
          </table:table-cell>
          <table:table-cell table:style-name="ce1102" table:formula="of:=([.L47]-[.L53])/2" office:value-type="float" office:value="1" calcext:value-type="float">
            <text:p>1</text:p>
          </table:table-cell>
          <table:table-cell table:style-name="ce1102" table:formula="of:=([.M47]-[.M53])/2" office:value-type="float" office:value="-1" calcext:value-type="float">
            <text:p>-1</text:p>
          </table:table-cell>
          <table:table-cell table:style-name="ce1109" table:formula="of:=([.N47]-[.N53])/2" office:value-type="float" office:value="0" calcext:value-type="float">
            <text:p>0</text:p>
          </table:table-cell>
          <table:table-cell table:style-name="ce1084" table:formula="of:=([.O47]-[.O53])/2" office:value-type="float" office:value="0" calcext:value-type="float">
            <text:p>0</text:p>
          </table:table-cell>
          <table:table-cell table:style-name="ce1102" table:formula="of:=([.P47]-[.P53])/2" office:value-type="float" office:value="0" calcext:value-type="float">
            <text:p>0</text:p>
          </table:table-cell>
          <table:table-cell table:style-name="ce1102" table:formula="of:=([.Q47]-[.Q53])/2" office:value-type="float" office:value="0" calcext:value-type="float">
            <text:p>0</text:p>
          </table:table-cell>
          <table:table-cell table:style-name="ce1102" table:formula="of:=([.R47]-[.R53])/2" office:value-type="float" office:value="-1" calcext:value-type="float">
            <text:p>-1</text:p>
          </table:table-cell>
          <table:table-cell table:style-name="ce1102" table:formula="of:=([.S47]-[.S53])/2" office:value-type="float" office:value="0" calcext:value-type="float">
            <text:p>0</text:p>
          </table:table-cell>
          <table:table-cell table:style-name="ce1102" table:formula="of:=([.T47]-[.T53])/2" office:value-type="float" office:value="0" calcext:value-type="float">
            <text:p>0</text:p>
          </table:table-cell>
          <table:table-cell table:style-name="ce1109" table:formula="of:=([.U47]-[.U53])/2" office:value-type="float" office:value="-1" calcext:value-type="float">
            <text:p>-1</text:p>
          </table:table-cell>
          <table:table-cell table:style-name="ce1102" table:formula="of:=([.V47]-[.V53])/2" office:value-type="float" office:value="0" calcext:value-type="float">
            <text:p>0</text:p>
          </table:table-cell>
          <table:table-cell table:style-name="ce1102" table:formula="of:=([.W47]-[.W53])/2" office:value-type="float" office:value="0" calcext:value-type="float">
            <text:p>0</text:p>
          </table:table-cell>
          <table:table-cell table:style-name="ce1102" table:formula="of:=([.X47]-[.X53])/2" office:value-type="float" office:value="0" calcext:value-type="float">
            <text:p>0</text:p>
          </table:table-cell>
          <table:table-cell table:style-name="ce1102" table:formula="of:=([.Y47]-[.Y53])/2" office:value-type="float" office:value="0" calcext:value-type="float">
            <text:p>0</text:p>
          </table:table-cell>
          <table:table-cell table:style-name="ce1102" table:formula="of:=([.Z47]-[.Z53])/2" office:value-type="float" office:value="1" calcext:value-type="float">
            <text:p>1</text:p>
          </table:table-cell>
          <table:table-cell table:style-name="ce1102" table:formula="of:=([.AA47]-[.AA53])/2" office:value-type="float" office:value="1" calcext:value-type="float">
            <text:p>1</text:p>
          </table:table-cell>
          <table:table-cell table:style-name="ce1109" table:formula="of:=([.AB47]-[.AB53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5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table:style-name="ce1084" table:formula="of:=([.C48]-[.C54])/2" office:value-type="float" office:value="0" calcext:value-type="float">
            <text:p>0</text:p>
          </table:table-cell>
          <table:table-cell table:style-name="ce1102" table:formula="of:=([.D48]-[.D54])/2" office:value-type="float" office:value="0" calcext:value-type="float">
            <text:p>0</text:p>
          </table:table-cell>
          <table:table-cell table:style-name="ce1102" table:formula="of:=([.E48]-[.E54])/2" office:value-type="float" office:value="0" calcext:value-type="float">
            <text:p>0</text:p>
          </table:table-cell>
          <table:table-cell table:style-name="ce1102" table:formula="of:=([.F48]-[.F54])/2" office:value-type="float" office:value="0" calcext:value-type="float">
            <text:p>0</text:p>
          </table:table-cell>
          <table:table-cell table:style-name="ce1102" table:formula="of:=([.G48]-[.G54])/2" office:value-type="float" office:value="0" calcext:value-type="float">
            <text:p>0</text:p>
          </table:table-cell>
          <table:table-cell table:style-name="ce1109" table:formula="of:=([.H48]-[.H54])/2" office:value-type="float" office:value="0" calcext:value-type="float">
            <text:p>0</text:p>
          </table:table-cell>
          <table:table-cell table:style-name="ce1084" table:formula="of:=([.I48]-[.I54])/2" office:value-type="float" office:value="0" calcext:value-type="float">
            <text:p>0</text:p>
          </table:table-cell>
          <table:table-cell table:style-name="ce1102" table:formula="of:=([.J48]-[.J54])/2" office:value-type="float" office:value="0" calcext:value-type="float">
            <text:p>0</text:p>
          </table:table-cell>
          <table:table-cell table:style-name="ce1102" table:formula="of:=([.K48]-[.K54])/2" office:value-type="float" office:value="0" calcext:value-type="float">
            <text:p>0</text:p>
          </table:table-cell>
          <table:table-cell table:style-name="ce1102" table:formula="of:=([.L48]-[.L54])/2" office:value-type="float" office:value="0" calcext:value-type="float">
            <text:p>0</text:p>
          </table:table-cell>
          <table:table-cell table:style-name="ce1102" table:formula="of:=([.M48]-[.M54])/2" office:value-type="float" office:value="1" calcext:value-type="float">
            <text:p>1</text:p>
          </table:table-cell>
          <table:table-cell table:style-name="ce1109" table:formula="of:=([.N48]-[.N54])/2" office:value-type="float" office:value="-1" calcext:value-type="float">
            <text:p>-1</text:p>
          </table:table-cell>
          <table:table-cell table:style-name="ce1084" table:formula="of:=([.O48]-[.O54])/2" office:value-type="float" office:value="0" calcext:value-type="float">
            <text:p>0</text:p>
          </table:table-cell>
          <table:table-cell table:style-name="ce1102" table:formula="of:=([.P48]-[.P54])/2" office:value-type="float" office:value="0" calcext:value-type="float">
            <text:p>0</text:p>
          </table:table-cell>
          <table:table-cell table:style-name="ce1102" table:formula="of:=([.Q48]-[.Q54])/2" office:value-type="float" office:value="0" calcext:value-type="float">
            <text:p>0</text:p>
          </table:table-cell>
          <table:table-cell table:style-name="ce1102" table:formula="of:=([.R48]-[.R54])/2" office:value-type="float" office:value="0" calcext:value-type="float">
            <text:p>0</text:p>
          </table:table-cell>
          <table:table-cell table:style-name="ce1102" table:formula="of:=([.S48]-[.S54])/2" office:value-type="float" office:value="0" calcext:value-type="float">
            <text:p>0</text:p>
          </table:table-cell>
          <table:table-cell table:style-name="ce1102" table:formula="of:=([.T48]-[.T54])/2" office:value-type="float" office:value="-1" calcext:value-type="float">
            <text:p>-1</text:p>
          </table:table-cell>
          <table:table-cell table:style-name="ce1109" table:formula="of:=([.U48]-[.U54])/2" office:value-type="float" office:value="0" calcext:value-type="float">
            <text:p>0</text:p>
          </table:table-cell>
          <table:table-cell table:style-name="ce1102" table:formula="of:=([.V48]-[.V54])/2" office:value-type="float" office:value="0" calcext:value-type="float">
            <text:p>0</text:p>
          </table:table-cell>
          <table:table-cell table:style-name="ce1102" table:formula="of:=([.W48]-[.W54])/2" office:value-type="float" office:value="0" calcext:value-type="float">
            <text:p>0</text:p>
          </table:table-cell>
          <table:table-cell table:style-name="ce1102" table:formula="of:=([.X48]-[.X54])/2" office:value-type="float" office:value="0" calcext:value-type="float">
            <text:p>0</text:p>
          </table:table-cell>
          <table:table-cell table:style-name="ce1102" table:formula="of:=([.Y48]-[.Y54])/2" office:value-type="float" office:value="0" calcext:value-type="float">
            <text:p>0</text:p>
          </table:table-cell>
          <table:table-cell table:style-name="ce1102" table:formula="of:=([.Z48]-[.Z54])/2" office:value-type="float" office:value="0" calcext:value-type="float">
            <text:p>0</text:p>
          </table:table-cell>
          <table:table-cell table:style-name="ce1102" table:formula="of:=([.AA48]-[.AA54])/2" office:value-type="float" office:value="0" calcext:value-type="float">
            <text:p>0</text:p>
          </table:table-cell>
          <table:table-cell table:style-name="ce1109" table:formula="of:=([.AB48]-[.AB54])/2" office:value-type="float" office:value="1" calcext:value-type="float">
            <text:p>1</text:p>
          </table:table-cell>
          <table:table-cell table:style-name="ce1135"/>
          <table:table-cell table:style-name="ce1087" table:number-columns-repeated="15"/>
          <table:table-cell table:number-columns-repeated="46"/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table:style-name="ce1086" table:formula="of:=([.C49]-[.C55])/2" office:value-type="float" office:value="0" calcext:value-type="float">
            <text:p>0</text:p>
          </table:table-cell>
          <table:table-cell table:style-name="ce1104" table:formula="of:=([.D49]-[.D55])/2" office:value-type="float" office:value="0" calcext:value-type="float">
            <text:p>0</text:p>
          </table:table-cell>
          <table:table-cell table:style-name="ce1104" table:formula="of:=([.E49]-[.E55])/2" office:value-type="float" office:value="0" calcext:value-type="float">
            <text:p>0</text:p>
          </table:table-cell>
          <table:table-cell table:style-name="ce1104" table:formula="of:=([.F49]-[.F55])/2" office:value-type="float" office:value="0" calcext:value-type="float">
            <text:p>0</text:p>
          </table:table-cell>
          <table:table-cell table:style-name="ce1104" table:formula="of:=([.G49]-[.G55])/2" office:value-type="float" office:value="0" calcext:value-type="float">
            <text:p>0</text:p>
          </table:table-cell>
          <table:table-cell table:style-name="ce1111" table:formula="of:=([.H49]-[.H55])/2" office:value-type="float" office:value="0" calcext:value-type="float">
            <text:p>0</text:p>
          </table:table-cell>
          <table:table-cell table:style-name="ce1086" table:formula="of:=([.I49]-[.I55])/2" office:value-type="float" office:value="0" calcext:value-type="float">
            <text:p>0</text:p>
          </table:table-cell>
          <table:table-cell table:style-name="ce1104" table:formula="of:=([.J49]-[.J55])/2" office:value-type="float" office:value="0" calcext:value-type="float">
            <text:p>0</text:p>
          </table:table-cell>
          <table:table-cell table:style-name="ce1104" table:formula="of:=([.K49]-[.K55])/2" office:value-type="float" office:value="0" calcext:value-type="float">
            <text:p>0</text:p>
          </table:table-cell>
          <table:table-cell table:style-name="ce1104" table:formula="of:=([.L49]-[.L55])/2" office:value-type="float" office:value="0" calcext:value-type="float">
            <text:p>0</text:p>
          </table:table-cell>
          <table:table-cell table:style-name="ce1104" table:formula="of:=([.M49]-[.M55])/2" office:value-type="float" office:value="0" calcext:value-type="float">
            <text:p>0</text:p>
          </table:table-cell>
          <table:table-cell table:style-name="ce1111" table:formula="of:=([.N49]-[.N55])/2" office:value-type="float" office:value="1" calcext:value-type="float">
            <text:p>1</text:p>
          </table:table-cell>
          <table:table-cell table:style-name="ce1086" table:formula="of:=([.O49]-[.O55])/2" office:value-type="float" office:value="0" calcext:value-type="float">
            <text:p>0</text:p>
          </table:table-cell>
          <table:table-cell table:style-name="ce1104" table:formula="of:=([.P49]-[.P55])/2" office:value-type="float" office:value="0" calcext:value-type="float">
            <text:p>0</text:p>
          </table:table-cell>
          <table:table-cell table:style-name="ce1104" table:formula="of:=([.Q49]-[.Q55])/2" office:value-type="float" office:value="0" calcext:value-type="float">
            <text:p>0</text:p>
          </table:table-cell>
          <table:table-cell table:style-name="ce1104" table:formula="of:=([.R49]-[.R55])/2" office:value-type="float" office:value="0" calcext:value-type="float">
            <text:p>0</text:p>
          </table:table-cell>
          <table:table-cell table:style-name="ce1104" table:formula="of:=([.S49]-[.S55])/2" office:value-type="float" office:value="0" calcext:value-type="float">
            <text:p>0</text:p>
          </table:table-cell>
          <table:table-cell table:style-name="ce1104" table:formula="of:=([.T49]-[.T55])/2" office:value-type="float" office:value="0" calcext:value-type="float">
            <text:p>0</text:p>
          </table:table-cell>
          <table:table-cell table:style-name="ce1111" table:formula="of:=([.U49]-[.U55])/2" office:value-type="float" office:value="0" calcext:value-type="float">
            <text:p>0</text:p>
          </table:table-cell>
          <table:table-cell table:style-name="ce1104" table:formula="of:=([.V49]-[.V55])/2" office:value-type="float" office:value="0" calcext:value-type="float">
            <text:p>0</text:p>
          </table:table-cell>
          <table:table-cell table:style-name="ce1104" table:formula="of:=([.W49]-[.W55])/2" office:value-type="float" office:value="0" calcext:value-type="float">
            <text:p>0</text:p>
          </table:table-cell>
          <table:table-cell table:style-name="ce1104" table:formula="of:=([.X49]-[.X55])/2" office:value-type="float" office:value="0" calcext:value-type="float">
            <text:p>0</text:p>
          </table:table-cell>
          <table:table-cell table:style-name="ce1104" table:formula="of:=([.Y49]-[.Y55])/2" office:value-type="float" office:value="0" calcext:value-type="float">
            <text:p>0</text:p>
          </table:table-cell>
          <table:table-cell table:style-name="ce1104" table:formula="of:=([.Z49]-[.Z55])/2" office:value-type="float" office:value="0" calcext:value-type="float">
            <text:p>0</text:p>
          </table:table-cell>
          <table:table-cell table:style-name="ce1104" table:formula="of:=([.AA49]-[.AA55])/2" office:value-type="float" office:value="0" calcext:value-type="float">
            <text:p>0</text:p>
          </table:table-cell>
          <table:table-cell table:style-name="ce1111" table:formula="of:=([.AB49]-[.AB55])/2" office:value-type="float" office:value="0" calcext:value-type="float">
            <text:p>0</text:p>
          </table:table-cell>
          <table:table-cell table:style-name="ce1135"/>
          <table:table-cell table:style-name="ce1087" table:number-columns-repeated="15"/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087" table:number-columns-repeated="42"/>
          <table:table-cell table:number-columns-repeated="6"/>
          <table:table-cell table:style-name="ce850" table:number-columns-repeated="9"/>
          <table:table-cell table:number-columns-repeated="31"/>
        </table:table-row>
        <table:table-row table:style-name="ro1">
          <table:table-cell table:number-columns-repeated="2"/>
          <table:table-cell table:style-name="ce854" table:number-columns-repeated="42"/>
          <table:table-cell table:number-columns-repeated="6"/>
          <table:table-cell table:style-name="ce854" office:value-type="string" calcext:value-type="string">
            <text:p>S0</text:p>
          </table:table-cell>
          <table:table-cell table:style-name="ce854" office:value-type="string" calcext:value-type="string">
            <text:p>S1</text:p>
          </table:table-cell>
          <table:table-cell table:style-name="ce854" office:value-type="string" calcext:value-type="string">
            <text:p>S2</text:p>
          </table:table-cell>
          <table:table-cell table:style-name="ce854" office:value-type="string" calcext:value-type="string">
            <text:p>S3</text:p>
          </table:table-cell>
          <table:table-cell table:style-name="ce854" office:value-type="string" calcext:value-type="string">
            <text:p>S4</text:p>
          </table:table-cell>
          <table:table-cell table:style-name="ce854" office:value-type="string" calcext:value-type="string">
            <text:p>S5</text:p>
          </table:table-cell>
          <table:table-cell table:style-name="ce854" office:value-type="string" calcext:value-type="string">
            <text:p>S6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RighLeftCenter</text:p>
          </table:table-cell>
          <table:table-cell/>
          <table:table-cell table:style-name="ce854" office:value-type="string" calcext:value-type="string">
            <text:p>S0</text:p>
          </table:table-cell>
          <table:table-cell table:style-name="ce854" office:value-type="string" calcext:value-type="string">
            <text:p>S1</text:p>
          </table:table-cell>
          <table:table-cell table:style-name="ce854" office:value-type="string" calcext:value-type="string">
            <text:p>S2</text:p>
          </table:table-cell>
          <table:table-cell table:style-name="ce854" office:value-type="string" calcext:value-type="string">
            <text:p>S3</text:p>
          </table:table-cell>
          <table:table-cell table:style-name="ce854" office:value-type="string" calcext:value-type="string">
            <text:p>S4</text:p>
          </table:table-cell>
          <table:table-cell table:style-name="ce854" office:value-type="string" calcext:value-type="string">
            <text:p>S5</text:p>
          </table:table-cell>
          <table:table-cell table:style-name="ce854" office:value-type="string" calcext:value-type="string">
            <text:p>S6</text:p>
          </table:table-cell>
          <table:table-cell table:style-name="ce854" table:number-columns-repeated="2"/>
          <table:table-cell table:style-name="ce1099" office:value-type="string" calcext:value-type="string">
            <text:p>A0_1</text:p>
          </table:table-cell>
          <table:table-cell table:style-name="ce1099" office:value-type="string" calcext:value-type="string">
            <text:p>A2_3</text:p>
          </table:table-cell>
          <table:table-cell table:style-name="ce1099" office:value-type="string" calcext:value-type="string">
            <text:p>A3_4</text:p>
          </table:table-cell>
          <table:table-cell table:style-name="ce1099" office:value-type="string" calcext:value-type="string">
            <text:p>A6_5</text:p>
          </table:table-cell>
          <table:table-cell table:style-name="ce1099" office:value-type="string" calcext:value-type="string">
            <text:p>A5_4</text:p>
          </table:table-cell>
          <table:table-cell table:style-name="ce1099" office:value-type="string" calcext:value-type="string">
            <text:p>A4_3</text:p>
          </table:table-cell>
          <table:table-cell table:style-name="ce1099" office:value-type="string" calcext:value-type="string">
            <text:p>A0_2</text:p>
          </table:table-cell>
          <table:table-cell table:style-name="ce1099" office:value-type="string" calcext:value-type="string">
            <text:p>A1_5</text:p>
          </table:table-cell>
          <table:table-cell table:style-name="ce1099" office:value-type="string" calcext:value-type="string">
            <text:p>A2_6</text:p>
          </table:table-cell>
          <table:table-cell table:style-name="ce1099" office:value-type="string" calcext:value-type="string">
            <text:p>A4_1</text:p>
          </table:table-cell>
          <table:table-cell table:style-name="ce1099" office:value-type="string" calcext:value-type="string">
            <text:p>A4_2</text:p>
          </table:table-cell>
          <table:table-cell table:style-name="ce1099" office:value-type="string" calcext:value-type="string">
            <text:p>A5_0</text:p>
          </table:table-cell>
          <table:table-cell table:style-name="ce854" table:number-columns-repeated="21"/>
          <table:table-cell table:number-columns-repeated="5"/>
          <table:table-cell office:value-type="string" calcext:value-type="string">
            <text:p>S0</text:p>
          </table:table-cell>
          <table:table-cell table:style-name="ce1044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  <table:table-cell table:style-name="ce1165" office:value-type="float" office:value="1" calcext:value-type="float">
            <text:p>1</text:p>
          </table:table-cell>
          <table:table-cell table:style-name="ce1174" office:value-type="float" office:value="1" calcext:value-type="float">
            <text:p>1</text:p>
          </table:table-cell>
          <table:table-cell table:style-name="ce1180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949" office:value-type="float" office:value="3" calcext:value-type="float">
            <text:p>3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table:number-columns-repeated="2" table:style-name="ce1044" office:value-type="float" office:value="0" calcext:value-type="float">
            <text:p>0</text:p>
          </table:table-cell>
          <table:table-cell table:style-name="ce949" office:value-type="float" office:value="1" calcext:value-type="float">
            <text:p>1</text:p>
          </table:table-cell>
          <table:table-cell table:number-columns-repeated="3" table:style-name="ce854" office:value-type="float" office:value="1" calcext:value-type="float">
            <text:p>1</text:p>
          </table:table-cell>
          <table:table-cell table:style-name="ce949" office:value-type="float" office:value="3" calcext:value-type="float">
            <text:p>3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1</text:p>
          </table:table-cell>
          <table:table-cell table:style-name="ce1044" office:value-type="float" office:value="1" calcext:value-type="float">
            <text:p>1</text:p>
          </table:table-cell>
          <table:table-cell table:style-name="ce1161" office:value-type="float" office:value="1" calcext:value-type="float">
            <text:p>1</text:p>
          </table:table-cell>
          <table:table-cell table:style-name="ce1166" office:value-type="float" office:value="1" calcext:value-type="float">
            <text:p>1</text:p>
          </table:table-cell>
          <table:table-cell table:style-name="ce1175" office:value-type="float" office:value="1" calcext:value-type="float">
            <text:p>1</text:p>
          </table:table-cell>
          <table:table-cell table:style-name="ce1181" office:value-type="float" office:value="1" calcext:value-type="float">
            <text:p>1</text:p>
          </table:table-cell>
          <table:table-cell table:style-name="ce1187" office:value-type="float" office:value="2" calcext:value-type="float">
            <text:p>2</text:p>
          </table:table-cell>
          <table:table-cell table:style-name="ce949" office:value-type="float" office:value="4" calcext:value-type="float">
            <text:p>4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5" table:style-name="ce1044" office:value-type="float" office:value="1" calcext:value-type="float">
            <text:p>1</text:p>
          </table:table-cell>
          <table:table-cell table:style-name="ce949" office:value-type="float" office:value="2" calcext:value-type="float">
            <text:p>2</text:p>
          </table:table-cell>
          <table:table-cell table:style-name="ce949" office:value-type="float" office:value="4" calcext:value-type="float">
            <text:p>4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2</text:p>
          </table:table-cell>
          <table:table-cell table:style-name="ce1044" office:value-type="float" office:value="2" calcext:value-type="float">
            <text:p>2</text:p>
          </table:table-cell>
          <table:table-cell table:style-name="ce1161" office:value-type="float" office:value="2" calcext:value-type="float">
            <text:p>2</text:p>
          </table:table-cell>
          <table:table-cell table:style-name="ce1166" office:value-type="float" office:value="2" calcext:value-type="float">
            <text:p>2</text:p>
          </table:table-cell>
          <table:table-cell table:style-name="ce1175" office:value-type="float" office:value="2" calcext:value-type="float">
            <text:p>2</text:p>
          </table:table-cell>
          <table:table-cell table:style-name="ce1181" office:value-type="float" office:value="2" calcext:value-type="float">
            <text:p>2</text:p>
          </table:table-cell>
          <table:table-cell table:style-name="ce1187" office:value-type="float" office:value="3" calcext:value-type="float">
            <text:p>3</text:p>
          </table:table-cell>
          <table:table-cell table:style-name="ce949" office:value-type="float" office:value="5" calcext:value-type="float">
            <text:p>5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number-columns-repeated="5" table:style-name="ce1044" office:value-type="float" office:value="2" calcext:value-type="float">
            <text:p>2</text:p>
          </table:table-cell>
          <table:table-cell table:style-name="ce949" office:value-type="float" office:value="3" calcext:value-type="float">
            <text:p>3</text:p>
          </table:table-cell>
          <table:table-cell table:style-name="ce949" office:value-type="float" office:value="5" calcext:value-type="float">
            <text:p>5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3</text:p>
          </table:table-cell>
          <table:table-cell table:style-name="ce854" office:value-type="float" office:value="2" calcext:value-type="float">
            <text:p>2</text:p>
          </table:table-cell>
          <table:table-cell table:style-name="ce1162" office:value-type="float" office:value="2" calcext:value-type="float">
            <text:p>2</text:p>
          </table:table-cell>
          <table:table-cell table:style-name="ce1166" office:value-type="float" office:value="3" calcext:value-type="float">
            <text:p>3</text:p>
          </table:table-cell>
          <table:table-cell table:style-name="ce1175" office:value-type="float" office:value="3" calcext:value-type="float">
            <text:p>3</text:p>
          </table:table-cell>
          <table:table-cell table:style-name="ce1181" office:value-type="float" office:value="3" calcext:value-type="float">
            <text:p>3</text:p>
          </table:table-cell>
          <table:table-cell table:style-name="ce1187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number-columns-repeated="2" table:style-name="ce854" office:value-type="float" office:value="2" calcext:value-type="float">
            <text:p>2</text:p>
          </table:table-cell>
          <table:table-cell table:number-columns-repeated="3" table:style-name="ce1044" office:value-type="float" office:value="3" calcext:value-type="float">
            <text:p>3</text:p>
          </table:table-cell>
          <table:table-cell table:style-name="ce949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4</text:p>
          </table:table-cell>
          <table:table-cell table:style-name="ce854" office:value-type="float" office:value="2" calcext:value-type="float">
            <text:p>2</text:p>
          </table:table-cell>
          <table:table-cell table:style-name="ce1163" office:value-type="float" office:value="2" calcext:value-type="float">
            <text:p>2</text:p>
          </table:table-cell>
          <table:table-cell table:style-name="ce1165" office:value-type="float" office:value="3" calcext:value-type="float">
            <text:p>3</text:p>
          </table:table-cell>
          <table:table-cell table:style-name="ce1175" office:value-type="float" office:value="4" calcext:value-type="float">
            <text:p>4</text:p>
          </table:table-cell>
          <table:table-cell table:style-name="ce1181" office:value-type="float" office:value="4" calcext:value-type="float">
            <text:p>4</text:p>
          </table:table-cell>
          <table:table-cell table:style-name="ce1188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table:style-name="ce854" office:value-type="float" office:value="2" calcext:value-type="float">
            <text:p>2</text:p>
          </table:table-cell>
          <table:table-cell table:style-name="ce949" office:value-type="float" office:value="2" calcext:value-type="float">
            <text:p>2</text:p>
          </table:table-cell>
          <table:table-cell table:style-name="ce949" office:value-type="float" office:value="3" calcext:value-type="float">
            <text:p>3</text:p>
          </table:table-cell>
          <table:table-cell table:number-columns-repeated="3" table:style-name="ce1044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5</text:p>
          </table:table-cell>
          <table:table-cell table:style-name="ce949" office:value-type="float" office:value="2" calcext:value-type="float">
            <text:p>2</text:p>
          </table:table-cell>
          <table:table-cell table:style-name="ce1163" office:value-type="float" office:value="3" calcext:value-type="float">
            <text:p>3</text:p>
          </table:table-cell>
          <table:table-cell table:style-name="ce1165" office:value-type="float" office:value="4" calcext:value-type="float">
            <text:p>4</text:p>
          </table:table-cell>
          <table:table-cell table:style-name="ce1175" office:value-type="float" office:value="5" calcext:value-type="float">
            <text:p>5</text:p>
          </table:table-cell>
          <table:table-cell table:style-name="ce1181" office:value-type="float" office:value="5" calcext:value-type="float">
            <text:p>5</text:p>
          </table:table-cell>
          <table:table-cell table:style-name="ce1188" office:value-type="float" office:value="5" calcext:value-type="float">
            <text:p>5</text:p>
          </table:table-cell>
          <table:table-cell table:style-name="ce1044" office:value-type="float" office:value="5" calcext:value-type="float">
            <text:p>5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table:style-name="ce949" office:value-type="float" office:value="2" calcext:value-type="float">
            <text:p>2</text:p>
          </table:table-cell>
          <table:table-cell table:style-name="ce949" office:value-type="float" office:value="3" calcext:value-type="float">
            <text:p>3</text:p>
          </table:table-cell>
          <table:table-cell table:style-name="ce949" office:value-type="float" office:value="4" calcext:value-type="float">
            <text:p>4</text:p>
          </table:table-cell>
          <table:table-cell table:number-columns-repeated="4" table:style-name="ce1044" office:value-type="float" office:value="5" calcext:value-type="float">
            <text:p>5</text:p>
          </table:table-cell>
          <table:table-cell table:style-name="ce854" table:number-columns-repeated="35"/>
          <table:table-cell table:number-columns-repeated="5"/>
          <table:table-cell office:value-type="string" calcext:value-type="string">
            <text:p>S6</text:p>
          </table:table-cell>
          <table:table-cell table:style-name="ce949" office:value-type="float" office:value="4" calcext:value-type="float">
            <text:p>4</text:p>
          </table:table-cell>
          <table:table-cell table:style-name="ce1163" office:value-type="float" office:value="5" calcext:value-type="float">
            <text:p>5</text:p>
          </table:table-cell>
          <table:table-cell table:style-name="ce1166" office:value-type="float" office:value="6" calcext:value-type="float">
            <text:p>6</text:p>
          </table:table-cell>
          <table:table-cell table:style-name="ce1175" office:value-type="float" office:value="6" calcext:value-type="float">
            <text:p>6</text:p>
          </table:table-cell>
          <table:table-cell table:style-name="ce1181" office:value-type="float" office:value="6" calcext:value-type="float">
            <text:p>6</text:p>
          </table:table-cell>
          <table:table-cell table:style-name="ce1188" office:value-type="float" office:value="6" calcext:value-type="float">
            <text:p>6</text:p>
          </table:table-cell>
          <table:table-cell table:style-name="ce1044" office:value-type="float" office:value="6" calcext:value-type="float">
            <text:p>6</text:p>
          </table:table-cell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table:style-name="ce949" office:value-type="float" office:value="4" calcext:value-type="float">
            <text:p>4</text:p>
          </table:table-cell>
          <table:table-cell table:style-name="ce949" office:value-type="float" office:value="5" calcext:value-type="float">
            <text:p>5</text:p>
          </table:table-cell>
          <table:table-cell table:number-columns-repeated="5" table:style-name="ce1044" office:value-type="float" office:value="6" calcext:value-type="float">
            <text:p>6</text:p>
          </table:table-cell>
          <table:table-cell table:style-name="ce854" table:number-columns-repeated="35"/>
          <table:table-cell table:number-columns-repeated="6"/>
          <table:table-cell table:style-name="ce850"/>
          <table:table-cell table:style-name="ce1164"/>
          <table:table-cell table:style-name="ce1167"/>
          <table:table-cell table:style-name="ce1176"/>
          <table:table-cell table:style-name="ce1182"/>
          <table:table-cell table:style-name="ce1189"/>
          <table:table-cell table:style-name="ce1190"/>
          <table:table-cell table:style-name="ce850" table:number-columns-repeated="2"/>
          <table:table-cell table:number-columns-repeated="3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3"/>
          <table:table-cell table:style-name="ce850"/>
          <table:table-cell table:style-name="ce1164"/>
          <table:table-cell table:style-name="ce1167"/>
          <table:table-cell table:style-name="ce1176"/>
          <table:table-cell table:style-name="ce1182"/>
          <table:table-cell table:style-name="ce1189"/>
          <table:table-cell table:style-name="ce1190"/>
          <table:table-cell table:style-name="ce850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1088" office:value-type="string" calcext:value-type="string">
            <text:p>A0_1</text:p>
          </table:table-cell>
          <table:table-cell table:style-name="ce854" office:value-type="string" calcext:value-type="string">
            <text:p>A1_2</text:p>
          </table:table-cell>
          <table:table-cell table:style-name="ce1099" office:value-type="string" calcext:value-type="string">
            <text:p>A2_3</text:p>
          </table:table-cell>
          <table:table-cell table:style-name="ce1099" office:value-type="string" calcext:value-type="string">
            <text:p>A3_4</text:p>
          </table:table-cell>
          <table:table-cell table:style-name="ce854" office:value-type="string" calcext:value-type="string">
            <text:p>A4_5</text:p>
          </table:table-cell>
          <table:table-cell table:style-name="ce882" office:value-type="string" calcext:value-type="string">
            <text:p>A5_6</text:p>
          </table:table-cell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2</text:p>
          </table:table-cell>
          <table:table-cell table:style-name="ce1099" office:value-type="string" calcext:value-type="string">
            <text:p>A4_3</text:p>
          </table:table-cell>
          <table:table-cell table:style-name="ce1099" office:value-type="string" calcext:value-type="string">
            <text:p>A5_4</text:p>
          </table:table-cell>
          <table:table-cell table:style-name="ce1099" office:value-type="string" calcext:value-type="string">
            <text:p>A6_5</text:p>
          </table:table-cell>
          <table:table-cell table:style-name="ce1099" office:value-type="string" calcext:value-type="string">
            <text:p>A0_2</text:p>
          </table:table-cell>
          <table:table-cell table:style-name="ce854" office:value-type="string" calcext:value-type="string">
            <text:p>A0_6</text:p>
          </table:table-cell>
          <table:table-cell table:style-name="ce1099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5</text:p>
          </table:table-cell>
          <table:table-cell table:style-name="ce1099" office:value-type="string" calcext:value-type="string">
            <text:p>A2_6</text:p>
          </table:table-cell>
          <table:table-cell table:style-name="ce854" office:value-type="string" calcext:value-type="string">
            <text:p>A3_5</text:p>
          </table:table-cell>
          <table:table-cell table:style-name="ce1099" office:value-type="string" calcext:value-type="string">
            <text:p>A4_1</text:p>
          </table:table-cell>
          <table:table-cell table:style-name="ce1099" office:value-type="string" calcext:value-type="string">
            <text:p>A4_2</text:p>
          </table:table-cell>
          <table:table-cell table:style-name="ce1099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number-columns-repeated="22"/>
          <table:table-cell table:style-name="ce850"/>
          <table:table-cell table:style-name="ce1164"/>
          <table:table-cell table:style-name="ce1167"/>
          <table:table-cell table:style-name="ce1176"/>
          <table:table-cell table:style-name="ce1182"/>
          <table:table-cell table:style-name="ce1189"/>
          <table:table-cell table:style-name="ce1190"/>
          <table:table-cell table:style-name="ce850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A^T fltered</text:p>
          </table:table-cell>
          <table:table-cell/>
          <table:table-cell table:style-name="ce860" office:value-type="string" calcext:value-type="string">
            <text:p>A0_1</text:p>
          </table:table-cell>
          <table:table-cell table:style-name="ce854" office:value-type="string" calcext:value-type="string">
            <text:p>A1_2</text:p>
          </table:table-cell>
          <table:table-cell table:style-name="ce854" office:value-type="string" calcext:value-type="string">
            <text:p>A2_3</text:p>
          </table:table-cell>
          <table:table-cell table:style-name="ce854" office:value-type="string" calcext:value-type="string">
            <text:p>A3_4</text:p>
          </table:table-cell>
          <table:table-cell table:style-name="ce854" office:value-type="string" calcext:value-type="string">
            <text:p>A4_5</text:p>
          </table:table-cell>
          <table:table-cell table:style-name="ce882" office:value-type="string" calcext:value-type="string">
            <text:p>A5_6</text:p>
          </table:table-cell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5_4</text:p>
          </table:table-cell>
          <table:table-cell table:style-name="ce854" office:value-type="string" calcext:value-type="string">
            <text:p>A6_5</text:p>
          </table:table-cell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6</text:p>
          </table:table-cell>
          <table:table-cell table:style-name="ce854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5</text:p>
          </table:table-cell>
          <table:table-cell table:style-name="ce854" office:value-type="string" calcext:value-type="string">
            <text:p>A2_6</text:p>
          </table:table-cell>
          <table:table-cell table:style-name="ce854" office:value-type="string" calcext:value-type="string">
            <text:p>A3_5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number-columns-repeated="2"/>
          <table:table-cell office:value-type="string" calcext:value-type="string">
            <text:p>B^-1</text:p>
          </table:table-cell>
          <table:table-cell table:number-columns-repeated="19"/>
          <table:table-cell table:style-name="ce850"/>
          <table:table-cell table:style-name="ce1164"/>
          <table:table-cell table:style-name="ce1167"/>
          <table:table-cell table:style-name="ce1176"/>
          <table:table-cell table:style-name="ce1182"/>
          <table:table-cell table:style-name="ce1189"/>
          <table:table-cell table:style-name="ce1190"/>
          <table:table-cell table:style-name="ce850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aux_distance_1</text:p>
          </table:table-cell>
          <table:table-cell table:style-name="ce1089" office:value-type="float" office:value="1" calcext:value-type="float">
            <text:p>1</text:p>
          </table:table-cell>
          <table:table-cell table:style-name="ce1105" office:value-type="float" office:value="-1" calcext:value-type="float">
            <text:p>-1</text:p>
          </table:table-cell>
          <table:table-cell table:number-columns-repeated="3" table:style-name="ce1105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18" office:value-type="float" office:value="-1" calcext:value-type="float">
            <text:p>-1</text:p>
          </table:table-cell>
          <table:table-cell table:number-columns-repeated="3" table:style-name="ce111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089" office:value-type="float" office:value="-2" calcext:value-type="float">
            <text:p>-2</text:p>
          </table:table-cell>
          <table:table-cell table:style-name="ce1105" office:value-type="float" office:value="0" calcext:value-type="float">
            <text:p>0</text:p>
          </table:table-cell>
          <table:table-cell table:number-columns-repeated="2" table:style-name="ce1105" office:value-type="float" office:value="1" calcext:value-type="float">
            <text:p>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089" office:value-type="float" office:value="-1" calcext:value-type="float">
            <text:p>-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 office:value-type="float" office:value="-1" calcext:value-type="float">
            <text:p>-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12" office:value-type="float" office:value="-1" calcext:value-type="float">
            <text:p>-1</text:p>
          </table:table-cell>
          <table:table-cell table:style-name="ce1092" table:number-columns-repeated="3"/>
          <table:table-cell table:style-name="ce1092" table:number-matrix-columns-spanned="12" table:number-matrix-rows-spanned="12" table:formula="of:=MINVERSE([.C44:.N55])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5_4</text:p>
          </table:table-cell>
          <table:table-cell table:style-name="ce854" office:value-type="string" calcext:value-type="string">
            <text:p>A6_5</text:p>
          </table:table-cell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6</text:p>
          </table:table-cell>
          <table:table-cell table:style-name="ce854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5</text:p>
          </table:table-cell>
          <table:table-cell table:style-name="ce854" office:value-type="string" calcext:value-type="string">
            <text:p>A2_6</text:p>
          </table:table-cell>
          <table:table-cell table:style-name="ce854" office:value-type="string" calcext:value-type="string">
            <text:p>A3_5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number-columns-repeated="3"/>
          <table:table-cell table:style-name="ce854" office:value-type="string" calcext:value-type="string">
            <text:p>A1_0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5_4</text:p>
          </table:table-cell>
          <table:table-cell table:style-name="ce854" office:value-type="string" calcext:value-type="string">
            <text:p>A6_5</text:p>
          </table:table-cell>
          <table:table-cell table:style-name="ce859" office:value-type="string" calcext:value-type="string">
            <text:p>A0_2</text:p>
          </table:table-cell>
          <table:table-cell table:style-name="ce935" office:value-type="string" calcext:value-type="string">
            <text:p>A0_6</text:p>
          </table:table-cell>
          <table:table-cell table:style-name="ce935" office:value-type="string" calcext:value-type="string">
            <text:p>A1_5</text:p>
          </table:table-cell>
          <table:table-cell table:style-name="ce935" office:value-type="string" calcext:value-type="string">
            <text:p>A1_6</text:p>
          </table:table-cell>
          <table:table-cell table:style-name="ce935" office:value-type="string" calcext:value-type="string">
            <text:p>A2_5</text:p>
          </table:table-cell>
          <table:table-cell table:style-name="ce935" office:value-type="string" calcext:value-type="string">
            <text:p>A2_6</text:p>
          </table:table-cell>
          <table:table-cell table:style-name="ce945" office:value-type="string" calcext:value-type="string">
            <text:p>A3_5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float" office:value="-1" calcext:value-type="float">
            <text:p>-1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090" office:value-type="float" office:value="2" calcext:value-type="float">
            <text:p>2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1143" office:value-type="float" office:value="1" calcext:value-type="float">
            <text:p>1</text:p>
          </table:table-cell>
          <table:table-cell table:style-name="ce1152" office:value-type="float" office:value="-1" calcext:value-type="float">
            <text:p>-1</text:p>
          </table:table-cell>
          <table:table-cell table:number-columns-repeated="3" table:style-name="ce115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177" office:value-type="float" office:value="-2" calcext:value-type="float">
            <text:p>-2</text:p>
          </table:table-cell>
          <table:table-cell table:style-name="ce1183" office:value-type="float" office:value="0" calcext:value-type="float">
            <text:p>0</text:p>
          </table:table-cell>
          <table:table-cell table:number-columns-repeated="2" table:style-name="ce1183" office:value-type="float" office:value="1" calcext:value-type="float">
            <text:p>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177" office:value-type="float" office:value="-1" calcext:value-type="float">
            <text:p>-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83" office:value-type="float" office:value="-1" calcext:value-type="float">
            <text:p>-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91" office:value-type="float" office:value="-1" calcext:value-type="float">
            <text:p>-1</text:p>
          </table:table-cell>
          <table:table-cell table:number-columns-repeated="3"/>
          <table:table-cell table:style-name="ce1197" table:formula="of:=0.5*([.AV45]+[.AV51])" office:value-type="float" office:value="0" calcext:value-type="float">
            <text:p>0</text:p>
          </table:table-cell>
          <table:table-cell table:style-name="ce1197" table:formula="of:=0.5*([.AW45]+[.AW51])" office:value-type="float" office:value="0" calcext:value-type="float">
            <text:p>0</text:p>
          </table:table-cell>
          <table:table-cell table:style-name="ce1197" table:formula="of:=0.5*([.AX45]+[.AX51])" office:value-type="float" office:value="0" calcext:value-type="float">
            <text:p>0</text:p>
          </table:table-cell>
          <table:table-cell table:style-name="ce1197" table:formula="of:=0.5*([.AY45]+[.AY51])" office:value-type="float" office:value="0" calcext:value-type="float">
            <text:p>0</text:p>
          </table:table-cell>
          <table:table-cell table:style-name="ce1197" table:formula="of:=0.5*([.AZ45]+[.AZ51])" office:value-type="float" office:value="0" calcext:value-type="float">
            <text:p>0</text:p>
          </table:table-cell>
          <table:table-cell table:style-name="ce1197" table:formula="of:=0.5*([.BA45]+[.BA51])" office:value-type="float" office:value="0" calcext:value-type="float">
            <text:p>0</text:p>
          </table:table-cell>
          <table:table-cell table:style-name="ce1198" table:formula="of:=0.5*([.BB45]+[.BB51])" office:value-type="float" office:value="-1" calcext:value-type="float">
            <text:p>-1</text:p>
          </table:table-cell>
          <table:table-cell table:style-name="ce1201" table:formula="of:=0.5*([.BC45]+[.BC51])" office:value-type="float" office:value="0" calcext:value-type="float">
            <text:p>0</text:p>
          </table:table-cell>
          <table:table-cell table:style-name="ce1201" table:formula="of:=0.5*([.BD45]+[.BD51])" office:value-type="float" office:value="0" calcext:value-type="float">
            <text:p>0</text:p>
          </table:table-cell>
          <table:table-cell table:style-name="ce1201" table:formula="of:=0.5*([.BE45]+[.BE51])" office:value-type="float" office:value="0" calcext:value-type="float">
            <text:p>0</text:p>
          </table:table-cell>
          <table:table-cell table:style-name="ce1201" table:formula="of:=0.5*([.BF45]+[.BF51])" office:value-type="float" office:value="0" calcext:value-type="float">
            <text:p>0</text:p>
          </table:table-cell>
          <table:table-cell table:style-name="ce1201" table:formula="of:=0.5*([.BG45]+[.BG51])" office:value-type="float" office:value="0" calcext:value-type="float">
            <text:p>0</text:p>
          </table:table-cell>
          <table:table-cell table:style-name="ce1203" table:formula="of:=0.5*([.BH45]+[.BH51])" office:value-type="float" office:value="0" calcext:value-type="float">
            <text:p>0</text:p>
          </table:table-cell>
          <table:table-cell table:style-name="ce1201" table:formula="of:=0.5*([.BI45]+[.BI51])" office:value-type="float" office:value="0" calcext:value-type="float">
            <text:p>0</text:p>
          </table:table-cell>
          <table:table-cell table:style-name="ce1201" table:formula="of:=0.5*([.BJ45]+[.BJ51])" office:value-type="float" office:value="0" calcext:value-type="float">
            <text:p>0</text:p>
          </table:table-cell>
          <table:table-cell table:style-name="ce1201" table:formula="of:=0.5*([.BK45]+[.BK51])" office:value-type="float" office:value="0" calcext:value-type="float">
            <text:p>0</text:p>
          </table:table-cell>
          <table:table-cell table:style-name="ce1201" table:formula="of:=0.5*([.BL45]+[.BL51])" office:value-type="float" office:value="0" calcext:value-type="float">
            <text:p>0</text:p>
          </table:table-cell>
          <table:table-cell table:style-name="ce1201" table:formula="of:=0.5*([.BM45]+[.BM51])" office:value-type="float" office:value="0" calcext:value-type="float">
            <text:p>0</text:p>
          </table:table-cell>
          <table:table-cell table:style-name="ce1201" table:formula="of:=0.5*([.BN45]+[.BN51])" office:value-type="float" office:value="0" calcext:value-type="float">
            <text:p>0</text:p>
          </table:table-cell>
          <table:table-cell table:style-name="ce1203" table:formula="of:=0.5*([.BO45]+[.BO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float" office:value="-1" calcext:value-type="float">
            <text:p>-1</text:p>
          </table:table-cell>
          <table:table-cell table:style-name="ce1119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090" office:value-type="float" office:value="0" calcext:value-type="float">
            <text:p>0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float" office:value="-1" calcext:value-type="float">
            <text:p>-1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-2" calcext:value-type="float">
            <text:p>-2</text:p>
          </table:table-cell>
          <table:table-cell table:style-name="ce1184" office:value-type="float" office:value="0" calcext:value-type="float">
            <text:p>0</text:p>
          </table:table-cell>
          <table:table-cell table:number-columns-repeated="2" table:style-name="ce1184" office:value-type="float" office:value="1" calcext:value-type="float">
            <text:p>1</text:p>
          </table:table-cell>
          <table:table-cell table:style-name="ce1192" office:value-type="float" office:value="0" calcext:value-type="float">
            <text:p>0</text:p>
          </table:table-cell>
          <table:table-cell table:style-name="ce1178" office:value-type="float" office:value="2" calcext:value-type="float">
            <text:p>2</text:p>
          </table:table-cell>
          <table:table-cell table:style-name="ce1184" office:value-type="float" office:value="-1" calcext:value-type="float">
            <text:p>-1</text:p>
          </table:table-cell>
          <table:table-cell table:style-name="ce1184" office:value-type="float" office:value="2" calcext:value-type="float">
            <text:p>2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-1" calcext:value-type="float">
            <text:p>-1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7" table:formula="of:=0.5*([.AV46]+[.AV52])" office:value-type="float" office:value="0" calcext:value-type="float">
            <text:p>0</text:p>
          </table:table-cell>
          <table:table-cell table:style-name="ce1197" table:formula="of:=0.5*([.AW46]+[.AW52])" office:value-type="float" office:value="0" calcext:value-type="float">
            <text:p>0</text:p>
          </table:table-cell>
          <table:table-cell table:style-name="ce1197" table:formula="of:=0.5*([.AX46]+[.AX52])" office:value-type="float" office:value="0" calcext:value-type="float">
            <text:p>0</text:p>
          </table:table-cell>
          <table:table-cell table:style-name="ce1197" table:formula="of:=0.5*([.AY46]+[.AY52])" office:value-type="float" office:value="0" calcext:value-type="float">
            <text:p>0</text:p>
          </table:table-cell>
          <table:table-cell table:style-name="ce1197" table:formula="of:=0.5*([.AZ46]+[.AZ52])" office:value-type="float" office:value="0" calcext:value-type="float">
            <text:p>0</text:p>
          </table:table-cell>
          <table:table-cell table:style-name="ce1197" table:formula="of:=0.5*([.BA46]+[.BA52])" office:value-type="float" office:value="0" calcext:value-type="float">
            <text:p>0</text:p>
          </table:table-cell>
          <table:table-cell table:style-name="ce1199" table:formula="of:=0.5*([.BB46]+[.BB52])" office:value-type="float" office:value="1" calcext:value-type="float">
            <text:p>1</text:p>
          </table:table-cell>
          <table:table-cell table:style-name="ce1197" table:formula="of:=0.5*([.BC46]+[.BC52])" office:value-type="float" office:value="0" calcext:value-type="float">
            <text:p>0</text:p>
          </table:table-cell>
          <table:table-cell table:style-name="ce1197" table:formula="of:=0.5*([.BD46]+[.BD52])" office:value-type="float" office:value="-1" calcext:value-type="float">
            <text:p>-1</text:p>
          </table:table-cell>
          <table:table-cell table:style-name="ce1197" table:formula="of:=0.5*([.BE46]+[.BE52])" office:value-type="float" office:value="0" calcext:value-type="float">
            <text:p>0</text:p>
          </table:table-cell>
          <table:table-cell table:style-name="ce1197" table:formula="of:=0.5*([.BF46]+[.BF52])" office:value-type="float" office:value="0" calcext:value-type="float">
            <text:p>0</text:p>
          </table:table-cell>
          <table:table-cell table:style-name="ce1197" table:formula="of:=0.5*([.BG46]+[.BG52])" office:value-type="float" office:value="0" calcext:value-type="float">
            <text:p>0</text:p>
          </table:table-cell>
          <table:table-cell table:style-name="ce1204" table:formula="of:=0.5*([.BH46]+[.BH52])" office:value-type="float" office:value="0" calcext:value-type="float">
            <text:p>0</text:p>
          </table:table-cell>
          <table:table-cell table:style-name="ce1197" table:formula="of:=0.5*([.BI46]+[.BI52])" office:value-type="float" office:value="1" calcext:value-type="float">
            <text:p>1</text:p>
          </table:table-cell>
          <table:table-cell table:style-name="ce1197" table:formula="of:=0.5*([.BJ46]+[.BJ52])" office:value-type="float" office:value="0" calcext:value-type="float">
            <text:p>0</text:p>
          </table:table-cell>
          <table:table-cell table:style-name="ce1197" table:formula="of:=0.5*([.BK46]+[.BK52])" office:value-type="float" office:value="1" calcext:value-type="float">
            <text:p>1</text:p>
          </table:table-cell>
          <table:table-cell table:style-name="ce1197" table:formula="of:=0.5*([.BL46]+[.BL52])" office:value-type="float" office:value="0" calcext:value-type="float">
            <text:p>0</text:p>
          </table:table-cell>
          <table:table-cell table:style-name="ce1197" table:formula="of:=0.5*([.BM46]+[.BM52])" office:value-type="float" office:value="0" calcext:value-type="float">
            <text:p>0</text:p>
          </table:table-cell>
          <table:table-cell table:style-name="ce1197" table:formula="of:=0.5*([.BN46]+[.BN52])" office:value-type="float" office:value="0" calcext:value-type="float">
            <text:p>0</text:p>
          </table:table-cell>
          <table:table-cell table:style-name="ce1204" table:formula="of:=0.5*([.BO46]+[.BO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float" office:value="-1" calcext:value-type="float">
            <text:p>-1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13" office:value-type="float" office:value="-2" calcext:value-type="float">
            <text:p>-2</text:p>
          </table:table-cell>
          <table:table-cell table:style-name="ce1090"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float" office:value="-1" calcext:value-type="float">
            <text:p>-1</text:p>
          </table:table-cell>
          <table:table-cell table:style-name="ce115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-2" calcext:value-type="float">
            <text:p>-2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84" office:value-type="float" office:value="-2" calcext:value-type="float">
            <text:p>-2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1" calcext:value-type="float">
            <text:p>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2" calcext:value-type="float">
            <text:p>2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2" calcext:value-type="float">
            <text:p>2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7" table:formula="of:=0.5*([.AV47]+[.AV53])" office:value-type="float" office:value="0" calcext:value-type="float">
            <text:p>0</text:p>
          </table:table-cell>
          <table:table-cell table:style-name="ce1197" table:formula="of:=0.5*([.AW47]+[.AW53])" office:value-type="float" office:value="0" calcext:value-type="float">
            <text:p>0</text:p>
          </table:table-cell>
          <table:table-cell table:style-name="ce1197" table:formula="of:=0.5*([.AX47]+[.AX53])" office:value-type="float" office:value="0" calcext:value-type="float">
            <text:p>0</text:p>
          </table:table-cell>
          <table:table-cell table:style-name="ce1197" table:formula="of:=0.5*([.AY47]+[.AY53])" office:value-type="float" office:value="0" calcext:value-type="float">
            <text:p>0</text:p>
          </table:table-cell>
          <table:table-cell table:style-name="ce1197" table:formula="of:=0.5*([.AZ47]+[.AZ53])" office:value-type="float" office:value="0" calcext:value-type="float">
            <text:p>0</text:p>
          </table:table-cell>
          <table:table-cell table:style-name="ce1197" table:formula="of:=0.5*([.BA47]+[.BA53])" office:value-type="float" office:value="0" calcext:value-type="float">
            <text:p>0</text:p>
          </table:table-cell>
          <table:table-cell table:style-name="ce1199" table:formula="of:=0.5*([.BB47]+[.BB53])" office:value-type="float" office:value="0" calcext:value-type="float">
            <text:p>0</text:p>
          </table:table-cell>
          <table:table-cell table:style-name="ce1197" table:formula="of:=0.5*([.BC47]+[.BC53])" office:value-type="float" office:value="-1" calcext:value-type="float">
            <text:p>-1</text:p>
          </table:table-cell>
          <table:table-cell table:style-name="ce1197" table:formula="of:=0.5*([.BD47]+[.BD53])" office:value-type="float" office:value="0" calcext:value-type="float">
            <text:p>0</text:p>
          </table:table-cell>
          <table:table-cell table:style-name="ce1197" table:formula="of:=0.5*([.BE47]+[.BE53])" office:value-type="float" office:value="0" calcext:value-type="float">
            <text:p>0</text:p>
          </table:table-cell>
          <table:table-cell table:style-name="ce1197" table:formula="of:=0.5*([.BF47]+[.BF53])" office:value-type="float" office:value="-1" calcext:value-type="float">
            <text:p>-1</text:p>
          </table:table-cell>
          <table:table-cell table:style-name="ce1197" table:formula="of:=0.5*([.BG47]+[.BG53])" office:value-type="float" office:value="0" calcext:value-type="float">
            <text:p>0</text:p>
          </table:table-cell>
          <table:table-cell table:style-name="ce1204" table:formula="of:=0.5*([.BH47]+[.BH53])" office:value-type="float" office:value="0" calcext:value-type="float">
            <text:p>0</text:p>
          </table:table-cell>
          <table:table-cell table:style-name="ce1197" table:formula="of:=0.5*([.BI47]+[.BI53])" office:value-type="float" office:value="0" calcext:value-type="float">
            <text:p>0</text:p>
          </table:table-cell>
          <table:table-cell table:style-name="ce1197" table:formula="of:=0.5*([.BJ47]+[.BJ53])" office:value-type="float" office:value="1" calcext:value-type="float">
            <text:p>1</text:p>
          </table:table-cell>
          <table:table-cell table:style-name="ce1197" table:formula="of:=0.5*([.BK47]+[.BK53])" office:value-type="float" office:value="0" calcext:value-type="float">
            <text:p>0</text:p>
          </table:table-cell>
          <table:table-cell table:style-name="ce1197" table:formula="of:=0.5*([.BL47]+[.BL53])" office:value-type="float" office:value="1" calcext:value-type="float">
            <text:p>1</text:p>
          </table:table-cell>
          <table:table-cell table:style-name="ce1197" table:formula="of:=0.5*([.BM47]+[.BM53])" office:value-type="float" office:value="0" calcext:value-type="float">
            <text:p>0</text:p>
          </table:table-cell>
          <table:table-cell table:style-name="ce1197" table:formula="of:=0.5*([.BN47]+[.BN53])" office:value-type="float" office:value="0" calcext:value-type="float">
            <text:p>0</text:p>
          </table:table-cell>
          <table:table-cell table:style-name="ce1204" table:formula="of:=0.5*([.BO47]+[.BO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3" office:value-type="float" office:value="-1" calcext:value-type="float">
            <text:p>-1</text:p>
          </table:table-cell>
          <table:table-cell table:style-name="ce1116" office:value-type="float" office:value="0" calcext:value-type="float">
            <text:p>0</text:p>
          </table:table-cell>
          <table:table-cell table:number-columns-repeated="3"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22" office:value-type="float" office:value="-1" calcext:value-type="float">
            <text:p>-1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2" calcext:value-type="float">
            <text:p>-2</text:p>
          </table:table-cell>
          <table:table-cell table:style-name="ce1113" office:value-type="float" office:value="1" calcext:value-type="float">
            <text:p>1</text:p>
          </table:table-cell>
          <table:table-cell table:style-name="ce1090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2" calcext:value-type="float">
            <text:p>2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float" office:value="-1" calcext:value-type="float">
            <text:p>-1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84" office:value-type="float" office:value="-2" calcext:value-type="float">
            <text:p>-2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92" office:value-type="float" office:value="-2" calcext:value-type="float">
            <text:p>-2</text:p>
          </table:table-cell>
          <table:table-cell table:style-name="ce1178" office:value-type="float" office:value="-1" calcext:value-type="float">
            <text:p>-1</text:p>
          </table:table-cell>
          <table:table-cell table:style-name="ce1184" office:value-type="float" office:value="-1" calcext:value-type="float">
            <text:p>-1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number-columns-repeated="2" table:style-name="ce1184" office:value-type="float" office:value="2" calcext:value-type="float">
            <text:p>2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7" table:formula="of:=0.5*([.AV48]+[.AV54])" office:value-type="float" office:value="0" calcext:value-type="float">
            <text:p>0</text:p>
          </table:table-cell>
          <table:table-cell table:style-name="ce1197" table:formula="of:=0.5*([.AW48]+[.AW54])" office:value-type="float" office:value="0" calcext:value-type="float">
            <text:p>0</text:p>
          </table:table-cell>
          <table:table-cell table:style-name="ce1197" table:formula="of:=0.5*([.AX48]+[.AX54])" office:value-type="float" office:value="0" calcext:value-type="float">
            <text:p>0</text:p>
          </table:table-cell>
          <table:table-cell table:style-name="ce1197" table:formula="of:=0.5*([.AY48]+[.AY54])" office:value-type="float" office:value="0" calcext:value-type="float">
            <text:p>0</text:p>
          </table:table-cell>
          <table:table-cell table:style-name="ce1197" table:formula="of:=0.5*([.AZ48]+[.AZ54])" office:value-type="float" office:value="0" calcext:value-type="float">
            <text:p>0</text:p>
          </table:table-cell>
          <table:table-cell table:style-name="ce1197" table:formula="of:=0.5*([.BA48]+[.BA54])" office:value-type="float" office:value="0" calcext:value-type="float">
            <text:p>0</text:p>
          </table:table-cell>
          <table:table-cell table:style-name="ce1199" table:formula="of:=0.5*([.BB48]+[.BB54])" office:value-type="float" office:value="0" calcext:value-type="float">
            <text:p>0</text:p>
          </table:table-cell>
          <table:table-cell table:style-name="ce1197" table:formula="of:=0.5*([.BC48]+[.BC54])" office:value-type="float" office:value="0" calcext:value-type="float">
            <text:p>0</text:p>
          </table:table-cell>
          <table:table-cell table:style-name="ce1197" table:formula="of:=0.5*([.BD48]+[.BD54])" office:value-type="float" office:value="0" calcext:value-type="float">
            <text:p>0</text:p>
          </table:table-cell>
          <table:table-cell table:style-name="ce1197" table:formula="of:=0.5*([.BE48]+[.BE54])" office:value-type="float" office:value="-1" calcext:value-type="float">
            <text:p>-1</text:p>
          </table:table-cell>
          <table:table-cell table:style-name="ce1197" table:formula="of:=0.5*([.BF48]+[.BF54])" office:value-type="float" office:value="0" calcext:value-type="float">
            <text:p>0</text:p>
          </table:table-cell>
          <table:table-cell table:style-name="ce1197" table:formula="of:=0.5*([.BG48]+[.BG54])" office:value-type="float" office:value="0" calcext:value-type="float">
            <text:p>0</text:p>
          </table:table-cell>
          <table:table-cell table:style-name="ce1204" table:formula="of:=0.5*([.BH48]+[.BH54])" office:value-type="float" office:value="-1" calcext:value-type="float">
            <text:p>-1</text:p>
          </table:table-cell>
          <table:table-cell table:style-name="ce1197" table:formula="of:=0.5*([.BI48]+[.BI54])" office:value-type="float" office:value="-1" calcext:value-type="float">
            <text:p>-1</text:p>
          </table:table-cell>
          <table:table-cell table:style-name="ce1197" table:formula="of:=0.5*([.BJ48]+[.BJ54])" office:value-type="float" office:value="-1" calcext:value-type="float">
            <text:p>-1</text:p>
          </table:table-cell>
          <table:table-cell table:style-name="ce1197" table:formula="of:=0.5*([.BK48]+[.BK54])" office:value-type="float" office:value="0" calcext:value-type="float">
            <text:p>0</text:p>
          </table:table-cell>
          <table:table-cell table:style-name="ce1197" table:formula="of:=0.5*([.BL48]+[.BL54])" office:value-type="float" office:value="0" calcext:value-type="float">
            <text:p>0</text:p>
          </table:table-cell>
          <table:table-cell table:style-name="ce1197" table:formula="of:=0.5*([.BM48]+[.BM54])" office:value-type="float" office:value="1" calcext:value-type="float">
            <text:p>1</text:p>
          </table:table-cell>
          <table:table-cell table:style-name="ce1197" table:formula="of:=0.5*([.BN48]+[.BN54])" office:value-type="float" office:value="1" calcext:value-type="float">
            <text:p>1</text:p>
          </table:table-cell>
          <table:table-cell table:style-name="ce1204" table:formula="of:=0.5*([.BO48]+[.BO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distance_6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6" office:value-type="float" office:value="0" calcext:value-type="float">
            <text:p>0</text:p>
          </table:table-cell>
          <table:table-cell table:number-columns-repeated="4" table:style-name="ce1119" office:value-type="float" office:value="0" calcext:value-type="float">
            <text:p>0</text:p>
          </table:table-cell>
          <table:table-cell table:style-name="ce1122" office:value-type="float" office:value="1" calcext:value-type="float">
            <text:p>1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13" office:value-type="float" office:value="-1" calcext:value-type="float">
            <text:p>-1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number-columns-repeated="3" table:style-name="ce1153" office:value-type="float" office:value="0" calcext:value-type="float">
            <text:p>0</text:p>
          </table:table-cell>
          <table:table-cell table:style-name="ce1153" office:value-type="float" office:value="1" calcext:value-type="float">
            <text:p>1</text:p>
          </table:table-cell>
          <table:table-cell table:style-name="ce1169" office:value-type="float" office:value="-1" calcext:value-type="float">
            <text:p>-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-2" calcext:value-type="float">
            <text:p>-2</text:p>
          </table:table-cell>
          <table:table-cell table:style-name="ce1192" office:value-type="float" office:value="1" calcext:value-type="float">
            <text:p>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number-columns-repeated="3" table:style-name="ce1184" office:value-type="float" office:value="-1" calcext:value-type="float">
            <text:p>-1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2" calcext:value-type="float">
            <text:p>2</text:p>
          </table:table-cell>
          <table:table-cell table:number-columns-repeated="3"/>
          <table:table-cell table:style-name="ce1197" table:formula="of:=0.5*([.AV49]+[.AV55])" office:value-type="float" office:value="0" calcext:value-type="float">
            <text:p>0</text:p>
          </table:table-cell>
          <table:table-cell table:style-name="ce1197" table:formula="of:=0.5*([.AW49]+[.AW55])" office:value-type="float" office:value="0" calcext:value-type="float">
            <text:p>0</text:p>
          </table:table-cell>
          <table:table-cell table:style-name="ce1197" table:formula="of:=0.5*([.AX49]+[.AX55])" office:value-type="float" office:value="0" calcext:value-type="float">
            <text:p>0</text:p>
          </table:table-cell>
          <table:table-cell table:style-name="ce1197" table:formula="of:=0.5*([.AY49]+[.AY55])" office:value-type="float" office:value="0" calcext:value-type="float">
            <text:p>0</text:p>
          </table:table-cell>
          <table:table-cell table:style-name="ce1197" table:formula="of:=0.5*([.AZ49]+[.AZ55])" office:value-type="float" office:value="0" calcext:value-type="float">
            <text:p>0</text:p>
          </table:table-cell>
          <table:table-cell table:style-name="ce1197" table:formula="of:=0.5*([.BA49]+[.BA55])" office:value-type="float" office:value="0" calcext:value-type="float">
            <text:p>0</text:p>
          </table:table-cell>
          <table:table-cell table:style-name="ce1199" table:formula="of:=0.5*([.BB49]+[.BB55])" office:value-type="float" office:value="0" calcext:value-type="float">
            <text:p>0</text:p>
          </table:table-cell>
          <table:table-cell table:style-name="ce1197" table:formula="of:=0.5*([.BC49]+[.BC55])" office:value-type="float" office:value="0" calcext:value-type="float">
            <text:p>0</text:p>
          </table:table-cell>
          <table:table-cell table:style-name="ce1197" table:formula="of:=0.5*([.BD49]+[.BD55])" office:value-type="float" office:value="1" calcext:value-type="float">
            <text:p>1</text:p>
          </table:table-cell>
          <table:table-cell table:style-name="ce1197" table:formula="of:=0.5*([.BE49]+[.BE55])" office:value-type="float" office:value="0" calcext:value-type="float">
            <text:p>0</text:p>
          </table:table-cell>
          <table:table-cell table:style-name="ce1197" table:formula="of:=0.5*([.BF49]+[.BF55])" office:value-type="float" office:value="1" calcext:value-type="float">
            <text:p>1</text:p>
          </table:table-cell>
          <table:table-cell table:style-name="ce1197" table:formula="of:=0.5*([.BG49]+[.BG55])" office:value-type="float" office:value="-1" calcext:value-type="float">
            <text:p>-1</text:p>
          </table:table-cell>
          <table:table-cell table:style-name="ce1204" table:formula="of:=0.5*([.BH49]+[.BH55])" office:value-type="float" office:value="1" calcext:value-type="float">
            <text:p>1</text:p>
          </table:table-cell>
          <table:table-cell table:style-name="ce1197" table:formula="of:=0.5*([.BI49]+[.BI55])" office:value-type="float" office:value="0" calcext:value-type="float">
            <text:p>0</text:p>
          </table:table-cell>
          <table:table-cell table:style-name="ce1197" table:formula="of:=0.5*([.BJ49]+[.BJ55])" office:value-type="float" office:value="0" calcext:value-type="float">
            <text:p>0</text:p>
          </table:table-cell>
          <table:table-cell table:style-name="ce1197" table:formula="of:=0.5*([.BK49]+[.BK55])" office:value-type="float" office:value="-1" calcext:value-type="float">
            <text:p>-1</text:p>
          </table:table-cell>
          <table:table-cell table:style-name="ce1197" table:formula="of:=0.5*([.BL49]+[.BL55])" office:value-type="float" office:value="-1" calcext:value-type="float">
            <text:p>-1</text:p>
          </table:table-cell>
          <table:table-cell table:style-name="ce1197" table:formula="of:=0.5*([.BM49]+[.BM55])" office:value-type="float" office:value="-1" calcext:value-type="float">
            <text:p>-1</text:p>
          </table:table-cell>
          <table:table-cell table:style-name="ce1197" table:formula="of:=0.5*([.BN49]+[.BN55])" office:value-type="float" office:value="0" calcext:value-type="float">
            <text:p>0</text:p>
          </table:table-cell>
          <table:table-cell table:style-name="ce1204" table:formula="of:=0.5*([.BO49]+[.BO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1089" office:value-type="float" office:value="1" calcext:value-type="float">
            <text:p>1</text:p>
          </table:table-cell>
          <table:table-cell table:style-name="ce1105" office:value-type="float" office:value="-1" calcext:value-type="float">
            <text:p>-1</text:p>
          </table:table-cell>
          <table:table-cell table:number-columns-repeated="3" table:style-name="ce1105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5" office:value-type="float" office:value="-1" calcext:value-type="float">
            <text:p>-1</text:p>
          </table:table-cell>
          <table:table-cell table:style-name="ce1118" office:value-type="float" office:value="1" calcext:value-type="float">
            <text:p>1</text:p>
          </table:table-cell>
          <table:table-cell table:number-columns-repeated="3" table:style-name="ce111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number-columns-repeated="2" table:style-name="ce1105" office:value-type="float" office:value="-1" calcext:value-type="float">
            <text:p>-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12" office:value-type="float" office:value="1" calcext:value-type="float">
            <text:p>1</text:p>
          </table:table-cell>
          <table:table-cell table:style-name="ce1092" table:number-columns-repeated="3"/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number-columns-repeated="4" table:style-name="ce1153" office:value-type="float" office:value="0" calcext:value-type="float">
            <text:p>0</text:p>
          </table:table-cell>
          <table:table-cell table:style-name="ce1169" office:value-type="float" office:value="1" calcext:value-type="float">
            <text:p>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9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number-columns-repeated="4" table:style-name="ce1184" office:value-type="float" office:value="0" calcext:value-type="float">
            <text:p>0</text:p>
          </table:table-cell>
          <table:table-cell table:style-name="ce1184" office:value-type="float" office:value="-1" calcext:value-type="float">
            <text:p>-1</text:p>
          </table:table-cell>
          <table:table-cell table:style-name="ce1192" office:value-type="float" office:value="-1" calcext:value-type="float">
            <text:p>-1</text:p>
          </table:table-cell>
          <table:table-cell table:number-columns-repeated="3"/>
          <table:table-cell table:style-name="ce1197" table:formula="of:=0.5*([.AV50]+[.AV56])" office:value-type="float" office:value="0" calcext:value-type="float">
            <text:p>0</text:p>
          </table:table-cell>
          <table:table-cell table:style-name="ce1197" table:formula="of:=0.5*([.AW50]+[.AW56])" office:value-type="float" office:value="0" calcext:value-type="float">
            <text:p>0</text:p>
          </table:table-cell>
          <table:table-cell table:style-name="ce1197" table:formula="of:=0.5*([.AX50]+[.AX56])" office:value-type="float" office:value="0" calcext:value-type="float">
            <text:p>0</text:p>
          </table:table-cell>
          <table:table-cell table:style-name="ce1197" table:formula="of:=0.5*([.AY50]+[.AY56])" office:value-type="float" office:value="0" calcext:value-type="float">
            <text:p>0</text:p>
          </table:table-cell>
          <table:table-cell table:style-name="ce1197" table:formula="of:=0.5*([.AZ50]+[.AZ56])" office:value-type="float" office:value="0" calcext:value-type="float">
            <text:p>0</text:p>
          </table:table-cell>
          <table:table-cell table:style-name="ce1197" table:formula="of:=0.5*([.BA50]+[.BA56])" office:value-type="float" office:value="0" calcext:value-type="float">
            <text:p>0</text:p>
          </table:table-cell>
          <table:table-cell table:style-name="ce1199" table:formula="of:=0.5*([.BB50]+[.BB56])" office:value-type="float" office:value="0" calcext:value-type="float">
            <text:p>0</text:p>
          </table:table-cell>
          <table:table-cell table:style-name="ce1197" table:formula="of:=0.5*([.BC50]+[.BC56])" office:value-type="float" office:value="1" calcext:value-type="float">
            <text:p>1</text:p>
          </table:table-cell>
          <table:table-cell table:style-name="ce1197" table:formula="of:=0.5*([.BD50]+[.BD56])" office:value-type="float" office:value="0" calcext:value-type="float">
            <text:p>0</text:p>
          </table:table-cell>
          <table:table-cell table:style-name="ce1197" table:formula="of:=0.5*([.BE50]+[.BE56])" office:value-type="float" office:value="1" calcext:value-type="float">
            <text:p>1</text:p>
          </table:table-cell>
          <table:table-cell table:style-name="ce1197" table:formula="of:=0.5*([.BF50]+[.BF56])" office:value-type="float" office:value="0" calcext:value-type="float">
            <text:p>0</text:p>
          </table:table-cell>
          <table:table-cell table:style-name="ce1197" table:formula="of:=0.5*([.BG50]+[.BG56])" office:value-type="float" office:value="1" calcext:value-type="float">
            <text:p>1</text:p>
          </table:table-cell>
          <table:table-cell table:style-name="ce1204" table:formula="of:=0.5*([.BH50]+[.BH56])" office:value-type="float" office:value="0" calcext:value-type="float">
            <text:p>0</text:p>
          </table:table-cell>
          <table:table-cell table:style-name="ce1197" table:formula="of:=0.5*([.BI50]+[.BI56])" office:value-type="float" office:value="0" calcext:value-type="float">
            <text:p>0</text:p>
          </table:table-cell>
          <table:table-cell table:style-name="ce1197" table:formula="of:=0.5*([.BJ50]+[.BJ56])" office:value-type="float" office:value="0" calcext:value-type="float">
            <text:p>0</text:p>
          </table:table-cell>
          <table:table-cell table:style-name="ce1197" table:formula="of:=0.5*([.BK50]+[.BK56])" office:value-type="float" office:value="0" calcext:value-type="float">
            <text:p>0</text:p>
          </table:table-cell>
          <table:table-cell table:style-name="ce1197" table:formula="of:=0.5*([.BL50]+[.BL56])" office:value-type="float" office:value="0" calcext:value-type="float">
            <text:p>0</text:p>
          </table:table-cell>
          <table:table-cell table:style-name="ce1197" table:formula="of:=0.5*([.BM50]+[.BM56])" office:value-type="float" office:value="0" calcext:value-type="float">
            <text:p>0</text:p>
          </table:table-cell>
          <table:table-cell table:style-name="ce1197" table:formula="of:=0.5*([.BN50]+[.BN56])" office:value-type="float" office:value="-1" calcext:value-type="float">
            <text:p>-1</text:p>
          </table:table-cell>
          <table:table-cell table:style-name="ce1204" table:formula="of:=0.5*([.BO50]+[.BO5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19" office:value-type="float" office:value="-1" calcext:value-type="float">
            <text:p>-1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113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3" office:value-type="float" office:value="-1" calcext:value-type="float">
            <text:p>-1</text:p>
          </table:table-cell>
          <table:table-cell table:style-name="ce1152" office:value-type="float" office:value="1" calcext:value-type="float">
            <text:p>1</text:p>
          </table:table-cell>
          <table:table-cell table:number-columns-repeated="3" table:style-name="ce115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183" office:value-type="float" office:value="0" calcext:value-type="float">
            <text:p>0</text:p>
          </table:table-cell>
          <table:table-cell table:number-columns-repeated="2" table:style-name="ce1183" office:value-type="float" office:value="-1" calcext:value-type="float">
            <text:p>-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177" office:value-type="float" office:value="1" calcext:value-type="float">
            <text:p>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83" office:value-type="float" office:value="1" calcext:value-type="float">
            <text:p>1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91" office:value-type="float" office:value="1" calcext:value-type="float">
            <text:p>1</text:p>
          </table:table-cell>
          <table:table-cell table:number-columns-repeated="3"/>
          <table:table-cell table:style-name="ce1198" table:formula="of:=0.5*([.AV45]-[.AV51])" office:value-type="float" office:value="1" calcext:value-type="float">
            <text:p>1</text:p>
          </table:table-cell>
          <table:table-cell table:style-name="ce1201" table:formula="of:=0.5*([.AW45]-[.AW51])" office:value-type="float" office:value="-1" calcext:value-type="float">
            <text:p>-1</text:p>
          </table:table-cell>
          <table:table-cell table:style-name="ce1201" table:formula="of:=0.5*([.AX45]-[.AX51])" office:value-type="float" office:value="0" calcext:value-type="float">
            <text:p>0</text:p>
          </table:table-cell>
          <table:table-cell table:style-name="ce1201" table:formula="of:=0.5*([.AY45]-[.AY51])" office:value-type="float" office:value="0" calcext:value-type="float">
            <text:p>0</text:p>
          </table:table-cell>
          <table:table-cell table:style-name="ce1201" table:formula="of:=0.5*([.AZ45]-[.AZ51])" office:value-type="float" office:value="0" calcext:value-type="float">
            <text:p>0</text:p>
          </table:table-cell>
          <table:table-cell table:style-name="ce1201" table:formula="of:=0.5*([.BA45]-[.BA51])" office:value-type="float" office:value="0" calcext:value-type="float">
            <text:p>0</text:p>
          </table:table-cell>
          <table:table-cell table:style-name="ce1198" table:formula="of:=0.5*([.BB45]-[.BB51])" office:value-type="float" office:value="-1" calcext:value-type="float">
            <text:p>-1</text:p>
          </table:table-cell>
          <table:table-cell table:style-name="ce1201" table:formula="of:=0.5*([.BC45]-[.BC51])" office:value-type="float" office:value="0" calcext:value-type="float">
            <text:p>0</text:p>
          </table:table-cell>
          <table:table-cell table:style-name="ce1201" table:formula="of:=0.5*([.BD45]-[.BD51])" office:value-type="float" office:value="1" calcext:value-type="float">
            <text:p>1</text:p>
          </table:table-cell>
          <table:table-cell table:style-name="ce1201" table:formula="of:=0.5*([.BE45]-[.BE51])" office:value-type="float" office:value="1" calcext:value-type="float">
            <text:p>1</text:p>
          </table:table-cell>
          <table:table-cell table:style-name="ce1201" table:formula="of:=0.5*([.BF45]-[.BF51])" office:value-type="float" office:value="0" calcext:value-type="float">
            <text:p>0</text:p>
          </table:table-cell>
          <table:table-cell table:style-name="ce1201" table:formula="of:=0.5*([.BG45]-[.BG51])" office:value-type="float" office:value="0" calcext:value-type="float">
            <text:p>0</text:p>
          </table:table-cell>
          <table:table-cell table:style-name="ce1203" table:formula="of:=0.5*([.BH45]-[.BH51])" office:value-type="float" office:value="0" calcext:value-type="float">
            <text:p>0</text:p>
          </table:table-cell>
          <table:table-cell table:style-name="ce1201" table:formula="of:=0.5*([.BI45]-[.BI51])" office:value-type="float" office:value="-1" calcext:value-type="float">
            <text:p>-1</text:p>
          </table:table-cell>
          <table:table-cell table:style-name="ce1201" table:formula="of:=0.5*([.BJ45]-[.BJ51])" office:value-type="float" office:value="0" calcext:value-type="float">
            <text:p>0</text:p>
          </table:table-cell>
          <table:table-cell table:style-name="ce1201" table:formula="of:=0.5*([.BK45]-[.BK51])" office:value-type="float" office:value="0" calcext:value-type="float">
            <text:p>0</text:p>
          </table:table-cell>
          <table:table-cell table:style-name="ce1201" table:formula="of:=0.5*([.BL45]-[.BL51])" office:value-type="float" office:value="-1" calcext:value-type="float">
            <text:p>-1</text:p>
          </table:table-cell>
          <table:table-cell table:style-name="ce1201" table:formula="of:=0.5*([.BM45]-[.BM51])" office:value-type="float" office:value="0" calcext:value-type="float">
            <text:p>0</text:p>
          </table:table-cell>
          <table:table-cell table:style-name="ce1201" table:formula="of:=0.5*([.BN45]-[.BN51])" office:value-type="float" office:value="0" calcext:value-type="float">
            <text:p>0</text:p>
          </table:table-cell>
          <table:table-cell table:style-name="ce1203" table:formula="of:=0.5*([.BO45]-[.BO51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-1" calcext:value-type="float">
            <text:p>-1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13" office:value-type="float" office:value="-1" calcext:value-type="float">
            <text:p>-1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style-name="ce1153" office:value-type="float" office:value="-1" calcext:value-type="float">
            <text:p>-1</text:p>
          </table:table-cell>
          <table:table-cell table:style-name="ce1153" office:value-type="float" office:value="1" calcext:value-type="float">
            <text:p>1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1" calcext:value-type="float">
            <text:p>1</text:p>
          </table:table-cell>
          <table:table-cell table:number-columns-repeated="3" table:style-name="ce1184" office:value-type="float" office:value="0" calcext:value-type="float">
            <text:p>0</text:p>
          </table:table-cell>
          <table:table-cell table:number-columns-repeated="2" table:style-name="ce1184" office:value-type="float" office:value="-1" calcext:value-type="float">
            <text:p>-1</text:p>
          </table:table-cell>
          <table:table-cell table:style-name="ce119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9" table:formula="of:=0.5*([.AV46]-[.AV52])" office:value-type="float" office:value="0" calcext:value-type="float">
            <text:p>0</text:p>
          </table:table-cell>
          <table:table-cell table:style-name="ce1197" table:formula="of:=0.5*([.AW46]-[.AW52])" office:value-type="float" office:value="1" calcext:value-type="float">
            <text:p>1</text:p>
          </table:table-cell>
          <table:table-cell table:style-name="ce1197" table:formula="of:=0.5*([.AX46]-[.AX52])" office:value-type="float" office:value="-1" calcext:value-type="float">
            <text:p>-1</text:p>
          </table:table-cell>
          <table:table-cell table:style-name="ce1197" table:formula="of:=0.5*([.AY46]-[.AY52])" office:value-type="float" office:value="0" calcext:value-type="float">
            <text:p>0</text:p>
          </table:table-cell>
          <table:table-cell table:style-name="ce1197" table:formula="of:=0.5*([.AZ46]-[.AZ52])" office:value-type="float" office:value="0" calcext:value-type="float">
            <text:p>0</text:p>
          </table:table-cell>
          <table:table-cell table:style-name="ce1197" table:formula="of:=0.5*([.BA46]-[.BA52])" office:value-type="float" office:value="0" calcext:value-type="float">
            <text:p>0</text:p>
          </table:table-cell>
          <table:table-cell table:style-name="ce1199" table:formula="of:=0.5*([.BB46]-[.BB52])" office:value-type="float" office:value="0" calcext:value-type="float">
            <text:p>0</text:p>
          </table:table-cell>
          <table:table-cell table:style-name="ce1197" table:formula="of:=0.5*([.BC46]-[.BC52])" office:value-type="float" office:value="0" calcext:value-type="float">
            <text:p>0</text:p>
          </table:table-cell>
          <table:table-cell table:style-name="ce1197" table:formula="of:=0.5*([.BD46]-[.BD52])" office:value-type="float" office:value="-1" calcext:value-type="float">
            <text:p>-1</text:p>
          </table:table-cell>
          <table:table-cell table:style-name="ce1197" table:formula="of:=0.5*([.BE46]-[.BE52])" office:value-type="float" office:value="0" calcext:value-type="float">
            <text:p>0</text:p>
          </table:table-cell>
          <table:table-cell table:style-name="ce1197" table:formula="of:=0.5*([.BF46]-[.BF52])" office:value-type="float" office:value="1" calcext:value-type="float">
            <text:p>1</text:p>
          </table:table-cell>
          <table:table-cell table:style-name="ce1197" table:formula="of:=0.5*([.BG46]-[.BG52])" office:value-type="float" office:value="1" calcext:value-type="float">
            <text:p>1</text:p>
          </table:table-cell>
          <table:table-cell table:style-name="ce1204" table:formula="of:=0.5*([.BH46]-[.BH52])" office:value-type="float" office:value="0" calcext:value-type="float">
            <text:p>0</text:p>
          </table:table-cell>
          <table:table-cell table:style-name="ce1197" table:formula="of:=0.5*([.BI46]-[.BI52])" office:value-type="float" office:value="1" calcext:value-type="float">
            <text:p>1</text:p>
          </table:table-cell>
          <table:table-cell table:style-name="ce1197" table:formula="of:=0.5*([.BJ46]-[.BJ52])" office:value-type="float" office:value="-1" calcext:value-type="float">
            <text:p>-1</text:p>
          </table:table-cell>
          <table:table-cell table:style-name="ce1197" table:formula="of:=0.5*([.BK46]-[.BK52])" office:value-type="float" office:value="1" calcext:value-type="float">
            <text:p>1</text:p>
          </table:table-cell>
          <table:table-cell table:style-name="ce1197" table:formula="of:=0.5*([.BL46]-[.BL52])" office:value-type="float" office:value="0" calcext:value-type="float">
            <text:p>0</text:p>
          </table:table-cell>
          <table:table-cell table:style-name="ce1197" table:formula="of:=0.5*([.BM46]-[.BM52])" office:value-type="float" office:value="-1" calcext:value-type="float">
            <text:p>-1</text:p>
          </table:table-cell>
          <table:table-cell table:style-name="ce1197" table:formula="of:=0.5*([.BN46]-[.BN52])" office:value-type="float" office:value="0" calcext:value-type="float">
            <text:p>0</text:p>
          </table:table-cell>
          <table:table-cell table:style-name="ce1204" table:formula="of:=0.5*([.BO46]-[.BO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13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 office:value-type="float" office:value="-1" calcext:value-type="float">
            <text:p>-1</text:p>
          </table:table-cell>
          <table:table-cell table:style-name="ce1119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0"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float" office:value="-1" calcext:value-type="float">
            <text:p>-1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number-columns-repeated="5" table:style-name="ce1184" office:value-type="float" office:value="0" calcext:value-type="float">
            <text:p>0</text:p>
          </table:table-cell>
          <table:table-cell table:style-name="ce1192" office:value-type="float" office:value="-1" calcext:value-type="float">
            <text:p>-1</text:p>
          </table:table-cell>
          <table:table-cell table:style-name="ce1178" office:value-type="float" office:value="0" calcext:value-type="float">
            <text:p>0</text:p>
          </table:table-cell>
          <table:table-cell table:number-columns-repeated="5"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9" table:formula="of:=0.5*([.AV47]-[.AV53])" office:value-type="float" office:value="0" calcext:value-type="float">
            <text:p>0</text:p>
          </table:table-cell>
          <table:table-cell table:style-name="ce1197" table:formula="of:=0.5*([.AW47]-[.AW53])" office:value-type="float" office:value="0" calcext:value-type="float">
            <text:p>0</text:p>
          </table:table-cell>
          <table:table-cell table:style-name="ce1197" table:formula="of:=0.5*([.AX47]-[.AX53])" office:value-type="float" office:value="1" calcext:value-type="float">
            <text:p>1</text:p>
          </table:table-cell>
          <table:table-cell table:style-name="ce1197" table:formula="of:=0.5*([.AY47]-[.AY53])" office:value-type="float" office:value="-1" calcext:value-type="float">
            <text:p>-1</text:p>
          </table:table-cell>
          <table:table-cell table:style-name="ce1197" table:formula="of:=0.5*([.AZ47]-[.AZ53])" office:value-type="float" office:value="0" calcext:value-type="float">
            <text:p>0</text:p>
          </table:table-cell>
          <table:table-cell table:style-name="ce1197" table:formula="of:=0.5*([.BA47]-[.BA53])" office:value-type="float" office:value="0" calcext:value-type="float">
            <text:p>0</text:p>
          </table:table-cell>
          <table:table-cell table:style-name="ce1199" table:formula="of:=0.5*([.BB47]-[.BB53])" office:value-type="float" office:value="0" calcext:value-type="float">
            <text:p>0</text:p>
          </table:table-cell>
          <table:table-cell table:style-name="ce1197" table:formula="of:=0.5*([.BC47]-[.BC53])" office:value-type="float" office:value="-1" calcext:value-type="float">
            <text:p>-1</text:p>
          </table:table-cell>
          <table:table-cell table:style-name="ce1197" table:formula="of:=0.5*([.BD47]-[.BD53])" office:value-type="float" office:value="0" calcext:value-type="float">
            <text:p>0</text:p>
          </table:table-cell>
          <table:table-cell table:style-name="ce1197" table:formula="of:=0.5*([.BE47]-[.BE53])" office:value-type="float" office:value="0" calcext:value-type="float">
            <text:p>0</text:p>
          </table:table-cell>
          <table:table-cell table:style-name="ce1197" table:formula="of:=0.5*([.BF47]-[.BF53])" office:value-type="float" office:value="-1" calcext:value-type="float">
            <text:p>-1</text:p>
          </table:table-cell>
          <table:table-cell table:style-name="ce1197" table:formula="of:=0.5*([.BG47]-[.BG53])" office:value-type="float" office:value="0" calcext:value-type="float">
            <text:p>0</text:p>
          </table:table-cell>
          <table:table-cell table:style-name="ce1204" table:formula="of:=0.5*([.BH47]-[.BH53])" office:value-type="float" office:value="1" calcext:value-type="float">
            <text:p>1</text:p>
          </table:table-cell>
          <table:table-cell table:style-name="ce1197" table:formula="of:=0.5*([.BI47]-[.BI53])" office:value-type="float" office:value="0" calcext:value-type="float">
            <text:p>0</text:p>
          </table:table-cell>
          <table:table-cell table:style-name="ce1197" table:formula="of:=0.5*([.BJ47]-[.BJ53])" office:value-type="float" office:value="1" calcext:value-type="float">
            <text:p>1</text:p>
          </table:table-cell>
          <table:table-cell table:style-name="ce1197" table:formula="of:=0.5*([.BK47]-[.BK53])" office:value-type="float" office:value="0" calcext:value-type="float">
            <text:p>0</text:p>
          </table:table-cell>
          <table:table-cell table:style-name="ce1197" table:formula="of:=0.5*([.BL47]-[.BL53])" office:value-type="float" office:value="1" calcext:value-type="float">
            <text:p>1</text:p>
          </table:table-cell>
          <table:table-cell table:style-name="ce1197" table:formula="of:=0.5*([.BM47]-[.BM53])" office:value-type="float" office:value="0" calcext:value-type="float">
            <text:p>0</text:p>
          </table:table-cell>
          <table:table-cell table:style-name="ce1197" table:formula="of:=0.5*([.BN47]-[.BN53])" office:value-type="float" office:value="0" calcext:value-type="float">
            <text:p>0</text:p>
          </table:table-cell>
          <table:table-cell table:style-name="ce1204" table:formula="of:=0.5*([.BO47]-[.BO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3" office:value-type="float" office:value="-1" calcext:value-type="float">
            <text:p>-1</text:p>
          </table:table-cell>
          <table:table-cell table:style-name="ce1116" office:value-type="float" office:value="0" calcext:value-type="float">
            <text:p>0</text:p>
          </table:table-cell>
          <table:table-cell table:number-columns-repeated="3" table:style-name="ce1119" office:value-type="float" office:value="0" calcext:value-type="float">
            <text:p>0</text:p>
          </table:table-cell>
          <table:table-cell table:style-name="ce1119" office:value-type="float" office:value="-1" calcext:value-type="float">
            <text:p>-1</text:p>
          </table:table-cell>
          <table:table-cell table:style-name="ce1122" office:value-type="float" office:value="1" calcext:value-type="float">
            <text:p>1</text:p>
          </table:table-cell>
          <table:table-cell table:style-name="ce10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090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092" table:number-columns-repeated="3"/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.5" calcext:value-type="float">
            <text:p>-0.5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 office:value-type="float" office:value="-1" calcext:value-type="float">
            <text:p>-1</text:p>
          </table:table-cell>
          <table:table-cell table:style-name="ce1153" office:value-type="float" office:value="1" calcext:value-type="float">
            <text:p>1</text:p>
          </table:table-cell>
          <table:table-cell table:style-name="ce1169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number-columns-repeated="5"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178" office:value-type="float" office:value="-1" calcext:value-type="float">
            <text:p>-1</text:p>
          </table:table-cell>
          <table:table-cell table:style-name="ce1184" office:value-type="float" office:value="-1" calcext:value-type="float">
            <text:p>-1</text:p>
          </table:table-cell>
          <table:table-cell table:number-columns-repeated="4"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9" table:formula="of:=0.5*([.AV48]-[.AV54])" office:value-type="float" office:value="0" calcext:value-type="float">
            <text:p>0</text:p>
          </table:table-cell>
          <table:table-cell table:style-name="ce1197" table:formula="of:=0.5*([.AW48]-[.AW54])" office:value-type="float" office:value="0" calcext:value-type="float">
            <text:p>0</text:p>
          </table:table-cell>
          <table:table-cell table:style-name="ce1197" table:formula="of:=0.5*([.AX48]-[.AX54])" office:value-type="float" office:value="0" calcext:value-type="float">
            <text:p>0</text:p>
          </table:table-cell>
          <table:table-cell table:style-name="ce1197" table:formula="of:=0.5*([.AY48]-[.AY54])" office:value-type="float" office:value="1" calcext:value-type="float">
            <text:p>1</text:p>
          </table:table-cell>
          <table:table-cell table:style-name="ce1197" table:formula="of:=0.5*([.AZ48]-[.AZ54])" office:value-type="float" office:value="-1" calcext:value-type="float">
            <text:p>-1</text:p>
          </table:table-cell>
          <table:table-cell table:style-name="ce1197" table:formula="of:=0.5*([.BA48]-[.BA54])" office:value-type="float" office:value="0" calcext:value-type="float">
            <text:p>0</text:p>
          </table:table-cell>
          <table:table-cell table:style-name="ce1199" table:formula="of:=0.5*([.BB48]-[.BB54])" office:value-type="float" office:value="0" calcext:value-type="float">
            <text:p>0</text:p>
          </table:table-cell>
          <table:table-cell table:style-name="ce1197" table:formula="of:=0.5*([.BC48]-[.BC54])" office:value-type="float" office:value="0" calcext:value-type="float">
            <text:p>0</text:p>
          </table:table-cell>
          <table:table-cell table:style-name="ce1197" table:formula="of:=0.5*([.BD48]-[.BD54])" office:value-type="float" office:value="0" calcext:value-type="float">
            <text:p>0</text:p>
          </table:table-cell>
          <table:table-cell table:style-name="ce1197" table:formula="of:=0.5*([.BE48]-[.BE54])" office:value-type="float" office:value="-1" calcext:value-type="float">
            <text:p>-1</text:p>
          </table:table-cell>
          <table:table-cell table:style-name="ce1197" table:formula="of:=0.5*([.BF48]-[.BF54])" office:value-type="float" office:value="0" calcext:value-type="float">
            <text:p>0</text:p>
          </table:table-cell>
          <table:table-cell table:style-name="ce1197" table:formula="of:=0.5*([.BG48]-[.BG54])" office:value-type="float" office:value="0" calcext:value-type="float">
            <text:p>0</text:p>
          </table:table-cell>
          <table:table-cell table:style-name="ce1204" table:formula="of:=0.5*([.BH48]-[.BH54])" office:value-type="float" office:value="-1" calcext:value-type="float">
            <text:p>-1</text:p>
          </table:table-cell>
          <table:table-cell table:style-name="ce1197" table:formula="of:=0.5*([.BI48]-[.BI54])" office:value-type="float" office:value="0" calcext:value-type="float">
            <text:p>0</text:p>
          </table:table-cell>
          <table:table-cell table:style-name="ce1197" table:formula="of:=0.5*([.BJ48]-[.BJ54])" office:value-type="float" office:value="0" calcext:value-type="float">
            <text:p>0</text:p>
          </table:table-cell>
          <table:table-cell table:style-name="ce1197" table:formula="of:=0.5*([.BK48]-[.BK54])" office:value-type="float" office:value="0" calcext:value-type="float">
            <text:p>0</text:p>
          </table:table-cell>
          <table:table-cell table:style-name="ce1197" table:formula="of:=0.5*([.BL48]-[.BL54])" office:value-type="float" office:value="0" calcext:value-type="float">
            <text:p>0</text:p>
          </table:table-cell>
          <table:table-cell table:style-name="ce1197" table:formula="of:=0.5*([.BM48]-[.BM54])" office:value-type="float" office:value="1" calcext:value-type="float">
            <text:p>1</text:p>
          </table:table-cell>
          <table:table-cell table:style-name="ce1197" table:formula="of:=0.5*([.BN48]-[.BN54])" office:value-type="float" office:value="1" calcext:value-type="float">
            <text:p>1</text:p>
          </table:table-cell>
          <table:table-cell table:style-name="ce1204" table:formula="of:=0.5*([.BO48]-[.BO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table:style-name="ce1091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17" office:value-type="float" office:value="0" calcext:value-type="float">
            <text:p>0</text:p>
          </table:table-cell>
          <table:table-cell table:number-columns-repeated="4" table:style-name="ce1120" office:value-type="float" office:value="0" calcext:value-type="float">
            <text:p>0</text:p>
          </table:table-cell>
          <table:table-cell table:style-name="ce1123" office:value-type="float" office:value="-1" calcext:value-type="float">
            <text:p>-1</text:p>
          </table:table-cell>
          <table:table-cell table:style-name="ce1091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14" office:value-type="float" office:value="0" calcext:value-type="float">
            <text:p>0</text:p>
          </table:table-cell>
          <table:table-cell table:style-name="ce1091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-1" calcext:value-type="float">
            <text:p>-1</text:p>
          </table:table-cell>
          <table:table-cell table:style-name="ce1114" office:value-type="float" office:value="-1" calcext:value-type="float">
            <text:p>-1</text:p>
          </table:table-cell>
          <table:table-cell table:style-name="ce1092" table:number-columns-repeated="3"/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0.5" calcext:value-type="float">
            <text:p>0.5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" calcext:value-type="float">
            <text:p>0</text:p>
          </table:table-cell>
          <table:table-cell table:style-name="ce1092" office:value-type="float" office:value="-0.5" calcext:value-type="float">
            <text:p>-0.5</text:p>
          </table:table-cell>
          <table:table-cell table:number-columns-repeated="4"/>
          <table:table-cell table:style-name="ce1144" office:value-type="float" office:value="0" calcext:value-type="float">
            <text:p>0</text:p>
          </table:table-cell>
          <table:table-cell table:number-columns-repeated="3" table:style-name="ce1153" office:value-type="float" office:value="0" calcext:value-type="float">
            <text:p>0</text:p>
          </table:table-cell>
          <table:table-cell table:style-name="ce1153" office:value-type="float" office:value="-1" calcext:value-type="float">
            <text:p>-1</text:p>
          </table:table-cell>
          <table:table-cell table:style-name="ce1169" office:value-type="float" office:value="1" calcext:value-type="float">
            <text:p>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float" office:value="1" calcext:value-type="float">
            <text:p>1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1" calcext:value-type="float">
            <text:p>1</text:p>
          </table:table-cell>
          <table:table-cell table:style-name="ce117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number-columns-repeated="3" table:style-name="ce1184" office:value-type="float" office:value="-1" calcext:value-type="float">
            <text:p>-1</text:p>
          </table:table-cell>
          <table:table-cell table:style-name="ce1184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number-columns-repeated="3"/>
          <table:table-cell table:style-name="ce1199" table:formula="of:=0.5*([.AV49]-[.AV55])" office:value-type="float" office:value="0" calcext:value-type="float">
            <text:p>0</text:p>
          </table:table-cell>
          <table:table-cell table:style-name="ce1197" table:formula="of:=0.5*([.AW49]-[.AW55])" office:value-type="float" office:value="0" calcext:value-type="float">
            <text:p>0</text:p>
          </table:table-cell>
          <table:table-cell table:style-name="ce1197" table:formula="of:=0.5*([.AX49]-[.AX55])" office:value-type="float" office:value="0" calcext:value-type="float">
            <text:p>0</text:p>
          </table:table-cell>
          <table:table-cell table:style-name="ce1197" table:formula="of:=0.5*([.AY49]-[.AY55])" office:value-type="float" office:value="0" calcext:value-type="float">
            <text:p>0</text:p>
          </table:table-cell>
          <table:table-cell table:style-name="ce1197" table:formula="of:=0.5*([.AZ49]-[.AZ55])" office:value-type="float" office:value="1" calcext:value-type="float">
            <text:p>1</text:p>
          </table:table-cell>
          <table:table-cell table:style-name="ce1197" table:formula="of:=0.5*([.BA49]-[.BA55])" office:value-type="float" office:value="-1" calcext:value-type="float">
            <text:p>-1</text:p>
          </table:table-cell>
          <table:table-cell table:style-name="ce1199" table:formula="of:=0.5*([.BB49]-[.BB55])" office:value-type="float" office:value="0" calcext:value-type="float">
            <text:p>0</text:p>
          </table:table-cell>
          <table:table-cell table:style-name="ce1197" table:formula="of:=0.5*([.BC49]-[.BC55])" office:value-type="float" office:value="0" calcext:value-type="float">
            <text:p>0</text:p>
          </table:table-cell>
          <table:table-cell table:style-name="ce1197" table:formula="of:=0.5*([.BD49]-[.BD55])" office:value-type="float" office:value="0" calcext:value-type="float">
            <text:p>0</text:p>
          </table:table-cell>
          <table:table-cell table:style-name="ce1197" table:formula="of:=0.5*([.BE49]-[.BE55])" office:value-type="float" office:value="0" calcext:value-type="float">
            <text:p>0</text:p>
          </table:table-cell>
          <table:table-cell table:style-name="ce1197" table:formula="of:=0.5*([.BF49]-[.BF55])" office:value-type="float" office:value="0" calcext:value-type="float">
            <text:p>0</text:p>
          </table:table-cell>
          <table:table-cell table:style-name="ce1197" table:formula="of:=0.5*([.BG49]-[.BG55])" office:value-type="float" office:value="-1" calcext:value-type="float">
            <text:p>-1</text:p>
          </table:table-cell>
          <table:table-cell table:style-name="ce1204" table:formula="of:=0.5*([.BH49]-[.BH55])" office:value-type="float" office:value="0" calcext:value-type="float">
            <text:p>0</text:p>
          </table:table-cell>
          <table:table-cell table:style-name="ce1197" table:formula="of:=0.5*([.BI49]-[.BI55])" office:value-type="float" office:value="0" calcext:value-type="float">
            <text:p>0</text:p>
          </table:table-cell>
          <table:table-cell table:style-name="ce1197" table:formula="of:=0.5*([.BJ49]-[.BJ55])" office:value-type="float" office:value="0" calcext:value-type="float">
            <text:p>0</text:p>
          </table:table-cell>
          <table:table-cell table:style-name="ce1197" table:formula="of:=0.5*([.BK49]-[.BK55])" office:value-type="float" office:value="0" calcext:value-type="float">
            <text:p>0</text:p>
          </table:table-cell>
          <table:table-cell table:style-name="ce1197" table:formula="of:=0.5*([.BL49]-[.BL55])" office:value-type="float" office:value="0" calcext:value-type="float">
            <text:p>0</text:p>
          </table:table-cell>
          <table:table-cell table:style-name="ce1197" table:formula="of:=0.5*([.BM49]-[.BM55])" office:value-type="float" office:value="0" calcext:value-type="float">
            <text:p>0</text:p>
          </table:table-cell>
          <table:table-cell table:style-name="ce1197" table:formula="of:=0.5*([.BN49]-[.BN55])" office:value-type="float" office:value="0" calcext:value-type="float">
            <text:p>0</text:p>
          </table:table-cell>
          <table:table-cell table:style-name="ce1204" table:formula="of:=0.5*([.BO49]-[.BO5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92" table:number-columns-repeated="41"/>
          <table:table-cell table:number-columns-repeated="4"/>
          <table:table-cell table:style-name="ce1145" office:value-type="float" office:value="0" calcext:value-type="float">
            <text:p>0</text:p>
          </table:table-cell>
          <table:table-cell table:number-columns-repeated="4" table:style-name="ce1154" office:value-type="float" office:value="0" calcext:value-type="float">
            <text:p>0</text:p>
          </table:table-cell>
          <table:table-cell table:style-name="ce1170" office:value-type="float" office:value="-1" calcext:value-type="float">
            <text:p>-1</text:p>
          </table:table-cell>
          <table:table-cell table:style-name="ce1179" office:value-type="float" office:value="0" calcext:value-type="float">
            <text:p>0</text:p>
          </table:table-cell>
          <table:table-cell table:style-name="ce1185" office:value-type="float" office:value="1" calcext:value-type="float">
            <text:p>1</text:p>
          </table:table-cell>
          <table:table-cell table:style-name="ce1185" office:value-type="float" office:value="0" calcext:value-type="float">
            <text:p>0</text:p>
          </table:table-cell>
          <table:table-cell table:style-name="ce1185" office:value-type="float" office:value="1" calcext:value-type="float">
            <text:p>1</text:p>
          </table:table-cell>
          <table:table-cell table:style-name="ce1185" office:value-type="float" office:value="0" calcext:value-type="float">
            <text:p>0</text:p>
          </table:table-cell>
          <table:table-cell table:style-name="ce1185" office:value-type="float" office:value="1" calcext:value-type="float">
            <text:p>1</text:p>
          </table:table-cell>
          <table:table-cell table:style-name="ce1193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number-columns-repeated="4" table:style-name="ce1185" office:value-type="float" office:value="0" calcext:value-type="float">
            <text:p>0</text:p>
          </table:table-cell>
          <table:table-cell table:style-name="ce1185" office:value-type="float" office:value="-1" calcext:value-type="float">
            <text:p>-1</text:p>
          </table:table-cell>
          <table:table-cell table:style-name="ce1193" office:value-type="float" office:value="-1" calcext:value-type="float">
            <text:p>-1</text:p>
          </table:table-cell>
          <table:table-cell table:number-columns-repeated="3"/>
          <table:table-cell table:style-name="ce1200" table:formula="of:=0.5*([.AV50]-[.AV56])" office:value-type="float" office:value="0" calcext:value-type="float">
            <text:p>0</text:p>
          </table:table-cell>
          <table:table-cell table:style-name="ce1202" table:formula="of:=0.5*([.AW50]-[.AW56])" office:value-type="float" office:value="0" calcext:value-type="float">
            <text:p>0</text:p>
          </table:table-cell>
          <table:table-cell table:style-name="ce1202" table:formula="of:=0.5*([.AX50]-[.AX56])" office:value-type="float" office:value="0" calcext:value-type="float">
            <text:p>0</text:p>
          </table:table-cell>
          <table:table-cell table:style-name="ce1202" table:formula="of:=0.5*([.AY50]-[.AY56])" office:value-type="float" office:value="0" calcext:value-type="float">
            <text:p>0</text:p>
          </table:table-cell>
          <table:table-cell table:style-name="ce1202" table:formula="of:=0.5*([.AZ50]-[.AZ56])" office:value-type="float" office:value="0" calcext:value-type="float">
            <text:p>0</text:p>
          </table:table-cell>
          <table:table-cell table:style-name="ce1202" table:formula="of:=0.5*([.BA50]-[.BA56])" office:value-type="float" office:value="1" calcext:value-type="float">
            <text:p>1</text:p>
          </table:table-cell>
          <table:table-cell table:style-name="ce1200" table:formula="of:=0.5*([.BB50]-[.BB56])" office:value-type="float" office:value="0" calcext:value-type="float">
            <text:p>0</text:p>
          </table:table-cell>
          <table:table-cell table:style-name="ce1202" table:formula="of:=0.5*([.BC50]-[.BC56])" office:value-type="float" office:value="0" calcext:value-type="float">
            <text:p>0</text:p>
          </table:table-cell>
          <table:table-cell table:style-name="ce1202" table:formula="of:=0.5*([.BD50]-[.BD56])" office:value-type="float" office:value="0" calcext:value-type="float">
            <text:p>0</text:p>
          </table:table-cell>
          <table:table-cell table:style-name="ce1202" table:formula="of:=0.5*([.BE50]-[.BE56])" office:value-type="float" office:value="0" calcext:value-type="float">
            <text:p>0</text:p>
          </table:table-cell>
          <table:table-cell table:style-name="ce1202" table:formula="of:=0.5*([.BF50]-[.BF56])" office:value-type="float" office:value="0" calcext:value-type="float">
            <text:p>0</text:p>
          </table:table-cell>
          <table:table-cell table:style-name="ce1202" table:formula="of:=0.5*([.BG50]-[.BG56])" office:value-type="float" office:value="0" calcext:value-type="float">
            <text:p>0</text:p>
          </table:table-cell>
          <table:table-cell table:style-name="ce1205" table:formula="of:=0.5*([.BH50]-[.BH56])" office:value-type="float" office:value="0" calcext:value-type="float">
            <text:p>0</text:p>
          </table:table-cell>
          <table:table-cell table:style-name="ce1202" table:formula="of:=0.5*([.BI50]-[.BI56])" office:value-type="float" office:value="0" calcext:value-type="float">
            <text:p>0</text:p>
          </table:table-cell>
          <table:table-cell table:style-name="ce1202" table:formula="of:=0.5*([.BJ50]-[.BJ56])" office:value-type="float" office:value="0" calcext:value-type="float">
            <text:p>0</text:p>
          </table:table-cell>
          <table:table-cell table:style-name="ce1202" table:formula="of:=0.5*([.BK50]-[.BK56])" office:value-type="float" office:value="0" calcext:value-type="float">
            <text:p>0</text:p>
          </table:table-cell>
          <table:table-cell table:style-name="ce1202" table:formula="of:=0.5*([.BL50]-[.BL56])" office:value-type="float" office:value="0" calcext:value-type="float">
            <text:p>0</text:p>
          </table:table-cell>
          <table:table-cell table:style-name="ce1202" table:formula="of:=0.5*([.BM50]-[.BM56])" office:value-type="float" office:value="0" calcext:value-type="float">
            <text:p>0</text:p>
          </table:table-cell>
          <table:table-cell table:style-name="ce1202" table:formula="of:=0.5*([.BN50]-[.BN56])" office:value-type="float" office:value="0" calcext:value-type="float">
            <text:p>0</text:p>
          </table:table-cell>
          <table:table-cell table:style-name="ce1205" table:formula="of:=0.5*([.BO50]-[.BO5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93" table:formula="of:=SUM([.C44:.C55])" office:value-type="float" office:value="2" calcext:value-type="float">
            <text:p>2</text:p>
          </table:table-cell>
          <table:table-cell table:style-name="ce1107" table:formula="of:=SUM([.D44:.D55])" office:value-type="float" office:value="0" calcext:value-type="float">
            <text:p>0</text:p>
          </table:table-cell>
          <table:table-cell table:style-name="ce1107" table:formula="of:=SUM([.E44:.E55])" office:value-type="float" office:value="0" calcext:value-type="float">
            <text:p>0</text:p>
          </table:table-cell>
          <table:table-cell table:style-name="ce1107" table:formula="of:=SUM([.F44:.F55])" office:value-type="float" office:value="0" calcext:value-type="float">
            <text:p>0</text:p>
          </table:table-cell>
          <table:table-cell table:style-name="ce1107" table:formula="of:=SUM([.G44:.G55])" office:value-type="float" office:value="0" calcext:value-type="float">
            <text:p>0</text:p>
          </table:table-cell>
          <table:table-cell table:style-name="ce1107" table:formula="of:=SUM([.H44:.H55])" office:value-type="float" office:value="0" calcext:value-type="float">
            <text:p>0</text:p>
          </table:table-cell>
          <table:table-cell table:style-name="ce1107" table:formula="of:=SUM([.I44:.I55])" office:value-type="float" office:value="0" calcext:value-type="float">
            <text:p>0</text:p>
          </table:table-cell>
          <table:table-cell table:style-name="ce1107" table:formula="of:=SUM([.J44:.J55])" office:value-type="float" office:value="0" calcext:value-type="float">
            <text:p>0</text:p>
          </table:table-cell>
          <table:table-cell table:style-name="ce1107" table:formula="of:=SUM([.K44:.K55])" office:value-type="float" office:value="0" calcext:value-type="float">
            <text:p>0</text:p>
          </table:table-cell>
          <table:table-cell table:style-name="ce1107" table:formula="of:=SUM([.L44:.L55])" office:value-type="float" office:value="0" calcext:value-type="float">
            <text:p>0</text:p>
          </table:table-cell>
          <table:table-cell table:style-name="ce1107" table:formula="of:=SUM([.M44:.M55])" office:value-type="float" office:value="0" calcext:value-type="float">
            <text:p>0</text:p>
          </table:table-cell>
          <table:table-cell table:style-name="ce1107" table:formula="of:=SUM([.N44:.N55])" office:value-type="float" office:value="0" calcext:value-type="float">
            <text:p>0</text:p>
          </table:table-cell>
          <table:table-cell table:style-name="ce1107" table:formula="of:=SUM([.O44:.O55])" office:value-type="float" office:value="0" calcext:value-type="float">
            <text:p>0</text:p>
          </table:table-cell>
          <table:table-cell table:style-name="ce1107" table:formula="of:=SUM([.P44:.P55])" office:value-type="float" office:value="0" calcext:value-type="float">
            <text:p>0</text:p>
          </table:table-cell>
          <table:table-cell table:style-name="ce1107" table:formula="of:=SUM([.Q44:.Q55])" office:value-type="float" office:value="0" calcext:value-type="float">
            <text:p>0</text:p>
          </table:table-cell>
          <table:table-cell table:style-name="ce1107" table:formula="of:=SUM([.R44:.R55])" office:value-type="float" office:value="0" calcext:value-type="float">
            <text:p>0</text:p>
          </table:table-cell>
          <table:table-cell table:style-name="ce1107" table:formula="of:=SUM([.S44:.S55])" office:value-type="float" office:value="0" calcext:value-type="float">
            <text:p>0</text:p>
          </table:table-cell>
          <table:table-cell table:style-name="ce1107" table:formula="of:=SUM([.T44:.T55])" office:value-type="float" office:value="0" calcext:value-type="float">
            <text:p>0</text:p>
          </table:table-cell>
          <table:table-cell table:style-name="ce1107" table:formula="of:=SUM([.U44:.U55])" office:value-type="float" office:value="0" calcext:value-type="float">
            <text:p>0</text:p>
          </table:table-cell>
          <table:table-cell table:style-name="ce1107" table:formula="of:=SUM([.V44:.V55])" office:value-type="float" office:value="0" calcext:value-type="float">
            <text:p>0</text:p>
          </table:table-cell>
          <table:table-cell table:style-name="ce1107" table:formula="of:=SUM([.W44:.W55])" office:value-type="float" office:value="0" calcext:value-type="float">
            <text:p>0</text:p>
          </table:table-cell>
          <table:table-cell table:style-name="ce1107" table:formula="of:=SUM([.X44:.X55])" office:value-type="float" office:value="0" calcext:value-type="float">
            <text:p>0</text:p>
          </table:table-cell>
          <table:table-cell table:style-name="ce1107" table:formula="of:=SUM([.Y44:.Y55])" office:value-type="float" office:value="0" calcext:value-type="float">
            <text:p>0</text:p>
          </table:table-cell>
          <table:table-cell table:style-name="ce1107" table:formula="of:=SUM([.Z44:.Z55])" office:value-type="float" office:value="0" calcext:value-type="float">
            <text:p>0</text:p>
          </table:table-cell>
          <table:table-cell table:style-name="ce1107" table:formula="of:=SUM([.AA44:.AA55])" office:value-type="float" office:value="0" calcext:value-type="float">
            <text:p>0</text:p>
          </table:table-cell>
          <table:table-cell table:style-name="ce1107" table:formula="of:=SUM([.AB44:.AB55])" office:value-type="float" office:value="0" calcext:value-type="float">
            <text:p>0</text:p>
          </table:table-cell>
          <table:table-cell table:style-name="ce1092" table:number-columns-repeated="15"/>
          <table:table-cell table:number-columns-repeated="4"/>
          <table:table-cell table:style-name="ce912" table:number-columns-repeated="20"/>
          <table:table-cell table:number-columns-repeated="23"/>
        </table:table-row>
        <table:table-row table:style-name="ro1">
          <table:table-cell table:number-columns-repeated="2"/>
          <table:table-cell table:style-name="ce1092" table:number-columns-repeated="41"/>
          <table:table-cell table:number-columns-repeated="2"/>
          <table:table-cell office:value-type="string" calcext:value-type="string">
            <text:p>-TA</text:p>
          </table:table-cell>
          <table:table-cell/>
          <table:table-cell table:style-name="ce912" table:number-columns-repeated="20"/>
          <table:table-cell table:number-columns-repeated="23"/>
        </table:table-row>
        <table:table-row table:style-name="ro1">
          <table:table-cell table:number-columns-repeated="2"/>
          <table:table-cell table:style-name="ce1092" table:number-columns-repeated="41"/>
          <table:table-cell table:number-columns-repeated="3"/>
          <table:table-cell office:value-type="float" office:value="1" calcext:value-type="float">
            <text:p>1</text:p>
          </table:table-cell>
          <table:table-cell table:style-name="ce1146" table:formula="of:=-SUM([.AV45:.AV50])" office:value-type="float" office:value="-1" calcext:value-type="float">
            <text:p>-1</text:p>
          </table:table-cell>
          <table:table-cell table:style-name="ce1155" table:formula="of:=-SUM([.AW45:.AW50])" office:value-type="float" office:value="-0" calcext:value-type="float">
            <text:p>0</text:p>
          </table:table-cell>
          <table:table-cell table:style-name="ce1155" table:formula="of:=-SUM([.AX45:.AX50])" office:value-type="float" office:value="-0" calcext:value-type="float">
            <text:p>0</text:p>
          </table:table-cell>
          <table:table-cell table:style-name="ce1155" table:formula="of:=-SUM([.AY45:.AY50])" office:value-type="float" office:value="-0" calcext:value-type="float">
            <text:p>0</text:p>
          </table:table-cell>
          <table:table-cell table:style-name="ce1155" table:formula="of:=-SUM([.AZ45:.AZ50])" office:value-type="float" office:value="-0" calcext:value-type="float">
            <text:p>0</text:p>
          </table:table-cell>
          <table:table-cell table:style-name="ce1155" table:formula="of:=-SUM([.BA45:.BA50])" office:value-type="float" office:value="-0" calcext:value-type="float">
            <text:p>0</text:p>
          </table:table-cell>
          <table:table-cell table:style-name="ce1146" table:formula="of:=-SUM([.BB45:.BB50])" office:value-type="float" office:value="1" calcext:value-type="float">
            <text:p>1</text:p>
          </table:table-cell>
          <table:table-cell table:style-name="ce1155" table:formula="of:=-SUM([.BC45:.BC50])" office:value-type="float" office:value="1" calcext:value-type="float">
            <text:p>1</text:p>
          </table:table-cell>
          <table:table-cell table:style-name="ce1155" table:formula="of:=-SUM([.BD45:.BD50])" office:value-type="float" office:value="-0" calcext:value-type="float">
            <text:p>0</text:p>
          </table:table-cell>
          <table:table-cell table:style-name="ce1155" table:formula="of:=-SUM([.BE45:.BE50])" office:value-type="float" office:value="-0" calcext:value-type="float">
            <text:p>0</text:p>
          </table:table-cell>
          <table:table-cell table:style-name="ce1155" table:formula="of:=-SUM([.BF45:.BF50])" office:value-type="float" office:value="-0" calcext:value-type="float">
            <text:p>0</text:p>
          </table:table-cell>
          <table:table-cell table:style-name="ce1155" table:formula="of:=-SUM([.BG45:.BG50])" office:value-type="float" office:value="-0" calcext:value-type="float">
            <text:p>0</text:p>
          </table:table-cell>
          <table:table-cell table:style-name="ce1194" table:formula="of:=-SUM([.BH45:.BH50])" office:value-type="float" office:value="-0" calcext:value-type="float">
            <text:p>0</text:p>
          </table:table-cell>
          <table:table-cell table:style-name="ce1155" table:formula="of:=-SUM([.BI45:.BI50])" office:value-type="float" office:value="-0" calcext:value-type="float">
            <text:p>0</text:p>
          </table:table-cell>
          <table:table-cell table:style-name="ce1155" table:formula="of:=-SUM([.BJ45:.BJ50])" office:value-type="float" office:value="-0" calcext:value-type="float">
            <text:p>0</text:p>
          </table:table-cell>
          <table:table-cell table:style-name="ce1155" table:formula="of:=-SUM([.BK45:.BK50])" office:value-type="float" office:value="-1" calcext:value-type="float">
            <text:p>-1</text:p>
          </table:table-cell>
          <table:table-cell table:style-name="ce1155" table:formula="of:=-SUM([.BL45:.BL50])" office:value-type="float" office:value="-0" calcext:value-type="float">
            <text:p>0</text:p>
          </table:table-cell>
          <table:table-cell table:style-name="ce1155" table:formula="of:=-SUM([.BM45:.BM50])" office:value-type="float" office:value="-0" calcext:value-type="float">
            <text:p>0</text:p>
          </table:table-cell>
          <table:table-cell table:style-name="ce1155" table:formula="of:=-SUM([.BN45:.BN50])" office:value-type="float" office:value="-1" calcext:value-type="float">
            <text:p>-1</text:p>
          </table:table-cell>
          <table:table-cell table:style-name="ce1194" table:formula="of:=-SUM([.BO45:.BO50])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2" table:number-columns-repeated="41"/>
          <table:table-cell table:number-columns-repeated="3"/>
          <table:table-cell office:value-type="float" office:value="2" calcext:value-type="float">
            <text:p>2</text:p>
          </table:table-cell>
          <table:table-cell table:style-name="ce1147" table:formula="of:=-SUM([.AV46:.AV50])" office:value-type="float" office:value="-0" calcext:value-type="float">
            <text:p>0</text:p>
          </table:table-cell>
          <table:table-cell table:style-name="ce1156" table:formula="of:=-SUM([.AW46:.AW50])" office:value-type="float" office:value="-1" calcext:value-type="float">
            <text:p>-1</text:p>
          </table:table-cell>
          <table:table-cell table:style-name="ce1156" table:formula="of:=-SUM([.AX46:.AX50])" office:value-type="float" office:value="-0" calcext:value-type="float">
            <text:p>0</text:p>
          </table:table-cell>
          <table:table-cell table:style-name="ce1156" table:formula="of:=-SUM([.AY46:.AY50])" office:value-type="float" office:value="-0" calcext:value-type="float">
            <text:p>0</text:p>
          </table:table-cell>
          <table:table-cell table:style-name="ce1156" table:formula="of:=-SUM([.AZ46:.AZ50])" office:value-type="float" office:value="-0" calcext:value-type="float">
            <text:p>0</text:p>
          </table:table-cell>
          <table:table-cell table:style-name="ce1156" table:formula="of:=-SUM([.BA46:.BA50])" office:value-type="float" office:value="-0" calcext:value-type="float">
            <text:p>0</text:p>
          </table:table-cell>
          <table:table-cell table:style-name="ce1147" table:formula="of:=-SUM([.BB46:.BB50])" office:value-type="float" office:value="-1" calcext:value-type="float">
            <text:p>-1</text:p>
          </table:table-cell>
          <table:table-cell table:style-name="ce1156" table:formula="of:=-SUM([.BC46:.BC50])" office:value-type="float" office:value="1" calcext:value-type="float">
            <text:p>1</text:p>
          </table:table-cell>
          <table:table-cell table:style-name="ce1156" table:formula="of:=-SUM([.BD46:.BD50])" office:value-type="float" office:value="1" calcext:value-type="float">
            <text:p>1</text:p>
          </table:table-cell>
          <table:table-cell table:style-name="ce1156" table:formula="of:=-SUM([.BE46:.BE50])" office:value-type="float" office:value="1" calcext:value-type="float">
            <text:p>1</text:p>
          </table:table-cell>
          <table:table-cell table:style-name="ce1156" table:formula="of:=-SUM([.BF46:.BF50])" office:value-type="float" office:value="-0" calcext:value-type="float">
            <text:p>0</text:p>
          </table:table-cell>
          <table:table-cell table:style-name="ce1156" table:formula="of:=-SUM([.BG46:.BG50])" office:value-type="float" office:value="-0" calcext:value-type="float">
            <text:p>0</text:p>
          </table:table-cell>
          <table:table-cell table:style-name="ce1195" table:formula="of:=-SUM([.BH46:.BH50])" office:value-type="float" office:value="-0" calcext:value-type="float">
            <text:p>0</text:p>
          </table:table-cell>
          <table:table-cell table:style-name="ce1156" table:formula="of:=-SUM([.BI46:.BI50])" office:value-type="float" office:value="-1" calcext:value-type="float">
            <text:p>-1</text:p>
          </table:table-cell>
          <table:table-cell table:style-name="ce1156" table:formula="of:=-SUM([.BJ46:.BJ50])" office:value-type="float" office:value="-0" calcext:value-type="float">
            <text:p>0</text:p>
          </table:table-cell>
          <table:table-cell table:style-name="ce1156" table:formula="of:=-SUM([.BK46:.BK50])" office:value-type="float" office:value="-1" calcext:value-type="float">
            <text:p>-1</text:p>
          </table:table-cell>
          <table:table-cell table:style-name="ce1156" table:formula="of:=-SUM([.BL46:.BL50])" office:value-type="float" office:value="-1" calcext:value-type="float">
            <text:p>-1</text:p>
          </table:table-cell>
          <table:table-cell table:style-name="ce1156" table:formula="of:=-SUM([.BM46:.BM50])" office:value-type="float" office:value="-0" calcext:value-type="float">
            <text:p>0</text:p>
          </table:table-cell>
          <table:table-cell table:style-name="ce1156" table:formula="of:=-SUM([.BN46:.BN50])" office:value-type="float" office:value="-1" calcext:value-type="float">
            <text:p>-1</text:p>
          </table:table-cell>
          <table:table-cell table:style-name="ce1195" table:formula="of:=-SUM([.BO46:.BO50])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88" office:value-type="string" calcext:value-type="string">
            <text:p>A0_1</text:p>
          </table:table-cell>
          <table:table-cell table:style-name="ce854" office:value-type="string" calcext:value-type="string">
            <text:p>A1_2</text:p>
          </table:table-cell>
          <table:table-cell table:style-name="ce1099" office:value-type="string" calcext:value-type="string">
            <text:p>A2_3</text:p>
          </table:table-cell>
          <table:table-cell table:style-name="ce1099" office:value-type="string" calcext:value-type="string">
            <text:p>A3_4</text:p>
          </table:table-cell>
          <table:table-cell table:style-name="ce854" office:value-type="string" calcext:value-type="string">
            <text:p>A4_5</text:p>
          </table:table-cell>
          <table:table-cell table:style-name="ce882" office:value-type="string" calcext:value-type="string">
            <text:p>A5_6</text:p>
          </table:table-cell>
          <table:table-cell table:style-name="ce1099" office:value-type="string" calcext:value-type="string">
            <text:p>A6_5</text:p>
          </table:table-cell>
          <table:table-cell table:style-name="ce1099" office:value-type="string" calcext:value-type="string">
            <text:p>A5_4</text:p>
          </table:table-cell>
          <table:table-cell table:style-name="ce1099" office:value-type="string" calcext:value-type="string">
            <text:p>A4_3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1_0</text:p>
          </table:table-cell>
          <table:table-cell table:style-name="ce1099" office:value-type="string" calcext:value-type="string">
            <text:p>A0_2</text:p>
          </table:table-cell>
          <table:table-cell table:style-name="ce854" office:value-type="string" calcext:value-type="string">
            <text:p>A0_6</text:p>
          </table:table-cell>
          <table:table-cell table:style-name="ce1099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5</text:p>
          </table:table-cell>
          <table:table-cell table:style-name="ce1099" office:value-type="string" calcext:value-type="string">
            <text:p>A2_6</text:p>
          </table:table-cell>
          <table:table-cell table:style-name="ce854" office:value-type="string" calcext:value-type="string">
            <text:p>A3_5</text:p>
          </table:table-cell>
          <table:table-cell table:style-name="ce1099" office:value-type="string" calcext:value-type="string">
            <text:p>A4_1</text:p>
          </table:table-cell>
          <table:table-cell table:style-name="ce1099" office:value-type="string" calcext:value-type="string">
            <text:p>A4_2</text:p>
          </table:table-cell>
          <table:table-cell table:style-name="ce1099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style-name="ce1092" table:number-columns-repeated="15"/>
          <table:table-cell/>
          <table:table-cell table:style-name="ce850"/>
          <table:table-cell table:style-name="ce1141"/>
          <table:table-cell office:value-type="float" office:value="3" calcext:value-type="float">
            <text:p>3</text:p>
          </table:table-cell>
          <table:table-cell table:style-name="ce1147" table:formula="of:=-SUM([.AV47:.AV50])" office:value-type="float" office:value="-0" calcext:value-type="float">
            <text:p>0</text:p>
          </table:table-cell>
          <table:table-cell table:style-name="ce1156" table:formula="of:=-SUM([.AW47:.AW50])" office:value-type="float" office:value="-0" calcext:value-type="float">
            <text:p>0</text:p>
          </table:table-cell>
          <table:table-cell table:style-name="ce1156" table:formula="of:=-SUM([.AX47:.AX50])" office:value-type="float" office:value="-1" calcext:value-type="float">
            <text:p>-1</text:p>
          </table:table-cell>
          <table:table-cell table:style-name="ce1156" table:formula="of:=-SUM([.AY47:.AY50])" office:value-type="float" office:value="-0" calcext:value-type="float">
            <text:p>0</text:p>
          </table:table-cell>
          <table:table-cell table:style-name="ce1156" table:formula="of:=-SUM([.AZ47:.AZ50])" office:value-type="float" office:value="-0" calcext:value-type="float">
            <text:p>0</text:p>
          </table:table-cell>
          <table:table-cell table:style-name="ce1156" table:formula="of:=-SUM([.BA47:.BA50])" office:value-type="float" office:value="-0" calcext:value-type="float">
            <text:p>0</text:p>
          </table:table-cell>
          <table:table-cell table:style-name="ce1147" table:formula="of:=-SUM([.BB47:.BB50])" office:value-type="float" office:value="-0" calcext:value-type="float">
            <text:p>0</text:p>
          </table:table-cell>
          <table:table-cell table:style-name="ce1156" table:formula="of:=-SUM([.BC47:.BC50])" office:value-type="float" office:value="1" calcext:value-type="float">
            <text:p>1</text:p>
          </table:table-cell>
          <table:table-cell table:style-name="ce1156" table:formula="of:=-SUM([.BD47:.BD50])" office:value-type="float" office:value="-1" calcext:value-type="float">
            <text:p>-1</text:p>
          </table:table-cell>
          <table:table-cell table:style-name="ce1156" table:formula="of:=-SUM([.BE47:.BE50])" office:value-type="float" office:value="1" calcext:value-type="float">
            <text:p>1</text:p>
          </table:table-cell>
          <table:table-cell table:style-name="ce1156" table:formula="of:=-SUM([.BF47:.BF50])" office:value-type="float" office:value="1" calcext:value-type="float">
            <text:p>1</text:p>
          </table:table-cell>
          <table:table-cell table:style-name="ce1156" table:formula="of:=-SUM([.BG47:.BG50])" office:value-type="float" office:value="1" calcext:value-type="float">
            <text:p>1</text:p>
          </table:table-cell>
          <table:table-cell table:style-name="ce1195" table:formula="of:=-SUM([.BH47:.BH50])" office:value-type="float" office:value="-0" calcext:value-type="float">
            <text:p>0</text:p>
          </table:table-cell>
          <table:table-cell table:style-name="ce1156" table:formula="of:=-SUM([.BI47:.BI50])" office:value-type="float" office:value="1" calcext:value-type="float">
            <text:p>1</text:p>
          </table:table-cell>
          <table:table-cell table:style-name="ce1156" table:formula="of:=-SUM([.BJ47:.BJ50])" office:value-type="float" office:value="-1" calcext:value-type="float">
            <text:p>-1</text:p>
          </table:table-cell>
          <table:table-cell table:style-name="ce1156" table:formula="of:=-SUM([.BK47:.BK50])" office:value-type="float" office:value="1" calcext:value-type="float">
            <text:p>1</text:p>
          </table:table-cell>
          <table:table-cell table:style-name="ce1156" table:formula="of:=-SUM([.BL47:.BL50])" office:value-type="float" office:value="-1" calcext:value-type="float">
            <text:p>-1</text:p>
          </table:table-cell>
          <table:table-cell table:style-name="ce1156" table:formula="of:=-SUM([.BM47:.BM50])" office:value-type="float" office:value="-1" calcext:value-type="float">
            <text:p>-1</text:p>
          </table:table-cell>
          <table:table-cell table:style-name="ce1156" table:formula="of:=-SUM([.BN47:.BN50])" office:value-type="float" office:value="-1" calcext:value-type="float">
            <text:p>-1</text:p>
          </table:table-cell>
          <table:table-cell table:style-name="ce1195" table:formula="of:=-SUM([.BO47:.BO50])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B^-1 A</text:p>
          </table:table-cell>
          <table:table-cell office:value-type="string" calcext:value-type="string">
            <text:p>aux_distance_1</text:p>
          </table:table-cell>
          <table:table-cell table:style-name="ce1094" table:number-matrix-columns-spanned="26" table:number-matrix-rows-spanned="12" table:formula="of:=-MMULT([.AF44:.AQ55]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2"/>
          <table:table-cell table:style-name="ce1092" office:value-type="string" calcext:value-type="string">
            <text:p>B2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7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office:value-type="float" office:value="4" calcext:value-type="float">
            <text:p>4</text:p>
          </table:table-cell>
          <table:table-cell table:style-name="ce1147" table:formula="of:=-SUM([.AV48:.AV50])" office:value-type="float" office:value="-0" calcext:value-type="float">
            <text:p>0</text:p>
          </table:table-cell>
          <table:table-cell table:style-name="ce1156" table:formula="of:=-SUM([.AW48:.AW50])" office:value-type="float" office:value="-0" calcext:value-type="float">
            <text:p>0</text:p>
          </table:table-cell>
          <table:table-cell table:style-name="ce1156" table:formula="of:=-SUM([.AX48:.AX50])" office:value-type="float" office:value="-0" calcext:value-type="float">
            <text:p>0</text:p>
          </table:table-cell>
          <table:table-cell table:style-name="ce1156" table:formula="of:=-SUM([.AY48:.AY50])" office:value-type="float" office:value="-1" calcext:value-type="float">
            <text:p>-1</text:p>
          </table:table-cell>
          <table:table-cell table:style-name="ce1156" table:formula="of:=-SUM([.AZ48:.AZ50])" office:value-type="float" office:value="-0" calcext:value-type="float">
            <text:p>0</text:p>
          </table:table-cell>
          <table:table-cell table:style-name="ce1156" table:formula="of:=-SUM([.BA48:.BA50])" office:value-type="float" office:value="-0" calcext:value-type="float">
            <text:p>0</text:p>
          </table:table-cell>
          <table:table-cell table:style-name="ce1147" table:formula="of:=-SUM([.BB48:.BB50])" office:value-type="float" office:value="-0" calcext:value-type="float">
            <text:p>0</text:p>
          </table:table-cell>
          <table:table-cell table:style-name="ce1156" table:formula="of:=-SUM([.BC48:.BC50])" office:value-type="float" office:value="-1" calcext:value-type="float">
            <text:p>-1</text:p>
          </table:table-cell>
          <table:table-cell table:style-name="ce1156" table:formula="of:=-SUM([.BD48:.BD50])" office:value-type="float" office:value="-1" calcext:value-type="float">
            <text:p>-1</text:p>
          </table:table-cell>
          <table:table-cell table:style-name="ce1156" table:formula="of:=-SUM([.BE48:.BE50])" office:value-type="float" office:value="1" calcext:value-type="float">
            <text:p>1</text:p>
          </table:table-cell>
          <table:table-cell table:style-name="ce1156" table:formula="of:=-SUM([.BF48:.BF50])" office:value-type="float" office:value="-1" calcext:value-type="float">
            <text:p>-1</text:p>
          </table:table-cell>
          <table:table-cell table:style-name="ce1156" table:formula="of:=-SUM([.BG48:.BG50])" office:value-type="float" office:value="1" calcext:value-type="float">
            <text:p>1</text:p>
          </table:table-cell>
          <table:table-cell table:style-name="ce1195" table:formula="of:=-SUM([.BH48:.BH50])" office:value-type="float" office:value="1" calcext:value-type="float">
            <text:p>1</text:p>
          </table:table-cell>
          <table:table-cell table:style-name="ce1156" table:formula="of:=-SUM([.BI48:.BI50])" office:value-type="float" office:value="1" calcext:value-type="float">
            <text:p>1</text:p>
          </table:table-cell>
          <table:table-cell table:style-name="ce1156" table:formula="of:=-SUM([.BJ48:.BJ50])" office:value-type="float" office:value="1" calcext:value-type="float">
            <text:p>1</text:p>
          </table:table-cell>
          <table:table-cell table:style-name="ce1156" table:formula="of:=-SUM([.BK48:.BK50])" office:value-type="float" office:value="1" calcext:value-type="float">
            <text:p>1</text:p>
          </table:table-cell>
          <table:table-cell table:style-name="ce1156" table:formula="of:=-SUM([.BL48:.BL50])" office:value-type="float" office:value="1" calcext:value-type="float">
            <text:p>1</text:p>
          </table:table-cell>
          <table:table-cell table:style-name="ce1156" table:formula="of:=-SUM([.BM48:.BM50])" office:value-type="float" office:value="-1" calcext:value-type="float">
            <text:p>-1</text:p>
          </table:table-cell>
          <table:table-cell table:style-name="ce1156" table:formula="of:=-SUM([.BN48:.BN50])" office:value-type="float" office:value="-1" calcext:value-type="float">
            <text:p>-1</text:p>
          </table:table-cell>
          <table:table-cell table:style-name="ce1195" table:formula="of:=-SUM([.BO48:.BO50])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distance_2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/>
          <table:table-cell table:style-name="ce850"/>
          <table:table-cell table:style-name="ce1142"/>
          <table:table-cell office:value-type="float" office:value="5" calcext:value-type="float">
            <text:p>5</text:p>
          </table:table-cell>
          <table:table-cell table:style-name="ce1147" table:formula="of:=-SUM([.AV49:.AV50])" office:value-type="float" office:value="-0" calcext:value-type="float">
            <text:p>0</text:p>
          </table:table-cell>
          <table:table-cell table:style-name="ce1156" table:formula="of:=-SUM([.AW49:.AW50])" office:value-type="float" office:value="-0" calcext:value-type="float">
            <text:p>0</text:p>
          </table:table-cell>
          <table:table-cell table:style-name="ce1156" table:formula="of:=-SUM([.AX49:.AX50])" office:value-type="float" office:value="-0" calcext:value-type="float">
            <text:p>0</text:p>
          </table:table-cell>
          <table:table-cell table:style-name="ce1156" table:formula="of:=-SUM([.AY49:.AY50])" office:value-type="float" office:value="-0" calcext:value-type="float">
            <text:p>0</text:p>
          </table:table-cell>
          <table:table-cell table:style-name="ce1156" table:formula="of:=-SUM([.AZ49:.AZ50])" office:value-type="float" office:value="-1" calcext:value-type="float">
            <text:p>-1</text:p>
          </table:table-cell>
          <table:table-cell table:style-name="ce1156" table:formula="of:=-SUM([.BA49:.BA50])" office:value-type="float" office:value="-0" calcext:value-type="float">
            <text:p>0</text:p>
          </table:table-cell>
          <table:table-cell table:style-name="ce1147" table:formula="of:=-SUM([.BB49:.BB50])" office:value-type="float" office:value="-0" calcext:value-type="float">
            <text:p>0</text:p>
          </table:table-cell>
          <table:table-cell table:style-name="ce1156" table:formula="of:=-SUM([.BC49:.BC50])" office:value-type="float" office:value="-1" calcext:value-type="float">
            <text:p>-1</text:p>
          </table:table-cell>
          <table:table-cell table:style-name="ce1156" table:formula="of:=-SUM([.BD49:.BD50])" office:value-type="float" office:value="-1" calcext:value-type="float">
            <text:p>-1</text:p>
          </table:table-cell>
          <table:table-cell table:style-name="ce1156" table:formula="of:=-SUM([.BE49:.BE50])" office:value-type="float" office:value="-1" calcext:value-type="float">
            <text:p>-1</text:p>
          </table:table-cell>
          <table:table-cell table:style-name="ce1156" table:formula="of:=-SUM([.BF49:.BF50])" office:value-type="float" office:value="-1" calcext:value-type="float">
            <text:p>-1</text:p>
          </table:table-cell>
          <table:table-cell table:style-name="ce1156" table:formula="of:=-SUM([.BG49:.BG50])" office:value-type="float" office:value="1" calcext:value-type="float">
            <text:p>1</text:p>
          </table:table-cell>
          <table:table-cell table:style-name="ce1195" table:formula="of:=-SUM([.BH49:.BH50])" office:value-type="float" office:value="-1" calcext:value-type="float">
            <text:p>-1</text:p>
          </table:table-cell>
          <table:table-cell table:style-name="ce1156" table:formula="of:=-SUM([.BI49:.BI50])" office:value-type="float" office:value="-0" calcext:value-type="float">
            <text:p>0</text:p>
          </table:table-cell>
          <table:table-cell table:style-name="ce1156" table:formula="of:=-SUM([.BJ49:.BJ50])" office:value-type="float" office:value="-0" calcext:value-type="float">
            <text:p>0</text:p>
          </table:table-cell>
          <table:table-cell table:style-name="ce1156" table:formula="of:=-SUM([.BK49:.BK50])" office:value-type="float" office:value="1" calcext:value-type="float">
            <text:p>1</text:p>
          </table:table-cell>
          <table:table-cell table:style-name="ce1156" table:formula="of:=-SUM([.BL49:.BL50])" office:value-type="float" office:value="1" calcext:value-type="float">
            <text:p>1</text:p>
          </table:table-cell>
          <table:table-cell table:style-name="ce1156" table:formula="of:=-SUM([.BM49:.BM50])" office:value-type="float" office:value="1" calcext:value-type="float">
            <text:p>1</text:p>
          </table:table-cell>
          <table:table-cell table:style-name="ce1156" table:formula="of:=-SUM([.BN49:.BN50])" office:value-type="float" office:value="1" calcext:value-type="float">
            <text:p>1</text:p>
          </table:table-cell>
          <table:table-cell table:style-name="ce1195" table:formula="of:=-SUM([.BO49:.BO50])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distance_3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office:value-type="float" office:value="6" calcext:value-type="float">
            <text:p>6</text:p>
          </table:table-cell>
          <table:table-cell table:style-name="ce1148" table:formula="of:=-SUM([.AV50])" office:value-type="float" office:value="-0" calcext:value-type="float">
            <text:p>0</text:p>
          </table:table-cell>
          <table:table-cell table:style-name="ce1157" table:formula="of:=-SUM([.AW50])" office:value-type="float" office:value="-0" calcext:value-type="float">
            <text:p>0</text:p>
          </table:table-cell>
          <table:table-cell table:style-name="ce1157" table:formula="of:=-SUM([.AX50])" office:value-type="float" office:value="-0" calcext:value-type="float">
            <text:p>0</text:p>
          </table:table-cell>
          <table:table-cell table:style-name="ce1157" table:formula="of:=-SUM([.AY50])" office:value-type="float" office:value="-0" calcext:value-type="float">
            <text:p>0</text:p>
          </table:table-cell>
          <table:table-cell table:style-name="ce1157" table:formula="of:=-SUM([.AZ50])" office:value-type="float" office:value="-0" calcext:value-type="float">
            <text:p>0</text:p>
          </table:table-cell>
          <table:table-cell table:style-name="ce1157" table:formula="of:=-SUM([.BA50])" office:value-type="float" office:value="-1" calcext:value-type="float">
            <text:p>-1</text:p>
          </table:table-cell>
          <table:table-cell table:style-name="ce1148" table:formula="of:=-SUM([.BB50])" office:value-type="float" office:value="-0" calcext:value-type="float">
            <text:p>0</text:p>
          </table:table-cell>
          <table:table-cell table:style-name="ce1157" table:formula="of:=-SUM([.BC50])" office:value-type="float" office:value="-1" calcext:value-type="float">
            <text:p>-1</text:p>
          </table:table-cell>
          <table:table-cell table:style-name="ce1157" table:formula="of:=-SUM([.BD50])" office:value-type="float" office:value="-0" calcext:value-type="float">
            <text:p>0</text:p>
          </table:table-cell>
          <table:table-cell table:style-name="ce1157" table:formula="of:=-SUM([.BE50])" office:value-type="float" office:value="-1" calcext:value-type="float">
            <text:p>-1</text:p>
          </table:table-cell>
          <table:table-cell table:style-name="ce1157" table:formula="of:=-SUM([.BF50])" office:value-type="float" office:value="-0" calcext:value-type="float">
            <text:p>0</text:p>
          </table:table-cell>
          <table:table-cell table:style-name="ce1157" table:formula="of:=-SUM([.BG50])" office:value-type="float" office:value="-1" calcext:value-type="float">
            <text:p>-1</text:p>
          </table:table-cell>
          <table:table-cell table:style-name="ce1196" table:formula="of:=-SUM([.BH50])" office:value-type="float" office:value="-0" calcext:value-type="float">
            <text:p>0</text:p>
          </table:table-cell>
          <table:table-cell table:style-name="ce1157" table:formula="of:=-SUM([.BI50])" office:value-type="float" office:value="-0" calcext:value-type="float">
            <text:p>0</text:p>
          </table:table-cell>
          <table:table-cell table:style-name="ce1157" table:formula="of:=-SUM([.BJ50])" office:value-type="float" office:value="-0" calcext:value-type="float">
            <text:p>0</text:p>
          </table:table-cell>
          <table:table-cell table:style-name="ce1157" table:formula="of:=-SUM([.BK50])" office:value-type="float" office:value="-0" calcext:value-type="float">
            <text:p>0</text:p>
          </table:table-cell>
          <table:table-cell table:style-name="ce1157" table:formula="of:=-SUM([.BL50])" office:value-type="float" office:value="-0" calcext:value-type="float">
            <text:p>0</text:p>
          </table:table-cell>
          <table:table-cell table:style-name="ce1157" table:formula="of:=-SUM([.BM50])" office:value-type="float" office:value="-0" calcext:value-type="float">
            <text:p>0</text:p>
          </table:table-cell>
          <table:table-cell table:style-name="ce1157" table:formula="of:=-SUM([.BN50])" office:value-type="float" office:value="1" calcext:value-type="float">
            <text:p>1</text:p>
          </table:table-cell>
          <table:table-cell table:style-name="ce1196" table:formula="of:=-SUM([.BO50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distance_4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office:value-type="float" office:value="1" calcext:value-type="float">
            <text:p>1</text:p>
          </table:table-cell>
          <table:table-cell table:style-name="ce1147" table:formula="of:=-SUM([.AV51:.AV56])" office:value-type="float" office:value="1" calcext:value-type="float">
            <text:p>1</text:p>
          </table:table-cell>
          <table:table-cell table:style-name="ce1156" table:formula="of:=-SUM([.AW51:.AW56])" office:value-type="float" office:value="-0" calcext:value-type="float">
            <text:p>0</text:p>
          </table:table-cell>
          <table:table-cell table:style-name="ce1156" table:formula="of:=-SUM([.AX51:.AX56])" office:value-type="float" office:value="-0" calcext:value-type="float">
            <text:p>0</text:p>
          </table:table-cell>
          <table:table-cell table:style-name="ce1156" table:formula="of:=-SUM([.AY51:.AY56])" office:value-type="float" office:value="-0" calcext:value-type="float">
            <text:p>0</text:p>
          </table:table-cell>
          <table:table-cell table:style-name="ce1156" table:formula="of:=-SUM([.AZ51:.AZ56])" office:value-type="float" office:value="-0" calcext:value-type="float">
            <text:p>0</text:p>
          </table:table-cell>
          <table:table-cell table:style-name="ce1156" table:formula="of:=-SUM([.BA51:.BA56])" office:value-type="float" office:value="-0" calcext:value-type="float">
            <text:p>0</text:p>
          </table:table-cell>
          <table:table-cell table:style-name="ce1147" table:formula="of:=-SUM([.BB51:.BB56])" office:value-type="float" office:value="-1" calcext:value-type="float">
            <text:p>-1</text:p>
          </table:table-cell>
          <table:table-cell table:style-name="ce1156" table:formula="of:=-SUM([.BC51:.BC56])" office:value-type="float" office:value="-1" calcext:value-type="float">
            <text:p>-1</text:p>
          </table:table-cell>
          <table:table-cell table:style-name="ce1156" table:formula="of:=-SUM([.BD51:.BD56])" office:value-type="float" office:value="-0" calcext:value-type="float">
            <text:p>0</text:p>
          </table:table-cell>
          <table:table-cell table:style-name="ce1156" table:formula="of:=-SUM([.BE51:.BE56])" office:value-type="float" office:value="-0" calcext:value-type="float">
            <text:p>0</text:p>
          </table:table-cell>
          <table:table-cell table:style-name="ce1156" table:formula="of:=-SUM([.BF51:.BF56])" office:value-type="float" office:value="-0" calcext:value-type="float">
            <text:p>0</text:p>
          </table:table-cell>
          <table:table-cell table:style-name="ce1156" table:formula="of:=-SUM([.BG51:.BG56])" office:value-type="float" office:value="-0" calcext:value-type="float">
            <text:p>0</text:p>
          </table:table-cell>
          <table:table-cell table:style-name="ce1195" table:formula="of:=-SUM([.BH51:.BH56])" office:value-type="float" office:value="-0" calcext:value-type="float">
            <text:p>0</text:p>
          </table:table-cell>
          <table:table-cell table:style-name="ce1156" table:formula="of:=-SUM([.BI51:.BI56])" office:value-type="float" office:value="-0" calcext:value-type="float">
            <text:p>0</text:p>
          </table:table-cell>
          <table:table-cell table:style-name="ce1156" table:formula="of:=-SUM([.BJ51:.BJ56])" office:value-type="float" office:value="-0" calcext:value-type="float">
            <text:p>0</text:p>
          </table:table-cell>
          <table:table-cell table:style-name="ce1156" table:formula="of:=-SUM([.BK51:.BK56])" office:value-type="float" office:value="1" calcext:value-type="float">
            <text:p>1</text:p>
          </table:table-cell>
          <table:table-cell table:style-name="ce1156" table:formula="of:=-SUM([.BL51:.BL56])" office:value-type="float" office:value="-0" calcext:value-type="float">
            <text:p>0</text:p>
          </table:table-cell>
          <table:table-cell table:style-name="ce1156" table:formula="of:=-SUM([.BM51:.BM56])" office:value-type="float" office:value="-0" calcext:value-type="float">
            <text:p>0</text:p>
          </table:table-cell>
          <table:table-cell table:style-name="ce1156" table:formula="of:=-SUM([.BN51:.BN56])" office:value-type="float" office:value="1" calcext:value-type="float">
            <text:p>1</text:p>
          </table:table-cell>
          <table:table-cell table:style-name="ce1195" table:formula="of:=-SUM([.BO51:.BO56])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distance_5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/>
          <table:table-cell table:style-name="ce850"/>
          <table:table-cell table:style-name="ce1142"/>
          <table:table-cell office:value-type="float" office:value="2" calcext:value-type="float">
            <text:p>2</text:p>
          </table:table-cell>
          <table:table-cell table:style-name="ce1147" table:formula="of:=-SUM([.AV52:.AV56])" office:value-type="float" office:value="-0" calcext:value-type="float">
            <text:p>0</text:p>
          </table:table-cell>
          <table:table-cell table:style-name="ce1156" table:formula="of:=-SUM([.AW52:.AW56])" office:value-type="float" office:value="1" calcext:value-type="float">
            <text:p>1</text:p>
          </table:table-cell>
          <table:table-cell table:style-name="ce1156" table:formula="of:=-SUM([.AX52:.AX56])" office:value-type="float" office:value="-0" calcext:value-type="float">
            <text:p>0</text:p>
          </table:table-cell>
          <table:table-cell table:style-name="ce1156" table:formula="of:=-SUM([.AY52:.AY56])" office:value-type="float" office:value="-0" calcext:value-type="float">
            <text:p>0</text:p>
          </table:table-cell>
          <table:table-cell table:style-name="ce1156" table:formula="of:=-SUM([.AZ52:.AZ56])" office:value-type="float" office:value="-0" calcext:value-type="float">
            <text:p>0</text:p>
          </table:table-cell>
          <table:table-cell table:style-name="ce1156" table:formula="of:=-SUM([.BA52:.BA56])" office:value-type="float" office:value="-0" calcext:value-type="float">
            <text:p>0</text:p>
          </table:table-cell>
          <table:table-cell table:style-name="ce1147" table:formula="of:=-SUM([.BB52:.BB56])" office:value-type="float" office:value="-1" calcext:value-type="float">
            <text:p>-1</text:p>
          </table:table-cell>
          <table:table-cell table:style-name="ce1156" table:formula="of:=-SUM([.BC52:.BC56])" office:value-type="float" office:value="-1" calcext:value-type="float">
            <text:p>-1</text:p>
          </table:table-cell>
          <table:table-cell table:style-name="ce1156" table:formula="of:=-SUM([.BD52:.BD56])" office:value-type="float" office:value="-1" calcext:value-type="float">
            <text:p>-1</text:p>
          </table:table-cell>
          <table:table-cell table:style-name="ce1156" table:formula="of:=-SUM([.BE52:.BE56])" office:value-type="float" office:value="-1" calcext:value-type="float">
            <text:p>-1</text:p>
          </table:table-cell>
          <table:table-cell table:style-name="ce1156" table:formula="of:=-SUM([.BF52:.BF56])" office:value-type="float" office:value="-0" calcext:value-type="float">
            <text:p>0</text:p>
          </table:table-cell>
          <table:table-cell table:style-name="ce1156" table:formula="of:=-SUM([.BG52:.BG56])" office:value-type="float" office:value="-0" calcext:value-type="float">
            <text:p>0</text:p>
          </table:table-cell>
          <table:table-cell table:style-name="ce1195" table:formula="of:=-SUM([.BH52:.BH56])" office:value-type="float" office:value="-0" calcext:value-type="float">
            <text:p>0</text:p>
          </table:table-cell>
          <table:table-cell table:style-name="ce1156" table:formula="of:=-SUM([.BI52:.BI56])" office:value-type="float" office:value="1" calcext:value-type="float">
            <text:p>1</text:p>
          </table:table-cell>
          <table:table-cell table:style-name="ce1156" table:formula="of:=-SUM([.BJ52:.BJ56])" office:value-type="float" office:value="-0" calcext:value-type="float">
            <text:p>0</text:p>
          </table:table-cell>
          <table:table-cell table:style-name="ce1156" table:formula="of:=-SUM([.BK52:.BK56])" office:value-type="float" office:value="1" calcext:value-type="float">
            <text:p>1</text:p>
          </table:table-cell>
          <table:table-cell table:style-name="ce1156" table:formula="of:=-SUM([.BL52:.BL56])" office:value-type="float" office:value="1" calcext:value-type="float">
            <text:p>1</text:p>
          </table:table-cell>
          <table:table-cell table:style-name="ce1156" table:formula="of:=-SUM([.BM52:.BM56])" office:value-type="float" office:value="-0" calcext:value-type="float">
            <text:p>0</text:p>
          </table:table-cell>
          <table:table-cell table:style-name="ce1156" table:formula="of:=-SUM([.BN52:.BN56])" office:value-type="float" office:value="1" calcext:value-type="float">
            <text:p>1</text:p>
          </table:table-cell>
          <table:table-cell table:style-name="ce1195" table:formula="of:=-SUM([.BO52:.BO5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style-name="ce855" office:value-type="string" calcext:value-type="string">
            <text:p>aux_distance_6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1" calcext:value-type="float">
            <text:p>1</text:p>
          </table:table-cell>
          <table:table-cell table:style-name="ce1133" office:value-type="float" office:value="1" calcext:value-type="float">
            <text:p>1</text:p>
          </table:table-cell>
          <table:table-cell table:style-name="ce1092" table:number-columns-repeated="3"/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/>
          <table:table-cell table:style-name="ce894"/>
          <table:table-cell table:style-name="ce1142"/>
          <table:table-cell office:value-type="float" office:value="3" calcext:value-type="float">
            <text:p>3</text:p>
          </table:table-cell>
          <table:table-cell table:style-name="ce1147" table:formula="of:=-SUM([.AV53:.AV56])" office:value-type="float" office:value="-0" calcext:value-type="float">
            <text:p>0</text:p>
          </table:table-cell>
          <table:table-cell table:style-name="ce1156" table:formula="of:=-SUM([.AW53:.AW56])" office:value-type="float" office:value="-0" calcext:value-type="float">
            <text:p>0</text:p>
          </table:table-cell>
          <table:table-cell table:style-name="ce1156" table:formula="of:=-SUM([.AX53:.AX56])" office:value-type="float" office:value="1" calcext:value-type="float">
            <text:p>1</text:p>
          </table:table-cell>
          <table:table-cell table:style-name="ce1156" table:formula="of:=-SUM([.AY53:.AY56])" office:value-type="float" office:value="-0" calcext:value-type="float">
            <text:p>0</text:p>
          </table:table-cell>
          <table:table-cell table:style-name="ce1156" table:formula="of:=-SUM([.AZ53:.AZ56])" office:value-type="float" office:value="-0" calcext:value-type="float">
            <text:p>0</text:p>
          </table:table-cell>
          <table:table-cell table:style-name="ce1156" table:formula="of:=-SUM([.BA53:.BA56])" office:value-type="float" office:value="-0" calcext:value-type="float">
            <text:p>0</text:p>
          </table:table-cell>
          <table:table-cell table:style-name="ce1147" table:formula="of:=-SUM([.BB53:.BB56])" office:value-type="float" office:value="-0" calcext:value-type="float">
            <text:p>0</text:p>
          </table:table-cell>
          <table:table-cell table:style-name="ce1156" table:formula="of:=-SUM([.BC53:.BC56])" office:value-type="float" office:value="-1" calcext:value-type="float">
            <text:p>-1</text:p>
          </table:table-cell>
          <table:table-cell table:style-name="ce1156" table:formula="of:=-SUM([.BD53:.BD56])" office:value-type="float" office:value="-1" calcext:value-type="float">
            <text:p>-1</text:p>
          </table:table-cell>
          <table:table-cell table:style-name="ce1156" table:formula="of:=-SUM([.BE53:.BE56])" office:value-type="float" office:value="-1" calcext:value-type="float">
            <text:p>-1</text:p>
          </table:table-cell>
          <table:table-cell table:style-name="ce1156" table:formula="of:=-SUM([.BF53:.BF56])" office:value-type="float" office:value="-1" calcext:value-type="float">
            <text:p>-1</text:p>
          </table:table-cell>
          <table:table-cell table:style-name="ce1156" table:formula="of:=-SUM([.BG53:.BG56])" office:value-type="float" office:value="-1" calcext:value-type="float">
            <text:p>-1</text:p>
          </table:table-cell>
          <table:table-cell table:style-name="ce1195" table:formula="of:=-SUM([.BH53:.BH56])" office:value-type="float" office:value="-0" calcext:value-type="float">
            <text:p>0</text:p>
          </table:table-cell>
          <table:table-cell table:style-name="ce1156" table:formula="of:=-SUM([.BI53:.BI56])" office:value-type="float" office:value="1" calcext:value-type="float">
            <text:p>1</text:p>
          </table:table-cell>
          <table:table-cell table:style-name="ce1156" table:formula="of:=-SUM([.BJ53:.BJ56])" office:value-type="float" office:value="1" calcext:value-type="float">
            <text:p>1</text:p>
          </table:table-cell>
          <table:table-cell table:style-name="ce1156" table:formula="of:=-SUM([.BK53:.BK56])" office:value-type="float" office:value="1" calcext:value-type="float">
            <text:p>1</text:p>
          </table:table-cell>
          <table:table-cell table:style-name="ce1156" table:formula="of:=-SUM([.BL53:.BL56])" office:value-type="float" office:value="1" calcext:value-type="float">
            <text:p>1</text:p>
          </table:table-cell>
          <table:table-cell table:style-name="ce1156" table:formula="of:=-SUM([.BM53:.BM56])" office:value-type="float" office:value="1" calcext:value-type="float">
            <text:p>1</text:p>
          </table:table-cell>
          <table:table-cell table:style-name="ce1156" table:formula="of:=-SUM([.BN53:.BN56])" office:value-type="float" office:value="1" calcext:value-type="float">
            <text:p>1</text:p>
          </table:table-cell>
          <table:table-cell table:style-name="ce1195" table:formula="of:=-SUM([.BO53:.BO5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leg_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7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office:value-type="float" office:value="4" calcext:value-type="float">
            <text:p>4</text:p>
          </table:table-cell>
          <table:table-cell table:style-name="ce1147" table:formula="of:=-SUM([.AV54:.AV56])" office:value-type="float" office:value="-0" calcext:value-type="float">
            <text:p>0</text:p>
          </table:table-cell>
          <table:table-cell table:style-name="ce1156" table:formula="of:=-SUM([.AW54:.AW56])" office:value-type="float" office:value="-0" calcext:value-type="float">
            <text:p>0</text:p>
          </table:table-cell>
          <table:table-cell table:style-name="ce1156" table:formula="of:=-SUM([.AX54:.AX56])" office:value-type="float" office:value="-0" calcext:value-type="float">
            <text:p>0</text:p>
          </table:table-cell>
          <table:table-cell table:style-name="ce1156" table:formula="of:=-SUM([.AY54:.AY56])" office:value-type="float" office:value="1" calcext:value-type="float">
            <text:p>1</text:p>
          </table:table-cell>
          <table:table-cell table:style-name="ce1156" table:formula="of:=-SUM([.AZ54:.AZ56])" office:value-type="float" office:value="-0" calcext:value-type="float">
            <text:p>0</text:p>
          </table:table-cell>
          <table:table-cell table:style-name="ce1156" table:formula="of:=-SUM([.BA54:.BA56])" office:value-type="float" office:value="-0" calcext:value-type="float">
            <text:p>0</text:p>
          </table:table-cell>
          <table:table-cell table:style-name="ce1147" table:formula="of:=-SUM([.BB54:.BB56])" office:value-type="float" office:value="-0" calcext:value-type="float">
            <text:p>0</text:p>
          </table:table-cell>
          <table:table-cell table:style-name="ce1156" table:formula="of:=-SUM([.BC54:.BC56])" office:value-type="float" office:value="-1" calcext:value-type="float">
            <text:p>-1</text:p>
          </table:table-cell>
          <table:table-cell table:style-name="ce1156" table:formula="of:=-SUM([.BD54:.BD56])" office:value-type="float" office:value="-1" calcext:value-type="float">
            <text:p>-1</text:p>
          </table:table-cell>
          <table:table-cell table:style-name="ce1156" table:formula="of:=-SUM([.BE54:.BE56])" office:value-type="float" office:value="-1" calcext:value-type="float">
            <text:p>-1</text:p>
          </table:table-cell>
          <table:table-cell table:style-name="ce1156" table:formula="of:=-SUM([.BF54:.BF56])" office:value-type="float" office:value="-1" calcext:value-type="float">
            <text:p>-1</text:p>
          </table:table-cell>
          <table:table-cell table:style-name="ce1156" table:formula="of:=-SUM([.BG54:.BG56])" office:value-type="float" office:value="-1" calcext:value-type="float">
            <text:p>-1</text:p>
          </table:table-cell>
          <table:table-cell table:style-name="ce1195" table:formula="of:=-SUM([.BH54:.BH56])" office:value-type="float" office:value="-1" calcext:value-type="float">
            <text:p>-1</text:p>
          </table:table-cell>
          <table:table-cell table:style-name="ce1156" table:formula="of:=-SUM([.BI54:.BI56])" office:value-type="float" office:value="1" calcext:value-type="float">
            <text:p>1</text:p>
          </table:table-cell>
          <table:table-cell table:style-name="ce1156" table:formula="of:=-SUM([.BJ54:.BJ56])" office:value-type="float" office:value="1" calcext:value-type="float">
            <text:p>1</text:p>
          </table:table-cell>
          <table:table-cell table:style-name="ce1156" table:formula="of:=-SUM([.BK54:.BK56])" office:value-type="float" office:value="1" calcext:value-type="float">
            <text:p>1</text:p>
          </table:table-cell>
          <table:table-cell table:style-name="ce1156" table:formula="of:=-SUM([.BL54:.BL56])" office:value-type="float" office:value="1" calcext:value-type="float">
            <text:p>1</text:p>
          </table:table-cell>
          <table:table-cell table:style-name="ce1156" table:formula="of:=-SUM([.BM54:.BM56])" office:value-type="float" office:value="1" calcext:value-type="float">
            <text:p>1</text:p>
          </table:table-cell>
          <table:table-cell table:style-name="ce1156" table:formula="of:=-SUM([.BN54:.BN56])" office:value-type="float" office:value="1" calcext:value-type="float">
            <text:p>1</text:p>
          </table:table-cell>
          <table:table-cell table:style-name="ce1195" table:formula="of:=-SUM([.BO54:.BO5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leg_2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2"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/>
          <table:table-cell table:style-name="ce850"/>
          <table:table-cell table:style-name="ce1142"/>
          <table:table-cell office:value-type="float" office:value="5" calcext:value-type="float">
            <text:p>5</text:p>
          </table:table-cell>
          <table:table-cell table:style-name="ce1147" table:formula="of:=-SUM([.AV55:.AV56])" office:value-type="float" office:value="-0" calcext:value-type="float">
            <text:p>0</text:p>
          </table:table-cell>
          <table:table-cell table:style-name="ce1156" table:formula="of:=-SUM([.AW55:.AW56])" office:value-type="float" office:value="-0" calcext:value-type="float">
            <text:p>0</text:p>
          </table:table-cell>
          <table:table-cell table:style-name="ce1156" table:formula="of:=-SUM([.AX55:.AX56])" office:value-type="float" office:value="-0" calcext:value-type="float">
            <text:p>0</text:p>
          </table:table-cell>
          <table:table-cell table:style-name="ce1156" table:formula="of:=-SUM([.AY55:.AY56])" office:value-type="float" office:value="-0" calcext:value-type="float">
            <text:p>0</text:p>
          </table:table-cell>
          <table:table-cell table:style-name="ce1156" table:formula="of:=-SUM([.AZ55:.AZ56])" office:value-type="float" office:value="1" calcext:value-type="float">
            <text:p>1</text:p>
          </table:table-cell>
          <table:table-cell table:style-name="ce1156" table:formula="of:=-SUM([.BA55:.BA56])" office:value-type="float" office:value="-0" calcext:value-type="float">
            <text:p>0</text:p>
          </table:table-cell>
          <table:table-cell table:style-name="ce1147" table:formula="of:=-SUM([.BB55:.BB56])" office:value-type="float" office:value="-0" calcext:value-type="float">
            <text:p>0</text:p>
          </table:table-cell>
          <table:table-cell table:style-name="ce1156" table:formula="of:=-SUM([.BC55:.BC56])" office:value-type="float" office:value="-1" calcext:value-type="float">
            <text:p>-1</text:p>
          </table:table-cell>
          <table:table-cell table:style-name="ce1156" table:formula="of:=-SUM([.BD55:.BD56])" office:value-type="float" office:value="-1" calcext:value-type="float">
            <text:p>-1</text:p>
          </table:table-cell>
          <table:table-cell table:style-name="ce1156" table:formula="of:=-SUM([.BE55:.BE56])" office:value-type="float" office:value="-1" calcext:value-type="float">
            <text:p>-1</text:p>
          </table:table-cell>
          <table:table-cell table:style-name="ce1156" table:formula="of:=-SUM([.BF55:.BF56])" office:value-type="float" office:value="-1" calcext:value-type="float">
            <text:p>-1</text:p>
          </table:table-cell>
          <table:table-cell table:style-name="ce1156" table:formula="of:=-SUM([.BG55:.BG56])" office:value-type="float" office:value="-1" calcext:value-type="float">
            <text:p>-1</text:p>
          </table:table-cell>
          <table:table-cell table:style-name="ce1195" table:formula="of:=-SUM([.BH55:.BH56])" office:value-type="float" office:value="-1" calcext:value-type="float">
            <text:p>-1</text:p>
          </table:table-cell>
          <table:table-cell table:style-name="ce1156" table:formula="of:=-SUM([.BI55:.BI56])" office:value-type="float" office:value="-0" calcext:value-type="float">
            <text:p>0</text:p>
          </table:table-cell>
          <table:table-cell table:style-name="ce1156" table:formula="of:=-SUM([.BJ55:.BJ56])" office:value-type="float" office:value="-0" calcext:value-type="float">
            <text:p>0</text:p>
          </table:table-cell>
          <table:table-cell table:style-name="ce1156" table:formula="of:=-SUM([.BK55:.BK56])" office:value-type="float" office:value="1" calcext:value-type="float">
            <text:p>1</text:p>
          </table:table-cell>
          <table:table-cell table:style-name="ce1156" table:formula="of:=-SUM([.BL55:.BL56])" office:value-type="float" office:value="1" calcext:value-type="float">
            <text:p>1</text:p>
          </table:table-cell>
          <table:table-cell table:style-name="ce1156" table:formula="of:=-SUM([.BM55:.BM56])" office:value-type="float" office:value="1" calcext:value-type="float">
            <text:p>1</text:p>
          </table:table-cell>
          <table:table-cell table:style-name="ce1156" table:formula="of:=-SUM([.BN55:.BN56])" office:value-type="float" office:value="1" calcext:value-type="float">
            <text:p>1</text:p>
          </table:table-cell>
          <table:table-cell table:style-name="ce1195" table:formula="of:=-SUM([.BO55:.BO5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leg_3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2"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office:value-type="float" office:value="6" calcext:value-type="float">
            <text:p>6</text:p>
          </table:table-cell>
          <table:table-cell table:style-name="ce1148" table:formula="of:=-SUM([.AV56])" office:value-type="float" office:value="-0" calcext:value-type="float">
            <text:p>0</text:p>
          </table:table-cell>
          <table:table-cell table:style-name="ce1157" table:formula="of:=-SUM([.AW56])" office:value-type="float" office:value="-0" calcext:value-type="float">
            <text:p>0</text:p>
          </table:table-cell>
          <table:table-cell table:style-name="ce1157" table:formula="of:=-SUM([.AX56])" office:value-type="float" office:value="-0" calcext:value-type="float">
            <text:p>0</text:p>
          </table:table-cell>
          <table:table-cell table:style-name="ce1157" table:formula="of:=-SUM([.AY56])" office:value-type="float" office:value="-0" calcext:value-type="float">
            <text:p>0</text:p>
          </table:table-cell>
          <table:table-cell table:style-name="ce1157" table:formula="of:=-SUM([.AZ56])" office:value-type="float" office:value="-0" calcext:value-type="float">
            <text:p>0</text:p>
          </table:table-cell>
          <table:table-cell table:style-name="ce1157" table:formula="of:=-SUM([.BA56])" office:value-type="float" office:value="1" calcext:value-type="float">
            <text:p>1</text:p>
          </table:table-cell>
          <table:table-cell table:style-name="ce1148" table:formula="of:=-SUM([.BB56])" office:value-type="float" office:value="-0" calcext:value-type="float">
            <text:p>0</text:p>
          </table:table-cell>
          <table:table-cell table:style-name="ce1157" table:formula="of:=-SUM([.BC56])" office:value-type="float" office:value="-1" calcext:value-type="float">
            <text:p>-1</text:p>
          </table:table-cell>
          <table:table-cell table:style-name="ce1157" table:formula="of:=-SUM([.BD56])" office:value-type="float" office:value="-0" calcext:value-type="float">
            <text:p>0</text:p>
          </table:table-cell>
          <table:table-cell table:style-name="ce1157" table:formula="of:=-SUM([.BE56])" office:value-type="float" office:value="-1" calcext:value-type="float">
            <text:p>-1</text:p>
          </table:table-cell>
          <table:table-cell table:style-name="ce1157" table:formula="of:=-SUM([.BF56])" office:value-type="float" office:value="-0" calcext:value-type="float">
            <text:p>0</text:p>
          </table:table-cell>
          <table:table-cell table:style-name="ce1157" table:formula="of:=-SUM([.BG56])" office:value-type="float" office:value="-1" calcext:value-type="float">
            <text:p>-1</text:p>
          </table:table-cell>
          <table:table-cell table:style-name="ce1196" table:formula="of:=-SUM([.BH56])" office:value-type="float" office:value="-0" calcext:value-type="float">
            <text:p>0</text:p>
          </table:table-cell>
          <table:table-cell table:style-name="ce1157" table:formula="of:=-SUM([.BI56])" office:value-type="float" office:value="-0" calcext:value-type="float">
            <text:p>0</text:p>
          </table:table-cell>
          <table:table-cell table:style-name="ce1157" table:formula="of:=-SUM([.BJ56])" office:value-type="float" office:value="-0" calcext:value-type="float">
            <text:p>0</text:p>
          </table:table-cell>
          <table:table-cell table:style-name="ce1157" table:formula="of:=-SUM([.BK56])" office:value-type="float" office:value="-0" calcext:value-type="float">
            <text:p>0</text:p>
          </table:table-cell>
          <table:table-cell table:style-name="ce1157" table:formula="of:=-SUM([.BL56])" office:value-type="float" office:value="-0" calcext:value-type="float">
            <text:p>0</text:p>
          </table:table-cell>
          <table:table-cell table:style-name="ce1157" table:formula="of:=-SUM([.BM56])" office:value-type="float" office:value="-0" calcext:value-type="float">
            <text:p>0</text:p>
          </table:table-cell>
          <table:table-cell table:style-name="ce1157" table:formula="of:=-SUM([.BN56])" office:value-type="float" office:value="1" calcext:value-type="float">
            <text:p>1</text:p>
          </table:table-cell>
          <table:table-cell table:style-name="ce1196" table:formula="of:=-SUM([.BO5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leg_4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2"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aux_leg_5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2" table:number-columns-repeated="3"/>
          <table:table-cell table:number-columns-repeated="4"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/>
          <table:table-cell table:style-name="ce850"/>
          <table:table-cell table:style-name="ce1142" office:value-type="string" calcext:value-type="string">
            <text:p>-ITA</text:p>
          </table:table-cell>
          <table:table-cell/>
          <table:table-cell table:style-name="ce1149" table:number-matrix-columns-spanned="20" table:number-matrix-rows-spanned="12" table:formula="of:=-MMULT([.AF44:.AQ55];[.I44:.AB55])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71" office:value-type="float" office:value="-0" calcext:value-type="float">
            <text:p>0</text:p>
          </table:table-cell>
          <table:table-cell table:style-name="ce1149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71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71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x_leg_6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2" table:number-columns-repeated="3"/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/>
          <table:table-cell table:style-name="ce850"/>
          <table:table-cell table:style-name="ce1142"/>
          <table:table-cell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/>
          <table:table-cell table:number-columns-repeated="4"/>
          <table:table-cell table:style-name="ce1094" table:number-columns-repeated="8"/>
          <table:table-cell/>
          <table:table-cell table:style-name="ce1094"/>
          <table:table-cell table:number-columns-repeated="2"/>
          <table:table-cell table:style-name="ce1129"/>
          <table:table-cell table:style-name="ce1094" table:number-columns-repeated="4"/>
          <table:table-cell table:number-columns-repeated="3"/>
          <table:table-cell table:style-name="ce1094"/>
          <table:table-cell table:style-name="ce1092" table:number-columns-repeated="15"/>
          <table:table-cell table:number-columns-repeated="4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duced <text:s/>cost</text:p>
          </table:table-cell>
          <table:table-cell table:style-name="ce854" table:formula="of:=1+SUM([.C62:.C73])" office:value-type="float" office:value="0" calcext:value-type="float">
            <text:p>0</text:p>
          </table:table-cell>
          <table:table-cell table:style-name="ce854" table:formula="of:=1+SUM([.D62:.D73])" office:value-type="float" office:value="0" calcext:value-type="float">
            <text:p>0</text:p>
          </table:table-cell>
          <table:table-cell table:style-name="ce854" table:formula="of:=1+SUM([.E62:.E73])" office:value-type="float" office:value="0" calcext:value-type="float">
            <text:p>0</text:p>
          </table:table-cell>
          <table:table-cell table:style-name="ce854" table:formula="of:=1+SUM([.F62:.F73])" office:value-type="float" office:value="0" calcext:value-type="float">
            <text:p>0</text:p>
          </table:table-cell>
          <table:table-cell table:style-name="ce854" table:formula="of:=1+SUM([.G62:.G73])" office:value-type="float" office:value="0" calcext:value-type="float">
            <text:p>0</text:p>
          </table:table-cell>
          <table:table-cell table:style-name="ce854" table:formula="of:=1+SUM([.H62:.H73])" office:value-type="float" office:value="0" calcext:value-type="float">
            <text:p>0</text:p>
          </table:table-cell>
          <table:table-cell table:style-name="ce854" table:formula="of:=1+SUM([.I62:.I73])" office:value-type="float" office:value="0" calcext:value-type="float">
            <text:p>0</text:p>
          </table:table-cell>
          <table:table-cell table:style-name="ce854" table:formula="of:=1+SUM([.J62:.J73])" office:value-type="float" office:value="0" calcext:value-type="float">
            <text:p>0</text:p>
          </table:table-cell>
          <table:table-cell table:style-name="ce854" table:formula="of:=1+SUM([.K62:.K73])" office:value-type="float" office:value="0" calcext:value-type="float">
            <text:p>0</text:p>
          </table:table-cell>
          <table:table-cell table:style-name="ce854" table:formula="of:=1+SUM([.L62:.L73])" office:value-type="float" office:value="0" calcext:value-type="float">
            <text:p>0</text:p>
          </table:table-cell>
          <table:table-cell table:style-name="ce854" table:formula="of:=1+SUM([.M62:.M73])" office:value-type="float" office:value="0" calcext:value-type="float">
            <text:p>0</text:p>
          </table:table-cell>
          <table:table-cell table:style-name="ce854" table:formula="of:=1+SUM([.N62:.N73])" office:value-type="float" office:value="0" calcext:value-type="float">
            <text:p>0</text:p>
          </table:table-cell>
          <table:table-cell table:style-name="ce854" table:formula="of:=1+SUM([.O62:.O73])" office:value-type="float" office:value="1" calcext:value-type="float">
            <text:p>1</text:p>
          </table:table-cell>
          <table:table-cell table:style-name="ce854" table:formula="of:=1+SUM([.P62:.P73])" office:value-type="float" office:value="1" calcext:value-type="float">
            <text:p>1</text:p>
          </table:table-cell>
          <table:table-cell table:style-name="ce854" table:formula="of:=1+SUM([.Q62:.Q73])" office:value-type="float" office:value="-1" calcext:value-type="float">
            <text:p>-1</text:p>
          </table:table-cell>
          <table:table-cell table:style-name="ce854" table:formula="of:=1+SUM([.R62:.R73])" office:value-type="float" office:value="2" calcext:value-type="float">
            <text:p>2</text:p>
          </table:table-cell>
          <table:table-cell table:style-name="ce854" table:formula="of:=1+SUM([.S62:.S73])" office:value-type="float" office:value="0" calcext:value-type="float">
            <text:p>0</text:p>
          </table:table-cell>
          <table:table-cell table:style-name="ce1132" table:formula="of:=1+SUM([.T62:.T73])" office:value-type="float" office:value="3" calcext:value-type="float">
            <text:p>3</text:p>
          </table:table-cell>
          <table:table-cell table:style-name="ce854" table:formula="of:=1+SUM([.U62:.U73])" office:value-type="float" office:value="1" calcext:value-type="float">
            <text:p>1</text:p>
          </table:table-cell>
          <table:table-cell table:style-name="ce854" table:formula="of:=1+SUM([.V62:.V73])" office:value-type="float" office:value="2" calcext:value-type="float">
            <text:p>2</text:p>
          </table:table-cell>
          <table:table-cell table:style-name="ce854" table:formula="of:=1+SUM([.W62:.W73])" office:value-type="float" office:value="1" calcext:value-type="float">
            <text:p>1</text:p>
          </table:table-cell>
          <table:table-cell table:style-name="ce854" table:formula="of:=1+SUM([.X62:.X73])" office:value-type="float" office:value="2" calcext:value-type="float">
            <text:p>2</text:p>
          </table:table-cell>
          <table:table-cell table:style-name="ce854" table:formula="of:=1+SUM([.Y62:.Y73])" office:value-type="float" office:value="1" calcext:value-type="float">
            <text:p>1</text:p>
          </table:table-cell>
          <table:table-cell table:style-name="ce854" table:formula="of:=1+SUM([.Z62:.Z73])" office:value-type="float" office:value="0" calcext:value-type="float">
            <text:p>0</text:p>
          </table:table-cell>
          <table:table-cell table:style-name="ce854" table:formula="of:=1+SUM([.AA62:.AA73])" office:value-type="float" office:value="-1" calcext:value-type="float">
            <text:p>-1</text:p>
          </table:table-cell>
          <table:table-cell table:style-name="ce854" table:formula="of:=1+SUM([.AB62:.AB73])" office:value-type="float" office:value="-2" calcext:value-type="float">
            <text:p>-2</text:p>
          </table:table-cell>
          <table:table-cell table:number-columns-repeated="19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54" table:number-columns-repeated="26"/>
          <table:table-cell table:number-columns-repeated="19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72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B2^-1A</text:p>
          </table:table-cell>
          <table:table-cell/>
          <table:table-cell table:style-name="ce1094" table:number-matrix-columns-spanned="26" table:number-matrix-rows-spanned="12" table:formula="of:=-MMULT(MINVERSE([.AF62:.AQ73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7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/>
          <table:table-cell table:style-name="ce1151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73" office:value-type="float" office:value="-0" calcext:value-type="float">
            <text:p>0</text:p>
          </table:table-cell>
          <table:table-cell table:style-name="ce1151" office:value-type="float" office:value="-0" calcext:value-type="float">
            <text:p>0</text:p>
          </table:table-cell>
          <table:table-cell table:style-name="ce1160" office:value-type="float" office:value="-1" calcext:value-type="float">
            <text:p>-1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1" calcext:value-type="float">
            <text:p>-1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1" calcext:value-type="float">
            <text:p>-1</text:p>
          </table:table-cell>
          <table:table-cell table:style-name="ce1173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7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5"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094" office:value-type="float" office:value="2" calcext:value-type="float">
            <text:p>2</text:p>
          </table:table-cell>
          <table:table-cell table:number-columns-repeated="4"/>
          <table:table-cell table:style-name="ce1149" office:value-type="float" office:value="-1" calcext:value-type="float">
            <text:p>-1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71" office:value-type="float" office:value="-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58" office:value-type="float" office:value="1" calcext:value-type="float">
            <text:p>1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71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1" calcext:value-type="float">
            <text:p>-1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0" calcext:value-type="float">
            <text:p>0</text:p>
          </table:table-cell>
          <table:table-cell table:style-name="ce1158" office:value-type="float" office:value="-1" calcext:value-type="float">
            <text:p>-1</text:p>
          </table:table-cell>
          <table:table-cell table:style-name="ce1171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3"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1" calcext:value-type="float">
            <text:p>1</text:p>
          </table:table-cell>
          <table:table-cell table:number-columns-repeated="2" table:style-name="ce1137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72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1" calcext:value-type="float">
            <text:p>1</text:p>
          </table:table-cell>
          <table:table-cell table:number-columns-repeated="3" table:style-name="ce1137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72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4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1" calcext:value-type="float">
            <text:p>1</text:p>
          </table:table-cell>
          <table:table-cell table:number-columns-repeated="3" table:style-name="ce1137" office:value-type="float" office:value="0" calcext:value-type="float">
            <text:p>0</text:p>
          </table:table-cell>
          <table:table-cell table:style-name="ce1137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72" office:value-type="float" office:value="1" calcext:value-type="float">
            <text:p>1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59" office:value-type="float" office:value="-1" calcext:value-type="float">
            <text:p>-1</text:p>
          </table:table-cell>
          <table:table-cell table:style-name="ce1172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5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number-columns-repeated="4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"/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1" calcext:value-type="float">
            <text:p>-1</text:p>
          </table:table-cell>
          <table:table-cell table:style-name="ce1172" office:value-type="float" office:value="-0" calcext:value-type="float">
            <text:p>0</text:p>
          </table:table-cell>
          <table:table-cell table:style-name="ce1150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72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59" office:value-type="float" office:value="-0" calcext:value-type="float">
            <text:p>0</text:p>
          </table:table-cell>
          <table:table-cell table:style-name="ce1172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7"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/>
          <table:table-cell table:style-name="ce1151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73" office:value-type="float" office:value="-1" calcext:value-type="float">
            <text:p>-1</text:p>
          </table:table-cell>
          <table:table-cell table:style-name="ce1151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73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60" office:value-type="float" office:value="-0" calcext:value-type="float">
            <text:p>0</text:p>
          </table:table-cell>
          <table:table-cell table:style-name="ce1173" office:value-type="float" office:value="-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5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3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2" table:style-name="ce1137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7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133" office:value-type="float" office:value="-1" calcext:value-type="float">
            <text:p>-1</text:p>
          </table:table-cell>
          <table:table-cell table:number-columns-repeated="3"/>
          <table:table-cell table:number-columns-repeated="3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3" table:style-name="ce1137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4" table:style-name="ce1137" office:value-type="float" office:value="0" calcext:value-type="float">
            <text:p>0</text:p>
          </table:table-cell>
          <table:table-cell table:number-columns-repeated="2" table:style-name="ce1137" office:value-type="float" office:value="1" calcext:value-type="float">
            <text:p>1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4" table:style-name="ce1137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131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1137" office:value-type="float" office:value="0" calcext:value-type="float">
            <text:p>0</text:p>
          </table:table-cell>
          <table:table-cell table:style-name="ce1137" office:value-type="float" office:value="-1" calcext:value-type="float">
            <text:p>-1</text:p>
          </table:table-cell>
          <table:table-cell table:number-columns-repeated="4" table:style-name="ce1137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77:.C88])" office:value-type="float" office:value="0" calcext:value-type="float">
            <text:p>0</text:p>
          </table:table-cell>
          <table:table-cell table:style-name="ce854" table:formula="of:=1+SUM([.D77:.D88])" office:value-type="float" office:value="0" calcext:value-type="float">
            <text:p>0</text:p>
          </table:table-cell>
          <table:table-cell table:style-name="ce854" table:formula="of:=1+SUM([.E77:.E88])" office:value-type="float" office:value="0" calcext:value-type="float">
            <text:p>0</text:p>
          </table:table-cell>
          <table:table-cell table:style-name="ce854" table:formula="of:=1+SUM([.F77:.F88])" office:value-type="float" office:value="0" calcext:value-type="float">
            <text:p>0</text:p>
          </table:table-cell>
          <table:table-cell table:style-name="ce854" table:formula="of:=1+SUM([.G77:.G88])" office:value-type="float" office:value="0" calcext:value-type="float">
            <text:p>0</text:p>
          </table:table-cell>
          <table:table-cell table:style-name="ce854" table:formula="of:=1+SUM([.H77:.H88])" office:value-type="float" office:value="-3" calcext:value-type="float">
            <text:p>-3</text:p>
          </table:table-cell>
          <table:table-cell table:style-name="ce854" table:formula="of:=1+SUM([.I77:.I88])" office:value-type="float" office:value="0" calcext:value-type="float">
            <text:p>0</text:p>
          </table:table-cell>
          <table:table-cell table:style-name="ce854" table:formula="of:=1+SUM([.J77:.J88])" office:value-type="float" office:value="0" calcext:value-type="float">
            <text:p>0</text:p>
          </table:table-cell>
          <table:table-cell table:style-name="ce854" table:formula="of:=1+SUM([.K77:.K88])" office:value-type="float" office:value="0" calcext:value-type="float">
            <text:p>0</text:p>
          </table:table-cell>
          <table:table-cell table:style-name="ce854" table:formula="of:=1+SUM([.L77:.L88])" office:value-type="float" office:value="0" calcext:value-type="float">
            <text:p>0</text:p>
          </table:table-cell>
          <table:table-cell table:style-name="ce854" table:formula="of:=1+SUM([.M77:.M88])" office:value-type="float" office:value="0" calcext:value-type="float">
            <text:p>0</text:p>
          </table:table-cell>
          <table:table-cell table:style-name="ce854" table:formula="of:=1+SUM([.N77:.N88])" office:value-type="float" office:value="0" calcext:value-type="float">
            <text:p>0</text:p>
          </table:table-cell>
          <table:table-cell table:style-name="ce854" table:formula="of:=1+SUM([.O77:.O88])" office:value-type="float" office:value="1" calcext:value-type="float">
            <text:p>1</text:p>
          </table:table-cell>
          <table:table-cell table:style-name="ce854" table:formula="of:=1+SUM([.P77:.P88])" office:value-type="float" office:value="-2" calcext:value-type="float">
            <text:p>-2</text:p>
          </table:table-cell>
          <table:table-cell table:style-name="ce854" table:formula="of:=1+SUM([.Q77:.Q88])" office:value-type="float" office:value="-1" calcext:value-type="float">
            <text:p>-1</text:p>
          </table:table-cell>
          <table:table-cell table:style-name="ce854" table:formula="of:=1+SUM([.R77:.R88])" office:value-type="float" office:value="-1" calcext:value-type="float">
            <text:p>-1</text:p>
          </table:table-cell>
          <table:table-cell table:style-name="ce854" table:formula="of:=1+SUM([.S77:.S88])" office:value-type="float" office:value="0" calcext:value-type="float">
            <text:p>0</text:p>
          </table:table-cell>
          <table:table-cell table:style-name="ce854" table:formula="of:=1+SUM([.T77:.T88])" office:value-type="float" office:value="0" calcext:value-type="float">
            <text:p>0</text:p>
          </table:table-cell>
          <table:table-cell table:style-name="ce854" table:formula="of:=1+SUM([.U77:.U88])" office:value-type="float" office:value="1" calcext:value-type="float">
            <text:p>1</text:p>
          </table:table-cell>
          <table:table-cell table:style-name="ce868" table:formula="of:=1+SUM([.V77:.V88])" office:value-type="float" office:value="2" calcext:value-type="float">
            <text:p>2</text:p>
          </table:table-cell>
          <table:table-cell table:style-name="ce854" table:formula="of:=1+SUM([.W77:.W88])" office:value-type="float" office:value="1" calcext:value-type="float">
            <text:p>1</text:p>
          </table:table-cell>
          <table:table-cell table:style-name="ce854" table:formula="of:=1+SUM([.X77:.X88])" office:value-type="float" office:value="2" calcext:value-type="float">
            <text:p>2</text:p>
          </table:table-cell>
          <table:table-cell table:style-name="ce854" table:formula="of:=1+SUM([.Y77:.Y88])" office:value-type="float" office:value="1" calcext:value-type="float">
            <text:p>1</text:p>
          </table:table-cell>
          <table:table-cell table:style-name="ce854" table:formula="of:=1+SUM([.Z77:.Z88])" office:value-type="float" office:value="0" calcext:value-type="float">
            <text:p>0</text:p>
          </table:table-cell>
          <table:table-cell table:style-name="ce854" table:formula="of:=1+SUM([.AA77:.AA88])" office:value-type="float" office:value="2" calcext:value-type="float">
            <text:p>2</text:p>
          </table:table-cell>
          <table:table-cell table:style-name="ce854" table:formula="of:=1+SUM([.AB77:.AB88])" office:value-type="float" office:value="1" calcext:value-type="float">
            <text:p>1</text:p>
          </table:table-cell>
          <table:table-cell table:number-columns-repeated="62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1094" table:number-matrix-columns-spanned="26" table:number-matrix-rows-spanned="12" table:formula="of:=-MMULT(MINVERSE([.AF77:.AQ88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B4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7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7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125" office:value-type="float" office:value="-0" calcext:value-type="float">
            <text:p>0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133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6"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7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1" calcext:value-type="float">
            <text:p>-1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126" office:value-type="float" office:value="-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1" calcext:value-type="float">
            <text:p>-1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0" calcext:value-type="float">
            <text:p>0</text:p>
          </table:table-cell>
          <table:table-cell table:style-name="ce1098" office:value-type="float" office:value="-1" calcext:value-type="float">
            <text:p>-1</text:p>
          </table:table-cell>
          <table:table-cell table:style-name="ce1098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124" office:value-type="float" office:value="-0" calcext:value-type="float">
            <text:p>0</text:p>
          </table:table-cell>
          <table:table-cell table:style-name="ce1131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93:.C104])" office:value-type="float" office:value="0" calcext:value-type="float">
            <text:p>0</text:p>
          </table:table-cell>
          <table:table-cell table:style-name="ce854" table:formula="of:=1+SUM([.D93:.D104])" office:value-type="float" office:value="0" calcext:value-type="float">
            <text:p>0</text:p>
          </table:table-cell>
          <table:table-cell table:style-name="ce854" table:formula="of:=1+SUM([.E93:.E104])" office:value-type="float" office:value="0" calcext:value-type="float">
            <text:p>0</text:p>
          </table:table-cell>
          <table:table-cell table:style-name="ce854" table:formula="of:=1+SUM([.F93:.F104])" office:value-type="float" office:value="0" calcext:value-type="float">
            <text:p>0</text:p>
          </table:table-cell>
          <table:table-cell table:style-name="ce854" table:formula="of:=1+SUM([.G93:.G104])" office:value-type="float" office:value="0" calcext:value-type="float">
            <text:p>0</text:p>
          </table:table-cell>
          <table:table-cell table:style-name="ce854" table:formula="of:=1+SUM([.H93:.H104])" office:value-type="float" office:value="-3" calcext:value-type="float">
            <text:p>-3</text:p>
          </table:table-cell>
          <table:table-cell table:style-name="ce854" table:formula="of:=1+SUM([.I93:.I104])" office:value-type="float" office:value="0" calcext:value-type="float">
            <text:p>0</text:p>
          </table:table-cell>
          <table:table-cell table:style-name="ce854" table:formula="of:=1+SUM([.J93:.J104])" office:value-type="float" office:value="-2" calcext:value-type="float">
            <text:p>-2</text:p>
          </table:table-cell>
          <table:table-cell table:style-name="ce854" table:formula="of:=1+SUM([.K93:.K104])" office:value-type="float" office:value="0" calcext:value-type="float">
            <text:p>0</text:p>
          </table:table-cell>
          <table:table-cell table:style-name="ce854" table:formula="of:=1+SUM([.L93:.L104])" office:value-type="float" office:value="0" calcext:value-type="float">
            <text:p>0</text:p>
          </table:table-cell>
          <table:table-cell table:style-name="ce854" table:formula="of:=1+SUM([.M93:.M104])" office:value-type="float" office:value="0" calcext:value-type="float">
            <text:p>0</text:p>
          </table:table-cell>
          <table:table-cell table:style-name="ce854" table:formula="of:=1+SUM([.N93:.N104])" office:value-type="float" office:value="0" calcext:value-type="float">
            <text:p>0</text:p>
          </table:table-cell>
          <table:table-cell table:style-name="ce868" table:formula="of:=1+SUM([.O93:.O104])" office:value-type="float" office:value="1" calcext:value-type="float">
            <text:p>1</text:p>
          </table:table-cell>
          <table:table-cell table:style-name="ce854" table:formula="of:=1+SUM([.P93:.P104])" office:value-type="float" office:value="0" calcext:value-type="float">
            <text:p>0</text:p>
          </table:table-cell>
          <table:table-cell table:style-name="ce854" table:formula="of:=1+SUM([.Q93:.Q104])" office:value-type="float" office:value="1" calcext:value-type="float">
            <text:p>1</text:p>
          </table:table-cell>
          <table:table-cell table:style-name="ce854" table:formula="of:=1+SUM([.R93:.R104])" office:value-type="float" office:value="1" calcext:value-type="float">
            <text:p>1</text:p>
          </table:table-cell>
          <table:table-cell table:style-name="ce854" table:formula="of:=1+SUM([.S93:.S104])" office:value-type="float" office:value="0" calcext:value-type="float">
            <text:p>0</text:p>
          </table:table-cell>
          <table:table-cell table:style-name="ce854" table:formula="of:=1+SUM([.T93:.T104])" office:value-type="float" office:value="0" calcext:value-type="float">
            <text:p>0</text:p>
          </table:table-cell>
          <table:table-cell table:style-name="ce854" table:formula="of:=1+SUM([.U93:.U104])" office:value-type="float" office:value="1" calcext:value-type="float">
            <text:p>1</text:p>
          </table:table-cell>
          <table:table-cell table:style-name="ce854" table:formula="of:=1+SUM([.V93:.V104])" office:value-type="float" office:value="0" calcext:value-type="float">
            <text:p>0</text:p>
          </table:table-cell>
          <table:table-cell table:style-name="ce854" table:formula="of:=1+SUM([.W93:.W104])" office:value-type="float" office:value="1" calcext:value-type="float">
            <text:p>1</text:p>
          </table:table-cell>
          <table:table-cell table:style-name="ce854" table:formula="of:=1+SUM([.X93:.X104])" office:value-type="float" office:value="0" calcext:value-type="float">
            <text:p>0</text:p>
          </table:table-cell>
          <table:table-cell table:style-name="ce854" table:formula="of:=1+SUM([.Y93:.Y104])" office:value-type="float" office:value="-1" calcext:value-type="float">
            <text:p>-1</text:p>
          </table:table-cell>
          <table:table-cell table:style-name="ce854" table:formula="of:=1+SUM([.Z93:.Z104])" office:value-type="float" office:value="0" calcext:value-type="float">
            <text:p>0</text:p>
          </table:table-cell>
          <table:table-cell table:style-name="ce854" table:formula="of:=1+SUM([.AA93:.AA104])" office:value-type="float" office:value="0" calcext:value-type="float">
            <text:p>0</text:p>
          </table:table-cell>
          <table:table-cell table:style-name="ce854" table:formula="of:=1+SUM([.AB93:.AB104])" office:value-type="float" office:value="-1" calcext:value-type="float">
            <text:p>-1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  <table:table-cell table:style-name="ce854" office:value-type="string" calcext:value-type="string">
            <text:p>A1_5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table:number-matrix-columns-spanned="26" table:number-matrix-rows-spanned="12" table:formula="of:=-MMULT(MINVERSE([.AF93:.AQ104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B5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-2" calcext:value-type="float">
            <text:p>-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7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133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3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109:.C120])" office:value-type="float" office:value="0" calcext:value-type="float">
            <text:p>0</text:p>
          </table:table-cell>
          <table:table-cell table:style-name="ce854" table:formula="of:=1+SUM([.D109:.D120])" office:value-type="float" office:value="-1" calcext:value-type="float">
            <text:p>-1</text:p>
          </table:table-cell>
          <table:table-cell table:style-name="ce854" table:formula="of:=1+SUM([.E109:.E120])" office:value-type="float" office:value="0" calcext:value-type="float">
            <text:p>0</text:p>
          </table:table-cell>
          <table:table-cell table:style-name="ce854" table:formula="of:=1+SUM([.F109:.F120])" office:value-type="float" office:value="0" calcext:value-type="float">
            <text:p>0</text:p>
          </table:table-cell>
          <table:table-cell table:style-name="ce854" table:formula="of:=1+SUM([.G109:.G120])" office:value-type="float" office:value="0" calcext:value-type="float">
            <text:p>0</text:p>
          </table:table-cell>
          <table:table-cell table:style-name="ce854" table:formula="of:=1+SUM([.H109:.H120])" office:value-type="float" office:value="-3" calcext:value-type="float">
            <text:p>-3</text:p>
          </table:table-cell>
          <table:table-cell table:style-name="ce854" table:formula="of:=1+SUM([.I109:.I120])" office:value-type="float" office:value="0" calcext:value-type="float">
            <text:p>0</text:p>
          </table:table-cell>
          <table:table-cell table:style-name="ce854" table:formula="of:=1+SUM([.J109:.J120])" office:value-type="float" office:value="-2" calcext:value-type="float">
            <text:p>-2</text:p>
          </table:table-cell>
          <table:table-cell table:style-name="ce854" table:formula="of:=1+SUM([.K109:.K120])" office:value-type="float" office:value="0" calcext:value-type="float">
            <text:p>0</text:p>
          </table:table-cell>
          <table:table-cell table:style-name="ce854" table:formula="of:=1+SUM([.L109:.L120])" office:value-type="float" office:value="0" calcext:value-type="float">
            <text:p>0</text:p>
          </table:table-cell>
          <table:table-cell table:style-name="ce854" table:formula="of:=1+SUM([.M109:.M120])" office:value-type="float" office:value="0" calcext:value-type="float">
            <text:p>0</text:p>
          </table:table-cell>
          <table:table-cell table:style-name="ce854" table:formula="of:=1+SUM([.N109:.N120])" office:value-type="float" office:value="0" calcext:value-type="float">
            <text:p>0</text:p>
          </table:table-cell>
          <table:table-cell table:style-name="ce854" table:formula="of:=1+SUM([.O109:.O120])" office:value-type="float" office:value="0" calcext:value-type="float">
            <text:p>0</text:p>
          </table:table-cell>
          <table:table-cell table:style-name="ce854" table:formula="of:=1+SUM([.P109:.P120])" office:value-type="float" office:value="0" calcext:value-type="float">
            <text:p>0</text:p>
          </table:table-cell>
          <table:table-cell table:style-name="ce868" table:formula="of:=1+SUM([.Q109:.Q120])" office:value-type="float" office:value="1" calcext:value-type="float">
            <text:p>1</text:p>
          </table:table-cell>
          <table:table-cell table:style-name="ce854" table:formula="of:=1+SUM([.R109:.R120])" office:value-type="float" office:value="1" calcext:value-type="float">
            <text:p>1</text:p>
          </table:table-cell>
          <table:table-cell table:style-name="ce854" table:formula="of:=1+SUM([.S109:.S120])" office:value-type="float" office:value="0" calcext:value-type="float">
            <text:p>0</text:p>
          </table:table-cell>
          <table:table-cell table:style-name="ce854" table:formula="of:=1+SUM([.T109:.T120])" office:value-type="float" office:value="0" calcext:value-type="float">
            <text:p>0</text:p>
          </table:table-cell>
          <table:table-cell table:style-name="ce854" table:formula="of:=1+SUM([.U109:.U120])" office:value-type="float" office:value="1" calcext:value-type="float">
            <text:p>1</text:p>
          </table:table-cell>
          <table:table-cell table:style-name="ce854" table:formula="of:=1+SUM([.V109:.V120])" office:value-type="float" office:value="0" calcext:value-type="float">
            <text:p>0</text:p>
          </table:table-cell>
          <table:table-cell table:style-name="ce854" table:formula="of:=1+SUM([.W109:.W120])" office:value-type="float" office:value="1" calcext:value-type="float">
            <text:p>1</text:p>
          </table:table-cell>
          <table:table-cell table:style-name="ce854" table:formula="of:=1+SUM([.X109:.X120])" office:value-type="float" office:value="0" calcext:value-type="float">
            <text:p>0</text:p>
          </table:table-cell>
          <table:table-cell table:style-name="ce854" table:formula="of:=1+SUM([.Y109:.Y120])" office:value-type="float" office:value="-1" calcext:value-type="float">
            <text:p>-1</text:p>
          </table:table-cell>
          <table:table-cell table:style-name="ce854" table:formula="of:=1+SUM([.Z109:.Z120])" office:value-type="float" office:value="0" calcext:value-type="float">
            <text:p>0</text:p>
          </table:table-cell>
          <table:table-cell table:style-name="ce854" table:formula="of:=1+SUM([.AA109:.AA120])" office:value-type="float" office:value="0" calcext:value-type="float">
            <text:p>0</text:p>
          </table:table-cell>
          <table:table-cell table:style-name="ce854" table:formula="of:=1+SUM([.AB109:.AB120])" office:value-type="float" office:value="-1" calcext:value-type="float">
            <text:p>-1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  <table:table-cell table:style-name="ce854" office:value-type="string" calcext:value-type="string">
            <text:p>A4_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table:number-matrix-columns-spanned="26" table:number-matrix-rows-spanned="12" table:formula="of:=-MMULT(MINVERSE([.AF109:.AQ120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7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133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table:style-name="ce1129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131" office:value-type="float" office:value="-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125:.C136])" office:value-type="float" office:value="0" calcext:value-type="float">
            <text:p>0</text:p>
          </table:table-cell>
          <table:table-cell table:style-name="ce854" table:formula="of:=1+SUM([.D125:.D136])" office:value-type="float" office:value="-1" calcext:value-type="float">
            <text:p>-1</text:p>
          </table:table-cell>
          <table:table-cell table:style-name="ce854" table:formula="of:=1+SUM([.E125:.E136])" office:value-type="float" office:value="0" calcext:value-type="float">
            <text:p>0</text:p>
          </table:table-cell>
          <table:table-cell table:style-name="ce854" table:formula="of:=1+SUM([.F125:.F136])" office:value-type="float" office:value="0" calcext:value-type="float">
            <text:p>0</text:p>
          </table:table-cell>
          <table:table-cell table:style-name="ce854" table:formula="of:=1+SUM([.G125:.G136])" office:value-type="float" office:value="-1" calcext:value-type="float">
            <text:p>-1</text:p>
          </table:table-cell>
          <table:table-cell table:style-name="ce854" table:formula="of:=1+SUM([.H125:.H136])" office:value-type="float" office:value="-3" calcext:value-type="float">
            <text:p>-3</text:p>
          </table:table-cell>
          <table:table-cell table:style-name="ce854" table:formula="of:=1+SUM([.I125:.I136])" office:value-type="float" office:value="0" calcext:value-type="float">
            <text:p>0</text:p>
          </table:table-cell>
          <table:table-cell table:style-name="ce854" table:formula="of:=1+SUM([.J125:.J136])" office:value-type="float" office:value="-2" calcext:value-type="float">
            <text:p>-2</text:p>
          </table:table-cell>
          <table:table-cell table:style-name="ce854" table:formula="of:=1+SUM([.K125:.K136])" office:value-type="float" office:value="0" calcext:value-type="float">
            <text:p>0</text:p>
          </table:table-cell>
          <table:table-cell table:style-name="ce854" table:formula="of:=1+SUM([.L125:.L136])" office:value-type="float" office:value="0" calcext:value-type="float">
            <text:p>0</text:p>
          </table:table-cell>
          <table:table-cell table:style-name="ce854" table:formula="of:=1+SUM([.M125:.M136])" office:value-type="float" office:value="0" calcext:value-type="float">
            <text:p>0</text:p>
          </table:table-cell>
          <table:table-cell table:style-name="ce854" table:formula="of:=1+SUM([.N125:.N136])" office:value-type="float" office:value="0" calcext:value-type="float">
            <text:p>0</text:p>
          </table:table-cell>
          <table:table-cell table:style-name="ce854" table:formula="of:=1+SUM([.O125:.O136])" office:value-type="float" office:value="0" calcext:value-type="float">
            <text:p>0</text:p>
          </table:table-cell>
          <table:table-cell table:style-name="ce854" table:formula="of:=1+SUM([.P125:.P136])" office:value-type="float" office:value="-1" calcext:value-type="float">
            <text:p>-1</text:p>
          </table:table-cell>
          <table:table-cell table:style-name="ce854" table:formula="of:=1+SUM([.Q125:.Q136])" office:value-type="float" office:value="0" calcext:value-type="float">
            <text:p>0</text:p>
          </table:table-cell>
          <table:table-cell table:style-name="ce854" table:formula="of:=1+SUM([.R125:.R136])" office:value-type="float" office:value="0" calcext:value-type="float">
            <text:p>0</text:p>
          </table:table-cell>
          <table:table-cell table:style-name="ce854" table:formula="of:=1+SUM([.S125:.S136])" office:value-type="float" office:value="-1" calcext:value-type="float">
            <text:p>-1</text:p>
          </table:table-cell>
          <table:table-cell table:style-name="ce854" table:formula="of:=1+SUM([.T125:.T136])" office:value-type="float" office:value="0" calcext:value-type="float">
            <text:p>0</text:p>
          </table:table-cell>
          <table:table-cell table:style-name="ce854" table:formula="of:=1+SUM([.U125:.U136])" office:value-type="float" office:value="0" calcext:value-type="float">
            <text:p>0</text:p>
          </table:table-cell>
          <table:table-cell table:style-name="ce854" table:formula="of:=1+SUM([.V125:.V136])" office:value-type="float" office:value="0" calcext:value-type="float">
            <text:p>0</text:p>
          </table:table-cell>
          <table:table-cell table:style-name="ce868" table:formula="of:=1+SUM([.W125:.W136])" office:value-type="float" office:value="1" calcext:value-type="float">
            <text:p>1</text:p>
          </table:table-cell>
          <table:table-cell table:style-name="ce854" table:formula="of:=1+SUM([.X125:.X136])" office:value-type="float" office:value="1" calcext:value-type="float">
            <text:p>1</text:p>
          </table:table-cell>
          <table:table-cell table:style-name="ce854" table:formula="of:=1+SUM([.Y125:.Y136])" office:value-type="float" office:value="0" calcext:value-type="float">
            <text:p>0</text:p>
          </table:table-cell>
          <table:table-cell table:style-name="ce854" table:formula="of:=1+SUM([.Z125:.Z136])" office:value-type="float" office:value="1" calcext:value-type="float">
            <text:p>1</text:p>
          </table:table-cell>
          <table:table-cell table:style-name="ce854" table:formula="of:=1+SUM([.AA125:.AA136])" office:value-type="float" office:value="1" calcext:value-type="float">
            <text:p>1</text:p>
          </table:table-cell>
          <table:table-cell table:style-name="ce854" table:formula="of:=1+SUM([.AB125:.AB136])" office:value-type="float" office:value="-1" calcext:value-type="float">
            <text:p>-1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ce854" office:value-type="string" calcext:value-type="string">
            <text:p>A0_1</text:p>
          </table:table-cell>
          <table:table-cell table:style-name="ce854" office:value-type="string" calcext:value-type="string">
            <text:p>A2_3</text:p>
          </table:table-cell>
          <table:table-cell table:style-name="ce854" office:value-type="string" calcext:value-type="string">
            <text:p>A3_4</text:p>
          </table:table-cell>
          <table:table-cell table:style-name="ce854" office:value-type="string" calcext:value-type="string">
            <text:p>A6_5</text:p>
          </table:table-cell>
          <table:table-cell table:style-name="ce854" office:value-type="string" calcext:value-type="string">
            <text:p>A5_4</text:p>
          </table:table-cell>
          <table:table-cell table:style-name="ce854" office:value-type="string" calcext:value-type="string">
            <text:p>A4_3</text:p>
          </table:table-cell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1_5</text:p>
          </table:table-cell>
          <table:table-cell table:style-name="ce854" office:value-type="string" calcext:value-type="string">
            <text:p>A2_6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5_0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094" table:number-matrix-columns-spanned="26" table:number-matrix-rows-spanned="12" table:formula="of:=-MMULT(MINVERSE([.AF125:.AQ136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7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5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/>
          <table:table-cell table:style-name="ce1094" table:number-matrix-columns-spanned="12" table:number-matrix-rows-spanned="12" table:formula="of:=MINVERSE([.AF141:.AQ152])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number-columns-repeated="2" table:style-name="ce1094" office:value-type="float" office:value="1" calcext:value-type="float">
            <text:p>1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2" calcext:value-type="float">
            <text:p>2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.5" calcext:value-type="float">
            <text:p>1.5</text:p>
          </table:table-cell>
          <table:table-cell table:style-name="ce1094" office:value-type="float" office:value="1.5" calcext:value-type="float">
            <text:p>1.5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2" calcext:value-type="float">
            <text:p>-2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7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128" office:value-type="float" office:value="-1" calcext:value-type="float">
            <text:p>-1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0" calcext:value-type="float">
            <text:p>0</text:p>
          </table:table-cell>
          <table:table-cell table:style-name="ce1095" office:value-type="float" office:value="-1" calcext:value-type="float">
            <text:p>-1</text:p>
          </table:table-cell>
          <table:table-cell table:style-name="ce1133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1" calcext:value-type="float">
            <text:p>1</text:p>
          </table:table-cell>
          <table:table-cell table:number-columns-repeated="7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3"/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6"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number-columns-repeated="3"/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.5" calcext:value-type="float">
            <text:p>1.5</text:p>
          </table:table-cell>
          <table:table-cell table:style-name="ce1094" office:value-type="float" office:value="1.5" calcext:value-type="float">
            <text:p>1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/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131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 table:style-name="ce1094" office:value-type="float" office:value="0" calcext:value-type="float">
            <text:p>0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4" table:style-name="ce1094" office:value-type="float" office:value="0" calcext:value-type="float">
            <text:p>0</text:p>
          </table:table-cell>
          <table:table-cell/>
          <table:table-cell table:style-name="ce1094" office:value-type="float" office:value="0.5" calcext:value-type="float">
            <text:p>0.5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float" office:value="-0.5" calcext:value-type="float">
            <text:p>-0.5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141:.C152])" office:value-type="float" office:value="0" calcext:value-type="float">
            <text:p>0</text:p>
          </table:table-cell>
          <table:table-cell table:style-name="ce854" table:formula="of:=1+SUM([.D141:.D152])" office:value-type="float" office:value="-1" calcext:value-type="float">
            <text:p>-1</text:p>
          </table:table-cell>
          <table:table-cell table:style-name="ce854" table:formula="of:=1+SUM([.E141:.E152])" office:value-type="float" office:value="0" calcext:value-type="float">
            <text:p>0</text:p>
          </table:table-cell>
          <table:table-cell table:style-name="ce854" table:formula="of:=1+SUM([.F141:.F152])" office:value-type="float" office:value="0" calcext:value-type="float">
            <text:p>0</text:p>
          </table:table-cell>
          <table:table-cell table:style-name="ce854" table:formula="of:=1+SUM([.G141:.G152])" office:value-type="float" office:value="-1" calcext:value-type="float">
            <text:p>-1</text:p>
          </table:table-cell>
          <table:table-cell table:style-name="ce854" table:formula="of:=1+SUM([.H141:.H152])" office:value-type="float" office:value="-4" calcext:value-type="float">
            <text:p>-4</text:p>
          </table:table-cell>
          <table:table-cell table:style-name="ce854" table:formula="of:=1+SUM([.I141:.I152])" office:value-type="float" office:value="0" calcext:value-type="float">
            <text:p>0</text:p>
          </table:table-cell>
          <table:table-cell table:style-name="ce854" table:formula="of:=1+SUM([.J141:.J152])" office:value-type="float" office:value="-2" calcext:value-type="float">
            <text:p>-2</text:p>
          </table:table-cell>
          <table:table-cell table:style-name="ce854" table:formula="of:=1+SUM([.K141:.K152])" office:value-type="float" office:value="-1" calcext:value-type="float">
            <text:p>-1</text:p>
          </table:table-cell>
          <table:table-cell table:style-name="ce854" table:formula="of:=1+SUM([.L141:.L152])" office:value-type="float" office:value="0" calcext:value-type="float">
            <text:p>0</text:p>
          </table:table-cell>
          <table:table-cell table:style-name="ce854" table:formula="of:=1+SUM([.M141:.M152])" office:value-type="float" office:value="0" calcext:value-type="float">
            <text:p>0</text:p>
          </table:table-cell>
          <table:table-cell table:style-name="ce854" table:formula="of:=1+SUM([.N141:.N152])" office:value-type="float" office:value="0" calcext:value-type="float">
            <text:p>0</text:p>
          </table:table-cell>
          <table:table-cell table:style-name="ce854" table:formula="of:=1+SUM([.O141:.O152])" office:value-type="float" office:value="0" calcext:value-type="float">
            <text:p>0</text:p>
          </table:table-cell>
          <table:table-cell table:style-name="ce854" table:formula="of:=1+SUM([.P141:.P152])" office:value-type="float" office:value="-1" calcext:value-type="float">
            <text:p>-1</text:p>
          </table:table-cell>
          <table:table-cell table:style-name="ce854" table:formula="of:=1+SUM([.Q141:.Q152])" office:value-type="float" office:value="0" calcext:value-type="float">
            <text:p>0</text:p>
          </table:table-cell>
          <table:table-cell table:style-name="ce854" table:formula="of:=1+SUM([.R141:.R152])" office:value-type="float" office:value="0" calcext:value-type="float">
            <text:p>0</text:p>
          </table:table-cell>
          <table:table-cell table:style-name="ce854" table:formula="of:=1+SUM([.S141:.S152])" office:value-type="float" office:value="0" calcext:value-type="float">
            <text:p>0</text:p>
          </table:table-cell>
          <table:table-cell table:style-name="ce854" table:formula="of:=1+SUM([.T141:.T152])" office:value-type="float" office:value="0" calcext:value-type="float">
            <text:p>0</text:p>
          </table:table-cell>
          <table:table-cell table:style-name="ce854" table:formula="of:=1+SUM([.U141:.U152])" office:value-type="float" office:value="0" calcext:value-type="float">
            <text:p>0</text:p>
          </table:table-cell>
          <table:table-cell table:style-name="ce854" table:formula="of:=1+SUM([.V141:.V152])" office:value-type="float" office:value="0" calcext:value-type="float">
            <text:p>0</text:p>
          </table:table-cell>
          <table:table-cell table:style-name="ce854" table:formula="of:=1+SUM([.W141:.W152])" office:value-type="float" office:value="0" calcext:value-type="float">
            <text:p>0</text:p>
          </table:table-cell>
          <table:table-cell table:style-name="ce854" table:formula="of:=1+SUM([.X141:.X152])" office:value-type="float" office:value="1" calcext:value-type="float">
            <text:p>1</text:p>
          </table:table-cell>
          <table:table-cell table:style-name="ce854" table:formula="of:=1+SUM([.Y141:.Y152])" office:value-type="float" office:value="-1" calcext:value-type="float">
            <text:p>-1</text:p>
          </table:table-cell>
          <table:table-cell table:style-name="ce854" table:formula="of:=1+SUM([.Z141:.Z152])" office:value-type="float" office:value="0" calcext:value-type="float">
            <text:p>0</text:p>
          </table:table-cell>
          <table:table-cell table:style-name="ce854" table:formula="of:=1+SUM([.AA141:.AA152])" office:value-type="float" office:value="1" calcext:value-type="float">
            <text:p>1</text:p>
          </table:table-cell>
          <table:table-cell table:style-name="ce854" table:formula="of:=1+SUM([.AB141:.AB152])" office:value-type="float" office:value="-1" calcext:value-type="float">
            <text:p>-1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1099" office:value-type="string" calcext:value-type="string">
            <text:p>A0_1</text:p>
          </table:table-cell>
          <table:table-cell table:style-name="ce854" office:value-type="string" calcext:value-type="string">
            <text:p>A1_2</text:p>
          </table:table-cell>
          <table:table-cell table:style-name="ce1099" office:value-type="string" calcext:value-type="string">
            <text:p>A2_3</text:p>
          </table:table-cell>
          <table:table-cell table:style-name="ce1099" office:value-type="string" calcext:value-type="string">
            <text:p>A3_4</text:p>
          </table:table-cell>
          <table:table-cell table:style-name="ce854" office:value-type="string" calcext:value-type="string">
            <text:p>A4_5</text:p>
          </table:table-cell>
          <table:table-cell table:style-name="ce854" office:value-type="string" calcext:value-type="string">
            <text:p>A5_6</text:p>
          </table:table-cell>
          <table:table-cell table:style-name="ce1099" office:value-type="string" calcext:value-type="string">
            <text:p>A6_5</text:p>
          </table:table-cell>
          <table:table-cell table:style-name="ce1099" office:value-type="string" calcext:value-type="string">
            <text:p>A5_4</text:p>
          </table:table-cell>
          <table:table-cell table:style-name="ce1099" office:value-type="string" calcext:value-type="string">
            <text:p>A4_3</text:p>
          </table:table-cell>
          <table:table-cell table:style-name="ce854" office:value-type="string" calcext:value-type="string">
            <text:p>A3_2</text:p>
          </table:table-cell>
          <table:table-cell table:style-name="ce854" office:value-type="string" calcext:value-type="string">
            <text:p>A2_1</text:p>
          </table:table-cell>
          <table:table-cell table:style-name="ce854" office:value-type="string" calcext:value-type="string">
            <text:p>A1_0</text:p>
          </table:table-cell>
          <table:table-cell table:style-name="ce1099" office:value-type="string" calcext:value-type="string">
            <text:p>A0_2</text:p>
          </table:table-cell>
          <table:table-cell table:style-name="ce854" office:value-type="string" calcext:value-type="string">
            <text:p>A0_6</text:p>
          </table:table-cell>
          <table:table-cell table:style-name="ce1099" office:value-type="string" calcext:value-type="string">
            <text:p>A1_5</text:p>
          </table:table-cell>
          <table:table-cell table:style-name="ce854" office:value-type="string" calcext:value-type="string">
            <text:p>A1_6</text:p>
          </table:table-cell>
          <table:table-cell table:style-name="ce854" office:value-type="string" calcext:value-type="string">
            <text:p>A2_5</text:p>
          </table:table-cell>
          <table:table-cell table:style-name="ce1099" office:value-type="string" calcext:value-type="string">
            <text:p>A2_6</text:p>
          </table:table-cell>
          <table:table-cell table:style-name="ce854" office:value-type="string" calcext:value-type="string">
            <text:p>A3_5</text:p>
          </table:table-cell>
          <table:table-cell table:style-name="ce1099" office:value-type="string" calcext:value-type="string">
            <text:p>A4_1</text:p>
          </table:table-cell>
          <table:table-cell table:style-name="ce1099" office:value-type="string" calcext:value-type="string">
            <text:p>A4_2</text:p>
          </table:table-cell>
          <table:table-cell table:style-name="ce1099" office:value-type="string" calcext:value-type="string">
            <text:p>A5_0</text:p>
          </table:table-cell>
          <table:table-cell table:style-name="ce854" office:value-type="string" calcext:value-type="string">
            <text:p>A5_1</text:p>
          </table:table-cell>
          <table:table-cell table:style-name="ce854" office:value-type="string" calcext:value-type="string">
            <text:p>A5_2</text:p>
          </table:table-cell>
          <table:table-cell table:style-name="ce854" office:value-type="string" calcext:value-type="string">
            <text:p>A6_0</text:p>
          </table:table-cell>
          <table:table-cell table:style-name="ce854" office:value-type="string" calcext:value-type="string">
            <text:p>A6_1</text:p>
          </table:table-cell>
          <table:table-cell table:number-columns-repeated="4"/>
          <table:table-cell table:style-name="ce854" office:value-type="string" calcext:value-type="string">
            <text:p>S0</text:p>
          </table:table-cell>
          <table:table-cell table:style-name="ce854" office:value-type="string" calcext:value-type="string">
            <text:p>S1</text:p>
          </table:table-cell>
          <table:table-cell table:style-name="ce854" office:value-type="string" calcext:value-type="string">
            <text:p>S2</text:p>
          </table:table-cell>
          <table:table-cell table:style-name="ce854" office:value-type="string" calcext:value-type="string">
            <text:p>S3</text:p>
          </table:table-cell>
          <table:table-cell table:style-name="ce854" office:value-type="string" calcext:value-type="string">
            <text:p>S4</text:p>
          </table:table-cell>
          <table:table-cell table:style-name="ce854" office:value-type="string" calcext:value-type="string">
            <text:p>S5</text:p>
          </table:table-cell>
          <table:table-cell table:style-name="ce854" office:value-type="string" calcext:value-type="string">
            <text:p>S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4" table:number-matrix-columns-spanned="26" table:number-matrix-rows-spanned="12" table:formula="of:=-MMULT(MINVERSE([.AF141:.AQ152]);[.C44:.AB55])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S0</text:p>
          </table:table-cell>
          <table:table-cell table:number-columns-repeated="2" table:style-name="ce1044" office:value-type="float" office:value="0" calcext:value-type="float">
            <text:p>0</text:p>
          </table:table-cell>
          <table:table-cell table:style-name="ce1099" office:value-type="float" office:value="1" calcext:value-type="float">
            <text:p>1</text:p>
          </table:table-cell>
          <table:table-cell table:number-columns-repeated="3" table:style-name="ce854" office:value-type="float" office:value="1" calcext:value-type="float">
            <text:p>1</text:p>
          </table:table-cell>
          <table:table-cell table:style-name="ce949"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S1</text:p>
          </table:table-cell>
          <table:table-cell table:number-columns-repeated="5" table:style-name="ce1044" office:value-type="float" office:value="1" calcext:value-type="float">
            <text:p>1</text:p>
          </table:table-cell>
          <table:table-cell table:style-name="ce1099" office:value-type="float" office:value="2" calcext:value-type="float">
            <text:p>2</text:p>
          </table:table-cell>
          <table:table-cell table:style-name="ce949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S2</text:p>
          </table:table-cell>
          <table:table-cell table:number-columns-repeated="5" table:style-name="ce1044" office:value-type="float" office:value="2" calcext:value-type="float">
            <text:p>2</text:p>
          </table:table-cell>
          <table:table-cell table:style-name="ce949" office:value-type="float" office:value="3" calcext:value-type="float">
            <text:p>3</text:p>
          </table:table-cell>
          <table:table-cell table:style-name="ce1099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S3</text:p>
          </table:table-cell>
          <table:table-cell table:number-columns-repeated="2" table:style-name="ce854" office:value-type="float" office:value="2" calcext:value-type="float">
            <text:p>2</text:p>
          </table:table-cell>
          <table:table-cell table:number-columns-repeated="3" table:style-name="ce1044" office:value-type="float" office:value="3" calcext:value-type="float">
            <text:p>3</text:p>
          </table:table-cell>
          <table:table-cell table:style-name="ce949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S4</text:p>
          </table:table-cell>
          <table:table-cell table:style-name="ce854" office:value-type="float" office:value="2" calcext:value-type="float">
            <text:p>2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3" calcext:value-type="float">
            <text:p>3</text:p>
          </table:table-cell>
          <table:table-cell table:number-columns-repeated="3" table:style-name="ce1044" office:value-type="float" office:value="4" calcext:value-type="float">
            <text:p>4</text:p>
          </table:table-cell>
          <table:table-cell table:style-name="ce854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S5</text:p>
          </table:table-cell>
          <table:table-cell table:style-name="ce1099" office:value-type="float" office:value="2" calcext:value-type="float">
            <text:p>2</text:p>
          </table:table-cell>
          <table:table-cell table:style-name="ce949" office:value-type="float" office:value="3" calcext:value-type="float">
            <text:p>3</text:p>
          </table:table-cell>
          <table:table-cell table:style-name="ce949" office:value-type="float" office:value="4" calcext:value-type="float">
            <text:p>4</text:p>
          </table:table-cell>
          <table:table-cell table:number-columns-repeated="4" table:style-name="ce1044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S6</text:p>
          </table:table-cell>
          <table:table-cell table:style-name="ce949" office:value-type="float" office:value="4" calcext:value-type="float">
            <text:p>4</text:p>
          </table:table-cell>
          <table:table-cell table:style-name="ce949" office:value-type="float" office:value="5" calcext:value-type="float">
            <text:p>5</text:p>
          </table:table-cell>
          <table:table-cell table:number-columns-repeated="5" table:style-name="ce1044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1094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96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1094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0" calcext:value-type="float">
            <text:p>0</text:p>
          </table:table-cell>
          <table:table-cell table:style-name="ce1096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94" office:value-type="float" office:value="-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table:style-name="ce854" table:formula="of:=1+SUM([.C157:.C168])" office:value-type="float" office:value="0" calcext:value-type="float">
            <text:p>0</text:p>
          </table:table-cell>
          <table:table-cell table:style-name="ce854" table:formula="of:=1+SUM([.D157:.D168])" office:value-type="float" office:value="-2" calcext:value-type="float">
            <text:p>-2</text:p>
          </table:table-cell>
          <table:table-cell table:style-name="ce854" table:formula="of:=1+SUM([.E157:.E168])" office:value-type="float" office:value="0" calcext:value-type="float">
            <text:p>0</text:p>
          </table:table-cell>
          <table:table-cell table:style-name="ce854" table:formula="of:=1+SUM([.F157:.F168])" office:value-type="float" office:value="0" calcext:value-type="float">
            <text:p>0</text:p>
          </table:table-cell>
          <table:table-cell table:style-name="ce854" table:formula="of:=1+SUM([.G157:.G168])" office:value-type="float" office:value="-1" calcext:value-type="float">
            <text:p>-1</text:p>
          </table:table-cell>
          <table:table-cell table:style-name="ce854" table:formula="of:=1+SUM([.H157:.H168])" office:value-type="float" office:value="-4" calcext:value-type="float">
            <text:p>-4</text:p>
          </table:table-cell>
          <table:table-cell table:style-name="ce854" table:formula="of:=1+SUM([.I157:.I168])" office:value-type="float" office:value="-1" calcext:value-type="float">
            <text:p>-1</text:p>
          </table:table-cell>
          <table:table-cell table:style-name="ce854" table:formula="of:=1+SUM([.J157:.J168])" office:value-type="float" office:value="-2" calcext:value-type="float">
            <text:p>-2</text:p>
          </table:table-cell>
          <table:table-cell table:style-name="ce854" table:formula="of:=1+SUM([.K157:.K168])" office:value-type="float" office:value="-1" calcext:value-type="float">
            <text:p>-1</text:p>
          </table:table-cell>
          <table:table-cell table:style-name="ce854" table:formula="of:=1+SUM([.L157:.L168])" office:value-type="float" office:value="0" calcext:value-type="float">
            <text:p>0</text:p>
          </table:table-cell>
          <table:table-cell table:style-name="ce854" table:formula="of:=1+SUM([.M157:.M168])" office:value-type="float" office:value="0" calcext:value-type="float">
            <text:p>0</text:p>
          </table:table-cell>
          <table:table-cell table:style-name="ce854" table:formula="of:=1+SUM([.N157:.N168])" office:value-type="float" office:value="0" calcext:value-type="float">
            <text:p>0</text:p>
          </table:table-cell>
          <table:table-cell table:style-name="ce854" table:formula="of:=1+SUM([.O157:.O168])" office:value-type="float" office:value="0" calcext:value-type="float">
            <text:p>0</text:p>
          </table:table-cell>
          <table:table-cell table:style-name="ce854" table:formula="of:=1+SUM([.P157:.P168])" office:value-type="float" office:value="0" calcext:value-type="float">
            <text:p>0</text:p>
          </table:table-cell>
          <table:table-cell table:style-name="ce854" table:formula="of:=1+SUM([.Q157:.Q168])" office:value-type="float" office:value="0" calcext:value-type="float">
            <text:p>0</text:p>
          </table:table-cell>
          <table:table-cell table:style-name="ce854" table:formula="of:=1+SUM([.R157:.R168])" office:value-type="float" office:value="0" calcext:value-type="float">
            <text:p>0</text:p>
          </table:table-cell>
          <table:table-cell table:style-name="ce854" table:formula="of:=1+SUM([.S157:.S168])" office:value-type="float" office:value="0" calcext:value-type="float">
            <text:p>0</text:p>
          </table:table-cell>
          <table:table-cell table:style-name="ce854" table:formula="of:=1+SUM([.T157:.T168])" office:value-type="float" office:value="0" calcext:value-type="float">
            <text:p>0</text:p>
          </table:table-cell>
          <table:table-cell table:style-name="ce854" table:formula="of:=1+SUM([.U157:.U168])" office:value-type="float" office:value="0" calcext:value-type="float">
            <text:p>0</text:p>
          </table:table-cell>
          <table:table-cell table:style-name="ce854" table:formula="of:=1+SUM([.V157:.V168])" office:value-type="float" office:value="0" calcext:value-type="float">
            <text:p>0</text:p>
          </table:table-cell>
          <table:table-cell table:style-name="ce854" table:formula="of:=1+SUM([.W157:.W168])" office:value-type="float" office:value="0" calcext:value-type="float">
            <text:p>0</text:p>
          </table:table-cell>
          <table:table-cell table:style-name="ce854" table:formula="of:=1+SUM([.X157:.X168])" office:value-type="float" office:value="0" calcext:value-type="float">
            <text:p>0</text:p>
          </table:table-cell>
          <table:table-cell table:style-name="ce854" table:formula="of:=1+SUM([.Y157:.Y168])" office:value-type="float" office:value="-1" calcext:value-type="float">
            <text:p>-1</text:p>
          </table:table-cell>
          <table:table-cell table:style-name="ce854" table:formula="of:=1+SUM([.Z157:.Z168])" office:value-type="float" office:value="0" calcext:value-type="float">
            <text:p>0</text:p>
          </table:table-cell>
          <table:table-cell table:style-name="ce854" table:formula="of:=1+SUM([.AA157:.AA168])" office:value-type="float" office:value="0" calcext:value-type="float">
            <text:p>0</text:p>
          </table:table-cell>
          <table:table-cell table:style-name="ce854" table:formula="of:=1+SUM([.AB157:.AB168])" office:value-type="float" office:value="-1" calcext:value-type="float">
            <text:p>-1</text:p>
          </table:table-cell>
          <table:table-cell table:number-columns-repeated="62"/>
        </table:table-row>
        <table:table-row table:style-name="ro1" table:number-rows-repeated="33">
          <table:table-cell table:number-columns-repeated="3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atrix</text:p>
          </table:table-cell>
          <table:table-cell table:style-name="Default" office:value-type="string" calcext:value-type="string">
            <text:p>(similarity)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[[0.81016862</text:p>
          </table:table-cell>
          <table:table-cell table:style-name="Default" office:value-type="float" office:value="0.74247519" calcext:value-type="float">
            <text:p>0.74247519</text:p>
          </table:table-cell>
          <table:table-cell table:style-name="Default" office:value-type="float" office:value="0.51885332" calcext:value-type="float">
            <text:p>0.51885332</text:p>
          </table:table-cell>
          <table:table-cell table:style-name="Default" office:value-type="float" office:value="0.43607835" calcext:value-type="float">
            <text:p>0.43607835</text:p>
          </table:table-cell>
          <table:table-cell table:style-name="Default" office:value-type="float" office:value="0.38070258" calcext:value-type="float">
            <text:p>0.38070258</text:p>
          </table:table-cell>
          <table:table-cell office:value-type="float" office:value="0.26023137" calcext:value-type="float">
            <text:p>0.26023137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]</text:p>
          </table:table-cell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74247519</text:p>
          </table:table-cell>
          <table:table-cell table:style-name="Default" office:value-type="float" office:value="0.81016862" calcext:value-type="float">
            <text:p>0.81016862</text:p>
          </table:table-cell>
          <table:table-cell table:style-name="Default" office:value-type="float" office:value="0.58654676" calcext:value-type="float">
            <text:p>0.58654676</text:p>
          </table:table-cell>
          <table:table-cell table:style-name="Default" office:value-type="float" office:value="0.50377179" calcext:value-type="float">
            <text:p>0.50377179</text:p>
          </table:table-cell>
          <table:table-cell office:value-type="float" office:value="0.44839602" calcext:value-type="float">
            <text:p>0.44839602</text:p>
          </table:table-cell>
          <table:table-cell office:value-type="float" office:value="0.32792481" calcext:value-type="float">
            <text:p>0.32792481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06769344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51885332</text:p>
          </table:table-cell>
          <table:table-cell table:style-name="Default" office:value-type="float" office:value="0.58654676" calcext:value-type="float">
            <text:p>0.58654676</text:p>
          </table:table-cell>
          <table:table-cell table:style-name="Default" office:value-type="float" office:value="0.81016862" calcext:value-type="float">
            <text:p>0.81016862</text:p>
          </table:table-cell>
          <table:table-cell table:style-name="Default" office:value-type="float" office:value="0.72739365" calcext:value-type="float">
            <text:p>0.72739365</text:p>
          </table:table-cell>
          <table:table-cell office:value-type="float" office:value="0.67201789" calcext:value-type="float">
            <text:p>0.67201789</text:p>
          </table:table-cell>
          <table:table-cell office:value-type="float" office:value="0.55154668" calcext:value-type="float">
            <text:p>0.55154668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29131531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43607835</text:p>
          </table:table-cell>
          <table:table-cell table:style-name="Default" office:value-type="float" office:value="0.50377179" calcext:value-type="float">
            <text:p>0.50377179</text:p>
          </table:table-cell>
          <table:table-cell table:style-name="Default" office:value-type="float" office:value="0.72739365" calcext:value-type="float">
            <text:p>0.72739365</text:p>
          </table:table-cell>
          <table:table-cell table:style-name="Default" office:value-type="float" office:value="0.81016862" calcext:value-type="float">
            <text:p>0.81016862</text:p>
          </table:table-cell>
          <table:table-cell office:value-type="float" office:value="0.75479286" calcext:value-type="float">
            <text:p>0.75479286</text:p>
          </table:table-cell>
          <table:table-cell office:value-type="float" office:value="0.63432165" calcext:value-type="float">
            <text:p>0.63432165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37409028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38070258</text:p>
          </table:table-cell>
          <table:table-cell table:style-name="Default" office:value-type="float" office:value="0.44839602" calcext:value-type="float">
            <text:p>0.44839602</text:p>
          </table:table-cell>
          <table:table-cell table:style-name="Default" office:value-type="float" office:value="0.67201789" calcext:value-type="float">
            <text:p>0.67201789</text:p>
          </table:table-cell>
          <table:table-cell table:style-name="Default" office:value-type="float" office:value="0.75479286" calcext:value-type="float">
            <text:p>0.75479286</text:p>
          </table:table-cell>
          <table:table-cell office:value-type="float" office:value="0.81016862" calcext:value-type="float">
            <text:p>0.81016862</text:p>
          </table:table-cell>
          <table:table-cell office:value-type="float" office:value="0.68969742" calcext:value-type="float">
            <text:p>0.68969742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42946604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26023137</text:p>
          </table:table-cell>
          <table:table-cell table:style-name="Default" office:value-type="float" office:value="0.32792481" calcext:value-type="float">
            <text:p>0.32792481</text:p>
          </table:table-cell>
          <table:table-cell table:style-name="Default" office:value-type="float" office:value="0.55154668" calcext:value-type="float">
            <text:p>0.55154668</text:p>
          </table:table-cell>
          <table:table-cell table:style-name="Default" office:value-type="float" office:value="0.63432165" calcext:value-type="float">
            <text:p>0.63432165</text:p>
          </table:table-cell>
          <table:table-cell office:value-type="float" office:value="0.68969742" calcext:value-type="float">
            <text:p>0.68969742</text:p>
          </table:table-cell>
          <table:table-cell office:value-type="float" office:value="0.81016862" calcext:value-type="float">
            <text:p>0.81016862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54993725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[0.</text:p>
          </table:table-cell>
          <table:table-cell table:style-name="Default" office:value-type="float" office:value="0.06769344" calcext:value-type="float">
            <text:p>0.06769344</text:p>
          </table:table-cell>
          <table:table-cell table:style-name="Default" office:value-type="float" office:value="0.29131531" calcext:value-type="float">
            <text:p>0.29131531</text:p>
          </table:table-cell>
          <table:table-cell table:style-name="Default" office:value-type="float" office:value="0.37409028" calcext:value-type="float">
            <text:p>0.37409028</text:p>
          </table:table-cell>
          <table:table-cell office:value-type="float" office:value="0.42946604" calcext:value-type="float">
            <text:p>0.42946604</text:p>
          </table:table-cell>
          <table:table-cell office:value-type="float" office:value="0.54993725" calcext:value-type="float">
            <text:p>0.54993725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table:table-row table:style-name="ro1">
          <table:table-cell table:number-columns-repeated="3"/>
          <table:table-cell table:style-name="Default" office:value-type="string" calcext:value-type="string">
            <text:p>0.81016862]]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3"/>
        </table:table-row>
        <calcext:conditional-formats>
          <calcext:conditional-format calcext:target-range-address="Sheet6.AC44:Sheet6.AQ74 Sheet6.C77:Sheet6.AB88 Sheet6.AF77:Sheet6.AQ88 Sheet6.O103:Sheet6.AB104 Sheet6.C103:Sheet6.M104 Sheet6.O93:Sheet6.AB101 Sheet6.C93:Sheet6.M101 Sheet6.AF93:Sheet6.AQ104 Sheet6.C109:Sheet6.AB120 Sheet6.AF109:Sheet6.AQ120 Sheet6.C125:Sheet6.AB136 Sheet6.AF125:Sheet6.AQ136 Sheet6.C141:Sheet6.AB152 Sheet6.AF141:Sheet6.AQ152 Sheet6.C157:Sheet6.AB168 Sheet6.AS141:Sheet6.BD152 Sheet6.C58:Sheet6.AB60 Sheet6.C62:Sheet6.AB74 Sheet6.C56:Sheet6.AB56 Sheet6.D57:Sheet6.AB57 Sheet6.C44:Sheet6.H55 Sheet6.O44:Sheet6.AB55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AF77:Sheet6.AP88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O102:Sheet6.AB102 Sheet6.C102:Sheet6.M102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N93:Sheet6.N104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C30:Sheet6.AR31 Sheet6.C18:Sheet6.AB29 Sheet6.AD18:Sheet6.AR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6.AT62:Sheet6.AT7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Sheet6.C57:Sheet6.AB57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AC18:Sheet6.AC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6.AZ33:Sheet6.AZ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BA33:Sheet6.BA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BB33:Sheet6.BB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BC33:Sheet6.BC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BD33:Sheet6.BD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BA33:Sheet6.BA43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I44:Sheet6.N55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C2:Sheet6.AR15">
            <calcext:color-scale>
              <calcext:color-scale-entry calcext:value="0" calcext:type="minimum" calcext:color="#ff4000"/>
              <calcext:color-scale-entry calcext:value="50" calcext:type="percentile" calcext:color="#ffffff"/>
              <calcext:color-scale-entry calcext:value="0" calcext:type="maximum" calcext:color="#81d41a"/>
            </calcext:color-scale>
          </calcext:conditional-format>
          <calcext:conditional-format calcext:target-range-address="Sheet6.BB45:Sheet6.BO56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AV45:Sheet6.BA56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6.AV59:Sheet6.BO7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6.AV72:Sheet6.BO8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6.BS45:Sheet6.CL5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7" table:style-name="ta1">
        <table:table-column table:style-name="co5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11" table:default-cell-style-name="ce1207"/>
        <table:table-column table:style-name="co3" table:default-cell-style-name="ce1206"/>
        <table:table-column table:style-name="co5" table:default-cell-style-name="Default"/>
        <table:table-column table:style-name="co2" table:default-cell-style-name="Default"/>
        <table:table-column table:style-name="co3" table:number-columns-repeated="20" table:default-cell-style-name="ce1208"/>
        <table:table-row table:style-name="ro1">
          <table:table-cell table:number-columns-repeated="5"/>
          <table:table-cell table:style-name="Default" table:number-columns-repeated="12"/>
          <table:table-cell table:number-columns-repeated="2"/>
          <table:table-cell table:style-name="Default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RIGINAL</text:p>
          </table:table-cell>
          <table:table-cell/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0_4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1_4</text:p>
          </table:table-cell>
          <table:table-cell table:style-name="ce854" office:value-type="string" calcext:value-type="string">
            <text:p>A2_4</text:p>
          </table:table-cell>
          <table:table-cell table:style-name="ce854" office:value-type="string" calcext:value-type="string">
            <text:p>A2_0</text:p>
          </table:table-cell>
          <table:table-cell table:style-name="ce854" office:value-type="string" calcext:value-type="string">
            <text:p>A3_0</text:p>
          </table:table-cell>
          <table:table-cell table:style-name="ce854" office:value-type="string" calcext:value-type="string">
            <text:p>A3_1</text:p>
          </table:table-cell>
          <table:table-cell table:style-name="ce854" office:value-type="string" calcext:value-type="string">
            <text:p>A4_0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number-columns-repeated="2"/>
          <table:table-cell table:style-name="Default" office:value-type="string" calcext:value-type="string">
            <text:p>A0_1</text:p>
          </table:table-cell>
          <table:table-cell table:style-name="Default" office:value-type="string" calcext:value-type="string">
            <text:p>A0_2</text:p>
          </table:table-cell>
          <table:table-cell table:style-name="Default" office:value-type="string" calcext:value-type="string">
            <text:p>A0_3</text:p>
          </table:table-cell>
          <table:table-cell table:style-name="Default" office:value-type="string" calcext:value-type="string">
            <text:p>A0_4</text:p>
          </table:table-cell>
          <table:table-cell table:style-name="Default" office:value-type="string" calcext:value-type="string">
            <text:p>A1_2</text:p>
          </table:table-cell>
          <table:table-cell table:style-name="Default" office:value-type="string" calcext:value-type="string">
            <text:p>A1_3</text:p>
          </table:table-cell>
          <table:table-cell table:style-name="Default" office:value-type="string" calcext:value-type="string">
            <text:p>A1_4</text:p>
          </table:table-cell>
          <table:table-cell table:style-name="Default" office:value-type="string" calcext:value-type="string">
            <text:p>A2_3</text:p>
          </table:table-cell>
          <table:table-cell table:style-name="Default" office:value-type="string" calcext:value-type="string">
            <text:p>A2_4</text:p>
          </table:table-cell>
          <table:table-cell table:style-name="Default" office:value-type="string" calcext:value-type="string">
            <text:p>A3_4</text:p>
          </table:table-cell>
          <table:table-cell table:style-name="Default" office:value-type="string" calcext:value-type="string">
            <text:p>A1_0</text:p>
          </table:table-cell>
          <table:table-cell table:style-name="Default" office:value-type="string" calcext:value-type="string">
            <text:p>A2_0</text:p>
          </table:table-cell>
          <table:table-cell table:style-name="Default" office:value-type="string" calcext:value-type="string">
            <text:p>A2_1</text:p>
          </table:table-cell>
          <table:table-cell table:style-name="Default" office:value-type="string" calcext:value-type="string">
            <text:p>A3_0</text:p>
          </table:table-cell>
          <table:table-cell table:style-name="Default" office:value-type="string" calcext:value-type="string">
            <text:p>A3_1</text:p>
          </table:table-cell>
          <table:table-cell table:style-name="Default" office:value-type="string" calcext:value-type="string">
            <text:p>A3_2</text:p>
          </table:table-cell>
          <table:table-cell table:style-name="Default" office:value-type="string" calcext:value-type="string">
            <text:p>A4_0</text:p>
          </table:table-cell>
          <table:table-cell table:style-name="Default" office:value-type="string" calcext:value-type="string">
            <text:p>A4_1</text:p>
          </table:table-cell>
          <table:table-cell table:style-name="Default" office:value-type="string" calcext:value-type="string">
            <text:p>A4_2</text:p>
          </table:table-cell>
          <table:table-cell table:style-name="Default" office:value-type="string" calcext:value-type="string">
            <text:p>A4_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1</text:p>
          </table:table-cell>
          <table:table-cell table:number-columns-repeated="2" table:style-name="ce1206" office:value-type="float" office:value="-1" calcext:value-type="float">
            <text:p>-1</text:p>
          </table:table-cell>
          <table:table-cell table:number-columns-repeated="9" table:style-name="ce12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+l_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2</text:p>
          </table:table-cell>
          <table:table-cell table:number-columns-repeated="2" table:style-name="ce1206" office:value-type="float" office:value="-1" calcext:value-type="float">
            <text:p>-1</text:p>
          </table:table-cell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-1" calcext:value-type="float">
            <text:p>-1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style-name="ce1206" office:value-type="float" office:value="1" calcext:value-type="float">
            <text:p>1</text:p>
          </table:table-cell>
          <table:table-cell table:number-columns-repeated="4" table:style-name="ce12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3</text:p>
          </table:table-cell>
          <table:table-cell table:style-name="ce1206" office:value-type="float" office:value="0" calcext:value-type="float">
            <text:p>0</text:p>
          </table:table-cell>
          <table:table-cell table:number-columns-repeated="5" table:style-name="ce1206" office:value-type="float" office:value="-1" calcext:value-type="float">
            <text:p>-1</text:p>
          </table:table-cell>
          <table:table-cell table:style-name="ce1206" office:value-type="float" office:value="0" calcext:value-type="float">
            <text:p>0</text:p>
          </table:table-cell>
          <table:table-cell table:number-columns-repeated="2" table:style-name="ce1206" office:value-type="float" office:value="1" calcext:value-type="float">
            <text:p>1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4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0" calcext:value-type="float">
            <text:p>0</text:p>
          </table:table-cell>
          <table:table-cell table:number-columns-repeated="2" table:style-name="ce1206" office:value-type="float" office:value="-1" calcext:value-type="float">
            <text:p>-1</text:p>
          </table:table-cell>
          <table:table-cell table:number-columns-repeated="3" table:style-name="ce1206" office:value-type="float" office:value="0" calcext:value-type="float">
            <text:p>0</text:p>
          </table:table-cell>
          <table:table-cell table:number-columns-repeated="2" table:style-name="ce12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1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style-name="ce1206" office:value-type="float" office:value="1" calcext:value-type="float">
            <text:p>1</text:p>
          </table:table-cell>
          <table:table-cell table:number-columns-repeated="3" table:style-name="ce1206" office:value-type="float" office:value="0" calcext:value-type="float">
            <text:p>0</text:p>
          </table:table-cell>
          <table:table-cell table:number-columns-repeated="2" table:style-name="ce1206" office:value-type="float" office:value="-1" calcext:value-type="float">
            <text:p>-1</text:p>
          </table:table-cell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2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1" calcext:value-type="float">
            <text:p>1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number-columns-repeated="4" table:style-name="ce120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-l_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3</text:p>
          </table:table-cell>
          <table:table-cell table:number-columns-repeated="9" table:style-name="ce1206" office:value-type="float" office:value="0" calcext:value-type="float">
            <text:p>0</text:p>
          </table:table-cell>
          <table:table-cell table:number-columns-repeated="2" table:style-name="ce120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d-l_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4</text:p>
          </table:table-cell>
          <table:table-cell table:number-columns-repeated="11" table:style-name="ce12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-l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854" table:number-columns-repeated="12"/>
          <table:table-cell/>
          <table:table-cell office:value-type="string" calcext:value-type="string">
            <text:p>d-l_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854" table:number-columns-repeated="12"/>
          <table:table-cell/>
          <table:table-cell office:value-type="string" calcext:value-type="string">
            <text:p>d-l_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854" table:number-columns-repeated="12"/>
          <table:table-cell table:number-columns-repeated="2"/>
          <table:table-cell table:style-name="Default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EVERSE</text:p>
          </table:table-cell>
          <table:table-cell/>
          <table:table-cell table:style-name="ce854" office:value-type="string" calcext:value-type="string">
            <text:p>A0_2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0_4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1_4</text:p>
          </table:table-cell>
          <table:table-cell table:style-name="ce854" office:value-type="string" calcext:value-type="string">
            <text:p>A2_4</text:p>
          </table:table-cell>
          <table:table-cell table:style-name="ce854" office:value-type="string" calcext:value-type="string">
            <text:p>A2_0</text:p>
          </table:table-cell>
          <table:table-cell table:style-name="ce854" office:value-type="string" calcext:value-type="string">
            <text:p>A3_0</text:p>
          </table:table-cell>
          <table:table-cell table:style-name="ce854" office:value-type="string" calcext:value-type="string">
            <text:p>A3_1</text:p>
          </table:table-cell>
          <table:table-cell table:style-name="ce854" office:value-type="string" calcext:value-type="string">
            <text:p>A4_0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2</text:p>
          </table:table-cell>
          <table:table-cell table:number-columns-repeated="2"/>
          <table:table-cell table:style-name="Default" office:value-type="string" calcext:value-type="string">
            <text:p>A0_1</text:p>
          </table:table-cell>
          <table:table-cell table:style-name="Default" office:value-type="string" calcext:value-type="string">
            <text:p>A0_2</text:p>
          </table:table-cell>
          <table:table-cell table:style-name="Default" office:value-type="string" calcext:value-type="string">
            <text:p>A0_3</text:p>
          </table:table-cell>
          <table:table-cell table:style-name="Default" office:value-type="string" calcext:value-type="string">
            <text:p>A0_4</text:p>
          </table:table-cell>
          <table:table-cell table:style-name="Default" office:value-type="string" calcext:value-type="string">
            <text:p>A1_2</text:p>
          </table:table-cell>
          <table:table-cell table:style-name="Default" office:value-type="string" calcext:value-type="string">
            <text:p>A1_3</text:p>
          </table:table-cell>
          <table:table-cell table:style-name="Default" office:value-type="string" calcext:value-type="string">
            <text:p>A1_4</text:p>
          </table:table-cell>
          <table:table-cell table:style-name="Default" office:value-type="string" calcext:value-type="string">
            <text:p>A2_3</text:p>
          </table:table-cell>
          <table:table-cell table:style-name="Default" office:value-type="string" calcext:value-type="string">
            <text:p>A2_4</text:p>
          </table:table-cell>
          <table:table-cell table:style-name="Default" office:value-type="string" calcext:value-type="string">
            <text:p>A3_4</text:p>
          </table:table-cell>
          <table:table-cell table:style-name="Default" office:value-type="string" calcext:value-type="string">
            <text:p>A1_0</text:p>
          </table:table-cell>
          <table:table-cell table:style-name="Default" office:value-type="string" calcext:value-type="string">
            <text:p>A2_0</text:p>
          </table:table-cell>
          <table:table-cell table:style-name="Default" office:value-type="string" calcext:value-type="string">
            <text:p>A2_1</text:p>
          </table:table-cell>
          <table:table-cell table:style-name="Default" office:value-type="string" calcext:value-type="string">
            <text:p>A3_0</text:p>
          </table:table-cell>
          <table:table-cell table:style-name="Default" office:value-type="string" calcext:value-type="string">
            <text:p>A3_1</text:p>
          </table:table-cell>
          <table:table-cell table:style-name="Default" office:value-type="string" calcext:value-type="string">
            <text:p>A3_2</text:p>
          </table:table-cell>
          <table:table-cell table:style-name="Default" office:value-type="string" calcext:value-type="string">
            <text:p>A4_0</text:p>
          </table:table-cell>
          <table:table-cell table:style-name="Default" office:value-type="string" calcext:value-type="string">
            <text:p>A4_1</text:p>
          </table:table-cell>
          <table:table-cell table:style-name="Default" office:value-type="string" calcext:value-type="string">
            <text:p>A4_2</text:p>
          </table:table-cell>
          <table:table-cell table:style-name="Default" office:value-type="string" calcext:value-type="string">
            <text:p>A4_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+l_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+l_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+l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distance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+l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+l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1207" office:value-type="float" office:value="0" calcext:value-type="float">
            <text:p>0</text:p>
          </table:table-cell>
          <table:table-cell/>
          <table:table-cell office:value-type="string" calcext:value-type="string">
            <text:p>d-l_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07" office:value-type="float" office:value="-1" calcext:value-type="float">
            <text:p>-1</text:p>
          </table:table-cell>
          <table:table-cell/>
          <table:table-cell office:value-type="string" calcext:value-type="string">
            <text:p>d-l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x_leg_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07" office:value-type="float" office:value="-1" calcext:value-type="float">
            <text:p>-1</text:p>
          </table:table-cell>
          <table:table-cell/>
          <table:table-cell office:value-type="string" calcext:value-type="string">
            <text:p>d-l_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854" table:number-columns-repeated="12"/>
          <table:table-cell/>
          <table:table-cell office:value-type="string" calcext:value-type="string">
            <text:p>d-l_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854" table:number-columns-repeated="12"/>
          <table:table-cell/>
          <table:table-cell office:value-type="string" calcext:value-type="string">
            <text:p>d-l_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12"/>
          <table:table-cell table:number-columns-repeated="2"/>
          <table:table-cell table:style-name="Default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EORDER</text:p>
          </table:table-cell>
          <table:table-cell/>
          <table:table-cell table:style-name="ce854" office:value-type="string" calcext:value-type="string">
            <text:p>A4_2</text:p>
          </table:table-cell>
          <table:table-cell table:style-name="ce854" office:value-type="string" calcext:value-type="string">
            <text:p>A4_1</text:p>
          </table:table-cell>
          <table:table-cell table:style-name="ce854" office:value-type="string" calcext:value-type="string">
            <text:p>A4_0</text:p>
          </table:table-cell>
          <table:table-cell table:style-name="ce854" office:value-type="string" calcext:value-type="string">
            <text:p>A3_1</text:p>
          </table:table-cell>
          <table:table-cell table:style-name="ce854" office:value-type="string" calcext:value-type="string">
            <text:p>A3_0</text:p>
          </table:table-cell>
          <table:table-cell table:style-name="ce854" office:value-type="string" calcext:value-type="string">
            <text:p>A2_0</text:p>
          </table:table-cell>
          <table:table-cell table:style-name="ce854" office:value-type="string" calcext:value-type="string">
            <text:p>A2_4</text:p>
          </table:table-cell>
          <table:table-cell table:style-name="ce854" office:value-type="string" calcext:value-type="string">
            <text:p>A1_4</text:p>
          </table:table-cell>
          <table:table-cell table:style-name="ce854" office:value-type="string" calcext:value-type="string">
            <text:p>A1_3</text:p>
          </table:table-cell>
          <table:table-cell table:style-name="ce854" office:value-type="string" calcext:value-type="string">
            <text:p>A0_4</text:p>
          </table:table-cell>
          <table:table-cell table:style-name="ce854" office:value-type="string" calcext:value-type="string">
            <text:p>A0_3</text:p>
          </table:table-cell>
          <table:table-cell table:style-name="ce854" office:value-type="string" calcext:value-type="string">
            <text:p>A0_2</text:p>
          </table:table-cell>
          <table:table-cell table:number-columns-repeated="2"/>
          <table:table-cell table:style-name="Default" office:value-type="string" calcext:value-type="string">
            <text:p>A4_3</text:p>
          </table:table-cell>
          <table:table-cell table:style-name="Default" office:value-type="string" calcext:value-type="string">
            <text:p>A4_2</text:p>
          </table:table-cell>
          <table:table-cell table:style-name="Default" office:value-type="string" calcext:value-type="string">
            <text:p>A4_1</text:p>
          </table:table-cell>
          <table:table-cell table:style-name="Default" office:value-type="string" calcext:value-type="string">
            <text:p>A4_0</text:p>
          </table:table-cell>
          <table:table-cell table:style-name="Default" office:value-type="string" calcext:value-type="string">
            <text:p>A3_2</text:p>
          </table:table-cell>
          <table:table-cell table:style-name="Default" office:value-type="string" calcext:value-type="string">
            <text:p>A3_1</text:p>
          </table:table-cell>
          <table:table-cell table:style-name="Default" office:value-type="string" calcext:value-type="string">
            <text:p>A3_0</text:p>
          </table:table-cell>
          <table:table-cell table:style-name="Default" office:value-type="string" calcext:value-type="string">
            <text:p>A2_1</text:p>
          </table:table-cell>
          <table:table-cell table:style-name="Default" office:value-type="string" calcext:value-type="string">
            <text:p>A2_0</text:p>
          </table:table-cell>
          <table:table-cell table:style-name="Default" office:value-type="string" calcext:value-type="string">
            <text:p>A1_0</text:p>
          </table:table-cell>
          <table:table-cell table:style-name="Default" office:value-type="string" calcext:value-type="string">
            <text:p>A3_4</text:p>
          </table:table-cell>
          <table:table-cell table:style-name="Default" office:value-type="string" calcext:value-type="string">
            <text:p>A2_4</text:p>
          </table:table-cell>
          <table:table-cell table:style-name="Default" office:value-type="string" calcext:value-type="string">
            <text:p>A2_3</text:p>
          </table:table-cell>
          <table:table-cell table:style-name="Default" office:value-type="string" calcext:value-type="string">
            <text:p>A1_4</text:p>
          </table:table-cell>
          <table:table-cell table:style-name="Default" office:value-type="string" calcext:value-type="string">
            <text:p>A1_3</text:p>
          </table:table-cell>
          <table:table-cell table:style-name="Default" office:value-type="string" calcext:value-type="string">
            <text:p>A1_2</text:p>
          </table:table-cell>
          <table:table-cell table:style-name="Default" office:value-type="string" calcext:value-type="string">
            <text:p>A0_4</text:p>
          </table:table-cell>
          <table:table-cell table:style-name="Default" office:value-type="string" calcext:value-type="string">
            <text:p>A0_3</text:p>
          </table:table-cell>
          <table:table-cell table:style-name="Default" office:value-type="string" calcext:value-type="string">
            <text:p>A0_2</text:p>
          </table:table-cell>
          <table:table-cell table:style-name="Default" office:value-type="string" calcext:value-type="string">
            <text:p>A0_1</text:p>
          </table:table-cell>
        </table:table-row>
        <table:table-row table:style-name="ro1">
          <table:table-cell table:number-columns-repeated="5"/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1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12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1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calcext:conditional-formats>
          <calcext:conditional-format calcext:target-range-address="Sheet7.F15:Sheet7.Q22 Sheet7.F27:Sheet7.P34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7.F3:Sheet7.Q10 Sheet7.Q27:Sheet7.Q34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7.T3:Sheet7.AM12 Sheet7.T15:Sheet7.AM24 Sheet7.T27:Sheet7.AM36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</calcext:conditional-formats>
      </table:table>
      <table:table table:name="Sheet8" table:style-name="ta1">
        <table:table-column table:style-name="co27" table:number-columns-repeated="20" table:default-cell-style-name="ce912"/>
        <table:table-column table:style-name="co28" table:default-cell-style-name="ce912"/>
        <table:table-column table:style-name="co27" table:number-columns-repeated="30" table:default-cell-style-name="ce912"/>
        <table:table-column table:style-name="co29" table:default-cell-style-name="ce912"/>
        <table:table-column table:style-name="co29" table:number-columns-repeated="16332"/>
        <table:table-row table:style-name="ro1">
          <table:table-cell table:number-columns-repeated="52"/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0"/>
          <table:table-cell table:number-columns-repeated="41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4"/>
          <table:table-cell/>
          <table:table-cell table:style-name="ce912" table:number-columns-repeated="16332"/>
        </table:table-row>
        <table:table-row table:style-name="ro1">
          <table:table-cell table:style-name="Default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4_5</text:p>
          </table:table-cell>
          <table:table-cell office:value-type="string" calcext:value-type="string">
            <text:p>A5_6</text:p>
          </table:table-cell>
          <table:table-cell office:value-type="string" calcext:value-type="string">
            <text:p>A6_7</text:p>
          </table:table-cell>
          <table:table-cell office:value-type="string" calcext:value-type="string">
            <text:p>A7_8</text:p>
          </table:table-cell>
          <table:table-cell office:value-type="string" calcext:value-type="string">
            <text:p>A8_9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5_4</text:p>
          </table:table-cell>
          <table:table-cell office:value-type="string" calcext:value-type="string">
            <text:p>A6_5</text:p>
          </table:table-cell>
          <table:table-cell office:value-type="string" calcext:value-type="string">
            <text:p>A7_6</text:p>
          </table:table-cell>
          <table:table-cell office:value-type="string" calcext:value-type="string">
            <text:p>A8_7</text:p>
          </table:table-cell>
          <table:table-cell office:value-type="string" calcext:value-type="string">
            <text:p>A9_8</text:p>
          </table:table-cell>
          <table:table-cell table:style-name="ce1216" office:value-type="string" calcext:value-type="string">
            <text:p>A0_3</text:p>
          </table:table-cell>
          <table:table-cell table:style-name="ce1216" office:value-type="string" calcext:value-type="string">
            <text:p>A0_6</text:p>
          </table:table-cell>
          <table:table-cell table:style-name="ce1216" office:value-type="string" calcext:value-type="string">
            <text:p>A0_7</text:p>
          </table:table-cell>
          <table:table-cell table:style-name="ce1216" office:value-type="string" calcext:value-type="string">
            <text:p>A0_8</text:p>
          </table:table-cell>
          <table:table-cell table:style-name="ce1242" office:value-type="string" calcext:value-type="string">
            <text:p>A1_4</text:p>
          </table:table-cell>
          <table:table-cell table:style-name="ce1242" office:value-type="string" calcext:value-type="string">
            <text:p>A1_6</text:p>
          </table:table-cell>
          <table:table-cell table:style-name="ce1242" office:value-type="string" calcext:value-type="string">
            <text:p>A1_7</text:p>
          </table:table-cell>
          <table:table-cell table:style-name="ce1242" office:value-type="string" calcext:value-type="string">
            <text:p>A1_9</text:p>
          </table:table-cell>
          <table:table-cell table:style-name="ce1259" office:value-type="string" calcext:value-type="string">
            <text:p>A2_5</text:p>
          </table:table-cell>
          <table:table-cell table:style-name="ce1259" office:value-type="string" calcext:value-type="string">
            <text:p>A2_6</text:p>
          </table:table-cell>
          <table:table-cell table:style-name="ce1259" office:value-type="string" calcext:value-type="string">
            <text:p>A2_8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3_6</text:p>
          </table:table-cell>
          <table:table-cell office:value-type="string" calcext:value-type="string">
            <text:p>A5_7</text:p>
          </table:table-cell>
          <table:table-cell office:value-type="string" calcext:value-type="string">
            <text:p>A5_9</text:p>
          </table:table-cell>
          <table:table-cell office:value-type="string" calcext:value-type="string">
            <text:p>A7_9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6_0</text:p>
          </table:table-cell>
          <table:table-cell office:value-type="string" calcext:value-type="string">
            <text:p>A6_1</text:p>
          </table:table-cell>
          <table:table-cell office:value-type="string" calcext:value-type="string">
            <text:p>A6_2</text:p>
          </table:table-cell>
          <table:table-cell office:value-type="string" calcext:value-type="string">
            <text:p>A7_0</text:p>
          </table:table-cell>
          <table:table-cell office:value-type="string" calcext:value-type="string">
            <text:p>A7_4</text:p>
          </table:table-cell>
          <table:table-cell office:value-type="string" calcext:value-type="string">
            <text:p>A8_1</text:p>
          </table:table-cell>
          <table:table-cell office:value-type="string" calcext:value-type="string">
            <text:p>A8_6</text:p>
          </table:table-cell>
          <table:table-cell office:value-type="string" calcext:value-type="string">
            <text:p>A9_0</text:p>
          </table:table-cell>
          <table:table-cell office:value-type="string" calcext:value-type="string">
            <text:p>A9_4</text:p>
          </table:table-cell>
          <table:table-cell office:value-type="string" calcext:value-type="string">
            <text:p>A9_6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09" office:value-type="string" calcext:value-type="string">
            <text:p>d+_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49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1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2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1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3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4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4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4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4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5</text:p>
          </table:table-cell>
          <table:table-cell table:number-columns-repeated="4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6</text:p>
          </table:table-cell>
          <table:table-cell table:number-columns-repeated="5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7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0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8</text:p>
          </table:table-cell>
          <table:table-cell table:number-columns-repeated="7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4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1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1" office:value-type="string" calcext:value-type="string">
            <text:p>d+_9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16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number-columns-repeated="13"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-1" calcext:value-type="float">
            <text:p>-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09" office:value-type="string" calcext:value-type="string">
            <text:p>d-l_0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 table:number-columns-repeated="4" table:style-name="ce1213" office:value-type="float" office:value="1" calcext:value-type="float">
            <text:p>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7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number-columns-repeated="4" table:style-name="ce1213" office:value-type="float" office:value="1" calcext:value-type="float">
            <text:p>1</text:p>
          </table:table-cell>
          <table:table-cell table:number-columns-repeated="8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4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2</text:p>
          </table:table-cell>
          <table:table-cell table:number-columns-repeated="10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7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7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3</text:p>
          </table:table-cell>
          <table:table-cell table:number-columns-repeated="11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0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number-columns-repeated="5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4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3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5</text:p>
          </table:table-cell>
          <table:table-cell table:number-columns-repeated="13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5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number-columns-repeated="6"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6</text:p>
          </table:table-cell>
          <table:table-cell table:number-columns-repeated="14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9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number-columns-repeated="2"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7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-1" calcext:value-type="float">
            <text:p>-1</text:p>
          </table:table-cell>
          <table:table-cell table:number-columns-repeated="15" table:style-name="ce1213" office:value-type="float" office:value="0" calcext:value-type="float">
            <text:p>0</text:p>
          </table:table-cell>
          <table:table-cell table:style-name="ce1213" office:value-type="float" office:value="-1" calcext:value-type="float">
            <text:p>-1</text:p>
          </table:table-cell>
          <table:table-cell table:style-name="ce1213" office:value-type="float" office:value="1" calcext:value-type="float">
            <text:p>1</text:p>
          </table:table-cell>
          <table:table-cell table:number-columns-repeated="12"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8</text:p>
          </table:table-cell>
          <table:table-cell table:number-columns-repeated="16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-1" calcext:value-type="float">
            <text:p>-1</text:p>
          </table:table-cell>
          <table:table-cell table:number-columns-repeated="15" table:style-name="ce1214" office:value-type="float" office:value="0" calcext:value-type="float">
            <text:p>0</text:p>
          </table:table-cell>
          <table:table-cell table:style-name="ce1214" office:value-type="float" office:value="-1" calcext:value-type="float">
            <text:p>-1</text:p>
          </table:table-cell>
          <table:table-cell table:number-columns-repeated="15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1" office:value-type="string" calcext:value-type="string">
            <text:p>d-l_9</text:p>
          </table:table-cell>
          <table:table-cell table:number-columns-repeated="17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32" table:style-name="ce1214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/>
          <table:table-cell table:style-name="ce1214" table:number-columns-repeated="50"/>
          <table:table-cell/>
          <table:table-cell table:style-name="ce912" table:number-columns-repeated="16332"/>
        </table:table-row>
        <table:table-row table:style-name="ro1">
          <table:table-cell/>
          <table:table-cell table:style-name="ce1212" office:value-type="float" office:value="0" calcext:value-type="float">
            <text:p>0</text:p>
          </table:table-cell>
          <table:table-cell table:style-name="ce1212" office:value-type="float" office:value="1" calcext:value-type="float">
            <text:p>1</text:p>
          </table:table-cell>
          <table:table-cell table:style-name="ce1212" office:value-type="float" office:value="2" calcext:value-type="float">
            <text:p>2</text:p>
          </table:table-cell>
          <table:table-cell table:style-name="ce1212" office:value-type="float" office:value="3" calcext:value-type="float">
            <text:p>3</text:p>
          </table:table-cell>
          <table:table-cell table:style-name="ce1212" office:value-type="float" office:value="4" calcext:value-type="float">
            <text:p>4</text:p>
          </table:table-cell>
          <table:table-cell table:style-name="ce1212" office:value-type="float" office:value="5" calcext:value-type="float">
            <text:p>5</text:p>
          </table:table-cell>
          <table:table-cell table:style-name="ce1212" office:value-type="float" office:value="6" calcext:value-type="float">
            <text:p>6</text:p>
          </table:table-cell>
          <table:table-cell table:style-name="ce1212" office:value-type="float" office:value="7" calcext:value-type="float">
            <text:p>7</text:p>
          </table:table-cell>
          <table:table-cell table:style-name="ce1212" office:value-type="float" office:value="8" calcext:value-type="float">
            <text:p>8</text:p>
          </table:table-cell>
          <table:table-cell table:style-name="ce1212" office:value-type="float" office:value="9" calcext:value-type="float">
            <text:p>9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style-name="ce121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1"/>
          <table:table-cell table:style-name="ce912" table:number-columns-repeated="16332"/>
        </table:table-row>
        <table:table-row table:style-name="ro1">
          <table:table-cell table:number-columns-repeated="52"/>
          <table:table-cell table:style-name="ce912" table:number-columns-repeated="16332"/>
        </table:table-row>
        <table:table-row table:style-name="ro1">
          <table:table-cell table:style-name="Default"/>
          <table:table-cell office:value-type="string" calcext:value-type="string">
            <text:p>A0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A3_4</text:p>
          </table:table-cell>
          <table:table-cell office:value-type="string" calcext:value-type="string">
            <text:p>A4_5</text:p>
          </table:table-cell>
          <table:table-cell office:value-type="string" calcext:value-type="string">
            <text:p>A5_6</text:p>
          </table:table-cell>
          <table:table-cell office:value-type="string" calcext:value-type="string">
            <text:p>A6_7</text:p>
          </table:table-cell>
          <table:table-cell office:value-type="string" calcext:value-type="string">
            <text:p>A7_8</text:p>
          </table:table-cell>
          <table:table-cell office:value-type="string" calcext:value-type="string">
            <text:p>A8_9</text:p>
          </table:table-cell>
          <table:table-cell office:value-type="string" calcext:value-type="string">
            <text:p>A1_0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A3_2</text:p>
          </table:table-cell>
          <table:table-cell office:value-type="string" calcext:value-type="string">
            <text:p>A4_3</text:p>
          </table:table-cell>
          <table:table-cell office:value-type="string" calcext:value-type="string">
            <text:p>A5_4</text:p>
          </table:table-cell>
          <table:table-cell office:value-type="string" calcext:value-type="string">
            <text:p>A6_5</text:p>
          </table:table-cell>
          <table:table-cell office:value-type="string" calcext:value-type="string">
            <text:p>A7_6</text:p>
          </table:table-cell>
          <table:table-cell office:value-type="string" calcext:value-type="string">
            <text:p>A8_7</text:p>
          </table:table-cell>
          <table:table-cell office:value-type="string" calcext:value-type="string">
            <text:p>A9_8</text:p>
          </table:table-cell>
          <table:table-cell table:style-name="ce1217" office:value-type="string" calcext:value-type="string">
            <text:p>A0_3</text:p>
          </table:table-cell>
          <table:table-cell table:style-name="ce1217" office:value-type="string" calcext:value-type="string">
            <text:p>A0_6</text:p>
          </table:table-cell>
          <table:table-cell table:style-name="ce1217" office:value-type="string" calcext:value-type="string">
            <text:p>A0_7</text:p>
          </table:table-cell>
          <table:table-cell table:style-name="ce1217" office:value-type="string" calcext:value-type="string">
            <text:p>A0_8</text:p>
          </table:table-cell>
          <table:table-cell table:style-name="ce1243" office:value-type="string" calcext:value-type="string">
            <text:p>A1_4</text:p>
          </table:table-cell>
          <table:table-cell table:style-name="ce1243" office:value-type="string" calcext:value-type="string">
            <text:p>A1_6</text:p>
          </table:table-cell>
          <table:table-cell table:style-name="ce1243" office:value-type="string" calcext:value-type="string">
            <text:p>A1_7</text:p>
          </table:table-cell>
          <table:table-cell table:style-name="ce1243" office:value-type="string" calcext:value-type="string">
            <text:p>A1_9</text:p>
          </table:table-cell>
          <table:table-cell table:style-name="ce1260" office:value-type="string" calcext:value-type="string">
            <text:p>A2_5</text:p>
          </table:table-cell>
          <table:table-cell table:style-name="ce1260" office:value-type="string" calcext:value-type="string">
            <text:p>A2_6</text:p>
          </table:table-cell>
          <table:table-cell table:style-name="ce1260" office:value-type="string" calcext:value-type="string">
            <text:p>A2_8</text:p>
          </table:table-cell>
          <table:table-cell office:value-type="string" calcext:value-type="string">
            <text:p>A3_5</text:p>
          </table:table-cell>
          <table:table-cell office:value-type="string" calcext:value-type="string">
            <text:p>A3_6</text:p>
          </table:table-cell>
          <table:table-cell office:value-type="string" calcext:value-type="string">
            <text:p>A5_7</text:p>
          </table:table-cell>
          <table:table-cell office:value-type="string" calcext:value-type="string">
            <text:p>A5_9</text:p>
          </table:table-cell>
          <table:table-cell office:value-type="string" calcext:value-type="string">
            <text:p>A7_9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6_0</text:p>
          </table:table-cell>
          <table:table-cell office:value-type="string" calcext:value-type="string">
            <text:p>A6_1</text:p>
          </table:table-cell>
          <table:table-cell office:value-type="string" calcext:value-type="string">
            <text:p>A6_2</text:p>
          </table:table-cell>
          <table:table-cell office:value-type="string" calcext:value-type="string">
            <text:p>A7_0</text:p>
          </table:table-cell>
          <table:table-cell office:value-type="string" calcext:value-type="string">
            <text:p>A7_4</text:p>
          </table:table-cell>
          <table:table-cell office:value-type="string" calcext:value-type="string">
            <text:p>A8_1</text:p>
          </table:table-cell>
          <table:table-cell office:value-type="string" calcext:value-type="string">
            <text:p>A8_6</text:p>
          </table:table-cell>
          <table:table-cell office:value-type="string" calcext:value-type="string">
            <text:p>A9_0</text:p>
          </table:table-cell>
          <table:table-cell office:value-type="string" calcext:value-type="string">
            <text:p>A9_4</text:p>
          </table:table-cell>
          <table:table-cell office:value-type="string" calcext:value-type="string">
            <text:p>A9_6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1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6" table:style-name="ce1215" office:value-type="float" office:value="0" calcext:value-type="float">
            <text:p>0</text:p>
          </table:table-cell>
          <table:table-cell table:style-name="ce1218" office:value-type="float" office:value="-1" calcext:value-type="float">
            <text:p>-1</text:p>
          </table:table-cell>
          <table:table-cell table:number-columns-repeated="14" table:style-name="ce1221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15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2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5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0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12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3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4" table:style-name="ce1215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4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3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8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5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2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number-columns-repeated="3"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6</text:p>
          </table:table-cell>
          <table:table-cell table:number-columns-repeated="5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1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number-columns-repeated="3"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7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10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+_8</text:p>
          </table:table-cell>
          <table:table-cell table:number-columns-repeated="7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84" office:value-type="float" office:value="-1" calcext:value-type="float">
            <text:p>-1</text:p>
          </table:table-cell>
          <table:table-cell table:number-columns-repeated="11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1" office:value-type="string" calcext:value-type="string">
            <text:p>d+_9</text:p>
          </table:table-cell>
          <table:table-cell table:number-columns-repeated="8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13" table:style-name="ce1215" office:value-type="float" office:value="0" calcext:value-type="float">
            <text:p>0</text:p>
          </table:table-cell>
          <table:table-cell table:number-columns-repeated="3" table:style-name="ce1215" office:value-type="float" office:value="-1" calcext:value-type="float">
            <text:p>-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1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7" table:style-name="ce1215" office:value-type="float" office:value="0" calcext:value-type="float">
            <text:p>0</text:p>
          </table:table-cell>
          <table:table-cell table:style-name="ce1219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number-columns-repeated="4" table:style-name="ce1215" office:value-type="float" office:value="1" calcext:value-type="float">
            <text:p>1</text:p>
          </table:table-cell>
          <table:table-cell table:number-columns-repeated="7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2</text:p>
          </table:table-cell>
          <table:table-cell table:number-columns-repeated="10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number-columns-repeated="3" table:style-name="ce1215" office:value-type="float" office:value="1" calcext:value-type="float">
            <text:p>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7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3</text:p>
          </table:table-cell>
          <table:table-cell table:number-columns-repeated="11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5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9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4</text:p>
          </table:table-cell>
          <table:table-cell table:number-columns-repeated="1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4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5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5</text:p>
          </table:table-cell>
          <table:table-cell table:number-columns-repeated="13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3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5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8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6</text:p>
          </table:table-cell>
          <table:table-cell table:number-columns-repeated="14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6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number-columns-repeated="10" table:style-name="ce1215" office:value-type="float" office:value="0" calcext:value-type="float">
            <text:p>0</text:p>
          </table:table-cell>
          <table:table-cell table:number-columns-repeated="2"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7</text:p>
          </table:table-cell>
          <table:table-cell table:number-columns-repeated="15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5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13" table:style-name="ce1215" office:value-type="float" office:value="0" calcext:value-type="float">
            <text:p>0</text:p>
          </table:table-cell>
          <table:table-cell table:style-name="ce1215" office:value-type="float" office:value="-1" calcext:value-type="float">
            <text:p>-1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12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0" office:value-type="string" calcext:value-type="string">
            <text:p>d-l_8</text:p>
          </table:table-cell>
          <table:table-cell table:number-columns-repeated="16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float" office:value="-1" calcext:value-type="float">
            <text:p>-1</text:p>
          </table:table-cell>
          <table:table-cell table:style-name="ce1219" office:value-type="float" office:value="0" calcext:value-type="float">
            <text:p>0</text:p>
          </table:table-cell>
          <table:table-cell table:number-columns-repeated="14" table:style-name="ce1215" office:value-type="float" office:value="0" calcext:value-type="float">
            <text:p>0</text:p>
          </table:table-cell>
          <table:table-cell table:style-name="ce1284" office:value-type="float" office:value="-1" calcext:value-type="float">
            <text:p>-1</text:p>
          </table:table-cell>
          <table:table-cell table:number-columns-repeated="15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/>
          <table:table-cell table:style-name="ce912" table:number-columns-repeated="16332"/>
        </table:table-row>
        <table:table-row table:style-name="ro1">
          <table:table-cell table:style-name="ce1211" office:value-type="string" calcext:value-type="string">
            <text:p>d-l_9</text:p>
          </table:table-cell>
          <table:table-cell table:number-columns-repeated="17"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20" office:value-type="float" office:value="0" calcext:value-type="float">
            <text:p>0</text:p>
          </table:table-cell>
          <table:table-cell table:number-columns-repeated="14" table:style-name="ce1222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number-columns-repeated="16" table:style-name="ce1215" office:value-type="float" office:value="0" calcext:value-type="float">
            <text:p>0</text:p>
          </table:table-cell>
          <table:table-cell/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Default" table:number-columns-repeated="11"/>
          <table:table-cell table:number-columns-repeated="22"/>
          <table:table-cell table:style-name="ce912" table:number-columns-repeated="16332"/>
        </table:table-row>
        <table:table-row table:style-name="ro1" table:number-rows-repeated="2">
          <table:table-cell table:number-columns-repeated="52"/>
          <table:table-cell table:style-name="ce912" table:number-columns-repeated="16332"/>
        </table:table-row>
        <table:table-row table:style-name="ro1">
          <table:table-cell/>
          <table:table-cell table:number-matrix-columns-spanned="18" table:number-matrix-rows-spanned="18" table:formula="of:=MINVERSE([.B39:.S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912" table:number-columns-repeated="1633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51"/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3" office:value-type="string" calcext:value-type="string">
            <text:p>A0_3</text:p>
          </table:table-cell>
          <table:table-cell table:style-name="ce1232" office:value-type="string" calcext:value-type="string">
            <text:p>A0_6</text:p>
          </table:table-cell>
          <table:table-cell table:style-name="ce1238" office:value-type="string" calcext:value-type="string">
            <text:p>A1_4</text:p>
          </table:table-cell>
          <table:table-cell table:style-name="ce1244" office:value-type="string" calcext:value-type="string">
            <text:p>A1_6</text:p>
          </table:table-cell>
          <table:table-cell table:style-name="ce1248" office:value-type="string" calcext:value-type="string">
            <text:p>A2_5</text:p>
          </table:table-cell>
          <table:table-cell office:value-type="string" calcext:value-type="string">
            <text:p>A2_6</text:p>
          </table:table-cell>
          <table:table-cell table:style-name="ce1255" office:value-type="string" calcext:value-type="string">
            <text:p>A3_5</text:p>
          </table:table-cell>
          <table:table-cell office:value-type="string" calcext:value-type="string">
            <text:p>A0_7</text:p>
          </table:table-cell>
          <table:table-cell table:style-name="ce1261" office:value-type="string" calcext:value-type="string">
            <text:p>A0_8</text:p>
          </table:table-cell>
          <table:table-cell table:style-name="ce1265" office:value-type="string" calcext:value-type="string">
            <text:p>A1_7</text:p>
          </table:table-cell>
          <table:table-cell office:value-type="string" calcext:value-type="string">
            <text:p>A3_6</text:p>
          </table:table-cell>
          <table:table-cell table:style-name="ce1272" office:value-type="string" calcext:value-type="string">
            <text:p>A1_9</text:p>
          </table:table-cell>
          <table:table-cell table:style-name="ce1276" office:value-type="string" calcext:value-type="string">
            <text:p>A2_8</text:p>
          </table:table-cell>
          <table:table-cell office:value-type="string" calcext:value-type="string">
            <text:p>A5_7</text:p>
          </table:table-cell>
          <table:table-cell office:value-type="string" calcext:value-type="string">
            <text:p>A5_9</text:p>
          </table:table-cell>
          <table:table-cell office:value-type="string" calcext:value-type="string">
            <text:p>A7_9</text:p>
          </table:table-cell>
          <table:table-cell office:value-type="string" calcext:value-type="string">
            <text:p>A2_0</text:p>
          </table:table-cell>
          <table:table-cell office:value-type="string" calcext:value-type="string">
            <text:p>A3_1</text:p>
          </table:table-cell>
          <table:table-cell office:value-type="string" calcext:value-type="string">
            <text:p>A5_0</text:p>
          </table:table-cell>
          <table:table-cell office:value-type="string" calcext:value-type="string">
            <text:p>A4_2</text:p>
          </table:table-cell>
          <table:table-cell office:value-type="string" calcext:value-type="string">
            <text:p>A5_1</text:p>
          </table:table-cell>
          <table:table-cell office:value-type="string" calcext:value-type="string">
            <text:p>A6_0</text:p>
          </table:table-cell>
          <table:table-cell office:value-type="string" calcext:value-type="string">
            <text:p>A5_2</text:p>
          </table:table-cell>
          <table:table-cell office:value-type="string" calcext:value-type="string">
            <text:p>A6_1</text:p>
          </table:table-cell>
          <table:table-cell office:value-type="string" calcext:value-type="string">
            <text:p>A6_2</text:p>
          </table:table-cell>
          <table:table-cell office:value-type="string" calcext:value-type="string">
            <text:p>A7_0</text:p>
          </table:table-cell>
          <table:table-cell office:value-type="string" calcext:value-type="string">
            <text:p>A7_4</text:p>
          </table:table-cell>
          <table:table-cell office:value-type="string" calcext:value-type="string">
            <text:p>A8_1</text:p>
          </table:table-cell>
          <table:table-cell office:value-type="string" calcext:value-type="string">
            <text:p>A9_0</text:p>
          </table:table-cell>
          <table:table-cell office:value-type="string" calcext:value-type="string">
            <text:p>A8_6</text:p>
          </table:table-cell>
          <table:table-cell office:value-type="string" calcext:value-type="string">
            <text:p>A9_4</text:p>
          </table:table-cell>
          <table:table-cell office:value-type="string" calcext:value-type="string">
            <text:p>A9_6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4" office:value-type="float" office:value="-1" calcext:value-type="float">
            <text:p>-1</text:p>
          </table:table-cell>
          <table:table-cell table:style-name="ce123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295" office:value-type="float" office:value="1" calcext:value-type="float">
            <text:p>1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-1" calcext:value-type="float">
            <text:p>-1</text:p>
          </table:table-cell>
          <table:table-cell table:style-name="ce1240" office:value-type="float" office:value="-1" calcext:value-type="float">
            <text:p>-1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-1" calcext:value-type="float">
            <text:p>-1</text:p>
          </table:table-cell>
          <table:table-cell table:style-name="ce1298" office:value-type="float" office:value="1" calcext:value-type="float">
            <text:p>1</text:p>
          </table:table-cell>
          <table:table-cell table:style-name="ce1301" office:value-type="float" office:value="1" calcext:value-type="float">
            <text:p>1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1" calcext:value-type="float">
            <text:p>1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-1" calcext:value-type="float">
            <text:p>-1</text:p>
          </table:table-cell>
          <table:table-cell table:style-name="ce1250" office:value-type="float" office:value="-1" calcext:value-type="float">
            <text:p>-1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-1" calcext:value-type="float">
            <text:p>-1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1" calcext:value-type="float">
            <text:p>1</text:p>
          </table:table-cell>
          <table:table-cell table:style-name="ce1307" office:value-type="float" office:value="1" calcext:value-type="float">
            <text:p>1</text:p>
          </table:table-cell>
          <table:table-cell table:style-name="ce1310" office:value-type="float" office:value="1" calcext:value-type="float">
            <text:p>1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1" calcext:value-type="float">
            <text:p>1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-1" calcext:value-type="float">
            <text:p>-1</text:p>
          </table:table-cell>
          <table:table-cell table:style-name="ce1257"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-1" calcext:value-type="float">
            <text:p>-1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1" calcext:value-type="float">
            <text:p>1</text:p>
          </table:table-cell>
          <table:table-cell table:style-name="ce1316" office:value-type="float" office:value="1" calcext:value-type="float">
            <text:p>1</text:p>
          </table:table-cell>
          <table:table-cell table:number-columns-repeated="4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1" calcext:value-type="float">
            <text:p>1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-1" calcext:value-type="float">
            <text:p>-1</text:p>
          </table:table-cell>
          <table:table-cell table:style-name="ce1267" office:value-type="float" office:value="-1" calcext:value-type="float">
            <text:p>-1</text:p>
          </table:table-cell>
          <table:table-cell table:style-name="ce1270" office:value-type="float" office:value="-1" calcext:value-type="float">
            <text:p>-1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-1" calcext:value-type="float">
            <text:p>-1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-1" calcext:value-type="float">
            <text:p>-1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-1" calcext:value-type="float">
            <text:p>-1</text:p>
          </table:table-cell>
          <table:table-cell table:style-name="ce1316" office:value-type="float" office:value="0" calcext:value-type="float">
            <text:p>0</text:p>
          </table:table-cell>
          <table:table-cell table:number-columns-repeated="2" table:style-name="ce1316" office:value-type="float" office:value="1" calcext:value-type="float">
            <text:p>1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1" calcext:value-type="float">
            <text:p>1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1" calcext:value-type="float">
            <text:p>1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1" calcext:value-type="float">
            <text:p>1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1" calcext:value-type="float">
            <text:p>1</text:p>
          </table:table-cell>
          <table:table-cell table:style-name="ce1274" office:value-type="float" office:value="-1" calcext:value-type="float">
            <text:p>-1</text:p>
          </table:table-cell>
          <table:table-cell table:style-name="ce1278" office:value-type="float" office:value="-1" calcext:value-type="float">
            <text:p>-1</text:p>
          </table:table-cell>
          <table:table-cell table:style-name="ce1281" office:value-type="float" office:value="-1" calcext:value-type="float">
            <text:p>-1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-1" calcext:value-type="float">
            <text:p>-1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2" table:style-name="ce1316" office:value-type="float" office:value="-1" calcext:value-type="float">
            <text:p>-1</text:p>
          </table:table-cell>
          <table:table-cell table:style-name="ce1316" office:value-type="float" office:value="0" calcext:value-type="float">
            <text:p>0</text:p>
          </table:table-cell>
          <table:table-cell table:number-columns-repeated="2" table:style-name="ce1316" office:value-type="float" office:value="1" calcext:value-type="float">
            <text:p>1</text:p>
          </table:table-cell>
          <table:table-cell table:style-name="ce1319" office:value-type="float" office:value="1" calcext:value-type="float">
            <text:p>1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1" calcext:value-type="float">
            <text:p>1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7" office:value-type="float" office:value="-1" calcext:value-type="float">
            <text:p>-1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number-columns-repeated="2" table:style-name="ce1316" office:value-type="float" office:value="-1" calcext:value-type="float">
            <text:p>-1</text:p>
          </table:table-cell>
          <table:table-cell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25" office:value-type="float" office:value="1" calcext:value-type="float">
            <text:p>1</text:p>
          </table:table-cell>
          <table:table-cell table:style-name="ce1325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/>
          <table:table-cell table:style-name="Default" table:number-columns-repeated="19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1" calcext:value-type="float">
            <text:p>1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-1" calcext:value-type="float">
            <text:p>-1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4" table:style-name="ce1316" office:value-type="float" office:value="0" calcext:value-type="float">
            <text:p>0</text:p>
          </table:table-cell>
          <table:table-cell table:style-name="ce1316" office:value-type="float" office:value="-1" calcext:value-type="float">
            <text:p>-1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-1" calcext:value-type="float">
            <text:p>-1</text:p>
          </table:table-cell>
          <table:table-cell table:style-name="ce1325" office:value-type="float" office:value="0" calcext:value-type="float">
            <text:p>0</text:p>
          </table:table-cell>
          <table:table-cell table:style-name="ce1325" office:value-type="float" office:value="1" calcext:value-type="float">
            <text:p>1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1" calcext:value-type="float">
            <text:p>1</text:p>
          </table:table-cell>
          <table:table-cell table:style-name="ce1290" office:value-type="float" office:value="1" calcext:value-type="float">
            <text:p>1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-1" calcext:value-type="float">
            <text:p>-1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2" table:style-name="ce1325" office:value-type="float" office:value="-1" calcext:value-type="float">
            <text:p>-1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4" office:value-type="float" office:value="-1" calcext:value-type="float">
            <text:p>-1</text:p>
          </table:table-cell>
          <table:table-cell table:style-name="ce1233" office:value-type="float" office:value="0" calcext:value-type="float">
            <text:p>0</text:p>
          </table:table-cell>
          <table:table-cell table:style-name="ce1239" office:value-type="float" office:value="1" calcext:value-type="float">
            <text:p>1</text:p>
          </table:table-cell>
          <table:table-cell table:style-name="ce1245" office:value-type="float" office:value="1" calcext:value-type="float">
            <text:p>1</text:p>
          </table:table-cell>
          <table:table-cell table:style-name="ce1249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  <table:table-cell table:style-name="ce1266" office:value-type="float" office:value="1" calcext:value-type="float">
            <text:p>1</text:p>
          </table:table-cell>
          <table:table-cell table:style-name="ce1269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277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296" office:value-type="float" office:value="1" calcext:value-type="float">
            <text:p>1</text:p>
          </table:table-cell>
          <table:table-cell table:style-name="ce1299" office:value-type="float" office:value="-1" calcext:value-type="float">
            <text:p>-1</text:p>
          </table:table-cell>
          <table:table-cell table:style-name="ce1302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  <table:table-cell table:style-name="ce1308" office:value-type="float" office:value="-1" calcext:value-type="float">
            <text:p>-1</text:p>
          </table:table-cell>
          <table:table-cell table:style-name="ce1311" office:value-type="float" office:value="0" calcext:value-type="float">
            <text:p>0</text:p>
          </table:table-cell>
          <table:table-cell table:style-name="ce1314" office:value-type="float" office:value="0" calcext:value-type="float">
            <text:p>0</text:p>
          </table:table-cell>
          <table:table-cell table:style-name="ce1317" office:value-type="float" office:value="-1" calcext:value-type="float">
            <text:p>-1</text:p>
          </table:table-cell>
          <table:table-cell table:number-columns-repeated="3" table:style-name="ce1317" office:value-type="float" office:value="0" calcext:value-type="float">
            <text:p>0</text:p>
          </table:table-cell>
          <table:table-cell table:style-name="ce1317" office:value-type="float" office:value="-1" calcext:value-type="float">
            <text:p>-1</text:p>
          </table:table-cell>
          <table:table-cell table:style-name="ce1320" office:value-type="float" office:value="0" calcext:value-type="float">
            <text:p>0</text:p>
          </table:table-cell>
          <table:table-cell table:style-name="ce1323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-1" calcext:value-type="float">
            <text:p>-1</text:p>
          </table:table-cell>
          <table:table-cell table:style-name="ce1240" office:value-type="float" office:value="-1" calcext:value-type="float">
            <text:p>-1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1" calcext:value-type="float">
            <text:p>1</text:p>
          </table:table-cell>
          <table:table-cell table:style-name="ce1253" office:value-type="float" office:value="1" calcext:value-type="float">
            <text:p>1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1" calcext:value-type="float">
            <text:p>1</text:p>
          </table:table-cell>
          <table:table-cell table:style-name="ce1301" office:value-type="float" office:value="1" calcext:value-type="float">
            <text:p>1</text:p>
          </table:table-cell>
          <table:table-cell table:style-name="ce1304" office:value-type="float" office:value="-1" calcext:value-type="float">
            <text:p>-1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-1" calcext:value-type="float">
            <text:p>-1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-1" calcext:value-type="float">
            <text:p>-1</text:p>
          </table:table-cell>
          <table:table-cell table:number-columns-repeated="3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-1" calcext:value-type="float">
            <text:p>-1</text:p>
          </table:table-cell>
          <table:table-cell table:style-name="ce1250" office:value-type="float" office:value="-1" calcext:value-type="float">
            <text:p>-1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1" calcext:value-type="float">
            <text:p>1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1" calcext:value-type="float">
            <text:p>1</text:p>
          </table:table-cell>
          <table:table-cell table:style-name="ce1307" office:value-type="float" office:value="1" calcext:value-type="float">
            <text:p>1</text:p>
          </table:table-cell>
          <table:table-cell table:style-name="ce1310" office:value-type="float" office:value="1" calcext:value-type="float">
            <text:p>1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-1" calcext:value-type="float">
            <text:p>-1</text:p>
          </table:table-cell>
          <table:table-cell table:style-name="ce1257"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1" calcext:value-type="float">
            <text:p>1</text:p>
          </table:table-cell>
          <table:table-cell table:style-name="ce1316" office:value-type="float" office:value="1" calcext:value-type="float">
            <text:p>1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16" office:value-type="float" office:value="-1" calcext:value-type="float">
            <text:p>-1</text:p>
          </table:table-cell>
          <table:table-cell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style-name="ce1325" office:value-type="float" office:value="-1" calcext:value-type="float">
            <text:p>-1</text:p>
          </table:table-cell>
          <table:table-cell table:style-name="ce1329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-1" calcext:value-type="float">
            <text:p>-1</text:p>
          </table:table-cell>
          <table:table-cell table:style-name="ce1267" office:value-type="float" office:value="-1" calcext:value-type="float">
            <text:p>-1</text:p>
          </table:table-cell>
          <table:table-cell table:style-name="ce1270" office:value-type="float" office:value="-1" calcext:value-type="float">
            <text:p>-1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7" office:value-type="float" office:value="1" calcext:value-type="float">
            <text:p>1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style-name="ce1316" office:value-type="float" office:value="0" calcext:value-type="float">
            <text:p>0</text:p>
          </table:table-cell>
          <table:table-cell table:number-columns-repeated="2" table:style-name="ce1316" office:value-type="float" office:value="1" calcext:value-type="float">
            <text:p>1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-1" calcext:value-type="float">
            <text:p>-1</text:p>
          </table:table-cell>
          <table:table-cell table:style-name="ce1278" office:value-type="float" office:value="-1" calcext:value-type="float">
            <text:p>-1</text:p>
          </table:table-cell>
          <table:table-cell table:style-name="ce1281" office:value-type="float" office:value="-1" calcext:value-type="float">
            <text:p>-1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3" table:style-name="ce1316" office:value-type="float" office:value="0" calcext:value-type="float">
            <text:p>0</text:p>
          </table:table-cell>
          <table:table-cell table:number-columns-repeated="2" table:style-name="ce1316" office:value-type="float" office:value="1" calcext:value-type="float">
            <text:p>1</text:p>
          </table:table-cell>
          <table:table-cell table:style-name="ce1319" office:value-type="float" office:value="1" calcext:value-type="float">
            <text:p>1</text:p>
          </table:table-cell>
          <table:table-cell table:style-name="ce1322" office:value-type="float" office:value="-1" calcext:value-type="float">
            <text:p>-1</text:p>
          </table:table-cell>
          <table:table-cell table:style-name="ce1325" office:value-type="float" office:value="0" calcext:value-type="float">
            <text:p>0</text:p>
          </table:table-cell>
          <table:table-cell table:style-name="ce1329" office:value-type="float" office:value="-1" calcext:value-type="float">
            <text:p>-1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-1" calcext:value-type="float">
            <text:p>-1</text:p>
          </table:table-cell>
          <table:table-cell table:style-name="ce1290" office:value-type="float" office:value="1" calcext:value-type="float">
            <text:p>1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25" office:value-type="float" office:value="1" calcext:value-type="float">
            <text:p>1</text:p>
          </table:table-cell>
          <table:table-cell table:style-name="ce1329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5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90" office:value-type="float" office:value="-1" calcext:value-type="float">
            <text:p>-1</text:p>
          </table:table-cell>
          <table:table-cell table:style-name="ce1295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number-columns-repeated="5" table:style-name="ce1316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style-name="ce1329" office:value-type="float" office:value="1" calcext:value-type="float">
            <text:p>1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2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288" office:value-type="float" office:value="0" calcext:value-type="float">
            <text:p>0</text:p>
          </table:table-cell>
          <table:table-cell table:style-name="ce1291" office:value-type="float" office:value="0" calcext:value-type="float">
            <text:p>0</text:p>
          </table:table-cell>
          <table:table-cell table:style-name="ce1297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312" office:value-type="float" office:value="0" calcext:value-type="float">
            <text:p>0</text:p>
          </table:table-cell>
          <table:table-cell table:style-name="ce1315" office:value-type="float" office:value="0" calcext:value-type="float">
            <text:p>0</text:p>
          </table:table-cell>
          <table:table-cell table:number-columns-repeated="5" table:style-name="ce1318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912" table:number-columns-repeated="16332"/>
        </table:table-row>
        <table:table-row table:style-name="ro1" table:number-rows-repeated="2">
          <table:table-cell table:number-columns-repeated="52"/>
          <table:table-cell table:style-name="ce912" table:number-columns-repeated="16332"/>
        </table:table-row>
        <table:table-row table:style-name="ro1">
          <table:table-cell table:number-columns-repeated="5"/>
          <table:table-cell table:style-name="ce1212" office:value-type="float" office:value="0" calcext:value-type="float">
            <text:p>0</text:p>
          </table:table-cell>
          <table:table-cell table:style-name="ce1212" office:value-type="float" office:value="1" calcext:value-type="float">
            <text:p>1</text:p>
          </table:table-cell>
          <table:table-cell table:style-name="ce1212" office:value-type="float" office:value="2" calcext:value-type="float">
            <text:p>2</text:p>
          </table:table-cell>
          <table:table-cell table:style-name="ce1212" office:value-type="float" office:value="3" calcext:value-type="float">
            <text:p>3</text:p>
          </table:table-cell>
          <table:table-cell table:style-name="ce1212" office:value-type="float" office:value="4" calcext:value-type="float">
            <text:p>4</text:p>
          </table:table-cell>
          <table:table-cell table:style-name="ce1212" office:value-type="float" office:value="5" calcext:value-type="float">
            <text:p>5</text:p>
          </table:table-cell>
          <table:table-cell table:style-name="ce1212" office:value-type="float" office:value="6" calcext:value-type="float">
            <text:p>6</text:p>
          </table:table-cell>
          <table:table-cell table:style-name="ce1212" office:value-type="float" office:value="7" calcext:value-type="float">
            <text:p>7</text:p>
          </table:table-cell>
          <table:table-cell table:style-name="ce1212" office:value-type="float" office:value="8" calcext:value-type="float">
            <text:p>8</text:p>
          </table:table-cell>
          <table:table-cell table:style-name="ce1212" office:value-type="float" office:value="9" calcext:value-type="float">
            <text:p>9</text:p>
          </table:table-cell>
          <table:table-cell table:number-columns-repeated="4"/>
          <table:table-cell table:style-name="ce1210" office:value-type="string" calcext:value-type="string">
            <text:p>d+_1</text:p>
          </table:table-cell>
          <table:table-cell table:style-name="ce1227" table:number-matrix-columns-spanned="32" table:number-matrix-rows-spanned="18" table:formula="of:=-MMULT([.B60:.S77];[.U81:.AZ98])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8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92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style-name="ce1210" office:value-type="string" calcext:value-type="string">
            <text:p>d+_2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210" office:value-type="string" calcext:value-type="string">
            <text:p>d+_3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1210" office:value-type="string" calcext:value-type="string">
            <text:p>d+_4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1210" office:value-type="string" calcext:value-type="string">
            <text:p>d+_5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1210" office:value-type="string" calcext:value-type="string">
            <text:p>d+_6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210" office:value-type="string" calcext:value-type="string">
            <text:p>d+_7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210" office:value-type="string" calcext:value-type="string">
            <text:p>d+_8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93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211" office:value-type="string" calcext:value-type="string">
            <text:p>d+_9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30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1" calcext:value-type="float">
            <text:p>1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1" calcext:value-type="float">
            <text:p>1</text:p>
          </table:table-cell>
          <table:table-cell table:style-name="ce1294" office:value-type="float" office:value="1" calcext:value-type="float">
            <text:p>1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table:style-name="ce1210" office:value-type="string" calcext:value-type="string">
            <text:p>d-l_1</text:p>
          </table:table-cell>
          <table:table-cell table:style-name="ce1228" office:value-type="float" office:value="1" calcext:value-type="float">
            <text:p>1</text:p>
          </table:table-cell>
          <table:table-cell table:style-name="ce1236" office:value-type="float" office:value="1" calcext:value-type="float">
            <text:p>1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1" calcext:value-type="float">
            <text:p>1</text:p>
          </table:table-cell>
          <table:table-cell table:style-name="ce1236" office:value-type="float" office:value="1" calcext:value-type="float">
            <text:p>1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36" office:value-type="float" office:value="-0" calcext:value-type="float">
            <text:p>0</text:p>
          </table:table-cell>
          <table:table-cell table:style-name="ce1292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4"/>
          <table:table-cell table:style-name="ce121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/>
          <table:table-cell table:style-name="ce1210" office:value-type="string" calcext:value-type="string">
            <text:p>d-l_2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3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4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5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6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27" office:value-type="float" office:value="1" calcext:value-type="float">
            <text:p>1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7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1" calcext:value-type="float">
            <text:p>1</text:p>
          </table:table-cell>
          <table:table-cell table:style-name="ce1293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1227" office:value-type="float" office:value="-1" calcext:value-type="float">
            <text:p>-1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0" office:value-type="string" calcext:value-type="string">
            <text:p>d-l_8</text:p>
          </table:table-cell>
          <table:table-cell table:style-name="ce1229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93" office:value-type="float" office:value="1" calcext:value-type="float">
            <text:p>1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1" calcext:value-type="float">
            <text:p>-1</text:p>
          </table:table-cell>
          <table:table-cell table:style-name="ce912" table:number-columns-repeated="16332"/>
        </table:table-row>
        <table:table-row table:style-name="ro1">
          <table:table-cell table:number-columns-repeated="19"/>
          <table:table-cell table:style-name="ce1211" office:value-type="string" calcext:value-type="string">
            <text:p>d-l_9</text:p>
          </table:table-cell>
          <table:table-cell table:style-name="ce1230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37" office:value-type="float" office:value="-0" calcext:value-type="float">
            <text:p>0</text:p>
          </table:table-cell>
          <table:table-cell table:style-name="ce1294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1227" office:value-type="float" office:value="-0" calcext:value-type="float">
            <text:p>0</text:p>
          </table:table-cell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Default" table:number-columns-repeated="17"/>
          <table:table-cell table:style-name="ce893" table:number-columns-repeated="15"/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Default" table:number-columns-repeated="32"/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ce1231"/>
          <table:table-cell table:style-name="Default" table:number-columns-repeated="31"/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Default" table:number-columns-repeated="32"/>
          <table:table-cell table:style-name="ce912" table:number-columns-repeated="16332"/>
        </table:table-row>
        <table:table-row table:style-name="ro1" table:number-rows-repeated="17">
          <table:table-cell table:number-columns-repeated="20"/>
          <table:table-cell table:style-name="Default" table:number-columns-repeated="2"/>
          <table:table-cell table:number-columns-repeated="30"/>
          <table:table-cell table:style-name="ce912" table:number-columns-repeated="16332"/>
        </table:table-row>
        <table:table-row table:style-name="ro1">
          <table:table-cell table:number-columns-repeated="20"/>
          <table:table-cell table:style-name="Default"/>
          <table:table-cell table:number-columns-repeated="31"/>
          <table:table-cell table:style-name="ce912" table:number-columns-repeated="16332"/>
        </table:table-row>
        <table:table-row table:style-name="ro1" table:number-rows-repeated="1048435">
          <table:table-cell table:number-columns-repeated="52"/>
          <table:table-cell table:style-name="ce912" table:number-columns-repeated="16332"/>
        </table:table-row>
        <table:table-row table:style-name="ro1">
          <table:table-cell table:number-columns-repeated="52"/>
          <table:table-cell table:style-name="ce912" table:number-columns-repeated="16332"/>
        </table:table-row>
        <calcext:conditional-formats>
          <calcext:conditional-format calcext:target-range-address="Sheet8.T4:Sheet8.W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X4:Sheet8.AA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B4:Sheet8.AD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T38:Sheet8.W3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X38:Sheet8.AA3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B38:Sheet8.AD3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B39:Sheet8.AY5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B5:Sheet8.AY2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B23:Sheet8.AY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U80:Sheet8.U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V80:Sheet8.V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W80:Sheet8.W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X80:Sheet8.X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X80:Sheet8.X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Y80:Sheet8.Y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Z81:Sheet8.Z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A80:Sheet8.AA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C80:Sheet8.AC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D80:Sheet8.AD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E81:Sheet8.AE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F80:Sheet8.AF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G80:Sheet8.AG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H81:Sheet8.AH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I81:Sheet8.AI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J81:Sheet8.AJ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K81:Sheet8.AK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L81:Sheet8.AL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M81:Sheet8.AM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N81:Sheet8.AN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O81:Sheet8.AO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P81:Sheet8.AP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R81:Sheet8.AV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Q81:Sheet8.AQ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W81:Sheet8.AW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Y81:Sheet8.AZ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AX81:Sheet8.AX9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heet8.U101:Sheet8.AZ11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9" table:style-name="ta1">
        <table:table-column table:style-name="co5" table:default-cell-style-name="ce1331"/>
        <table:table-column table:style-name="co30" table:number-columns-repeated="8" table:default-cell-style-name="ce1331"/>
        <table:table-column table:style-name="co31" table:number-columns-repeated="36" table:default-cell-style-name="ce1331"/>
        <table:table-column table:style-name="co32" table:default-cell-style-name="ce1331"/>
        <table:table-column table:style-name="co31" table:number-columns-repeated="12" table:default-cell-style-name="ce1331"/>
        <table:table-row table:style-name="ro1" table:number-rows-repeated="2">
          <table:table-cell table:number-columns-repeated="58"/>
        </table:table-row>
        <table:table-row table:style-name="ro1">
          <table:table-cell table:number-columns-repeated="15"/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 table:style-name="ce1332" office:value-type="float" office:value="4" calcext:value-type="float">
            <text:p>4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style-name="ce1332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17" calcext:value-type="float">
            <text:p>17</text:p>
          </table:table-cell>
          <table:table-cell table:style-name="ce1332" office:value-type="float" office:value="201" calcext:value-type="float">
            <text:p>201</text:p>
          </table:table-cell>
          <table:table-cell table:style-name="ce1332" office:value-type="float" office:value="209" calcext:value-type="float">
            <text:p>209</text:p>
          </table:table-cell>
          <table:table-cell table:style-name="ce1332" office:value-type="float" office:value="210" calcext:value-type="float">
            <text:p>210</text:p>
          </table:table-cell>
          <table:table-cell table:style-name="ce1332" office:value-type="float" office:value="215" calcext:value-type="float">
            <text:p>215</text:p>
          </table:table-cell>
          <table:table-cell table:style-name="ce1332" office:value-type="float" office:value="225" calcext:value-type="float">
            <text:p>225</text:p>
          </table:table-cell>
          <table:table-cell table:number-columns-repeated="5"/>
          <table:table-cell table:style-name="ce1332" office:value-type="float" office:value="0" calcext:value-type="float">
            <text:p>0</text:p>
          </table:table-cell>
          <table:table-cell/>
          <table:table-cell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1" calcext:value-type="float">
            <text:p>1</text:p>
          </table:table-cell>
          <table:table-cell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5" calcext:value-type="float">
            <text:p>15</text:p>
          </table:table-cell>
          <table:table-cell table:style-name="ce1332" office:value-type="float" office:value="200" calcext:value-type="float">
            <text:p>200</text:p>
          </table:table-cell>
          <table:table-cell table:style-name="ce1332" office:value-type="float" office:value="202" calcext:value-type="float">
            <text:p>202</text:p>
          </table:table-cell>
          <table:table-cell table:style-name="ce1332" office:value-type="float" office:value="204" calcext:value-type="float">
            <text:p>204</text:p>
          </table:table-cell>
          <table:table-cell table:style-name="ce1332" office:value-type="float" office:value="206" calcext:value-type="float">
            <text:p>206</text:p>
          </table:table-cell>
          <table:table-cell table:style-name="ce1332" office:value-type="float" office:value="208" calcext:value-type="float">
            <text:p>208</text:p>
          </table:table-cell>
          <table:table-cell table:number-columns-repeated="5"/>
          <table:table-cell table:number-columns-repeated="2" table:style-name="ce1332" office:value-type="float" office:value="1" calcext:value-type="float">
            <text:p>1</text:p>
          </table:table-cell>
          <table:table-cell/>
          <table:table-cell table:number-columns-repeated="4" table:style-name="ce1332" office:value-type="float" office:value="1" calcext:value-type="float">
            <text:p>1</text:p>
          </table:table-cell>
          <table:table-cell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17" calcext:value-type="float">
            <text:p>17</text:p>
          </table:table-cell>
          <table:table-cell table:style-name="ce1332" office:value-type="float" office:value="15" calcext:value-type="float">
            <text:p>15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style-name="ce1332" office:value-type="float" office:value="10" calcext:value-type="float">
            <text:p>10</text:p>
          </table:table-cell>
          <table:table-cell table:style-name="ce1332" office:value-type="float" office:value="18" calcext:value-type="float">
            <text:p>18</text:p>
          </table:table-cell>
          <table:table-cell table:style-name="ce1332" office:value-type="float" office:value="207" calcext:value-type="float">
            <text:p>207</text:p>
          </table:table-cell>
          <table:table-cell table:number-columns-repeated="5"/>
          <table:table-cell table:number-columns-repeated="3" table:style-name="ce1332" office:value-type="float" office:value="2" calcext:value-type="float">
            <text:p>2</text:p>
          </table:table-cell>
          <table:table-cell/>
          <table:table-cell table:number-columns-repeated="2"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201" calcext:value-type="float">
            <text:p>201</text:p>
          </table:table-cell>
          <table:table-cell table:style-name="ce1332" office:value-type="float" office:value="200" calcext:value-type="float">
            <text:p>200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4" calcext:value-type="float">
            <text:p>4</text:p>
          </table:table-cell>
          <table:table-cell table:style-name="ce1332" office:value-type="float" office:value="8" calcext:value-type="float">
            <text:p>8</text:p>
          </table:table-cell>
          <table:table-cell table:style-name="ce1332" office:value-type="float" office:value="16" calcext:value-type="float">
            <text:p>16</text:p>
          </table:table-cell>
          <table:table-cell table:style-name="ce1332" office:value-type="float" office:value="203" calcext:value-type="float">
            <text:p>203</text:p>
          </table:table-cell>
          <table:table-cell table:number-columns-repeated="5"/>
          <table:table-cell table:style-name="ce1332" office:value-type="float" office:value="3" calcext:value-type="float">
            <text:p>3</text:p>
          </table:table-cell>
          <table:table-cell table:number-columns-repeated="2"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/>
          <table:table-cell table:number-columns-repeated="2" table:style-name="ce1332" office:value-type="float" office:value="3" calcext:value-type="float">
            <text:p>3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209" calcext:value-type="float">
            <text:p>209</text:p>
          </table:table-cell>
          <table:table-cell table:style-name="ce1332" office:value-type="float" office:value="202" calcext:value-type="float">
            <text:p>202</text:p>
          </table:table-cell>
          <table:table-cell table:style-name="ce1332" office:value-type="float" office:value="6" calcext:value-type="float">
            <text:p>6</text:p>
          </table:table-cell>
          <table:table-cell table:style-name="ce1332" office:value-type="float" office:value="4" calcext:value-type="float">
            <text:p>4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2" calcext:value-type="float">
            <text:p>2</text:p>
          </table:table-cell>
          <table:table-cell table:style-name="ce1332" office:value-type="float" office:value="14" calcext:value-type="float">
            <text:p>14</text:p>
          </table:table-cell>
          <table:table-cell table:style-name="ce1332" office:value-type="float" office:value="199" calcext:value-type="float">
            <text:p>199</text:p>
          </table:table-cell>
          <table:table-cell table:number-columns-repeated="5"/>
          <table:table-cell table:style-name="ce1332" office:value-type="float" office:value="4" calcext:value-type="float">
            <text:p>4</text:p>
          </table:table-cell>
          <table:table-cell table:number-columns-repeated="2" table:style-name="ce1332" office:value-type="float" office:value="2" calcext:value-type="float">
            <text:p>2</text:p>
          </table:table-cell>
          <table:table-cell table:style-name="ce1332" office:value-type="float" office:value="3" calcext:value-type="float">
            <text:p>3</text:p>
          </table:table-cell>
          <table:table-cell table:style-name="ce1332" office:value-type="float" office:value="4" calcext:value-type="float">
            <text:p>4</text:p>
          </table:table-cell>
          <table:table-cell/>
          <table:table-cell table:style-name="ce1332" office:value-type="float" office:value="4" calcext:value-type="float">
            <text:p>4</text:p>
          </table:table-cell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210" calcext:value-type="float">
            <text:p>210</text:p>
          </table:table-cell>
          <table:table-cell table:style-name="ce1332" office:value-type="float" office:value="204" calcext:value-type="float">
            <text:p>204</text:p>
          </table:table-cell>
          <table:table-cell table:style-name="ce1332" office:value-type="float" office:value="10" calcext:value-type="float">
            <text:p>10</text:p>
          </table:table-cell>
          <table:table-cell table:style-name="ce1332" office:value-type="float" office:value="8" calcext:value-type="float">
            <text:p>8</text:p>
          </table:table-cell>
          <table:table-cell table:style-name="ce1332" office:value-type="float" office:value="2" calcext:value-type="float">
            <text:p>2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2" calcext:value-type="float">
            <text:p>12</text:p>
          </table:table-cell>
          <table:table-cell table:style-name="ce1332" office:value-type="float" office:value="180" calcext:value-type="float">
            <text:p>180</text:p>
          </table:table-cell>
          <table:table-cell table:number-columns-repeated="5"/>
          <table:table-cell table:style-name="ce1332" office:value-type="float" office:value="5" calcext:value-type="float">
            <text:p>5</text:p>
          </table:table-cell>
          <table:table-cell table:number-columns-repeated="2" table:style-name="ce1332" office:value-type="float" office:value="2" calcext:value-type="float">
            <text:p>2</text:p>
          </table:table-cell>
          <table:table-cell table:number-columns-repeated="2" table:style-name="ce1332" office:value-type="float" office:value="4" calcext:value-type="float">
            <text:p>4</text:p>
          </table:table-cell>
          <table:table-cell table:style-name="ce1332" office:value-type="float" office:value="5" calcext:value-type="float">
            <text:p>5</text:p>
          </table:table-cell>
          <table:table-cell/>
          <table:table-cell table:style-name="ce1332" office:value-type="float" office:value="5" calcext:value-type="float">
            <text:p>5</text:p>
          </table:table-cell>
          <table:table-cell table:style-name="ce1332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215" calcext:value-type="float">
            <text:p>215</text:p>
          </table:table-cell>
          <table:table-cell table:style-name="ce1332" office:value-type="float" office:value="206" calcext:value-type="float">
            <text:p>206</text:p>
          </table:table-cell>
          <table:table-cell table:style-name="ce1332" office:value-type="float" office:value="18" calcext:value-type="float">
            <text:p>18</text:p>
          </table:table-cell>
          <table:table-cell table:style-name="ce1332" office:value-type="float" office:value="16" calcext:value-type="float">
            <text:p>16</text:p>
          </table:table-cell>
          <table:table-cell table:style-name="ce1332" office:value-type="float" office:value="14" calcext:value-type="float">
            <text:p>14</text:p>
          </table:table-cell>
          <table:table-cell table:style-name="ce1332" office:value-type="float" office:value="12" calcext:value-type="float">
            <text:p>12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70" calcext:value-type="float">
            <text:p>170</text:p>
          </table:table-cell>
          <table:table-cell table:number-columns-repeated="5"/>
          <table:table-cell table:style-name="ce1332" office:value-type="float" office:value="6" calcext:value-type="float">
            <text:p>6</text:p>
          </table:table-cell>
          <table:table-cell table:number-columns-repeated="2" table:style-name="ce1332" office:value-type="float" office:value="3" calcext:value-type="float">
            <text:p>3</text:p>
          </table:table-cell>
          <table:table-cell table:number-columns-repeated="4" table:style-name="ce1332" office:value-type="float" office:value="6" calcext:value-type="float">
            <text:p>6</text:p>
          </table:table-cell>
          <table:table-cell/>
          <table:table-cell table:style-name="ce1332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1332" office:value-type="float" office:value="225" calcext:value-type="float">
            <text:p>225</text:p>
          </table:table-cell>
          <table:table-cell table:style-name="ce1332" office:value-type="float" office:value="208" calcext:value-type="float">
            <text:p>208</text:p>
          </table:table-cell>
          <table:table-cell table:style-name="ce1332" office:value-type="float" office:value="207" calcext:value-type="float">
            <text:p>207</text:p>
          </table:table-cell>
          <table:table-cell table:style-name="ce1332" office:value-type="float" office:value="203" calcext:value-type="float">
            <text:p>203</text:p>
          </table:table-cell>
          <table:table-cell table:style-name="ce1332" office:value-type="float" office:value="199" calcext:value-type="float">
            <text:p>199</text:p>
          </table:table-cell>
          <table:table-cell table:style-name="ce1332" office:value-type="float" office:value="180" calcext:value-type="float">
            <text:p>180</text:p>
          </table:table-cell>
          <table:table-cell table:style-name="ce1332" office:value-type="float" office:value="170" calcext:value-type="float">
            <text:p>17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5"/>
          <table:table-cell table:style-name="ce1332" office:value-type="float" office:value="7" calcext:value-type="float">
            <text:p>7</text:p>
          </table:table-cell>
          <table:table-cell table:number-columns-repeated="2" table:style-name="ce1332" office:value-type="float" office:value="4" calcext:value-type="float">
            <text:p>4</text:p>
          </table:table-cell>
          <table:table-cell table:number-columns-repeated="5" table:style-name="ce1332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4">
          <table:table-cell table:number-columns-repeated="2"/>
          <table:table-cell table:style-name="ce1332" office:value-type="string" calcext:value-type="string">
            <text:p>A0_1</text:p>
          </table:table-cell>
          <table:table-cell table:style-name="ce1332" office:value-type="string" calcext:value-type="string">
            <text:p>A0_2</text:p>
          </table:table-cell>
          <table:table-cell table:style-name="ce1332" office:value-type="string" calcext:value-type="string">
            <text:p>A0_3</text:p>
          </table:table-cell>
          <table:table-cell table:style-name="ce1332" office:value-type="string" calcext:value-type="string">
            <text:p>A0_4</text:p>
          </table:table-cell>
          <table:table-cell table:style-name="ce1332" office:value-type="string" calcext:value-type="string">
            <text:p>A0_5</text:p>
          </table:table-cell>
          <table:table-cell table:style-name="ce1332" office:value-type="string" calcext:value-type="string">
            <text:p>A0_6</text:p>
          </table:table-cell>
          <table:table-cell table:style-name="ce1332" office:value-type="string" calcext:value-type="string">
            <text:p>A0_7</text:p>
          </table:table-cell>
          <table:table-cell table:style-name="ce1332" office:value-type="string" calcext:value-type="string">
            <text:p>A1_2</text:p>
          </table:table-cell>
          <table:table-cell table:style-name="ce1332" office:value-type="string" calcext:value-type="string">
            <text:p>A1_3</text:p>
          </table:table-cell>
          <table:table-cell table:style-name="ce1332" office:value-type="string" calcext:value-type="string">
            <text:p>A1_4</text:p>
          </table:table-cell>
          <table:table-cell table:style-name="ce1332" office:value-type="string" calcext:value-type="string">
            <text:p>A1_5</text:p>
          </table:table-cell>
          <table:table-cell table:style-name="ce1332" office:value-type="string" calcext:value-type="string">
            <text:p>A1_6</text:p>
          </table:table-cell>
          <table:table-cell table:style-name="ce1332" office:value-type="string" calcext:value-type="string">
            <text:p>A1_7</text:p>
          </table:table-cell>
          <table:table-cell table:style-name="ce1332" office:value-type="string" calcext:value-type="string">
            <text:p>A2_3</text:p>
          </table:table-cell>
          <table:table-cell table:style-name="ce1332" office:value-type="string" calcext:value-type="string">
            <text:p>A2_4</text:p>
          </table:table-cell>
          <table:table-cell table:style-name="ce1332" office:value-type="string" calcext:value-type="string">
            <text:p>A2_5</text:p>
          </table:table-cell>
          <table:table-cell table:style-name="ce1332" office:value-type="string" calcext:value-type="string">
            <text:p>A2_6</text:p>
          </table:table-cell>
          <table:table-cell table:style-name="ce1332" office:value-type="string" calcext:value-type="string">
            <text:p>A2_7</text:p>
          </table:table-cell>
          <table:table-cell table:style-name="ce1332" office:value-type="string" calcext:value-type="string">
            <text:p>A3_4</text:p>
          </table:table-cell>
          <table:table-cell table:style-name="ce1332" office:value-type="string" calcext:value-type="string">
            <text:p>A3_5</text:p>
          </table:table-cell>
          <table:table-cell table:style-name="ce1332" office:value-type="string" calcext:value-type="string">
            <text:p>A3_6</text:p>
          </table:table-cell>
          <table:table-cell table:style-name="ce1332" office:value-type="string" calcext:value-type="string">
            <text:p>A3_7</text:p>
          </table:table-cell>
          <table:table-cell table:style-name="ce1332" office:value-type="string" calcext:value-type="string">
            <text:p>A4_5</text:p>
          </table:table-cell>
          <table:table-cell table:style-name="ce1332" office:value-type="string" calcext:value-type="string">
            <text:p>A4_6</text:p>
          </table:table-cell>
          <table:table-cell table:style-name="ce1332" office:value-type="string" calcext:value-type="string">
            <text:p>A4_7</text:p>
          </table:table-cell>
          <table:table-cell table:style-name="ce1332" office:value-type="string" calcext:value-type="string">
            <text:p>A5_6</text:p>
          </table:table-cell>
          <table:table-cell table:style-name="ce1332" office:value-type="string" calcext:value-type="string">
            <text:p>A5_7</text:p>
          </table:table-cell>
          <table:table-cell table:style-name="ce1332" office:value-type="string" calcext:value-type="string">
            <text:p>A6_7</text:p>
          </table:table-cell>
          <table:table-cell table:style-name="ce1332" office:value-type="string" calcext:value-type="string">
            <text:p>A1_0</text:p>
          </table:table-cell>
          <table:table-cell table:style-name="ce1332" office:value-type="string" calcext:value-type="string">
            <text:p>A2_0</text:p>
          </table:table-cell>
          <table:table-cell table:style-name="ce1332" office:value-type="string" calcext:value-type="string">
            <text:p>A2_1</text:p>
          </table:table-cell>
          <table:table-cell table:style-name="ce1332" office:value-type="string" calcext:value-type="string">
            <text:p>A3_0</text:p>
          </table:table-cell>
          <table:table-cell table:style-name="ce1332" office:value-type="string" calcext:value-type="string">
            <text:p>A3_1</text:p>
          </table:table-cell>
          <table:table-cell table:style-name="ce1332" office:value-type="string" calcext:value-type="string">
            <text:p>A3_2</text:p>
          </table:table-cell>
          <table:table-cell table:style-name="ce1332" office:value-type="string" calcext:value-type="string">
            <text:p>A4_0</text:p>
          </table:table-cell>
          <table:table-cell table:style-name="ce1332" office:value-type="string" calcext:value-type="string">
            <text:p>A4_1</text:p>
          </table:table-cell>
          <table:table-cell table:style-name="ce1332" office:value-type="string" calcext:value-type="string">
            <text:p>A4_2</text:p>
          </table:table-cell>
          <table:table-cell table:style-name="ce1332" office:value-type="string" calcext:value-type="string">
            <text:p>A4_3</text:p>
          </table:table-cell>
          <table:table-cell table:style-name="ce1332" office:value-type="string" calcext:value-type="string">
            <text:p>A5_0</text:p>
          </table:table-cell>
          <table:table-cell table:style-name="ce1332" office:value-type="string" calcext:value-type="string">
            <text:p>A5_1</text:p>
          </table:table-cell>
          <table:table-cell table:style-name="ce1332" office:value-type="string" calcext:value-type="string">
            <text:p>A5_2</text:p>
          </table:table-cell>
          <table:table-cell table:style-name="ce1332" office:value-type="string" calcext:value-type="string">
            <text:p>A5_3</text:p>
          </table:table-cell>
          <table:table-cell table:style-name="ce1332" office:value-type="string" calcext:value-type="string">
            <text:p>A5_4</text:p>
          </table:table-cell>
          <table:table-cell table:style-name="ce1332" office:value-type="string" calcext:value-type="string">
            <text:p>A6_0</text:p>
          </table:table-cell>
          <table:table-cell table:style-name="ce1332" office:value-type="string" calcext:value-type="string">
            <text:p>A6_1</text:p>
          </table:table-cell>
          <table:table-cell table:style-name="ce1332" office:value-type="string" calcext:value-type="string">
            <text:p>A6_2</text:p>
          </table:table-cell>
          <table:table-cell table:style-name="ce1332" office:value-type="string" calcext:value-type="string">
            <text:p>A6_3</text:p>
          </table:table-cell>
          <table:table-cell table:style-name="ce1332" office:value-type="string" calcext:value-type="string">
            <text:p>A6_4</text:p>
          </table:table-cell>
          <table:table-cell table:style-name="ce1332" office:value-type="string" calcext:value-type="string">
            <text:p>A6_5</text:p>
          </table:table-cell>
          <table:table-cell table:style-name="ce1332" office:value-type="string" calcext:value-type="string">
            <text:p>A7_0</text:p>
          </table:table-cell>
          <table:table-cell table:style-name="ce1332" office:value-type="string" calcext:value-type="string">
            <text:p>A7_1</text:p>
          </table:table-cell>
          <table:table-cell table:style-name="ce1332" office:value-type="string" calcext:value-type="string">
            <text:p>A7_2</text:p>
          </table:table-cell>
          <table:table-cell table:style-name="ce1332" office:value-type="string" calcext:value-type="string">
            <text:p>A7_3</text:p>
          </table:table-cell>
          <table:table-cell table:style-name="ce1332" office:value-type="string" calcext:value-type="string">
            <text:p>A7_4</text:p>
          </table:table-cell>
          <table:table-cell table:style-name="ce1332" office:value-type="string" calcext:value-type="string">
            <text:p>A7_5</text:p>
          </table:table-cell>
          <table:table-cell table:style-name="ce1332" office:value-type="string" calcext:value-type="string">
            <text:p>A7_6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5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45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2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6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6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3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1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4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5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2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style-name="ce1332" office:value-type="string" calcext:value-type="string">
            <text:p>W</text:p>
          </table:table-cell>
          <table:table-cell table:number-columns-repeated="6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6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1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7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21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6" table:style-name="ce1332" office:value-type="float" office:value="1" calcext:value-type="float">
            <text:p>1</text:p>
          </table:table-cell>
          <table:table-cell table:number-columns-repeated="21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2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3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4</text:p>
          </table:table-cell>
          <table:table-cell table:number-columns-repeated="23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5</text:p>
          </table:table-cell>
          <table:table-cell table:number-columns-repeated="1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6</text:p>
          </table:table-cell>
          <table:table-cell table:number-columns-repeated="17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8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1" calcext:value-type="float">
            <text:p>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7</text:p>
          </table:table-cell>
          <table:table-cell table:number-columns-repeated="51" table:style-name="ce1332" office:value-type="float" office:value="0" calcext:value-type="float">
            <text:p>0</text:p>
          </table:table-cell>
          <table:table-cell table:number-columns-repeated="5" table:style-name="ce1332" office:value-type="float" office:value="1" calcext:value-type="float">
            <text:p>1</text:p>
          </table:table-cell>
        </table:table-row>
        <table:table-row table:style-name="ro1">
          <table:table-cell table:number-columns-repeated="58"/>
        </table:table-row>
        <table:table-row table:style-name="ro4">
          <table:table-cell table:number-columns-repeated="2"/>
          <table:table-cell table:style-name="ce1332" office:value-type="string" calcext:value-type="string">
            <text:p>A0_1</text:p>
          </table:table-cell>
          <table:table-cell table:style-name="ce1332" office:value-type="string" calcext:value-type="string">
            <text:p>A0_2</text:p>
          </table:table-cell>
          <table:table-cell table:style-name="ce1332" office:value-type="string" calcext:value-type="string">
            <text:p>A0_3</text:p>
          </table:table-cell>
          <table:table-cell table:style-name="ce1332" office:value-type="string" calcext:value-type="string">
            <text:p>A0_4</text:p>
          </table:table-cell>
          <table:table-cell table:style-name="ce1332" office:value-type="string" calcext:value-type="string">
            <text:p>A0_5</text:p>
          </table:table-cell>
          <table:table-cell table:style-name="ce1332" office:value-type="string" calcext:value-type="string">
            <text:p>A0_6</text:p>
          </table:table-cell>
          <table:table-cell table:style-name="ce1332" office:value-type="string" calcext:value-type="string">
            <text:p>A0_7</text:p>
          </table:table-cell>
          <table:table-cell table:style-name="ce1332" office:value-type="string" calcext:value-type="string">
            <text:p>A1_2</text:p>
          </table:table-cell>
          <table:table-cell table:style-name="ce1332" office:value-type="string" calcext:value-type="string">
            <text:p>A1_3</text:p>
          </table:table-cell>
          <table:table-cell table:style-name="ce1332" office:value-type="string" calcext:value-type="string">
            <text:p>A1_4</text:p>
          </table:table-cell>
          <table:table-cell table:style-name="ce1332" office:value-type="string" calcext:value-type="string">
            <text:p>A1_5</text:p>
          </table:table-cell>
          <table:table-cell table:style-name="ce1332" office:value-type="string" calcext:value-type="string">
            <text:p>A1_6</text:p>
          </table:table-cell>
          <table:table-cell table:style-name="ce1332" office:value-type="string" calcext:value-type="string">
            <text:p>A1_7</text:p>
          </table:table-cell>
          <table:table-cell table:style-name="ce1332" office:value-type="string" calcext:value-type="string">
            <text:p>A2_3</text:p>
          </table:table-cell>
          <table:table-cell table:style-name="ce1332" office:value-type="string" calcext:value-type="string">
            <text:p>A2_4</text:p>
          </table:table-cell>
          <table:table-cell table:style-name="ce1332" office:value-type="string" calcext:value-type="string">
            <text:p>A2_5</text:p>
          </table:table-cell>
          <table:table-cell table:style-name="ce1332" office:value-type="string" calcext:value-type="string">
            <text:p>A2_6</text:p>
          </table:table-cell>
          <table:table-cell table:style-name="ce1332" office:value-type="string" calcext:value-type="string">
            <text:p>A2_7</text:p>
          </table:table-cell>
          <table:table-cell table:style-name="ce1332" office:value-type="string" calcext:value-type="string">
            <text:p>A3_4</text:p>
          </table:table-cell>
          <table:table-cell table:style-name="ce1332" office:value-type="string" calcext:value-type="string">
            <text:p>A3_5</text:p>
          </table:table-cell>
          <table:table-cell table:style-name="ce1332" office:value-type="string" calcext:value-type="string">
            <text:p>A3_6</text:p>
          </table:table-cell>
          <table:table-cell table:style-name="ce1332" office:value-type="string" calcext:value-type="string">
            <text:p>A3_7</text:p>
          </table:table-cell>
          <table:table-cell table:style-name="ce1332" office:value-type="string" calcext:value-type="string">
            <text:p>A4_5</text:p>
          </table:table-cell>
          <table:table-cell table:style-name="ce1332" office:value-type="string" calcext:value-type="string">
            <text:p>A4_6</text:p>
          </table:table-cell>
          <table:table-cell table:style-name="ce1332" office:value-type="string" calcext:value-type="string">
            <text:p>A4_7</text:p>
          </table:table-cell>
          <table:table-cell table:style-name="ce1332" office:value-type="string" calcext:value-type="string">
            <text:p>A5_6</text:p>
          </table:table-cell>
          <table:table-cell table:style-name="ce1332" office:value-type="string" calcext:value-type="string">
            <text:p>A5_7</text:p>
          </table:table-cell>
          <table:table-cell table:style-name="ce1332" office:value-type="string" calcext:value-type="string">
            <text:p>A6_7</text:p>
          </table:table-cell>
          <table:table-cell table:style-name="ce1332" office:value-type="string" calcext:value-type="string">
            <text:p>A1_0</text:p>
          </table:table-cell>
          <table:table-cell table:style-name="ce1332" office:value-type="string" calcext:value-type="string">
            <text:p>A2_0</text:p>
          </table:table-cell>
          <table:table-cell table:style-name="ce1332" office:value-type="string" calcext:value-type="string">
            <text:p>A3_0</text:p>
          </table:table-cell>
          <table:table-cell table:style-name="ce1332" office:value-type="string" calcext:value-type="string">
            <text:p>A4_0</text:p>
          </table:table-cell>
          <table:table-cell table:style-name="ce1332" office:value-type="string" calcext:value-type="string">
            <text:p>A5_0</text:p>
          </table:table-cell>
          <table:table-cell table:style-name="ce1332" office:value-type="string" calcext:value-type="string">
            <text:p>A6_0</text:p>
          </table:table-cell>
          <table:table-cell table:style-name="ce1332" office:value-type="string" calcext:value-type="string">
            <text:p>A7_0</text:p>
          </table:table-cell>
          <table:table-cell table:style-name="ce1332" office:value-type="string" calcext:value-type="string">
            <text:p>A2_1</text:p>
          </table:table-cell>
          <table:table-cell table:style-name="ce1332" office:value-type="string" calcext:value-type="string">
            <text:p>A3_1</text:p>
          </table:table-cell>
          <table:table-cell table:style-name="ce1332" office:value-type="string" calcext:value-type="string">
            <text:p>A4_1</text:p>
          </table:table-cell>
          <table:table-cell table:style-name="ce1332" office:value-type="string" calcext:value-type="string">
            <text:p>A5_1</text:p>
          </table:table-cell>
          <table:table-cell table:style-name="ce1332" office:value-type="string" calcext:value-type="string">
            <text:p>A_6_1</text:p>
          </table:table-cell>
          <table:table-cell table:style-name="ce1332" office:value-type="string" calcext:value-type="string">
            <text:p>A7_1</text:p>
          </table:table-cell>
          <table:table-cell table:style-name="ce1332" office:value-type="string" calcext:value-type="string">
            <text:p>A3_2</text:p>
          </table:table-cell>
          <table:table-cell table:style-name="ce1332" office:value-type="string" calcext:value-type="string">
            <text:p>A4_2</text:p>
          </table:table-cell>
          <table:table-cell table:style-name="ce1332" office:value-type="string" calcext:value-type="string">
            <text:p>A5_2</text:p>
          </table:table-cell>
          <table:table-cell table:style-name="ce1332" office:value-type="string" calcext:value-type="string">
            <text:p>A6_2</text:p>
          </table:table-cell>
          <table:table-cell table:style-name="ce1332" office:value-type="string" calcext:value-type="string">
            <text:p>A7_2</text:p>
          </table:table-cell>
          <table:table-cell table:style-name="ce1332" office:value-type="string" calcext:value-type="string">
            <text:p>A4_3</text:p>
          </table:table-cell>
          <table:table-cell table:style-name="ce1332" office:value-type="string" calcext:value-type="string">
            <text:p>A5_3</text:p>
          </table:table-cell>
          <table:table-cell table:style-name="ce1332" office:value-type="string" calcext:value-type="string">
            <text:p>A6_3</text:p>
          </table:table-cell>
          <table:table-cell table:style-name="ce1332" office:value-type="string" calcext:value-type="string">
            <text:p>A7_3</text:p>
          </table:table-cell>
          <table:table-cell table:style-name="ce1332" office:value-type="string" calcext:value-type="string">
            <text:p>A5_4</text:p>
          </table:table-cell>
          <table:table-cell table:style-name="ce1332" office:value-type="string" calcext:value-type="string">
            <text:p>A6_4</text:p>
          </table:table-cell>
          <table:table-cell table:style-name="ce1332" office:value-type="string" calcext:value-type="string">
            <text:p>A7_4</text:p>
          </table:table-cell>
          <table:table-cell table:style-name="ce1332" office:value-type="string" calcext:value-type="string">
            <text:p>A6_5</text:p>
          </table:table-cell>
          <table:table-cell table:style-name="ce1332" office:value-type="string" calcext:value-type="string">
            <text:p>A7_5</text:p>
          </table:table-cell>
          <table:table-cell table:style-name="ce1332" office:value-type="string" calcext:value-type="string">
            <text:p>A7_6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5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45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2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number-columns-repeated="17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3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10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13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4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8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5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8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6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6" table:style-name="ce133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332" office:value-type="string" calcext:value-type="string">
            <text:p>d�_7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5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6" table:style-name="ce1332" office:value-type="float" office:value="1" calcext:value-type="float">
            <text:p>1</text:p>
          </table:table-cell>
          <table:table-cell table:number-columns-repeated="21" table:style-name="ce1332" office:value-type="float" office:value="0" calcext:value-type="float">
            <text:p>0</text:p>
          </table:table-cell>
          <table:table-cell table:number-columns-repeated="7" table:style-name="ce1332" office:value-type="float" office:value="-1" calcext:value-type="float">
            <text:p>-1</text:p>
          </table:table-cell>
          <table:table-cell table:number-columns-repeated="21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6" table:style-name="ce1332" office:value-type="float" office:value="-1" calcext:value-type="float">
            <text:p>-1</text:p>
          </table:table-cell>
          <table:table-cell table:number-columns-repeated="15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2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5" table:style-name="ce1332" office:value-type="float" office:value="-1" calcext:value-type="float">
            <text:p>-1</text:p>
          </table:table-cell>
          <table:table-cell table:number-columns-repeated="10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3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4"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4</text:p>
          </table:table-cell>
          <table:table-cell table:number-columns-repeated="23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9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5</text:p>
          </table:table-cell>
          <table:table-cell table:number-columns-repeated="1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6</text:p>
          </table:table-cell>
          <table:table-cell table:number-columns-repeated="17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7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332" office:value-type="string" calcext:value-type="string">
            <text:p>d-l_7</text:p>
          </table:table-cell>
          <table:table-cell table:number-columns-repeated="4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8"/>
        </table:table-row>
        <table:table-row table:style-name="ro4">
          <table:table-cell table:number-columns-repeated="2"/>
          <table:table-cell table:style-name="ce1332" office:value-type="string" calcext:value-type="string">
            <text:p>A0_1</text:p>
          </table:table-cell>
          <table:table-cell table:style-name="ce1332" office:value-type="string" calcext:value-type="string">
            <text:p>A1_2</text:p>
          </table:table-cell>
          <table:table-cell table:style-name="ce1332" office:value-type="string" calcext:value-type="string">
            <text:p>A2_3</text:p>
          </table:table-cell>
          <table:table-cell table:style-name="ce1332" office:value-type="string" calcext:value-type="string">
            <text:p>A3_4</text:p>
          </table:table-cell>
          <table:table-cell table:style-name="ce1332" office:value-type="string" calcext:value-type="string">
            <text:p>A4_5</text:p>
          </table:table-cell>
          <table:table-cell table:style-name="ce1332" office:value-type="string" calcext:value-type="string">
            <text:p>A5_6</text:p>
          </table:table-cell>
          <table:table-cell table:style-name="ce1332" office:value-type="string" calcext:value-type="string">
            <text:p>A6_7</text:p>
          </table:table-cell>
          <table:table-cell table:style-name="ce1332" office:value-type="string" calcext:value-type="string">
            <text:p>A0_2</text:p>
          </table:table-cell>
          <table:table-cell table:style-name="ce1332" office:value-type="string" calcext:value-type="string">
            <text:p>A0_6</text:p>
          </table:table-cell>
          <table:table-cell table:style-name="ce1332" office:value-type="string" calcext:value-type="string">
            <text:p>A0_7</text:p>
          </table:table-cell>
          <table:table-cell table:style-name="ce1332" office:value-type="string" calcext:value-type="string">
            <text:p>A2_5</text:p>
          </table:table-cell>
          <table:table-cell table:style-name="ce1332" office:value-type="string" calcext:value-type="string">
            <text:p>A2_6</text:p>
          </table:table-cell>
          <table:table-cell table:style-name="ce1332" office:value-type="string" calcext:value-type="string">
            <text:p>A2_7</text:p>
          </table:table-cell>
          <table:table-cell table:style-name="ce1332" office:value-type="string" calcext:value-type="string">
            <text:p>A4_2</text:p>
          </table:table-cell>
          <table:table-cell table:style-name="ce1332" office:value-type="string" calcext:value-type="string">
            <text:p>A5_1</text:p>
          </table:table-cell>
          <table:table-cell table:style-name="ce1332" office:value-type="string" calcext:value-type="string">
            <text:p>A5_3</text:p>
          </table:table-cell>
          <table:table-cell table:style-name="ce1332" office:value-type="string" calcext:value-type="string">
            <text:p>A_6_1</text:p>
          </table:table-cell>
          <table:table-cell table:style-name="ce1332" office:value-type="string" calcext:value-type="string">
            <text:p>A7_1</text:p>
          </table:table-cell>
          <table:table-cell table:style-name="ce1332" office:value-type="string" calcext:value-type="string">
            <text:p>A1_0</text:p>
          </table:table-cell>
          <table:table-cell table:style-name="ce1332" office:value-type="string" calcext:value-type="string">
            <text:p>A2_1</text:p>
          </table:table-cell>
          <table:table-cell table:style-name="ce1332" office:value-type="string" calcext:value-type="string">
            <text:p>A3_2</text:p>
          </table:table-cell>
          <table:table-cell table:style-name="ce1332" office:value-type="string" calcext:value-type="string">
            <text:p>A4_3</text:p>
          </table:table-cell>
          <table:table-cell table:style-name="ce1332" office:value-type="string" calcext:value-type="string">
            <text:p>A5_4</text:p>
          </table:table-cell>
          <table:table-cell table:style-name="ce1332" office:value-type="string" calcext:value-type="string">
            <text:p>A6_5</text:p>
          </table:table-cell>
          <table:table-cell table:style-name="ce1332" office:value-type="string" calcext:value-type="string">
            <text:p>A7_6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4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1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7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2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10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3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4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5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9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6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4">
          <table:table-cell/>
          <table:table-cell table:style-name="ce1332" office:value-type="string" calcext:value-type="string">
            <text:p>d�_7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0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2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3"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3</text:p>
          </table:table-cell>
          <table:table-cell table:number-columns-repeated="9" table:style-name="ce1332" office:value-type="float" office:value="0" calcext:value-type="float">
            <text:p>0</text:p>
          </table:table-cell>
          <table:table-cell table:number-columns-repeated="2"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4</text:p>
          </table:table-cell>
          <table:table-cell table:number-columns-repeated="1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5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0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6</text:p>
          </table:table-cell>
          <table:table-cell table:number-columns-repeated="12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0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1"/>
        </table:table-row>
        <table:table-row table:style-name="ro1">
          <table:table-cell/>
          <table:table-cell table:style-name="ce1332" office:value-type="string" calcext:value-type="string">
            <text:p>d-l_7</text:p>
          </table:table-cell>
          <table:table-cell table:number-columns-repeated="2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31"/>
        </table:table-row>
        <table:table-row table:style-name="ro1" table:number-rows-repeated="2">
          <table:table-cell table:number-columns-repeated="58"/>
        </table:table-row>
        <table:table-row table:style-name="ro4">
          <table:table-cell table:number-columns-repeated="2"/>
          <table:table-cell table:style-name="ce1332" office:value-type="string" calcext:value-type="string">
            <text:p>A0_1</text:p>
          </table:table-cell>
          <table:table-cell table:style-name="ce1332" office:value-type="string" calcext:value-type="string">
            <text:p>A1_2</text:p>
          </table:table-cell>
          <table:table-cell table:style-name="ce1332" office:value-type="string" calcext:value-type="string">
            <text:p>A2_3</text:p>
          </table:table-cell>
          <table:table-cell table:style-name="ce1332" office:value-type="string" calcext:value-type="string">
            <text:p>A3_4</text:p>
          </table:table-cell>
          <table:table-cell table:style-name="ce1332" office:value-type="string" calcext:value-type="string">
            <text:p>A4_5</text:p>
          </table:table-cell>
          <table:table-cell table:style-name="ce1332" office:value-type="string" calcext:value-type="string">
            <text:p>A5_6</text:p>
          </table:table-cell>
          <table:table-cell table:style-name="ce1332" office:value-type="string" calcext:value-type="string">
            <text:p>A6_7</text:p>
          </table:table-cell>
          <table:table-cell table:style-name="ce1332" office:value-type="string" calcext:value-type="string">
            <text:p>A1_0</text:p>
          </table:table-cell>
          <table:table-cell table:style-name="ce1332" office:value-type="string" calcext:value-type="string">
            <text:p>A2_1</text:p>
          </table:table-cell>
          <table:table-cell table:style-name="ce1332" office:value-type="string" calcext:value-type="string">
            <text:p>A3_2</text:p>
          </table:table-cell>
          <table:table-cell table:style-name="ce1332" office:value-type="string" calcext:value-type="string">
            <text:p>A4_3</text:p>
          </table:table-cell>
          <table:table-cell table:style-name="ce1332" office:value-type="string" calcext:value-type="string">
            <text:p>A5_4</text:p>
          </table:table-cell>
          <table:table-cell table:style-name="ce1332" office:value-type="string" calcext:value-type="string">
            <text:p>A6_5</text:p>
          </table:table-cell>
          <table:table-cell table:style-name="ce1332" office:value-type="string" calcext:value-type="string">
            <text:p>A7_6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332" office:value-type="float" office:value="-1" calcext:value-type="float">
            <text:p>-1</text:p>
          </table:table-cell>
          <table:table-cell table:number-columns-repeated="13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2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1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10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9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4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8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5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6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7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7" table:style-name="ce1332" office:value-type="float" office:value="0" calcext:value-type="float">
            <text:p>0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6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7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5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8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9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10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11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12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style-name="ce1332" office:value-type="float" office:value="-1" calcext:value-type="float">
            <text:p>-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13" table:style-name="ce1332" office:value-type="float" office:value="0" calcext:value-type="float">
            <text:p>0</text:p>
          </table:table-cell>
          <table:table-cell table:style-name="ce1332" office:value-type="float" office:value="1" calcext:value-type="float">
            <text:p>1</text:p>
          </table:table-cell>
          <table:table-cell table:number-columns-repeated="42"/>
        </table:table-row>
        <table:table-row table:style-name="ro1" table:number-rows-repeated="3"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5"/>
        </table:table-row>
        <table:table-row table:style-name="ro1" table:number-rows-repeated="8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21:07:57.962762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8T21:08:03.818847250</dc:date>
    <meta:editing-duration>P7DT10H49M52S</meta:editing-duration>
    <meta:editing-cycles>145</meta:editing-cycles>
    <meta:generator>LibreOffice/25.2.5.2$Linux_X86_64 LibreOffice_project/520$Build-2</meta:generator>
    <meta:document-statistic meta:table-count="9" meta:cell-count="27088" meta:object-count="0"/>
  </office:meta>
</office:document-meta>
</file>